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line-height="115%"/>
      <style:text-properties style:font-name="Arial"/>
    </style:style>
    <style:style style:name="P3" style:family="paragraph" style:parent-style-name="Standard">
      <style:paragraph-properties fo:line-height="115%"/>
      <style:text-properties style:font-name="Arial" fo:font-size="12pt" style:font-name-asian="Times New Roman" style:font-size-asian="12pt" style:language-asian="es" style:country-asian="ES" style:font-name-complex="Calibri1" style:font-size-complex="12pt"/>
    </style:style>
    <style:style style:name="P4" style:family="paragraph" style:parent-style-name="Standard">
      <style:paragraph-properties fo:margin-top="0.494cm" fo:margin-bottom="0.494cm" fo:line-height="115%" fo:text-align="justify" style:justify-single-word="false"/>
      <style:text-properties style:font-name="Arial"/>
    </style:style>
    <style:style style:name="P5" style:family="paragraph" style:parent-style-name="Standard">
      <style:paragraph-properties fo:margin-top="0.494cm" fo:margin-bottom="0.494cm" fo:line-height="115%" fo:text-align="justify" style:justify-single-word="false"/>
      <style:text-properties style:font-name="Arial" fo:font-size="12pt" style:font-name-asian="Times New Roman" style:font-size-asian="12pt" style:language-asian="es" style:country-asian="ES" style:font-name-complex="Calibri1" style:font-size-complex="12pt"/>
    </style:style>
    <style:style style:name="P6" style:family="paragraph" style:parent-style-name="Preformatted_20_Text">
      <style:paragraph-properties fo:break-before="page"/>
    </style:style>
    <style:style style:name="P7" style:family="paragraph" style:parent-style-name="Standard">
      <style:paragraph-properties fo:line-height="115%"/>
      <style:text-properties style:font-name="Arial"/>
    </style:style>
    <style:style style:name="P8" style:family="paragraph" style:parent-style-name="Standard">
      <style:paragraph-properties fo:line-height="115%"/>
      <style:text-properties fo:color="#666666" style:font-name="Arial" fo:font-style="italic" style:font-style-asian="italic" style:font-style-complex="italic"/>
    </style:style>
    <style:style style:name="P9" style:family="paragraph" style:parent-style-name="Standard">
      <style:paragraph-properties fo:line-height="115%"/>
      <style:text-properties fo:color="#000000" style:font-name="Arial" fo:font-size="12pt" fo:font-style="italic" style:font-name-asian="Times New Roman" style:font-size-asian="12pt" style:language-asian="es" style:country-asian="ES" style:font-style-asian="italic" style:font-name-complex="Calibri1" style:font-size-complex="12pt" style:font-style-complex="italic"/>
    </style:style>
    <style:style style:name="P10" style:family="paragraph" style:parent-style-name="Standard">
      <style:paragraph-properties fo:margin-top="0.494cm" fo:margin-bottom="0.494cm" fo:line-height="115%" fo:text-align="justify" style:justify-single-word="false"/>
      <style:text-properties style:font-name="Arial" fo:font-size="12pt" style:font-name-asian="Times New Roman" style:font-size-asian="12pt" style:language-asian="es" style:country-asian="ES" style:font-name-complex="Calibri1" style:font-size-complex="12pt"/>
    </style:style>
    <style:style style:name="P11" style:family="paragraph" style:parent-style-name="Standard">
      <style:paragraph-properties fo:margin-top="0.494cm" fo:margin-bottom="0.494cm" fo:line-height="115%" fo:text-align="justify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name-asian="Times New Roman" style:font-size-asian="12pt" style:language-asian="es" style:country-asian="ES" style:font-name-complex="Calibri1" style:font-size-complex="12pt"/>
    </style:style>
    <style:style style:name="T4" style:family="text">
      <style:text-properties fo:font-size="12pt" fo:font-style="italic" style:font-name-asian="Times New Roman" style:font-size-asian="12pt" style:language-asian="es" style:country-asian="ES" style:font-style-asian="italic" style:font-name-complex="Calibri1" style:font-size-complex="12pt"/>
    </style:style>
    <style:style style:name="T5" style:family="text">
      <style:text-properties fo:font-size="12pt" fo:font-style="italic" fo:font-weight="bold" style:font-name-asian="Times New Roman" style:font-size-asian="12pt" style:language-asian="es" style:country-asian="ES" style:font-style-asian="italic" style:font-weight-asian="bold" style:font-name-complex="Calibri1" style:font-size-complex="12pt" style:font-weight-complex="bold"/>
    </style:style>
    <style:style style:name="T6" style:family="text">
      <style:text-properties fo:font-size="12pt" fo:font-weight="bold" style:font-name-asian="Times New Roman" style:font-size-asian="12pt" style:language-asian="es" style:country-asian="ES" style:font-weight-asian="bold" style:font-name-complex="Calibri1" style:font-size-complex="12pt" style:font-weight-complex="bold"/>
    </style:style>
    <style:style style:name="T7" style:family="text">
      <style:text-properties fo:font-size="12pt" fo:font-weight="normal" style:font-name-asian="Times New Roman" style:font-size-asian="12pt" style:language-asian="es" style:country-asian="ES" style:font-weight-asian="normal" style:font-name-complex="Calibri1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fo:font-size="12pt" fo:font-weight="bold" style:font-name-asian="Times New Roman" style:font-size-asian="12pt" style:language-asian="es" style:country-asian="ES" style:font-weight-asian="bold" style:font-name-complex="Calibri1" style:font-size-complex="12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990000"/>
    </style:style>
    <style:style style:name="T12" style:family="text">
      <style:text-properties fo:color="#990000" fo:font-size="12pt" style:font-name-asian="Times New Roman" style:font-size-asian="12pt" style:language-asian="es" style:country-asian="ES" style:font-name-complex="Calibri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</text:p>
      <text:p text:style-name="P1"/>
      <text:section text:style-name="Sect1" text:name="Sección1" text:protected="true">
        <text:p text:style-name="P2">Realizar las siguientes tareas, de forma que para cada una de ellas quede constancia de que la tarea ha sido realizada.</text:p>
        <text:p text:style-name="P2"/>
        <text:p text:style-name="P2">1. Generar un <text:span text:style-name="T1">diagrama de clases UML</text:span> en <text:span text:style-name="T2">Visual Paradigm</text:span> según la siguiente descripción:</text:p>
        <text:p text:style-name="P2"><text:line-break/><text:span text:style-name="T3">Se desea especificar el diagrama de clases que describa un sistema de seguridad de acceso a una sala de la que, por motivos de seguridad, no podemos revelar su contenido. El sistema consta de un sensor de temperatura y humedad, un sensor de movimiento y una cámara con un sistema de reconocimiento facial incorporado.</text:span></text:p>
        <text:p text:style-name="P4"><text:span text:style-name="T3">El sistema cuenta con una base de datos de </text:span><text:span text:style-name="T4">Criptobros</text:span><text:span text:style-name="T3"> en la que se almacena su nombre, DNI, sus datos biométricos y si tiene acceso a la sala protegida. Cada </text:span><text:span text:style-name="T4">Bro </text:span><text:span text:style-name="T3">tiene una cartera asociada en la puede acumular todo tipo de criptomonedas.</text:span></text:p>
        <text:p text:style-name="P5">El sensor de temperatura permite conocer la temperatura y la humedad del ambiente en un momento determinado.</text:p>
        <text:p text:style-name="P5">En cuanto al sensor de movimiento: todo objeto o persona emite calor y energía infrarroja y el sensor capta esta energía. Al detectar un cambio de energía dispara la acción del sensor, haciendo que su estado pase de reposo (0V) a activo (5V), indicando así, que se ha detectado movimiento. Este sensor dispone de dos atributos que permiten ajustar el nivel de sensibilidad y el tiempo que está activa la señal que detecta movimiento. </text:p>
        <text:p text:style-name="P5">La cámara es posible manejarla diciendo si está realizando el escaneo (activa o no activa). </text:p>
        <text:p text:style-name="P4"><text:span text:style-name="T3">Cuando el sensor de movimiento detecta una presencia, la cámara se activa y realiza el escaneo facial. Los datos obtenidos se comparan con los que se hallan en la base de datos y si se encuentran coincidencias de algún </text:span><text:span text:style-name="T4">Criptobro</text:span><text:span text:style-name="T3"> con acceso, se abre la puerta. Esto ocurre siempre y cuando la temperatura y humedad estén dentro de los límites normales.</text:span></text:p>
        <text:p text:style-name="P3">La puerta puede estar en uno de sus cuatro estados: cerrada, abriendo, abierta y cerrando. <text:bookmark text:name="_GoBack"/></text:p>
      </text:section>
      <text:p text:style-name="P8">Extracción de sustantivos (atributos y clases) y métodos</text:p>
      <text:p text:style-name="P2"><text:span text:style-name="T3">Se desea especificar el diagrama de clases que describa un </text:span><text:span text:style-name="T6">sistema de seguridad</text:span><text:span text:style-name="T3"> de </text:span><text:span text:style-name="T12">acceso</text:span><text:span text:style-name="T3"> a una </text:span><text:span text:style-name="T6">sala</text:span><text:span text:style-name="T3"> de la que, por motivos de seguridad, no podemos revelar su contenido. El </text:span><text:span text:style-name="T6">sistema</text:span><text:span text:style-name="T3"> consta de un </text:span><text:span text:style-name="T6">sensor de temperatura</text:span><text:span text:style-name="T3"> y </text:span><text:span text:style-name="T6">humedad</text:span><text:span text:style-name="T3">, un </text:span><text:span text:style-name="T6">sensor de movimiento</text:span><text:span text:style-name="T3"> y una </text:span><text:span text:style-name="T6">cámara</text:span><text:span text:style-name="T3"> con un </text:span><text:span text:style-name="T6">sistema de reconocimiento facial</text:span><text:span text:style-name="T3"> incorporado.</text:span></text:p>
      <text:p text:style-name="P4"><text:soft-page-break/><text:span text:style-name="T3">El sistema cuenta con una </text:span><text:span text:style-name="T6">base de datos</text:span><text:span text:style-name="T3"> de </text:span><text:span text:style-name="T5">Criptobros</text:span><text:span text:style-name="T3"> en la que se almacena su </text:span><text:span text:style-name="T6">nombre</text:span><text:span text:style-name="T3">, </text:span><text:span text:style-name="T6">DNI</text:span><text:span text:style-name="T3">, sus </text:span><text:span text:style-name="T6">datos</text:span><text:span text:style-name="T3"> </text:span><text:span text:style-name="T6">biométricos</text:span><text:span text:style-name="T3"> y si tiene </text:span><text:span text:style-name="T9">acceso</text:span><text:span text:style-name="T3"> a la sala protegida. Cada </text:span><text:span text:style-name="T4">Bro </text:span><text:span text:style-name="T3">tiene una </text:span><text:span text:style-name="T6">cartera</text:span><text:span text:style-name="T3"> asociada en la puede </text:span><text:span text:style-name="T12">acumular</text:span><text:span text:style-name="T3"> todo tipo de </text:span><text:span text:style-name="T6">criptomonedas</text:span><text:span text:style-name="T3">.</text:span></text:p>
      <text:p text:style-name="P5">El sensor de temperatura permite <text:span text:style-name="T11">conocer la temperatura y la humedad</text:span> del ambiente en un momento determinado.</text:p>
      <text:p text:style-name="P5">En cuanto al sensor de movimiento: todo objeto o <text:span text:style-name="T10">persona</text:span> <text:span text:style-name="T11">emite</text:span> calor y <text:span text:style-name="T1">energía</text:span> <text:span text:style-name="T1">infrarroja</text:span> y el sensor capta esta <text:span text:style-name="T8">energía</text:span>. Al <text:span text:style-name="T11">detectar un cambio</text:span> de energía <text:span text:style-name="T11">dispara</text:span> <text:span text:style-name="T11">la acción</text:span> del sensor, haciendo que su <text:span text:style-name="T1">estado</text:span> <text:span text:style-name="T11">pase</text:span> de <text:span text:style-name="T1">reposo</text:span> (0V) a <text:span text:style-name="T1">activo</text:span> (5V), indicando así, que se ha detectado movimiento. Este sensor dispone de dos atributos que permiten ajustar el <text:span text:style-name="T1">nivel de sensibilidad</text:span> y el <text:span text:style-name="T1">tiempo</text:span> que está activa la <text:span text:style-name="T1">señal</text:span> que detecta movimiento. </text:p>
      <text:p text:style-name="P5">La <text:span text:style-name="T1">cámara</text:span> es posible <text:span text:style-name="T11">manejarla</text:span> diciendo si está <text:span text:style-name="T11">realizando</text:span> el escaneo (<text:span text:style-name="T1">activa o no activa</text:span>). </text:p>
      <text:p text:style-name="P4"><text:span text:style-name="T3">Cuando el sensor de movimiento </text:span><text:span text:style-name="T12">detecta</text:span><text:span text:style-name="T3"> una </text:span><text:span text:style-name="T6">presencia</text:span><text:span text:style-name="T3">, la cámara se </text:span><text:span text:style-name="T12">activa y realiza el escaneo facial.</text:span><text:span text:style-name="T3"> Los </text:span><text:span text:style-name="T6">datos</text:span><text:span text:style-name="T3"> obtenidos se </text:span><text:span text:style-name="T12">comparan</text:span><text:span text:style-name="T3"> con los que se hallan en la base de datos y si se encuentran </text:span><text:span text:style-name="T6">coincidencias</text:span><text:span text:style-name="T3"> de algún </text:span><text:span text:style-name="T4">Criptobro</text:span><text:span text:style-name="T3"> con </text:span><text:span text:style-name="T7">acceso</text:span><text:span text:style-name="T3">, se </text:span><text:span text:style-name="T12">abre</text:span><text:span text:style-name="T3"> la </text:span><text:span text:style-name="T6">puerta</text:span><text:span text:style-name="T3">. Esto ocurre siempre y cuando la temperatura y humedad estén dentro de los </text:span><text:span text:style-name="T6">límites</text:span><text:span text:style-name="T3"> </text:span><text:span text:style-name="T6">normales</text:span><text:span text:style-name="T3">.</text:span></text:p>
      <text:p text:style-name="P9">La <text:span text:style-name="T1">puerta</text:span> puede estar en uno de sus cuatro estados: <text:span text:style-name="T1">cerrada, abriendo, abierta y cerrando</text:span>. </text:p>
      <text:p text:style-name="P9"/>
      <text:section text:style-name="Sect1" text:name="Sección2" text:protected="true">
        <text:section-source xlink:href="../../../../EXAMEN~2/EXAMEN~1/PARTE2~1/PARTE2~1.VPP"/>
        <text:p text:style-name="Preformatted_20_Text">SQLite format 3######@ <text:s/>###Ì###œ###”###########################################################Ì#.S`</text:p>
        <text:p text:style-name="P6">È#K#˜</text:p>
        <text:p text:style-name="P6">™<text:tab/>u#Y#´<text:tab/>&lt;#ã#‘###T#¤#0#Ë#]#Þ#b#ç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y###?)#�#indexUSER_ID_FORMAT_MODEL_TYPEUSER_ID_FORMAT#CREATE INDEX USER_ID_FORMAT_MODEL_TYPE ON USER_ID_FORMAT (MODEL_TYPE)z###?+#�#indexDIAGRAM_ELEMENT_PARENT_IDDIAGRAM_ELEMENT#CREATE INDEX DIAGRAM_ELEMENT_PARENT_ID ON DIAGRAM_ELEMENT (PARENT_ID)}###A+#�#indexDIAGRAM_ELEMENT_DIAGRAM_IDDIAGRAM_ELEMENT#CREATE INDEX DIAGRAM_ELEMENT_DIAGRAM_ID ON DIAGRAM_ELEMENT (DIAGRAM_ID)l###;##�#indexDIAGRAM_PARENT_MODEL_IDDIAGRAM#CREATE INDEX DIAGRAM_PARENT_MODEL_ID ON DIAGRAM (PARENT_MODEL_ID)c###5##�#indexDIAGRAM_DIAGRAM_TYPEDIAGRAM#CREATE INDEX DIAGRAM_DIAGRAM_TYPE ON DIAGRAM (DIAGRAM_TYPE)r###;'#�#indexMODEL_ELEMENT_PARENT_IDMODEL_ELEMENT#CREATE INDEX MODEL_ELEMENT_PARENT_ID ON MODEL_ELEMENT (PARENT_ID)u###='#�#indexMODEL_ELEMENT_MODEL_TYPEMODEL_ELEMENT#CREATE INDEX MODEL_ELEMENT_MODEL_TYPE ON MODEL_ELEMENT (MODEL_TYPE)‚6</text:p>
        <text:p text:style-name="P6">##))#„'tableUSER_ID_FORMATUSER_ID_FORMAT</text:p>
        <text:p text:style-name="P6">CREATE TABLE sqlite_sequence(name,seq)�N<text:line-break/>##!!#‚gtableTW_HISTORYTW_HISTORY#CREATE TABLE TW_HISTORY (HISTORY_ID INTEGER NOT NULL PRIMARY KEY AUTOINCREMENT, KIND char(1) NOT NULL, ACTION char(1) NOT NULL, ID char(16) NOT NULL, NEW_PARENT_ID char(16))�####%%#�MtablePROJECT_FILEPROJECT_FILE<text:tab/>CREATE TABLE PROJECT_FILE (PATH text NOT NULL, CONTENT blob, STATUS char(1), PRIMARY KEY (PATH))7<text:tab/>##K%##indexsqlite_autoindex_PROJECT_FILE_1PROJECT_FILE<text:line-break/>ƒa###++#†ytableDIAGRAM_ELEMENTDIAGRAM_ELEMENT#CREATE TABLE DIAGRAM_ELEMENT (ID char(16) NOT NULL, SHAPE_TYPE varchar(64) NOT NULL, DIAGRAM_ID char(16) NOT NULL, MODEL_ELEMENT_ID char(16), COMPOSITE_MODEL_ELEMENT_ADDRESS text, REF_MODEL_ELEMENT_ADDRESS text, PARENT_ID char(16), DEFINITION blob NOT NULL, PRIMARY KEY (ID), FOREIGN KEY(DIAGRAM_ID) REFERENCES DIAGRAM(ID), FOREIGN KEY(MODEL_ELEMENT_ID) REFERENCES MODEL_ELEMENT(ID), FOREIGN KEY(PARENT_ID) REFERENCES DIAGRAM_ELEMENT(ID))=###Q+##indexsqlite_autoindex_DIAGRAM_ELEMENT_1DIAGRAM_ELEMENT#�~######ƒStableDIAGRAMDIAGRAM#CREATE TABLE DIAGRAM (ID char(16) NOT NULL, DIAGRAM_TYPE varchar(64) NOT NULL, PARENT_MODEL_ID char(16), NAME text NOT NULL, DEFINITION blob NOT NULL, PRIMARY KEY (ID), FOREIGN KEY(PARENT_MODEL_ID) REFERENCES MODEL_ELEMENT(ID))-###A###indexsqlite_autoindex_DIAGRAM_1DIAGRAM#ƒ####''#…?tableMODEL_ELEMENTMODEL_ELEMENT#CREATE TABLE MODEL_ELEMENT (ID char(16) NOT NULL, USER_ID varchar(64), USER_ID_PARENT char(16), MODEL_TYPE varchar(64) NOT NULL, PARENT_ID char(16), NAME text, DEFINITION blob NOT NULL, MIRROR_SOURCE text, AUTHOR varchar(256), CREATE_AT integer(10), LAST_MOD_AT integer(10), PRIMARY KEY (ID), FOREIGN KEY(PARENT_ID) REFERENCES MODEL_ELEMENT(ID))9###M'##indexsqlite_autoindex_MODEL_ELEMENT_1MODEL_ELEMENT#########‚o###%%#…!tablePROJECT_INFOPROJECT_INFO#CREATE TABLE PROJECT_INFO (ID char(16) NOT NULL, NAME varchar(255) NOT NULL, DB_VERSION char(8) NOT NULL, PROJECT_VERSION char(8) NOT NULL, PROJECT_PATCH_NO integer(10) NOT NULL, PROJECT_BUILD varchar(12) NOT NULL, TEAMWORK boolean NOT NULL, DEFINITION blob NOT NULL, ROOT_MODEL_ELEMENTS_DEFINITION text, DIAGRAMS_DEFINITION text)####M#A####‘#H#û#›# #ö#É#ñ#æ#ì#÷#ü#7#ç#â#Ý#M#×#Ñ#Ë###S#Å#¿#B#¹#Ã#³#­#§#Ú#+#¡#›#ë#•#ñ#�#‰#�#ƒ###}#w#±#«#ƒ#</text:p>
        <text:p text:style-name="P6"/>
        <text:p text:style-name="P6">###Hƒ+####K###GR###s„B###C„+###‚„####(�F###Lƒ_###M„ ###�„####2‚c###h„(### Y###K„J###+‚#########!�####)�U###ˆ„o###p„T###D„,###j„####@„<text:tab/>###=ƒj###Oƒg###€ƒU###:ƒE###9ƒ9###8ƒ####i‚|###3‚q###m‚G###1‚;###/‚,###,‚####P�r###*�e###F�6###%�'###"�####dv###ce###J_###gE###l&gt;###t4#######Î###€####&gt;#ç#š#€#´#´</text:p>
        <text:p text:style-name="P6">P</text:p>
        <text:p text:style-name="P6">;#Æ#±#œ#‡#†#6# #<text:line-break/>#ô#Þ#È#²#œ<text:line-break/>Ö#½#¨#“<text:tab/>Ú<text:tab/>Å#!#~#i#T#Ÿ#r#]#p#Z#D#.#####ì#Ö#À#ª#”##<text:line-break/>Á<text:tab/>\</text:p>
        <text:p text:style-name="P6">Î#§#’#}#h#S#&gt;#)###ÿ#ê#Â#­#˜#ü</text:p>
        <text:p text:style-name="P6">##3###<text:tab/>#Œ#v#ó#Þ</text:p>
        <text:p text:style-name="P6">�</text:p>
        <text:p text:style-name="P6">z</text:p>
        <text:p text:style-name="P6">e<text:line-break/>#<text:line-break/>#<text:tab/>ï#Û#b#L###ü#æ#Ð#º#¤#Ž#x#ç#Ò</text:p>
        <text:p text:style-name="P6">#÷#â#?#*#Š</text:p>
        <text:p text:style-name="P6">&amp;#H#~#h#R#&lt;#&amp;###ú#ä#Î#¸#¢##<text:tab/>2<text:tab/>#<text:tab/>#<text:tab/>G</text:p>
        <text:p text:style-name="P6">¹</text:p>
        <text:p text:style-name="P6">¤#ð#Õ#À#«#–#€#j#T#&gt;#(#ƒ#n#Y#D#/<text:line-break/>ë</text:p>
        <text:p text:style-name="P6">ø</text:p>
        <text:p text:style-name="P6">ã#:#%###û#æ#Ñ#¼#×####################-#WjYWt2mGAqAcAQFW#¯##-#WjYWt2mGAqAcAQFV#®##-#mjYWt2mGAqAcAQFU#­##-#mjYWt2mGAqAcAQFT#¬##-#mjYWt2mGAqAcAQFS#«##-#mjYWt2mGAqAcAQFR#ª##-#mjYWt2mGAqAcAQFQ#©##-#mjYWt2mGAqAcAQFP#¨##-#mjYWt2mGAqAcAQFO#§##-#mjYWt2mGAqAcAQFN#¦##-#mjYWt2mGAqAcAQFM#¥##-#mjYWt2mGAqAcAQFL#¤##-#mjYWt2mGAqAcAQFK#£##-#GjYWt2mGAqAcAQFJ#¢##-#GjYWt2mGAqAcAQFI#¡##-#GjYWt2mGAqAcAQFH# ##-#GjYWt2mGAqAcAQFG#Ÿ##-#GjYWt2mGAqAcAQFF#ž##-#GjYWt2mGAqAcAQFE#�##-#GjYWt2mGAqAcAQFD#œ##-#GjYWt2mGAqAcAQFC#›##-#GjYWt2mGAqAcAQFB#š##-#GjYWt2mGAqAcAQFA#™##-#GjYWt2mGAqAcAQE_#˜##-#6jYWt2mGAqAcAQE.#—##-#6jYWt2mGAqAcAQE9#–##-#6jYWt2mGAqAcAQE8#•##-#6jYWt2mGAqAcAQE7#”##-#6jYWt2mGAqAcAQE6#“##-#6jYWt2mGAqAcAQE5#’##-#6jYWt2mGAqAcAQE4#‘##-#6jYWt2mGAqAcAQE3#�##-#6jYWt2mGAqAcAQE2#�##-#ajYWt2mGAqAcAQE1#Ž##-#ajYWt2mGAqAcAQE0#�##-#ajYWt2mGAqAcAQEz#Œ##-#ajYWt2mGAqAcAQEy#‹##-#ajYWt2mGAqAcAQEx#Š##-#ajYWt2mGAqAcAQEw#‰##-#ajYWt2mGAqAcAQEv#ˆ##-#ajYWt2mGAqAcAQEu#‡##-#ajYWt2mGAqAcAQEt#†##-#ajYWt2mGAqAcAQEs#…##-#qjYWt2mGAqAcAQEr#„##-#qjYWt2mGAqAcAQEq#ƒ##-#qjYWt2mGAqAcAQEp#‚##-#qjYWt2mGAqAcAQEo#�##-#qjYWt2mGAqAcAQEn#€##-#qjYWt2mGAqAcAQEm##-#qjYWt2mGAqAcAQEl~##-#qjYWt2mGAqAcAQEk}##-#qjYWt2mGAqAcAQEj|##-#KjYWt2mGAqAcAQEi{##-#KjYWt2mGAqAcAQEhz##-#KjYWt2mGAqAcAQEgy##-#KjYWt2mGAqAcAQEfx##-#KjYWt2mGAqAcAQEew##-#KjYWt2mGAqAcAQEdv##-#KjYWt2mGAqAcAQEcu##-#KjYWt2mGAqAcAQEbt##-#KjYWt2mGAqAcAQEas##-#KjYWt2mGAqAcAQEZr##-#yjYWt2mGAqAcAQEYq##-#yjYWt2mGAqAcAQEXp##-#yjYWt2mGAqAcAQEWo##-#yjYWt2mGAqAcAQEVn##-#yjYWt2mGAqAcAQEUm##-#yjYWt2mGAqAcAQETl##-#yjYWt2mGAqAcAQESk##-#SjYWt2mGAqAcAQERj##-#SjYWt2mGAqAcAQEQi##-#SjYWt2mGAqAcAQEPh##-#SjYWt2mGAqAcAQEOg##-#SjYWt2mGAqAcAQENf##-#SjYWt2mGAqAcAQEMe##-#SjYWt2mGAqAcAQELd##-#ijYWt2mGAqAcAQEKc##-#ijYWt2mGAqAcAQEJb##-#ijYWt2mGAqAcAQEIa##-#CjYWt2mGAqAcAQEG`##-#0jYWt2mGAqAcAQEE_##-#UjYWt2mGAqAcAQED^##-#UjYWt2mGAqAcAQEC]##-#UjYWt2mGAqAcAQEB\##-#kjYWt2mGAqAcAQD_[##-#EjYWt2mGAqAcAQD9Z##-#4jYWt2mGAqAcAQD8Y##-#4jYWt2mGAqAcAQD7X##-#YjYWt2mGAqAcAQD5W##-#YjYWt2mGAqAcAQD3V##-#ojYWt2mGAqAcAQD2U##-#ojYWt2mGAqAcAQD1T##-#ojYWt2mGAqAcAQD0S##-#ojYWt2mGAqAcAQDzR##-#IjYWt2mGAqAcAQDyQ##-#QjYWt2mGAqAcAQDwP##-#gjYWt2mGAqAcAQDuO##-#gjYWt2mGAqAcAQDtN##-#gjYWt2mGAqAcAQDsM##-#AjYWt2mGAqAcAQDrL##-#AjYWt2mGAqAcAQDqK##-#_DYWt2mGAqAcAQDpJ##-#_DYWt2mGAqAcAQDoI##-#_DYWt2mGAqAcAQDnH##-#fDYWt2mGAqAcAQDmG##-#vDYWt2mGAqAcAQDlF##-#vDYWt2mGAqAcAQDkE##-#PDYWt2mGAqAcAQDjD##-#PDYWt2mGAqAcAQDiC##-#PDYWt2mGAqAcAQDhB##-#3DYWt2mGAqAcAQDgA##-#HDYWt2mGAqAcAQDf@##-#7DYWt2mGAqAcAQDd?##-#rDYWt2mGAqAcAQDX&gt;##-#zDYWt2mGAqAcAQDR=##-#TDYWt2mGAqAcAQDP&lt;##-#jDYWt2mGAqAcAQDN;##-#jDYWt2mGAqAcAQDM:##-#DDYWt2mGAqAcAQDL9##-#DDYWt2mGAqAcAQDK8##-#DDYWt2mGAqAcAQDJ7##-#9DYWt2mGAqAcAQDI6##-#9DYWt2mGAqAcAQDH5##-#9DYWt2mGAqAcAQDG4##-#dDYWt2mGAqAcAQDF3##-#dDYWt2mGAqAcAQDE2##-#NDYWt2mGAqAcAQDC1##-#VDYWt2mGAqAcAQDA0##-#lDYWt2mGAqAcAQC./##-#5DYWt2mGAqAcAQC8.##-#5DYWt2mGAqAcAQC7-##-#ZDYWt2mGAqAcAQC6,##-#ZDYWt2mGAqAcAQC5+##-#ZDYWt2mGAqAcAQC4*##-#pDYWt2mGAqAcAQC3)##-#pDYWt2mGAqAcAQC1(##-#JDYWt2mGAqAcAQCz'##-#xDYWt2mGAqAcAQCy&amp;##-#xDYWt2mGAqAcAQCx%##-#xDYWt2mGAqAcAQCw$##-#RDYWt2mGAqAcAQCu###-#hDYWt2mGAqAcAQCs"##-#hDYWt2mGAqAcAQCr!##-#.DYWt2mGAqAcAQCp ##-#eDYWt2mGAqAcAQCn###-#eDYWt2mGAqAcAQCm###-#eDYWt2mGAqAcAQCk###-#uDYWt2mGAqAcAQCi###-#ODYWt2mGAqAcAQCh###-#ODYWt2mGAqAcAQCg###-#2DYWt2mGAqAcAQCe###-#WDYWt2mGAqAcAQCc###-#WDYWt2mGAqAcAQCb###-#WDYWt2mGAqAcAQCa###-#mDYWt2mGAqAcAQCY###-#GDYWt2mGAqAcAQCW###-#GDYWt2mGAqAcAQCV###-#6DYWt2mGAqAcAQCU###-#6DYWt2mGAqAcAQCT###-#6DYWt2mGAqAcAQCS###-#6DYWt2mGAqAcAQCR###-#aDYWt2mGAqAcAQCQ###-#qDYWt2mGAqAcAQCO</text:p>
        <text:p text:style-name="P6">##-#H9YWt2mGAqAcAQBb###-#r9YWt2mGAqAcAQBZ<text:line-break/>##-#r9YWt2mGAqAcAQBY<text:tab/>##-#r9YWt2mGAqAcAQBX###-#r9YWt2mGAqAcAQ###0##-#hLYWt2mGAqAcAQRQ#ð###'##-#T7YWt2mGAqAcAQV.#S###„##-#pjYWt2mGAqAcAQHT#,######-#_DYWt2mGAqAcAQDo####&amp;##-#EjYWt2mGAqAcAQD9Z<text:line-break/>#####ì##ì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-<text:tab/>01NWt2mGAqAcAQWd####<text:tab/>#Ó####˜#û#ö#ñ#ì#ç#â#Ý#Ø#Ó###############################################################################################################################################################################################################################‰~#<text:line-break/>-#--###“<text:line-break/>v29Wt2mGAqAcAQW8Class01NWt2mGAqAcAQWdv29Wt2mGAqAcAQW9v29Wt2mGAqAcAQW8:"Class3":Class {<text:line-break/><text:soft-page-break/><text:tab/>showOperationType=1;<text:line-break/><text:tab/>foreground=(<text:line-break/><text:tab/><text:tab/>0, <text:line-break/><text:tab/><text:tab/>0, <text:line-break/><text:tab/><text:tab/>0, <text:line-break/><text:tab/><text:tab/>255<text:line-break/><text:tab/>);<text:line-break/><text:tab/>showAttributeType=1;<text:line-break/><text:tab/>displayAsRobustnessAnalysisIcon=T;<text:line-break/><text:tab/>showReceptionType=1;<text:line-break/><text:tab/>showEnumerationLiteralType=1;<text:line-break/><text:tab/>showParameterNameInOperationSignature=T;<text:line-break/><text:tab/>creatorDiagramType="ClassDiagram";<text:line-break/><text:tab/>connectToPoint=T;<text:line-break/><text:tab/>y=183;<text:line-break/><text:tab/>x=953;<text:line-break/><text:tab/>metaModelElement=&lt;v29Wt2mGAqAcAQW9&gt;;<text:line-break/><text:tab/>lShCmMl=F;<text:line-break/><text:tab/>overrideAppearanceWithStereotypeIcon=T;<text:line-break/><text:tab/>mSwTpPts=T;<text:line-break/><text:tab/>parentConnectorHeaderLength=40;<text:line-break/><text:tab/>parentConnectorLineLength=10;<text:line-break/><text:tab/>height=40;<text:line-break/><text:tab/>wpMbs=F;<text:line-break/><text:tab/>_fillColor=(<text:line-break/><text:tab/><text:tab/>@gradientStyle=1;, <text:line-break/><text:tab/><text:tab/>@transparency=0;, <text:line-break/><text:tab/><text:tab/>@type=1;, <text:line-break/><text:tab/><text:tab/>@color1=(<text:line-break/><text:tab/><text:tab/><text:tab/>122, <text:line-break/><text:tab/><text:tab/><text:tab/>207, <text:line-break/><text:tab/><text:tab/><text:tab/>245, <text:line-break/><text:tab/><text:tab/><text:tab/>255<text:line-break/><text:tab/><text:tab/>);<text:line-break/><text:tab/>);<text:line-break/><text:tab/>width=80;<text:line-break/><text:tab/>showOperationSignature=T;<text:line-break/><text:tab/>kSwCsMbSt=T;<text:line-break/><text:tab/>visibilityStyle=1;<text:line-break/><text:tab/>showInitialAttributeValue=T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0;, <text:line-break/><text:tab/><text:tab/>@y=0;, <text:line-break/><text:tab/><text:tab/>@width=80;, <text:line-break/><text:tab/><text:tab/>@height=15;, <text:line-break/><text:tab/><text:tab/>@side=12;, <text:line-break/><text:tab/><text:tab/>@visible=T;, <text:line-break/><text:soft-page-break/><text:tab/><text:tab/>@internalWidth=-2147483648;, <text:line-break/><text:tab/><text:tab/>@internalHeight=-2147483648;<text:line-break/><text:tab/>);<text:line-break/><text:tab/>interfaceBall=F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</text:p>
        <text:p text:style-name="Preformatted_20_Text"><text:s/>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‰~#<text:line-break/>-#--###“<text:line-break/>hx9Wt2mGAqAcAQXFClass01NWt2mGAqAcAQWdhx9Wt2mGAqAcAQXGhx9Wt2mGAqAcAQXF:"Class4":Class {<text:line-break/><text:tab/>showOperationType=1;<text:line-break/><text:tab/>foreground=(<text:line-break/><text:tab/><text:tab/>0, <text:line-break/><text:tab/><text:tab/>0, <text:line-break/><text:tab/><text:tab/>0, <text:line-break/><text:tab/><text:tab/>255<text:line-break/><text:tab/>);<text:line-break/><text:tab/>showAttributeType=1;<text:line-break/><text:tab/>displayAsRobustnessAnalysisIcon=T;<text:line-break/><text:tab/>showReceptionType=1;<text:line-break/><text:tab/>showEnumerationLiteralType=1;<text:line-break/><text:tab/>showParameterNameInOperationSignature=T;<text:line-break/><text:tab/>creatorDiagramType="ClassDiagram";<text:line-break/><text:tab/>connectToPoint=T;<text:line-break/><text:tab/>y=343;<text:line-break/><text:tab/>x=641;<text:line-break/><text:tab/>metaModelElement=&lt;hx9Wt2mGAqAcAQXG&gt;;<text:line-break/><text:tab/>lShCmMl=F;<text:line-break/><text:tab/>overrideAppearanceWithStereotypeIcon=T;<text:line-break/><text:tab/>mSwTpPts=T;<text:line-break/><text:tab/>parentConnectorHeaderLength=40;<text:line-break/><text:tab/>parentConnectorLineLength=10;<text:line-break/><text:tab/>height=40;<text:line-break/><text:tab/>wpMbs=F;<text:line-break/><text:tab/>_fillColor=(<text:line-break/><text:tab/><text:tab/>@gradientStyle=1;, <text:line-break/><text:tab/><text:tab/>@transparency=0;, <text:line-break/><text:tab/><text:tab/>@type=1;, <text:line-break/><text:tab/><text:tab/>@color1=(<text:line-break/><text:tab/><text:tab/><text:tab/>122, <text:line-break/><text:tab/><text:tab/><text:tab/>207, <text:line-break/><text:tab/><text:tab/><text:tab/>245, <text:line-break/><text:tab/><text:tab/><text:tab/>255<text:line-break/><text:tab/><text:tab/>);<text:line-break/><text:tab/>);<text:line-break/><text:tab/>width=80;<text:line-break/><text:tab/>showOperationSignature=T;<text:line-break/><text:tab/>kSwCsMbSt=T;<text:line-break/><text:tab/>visibilityStyle=1;<text:line-break/><text:tab/>showInitialAttributeValue=T;<text:line-break/><text:tab/>background=(<text:line-break/><text:tab/><text:tab/>122, <text:line-break/><text:tab/><text:tab/>207, <text:line-break/><text:soft-pag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0;, <text:line-break/><text:tab/><text:tab/>@y=0;, <text:line-break/><text:tab/><text:tab/>@width=80;, <text:line-break/><text:tab/><text:tab/>@height=15;, <text:line-break/><text:tab/><text:tab/>@side=12;, <text:line-break/><text:tab/><text:tab/>@visible=T;, <text:line-break/><text:tab/><text:tab/>@internalWidth=-2147483648;, <text:line-break/><text:tab/><text:tab/>@internalHeight=-2147483648;<text:line-break/><text:tab/>);<text:line-break/><text:tab/>interfaceBall=F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‰~#<text:line-break/>-#--###“<text:line-break/>NV9Wt2mGAqAcAQXOClass01NWt2mGAqAcAQWdNV9Wt2mGAqAcAQXPNV9Wt2mGAqAcAQXO:"Class5":Class {<text:line-break/><text:tab/>showOperationType=1;<text:line-break/><text:tab/>foreground=(<text:line-break/><text:tab/><text:tab/>0, <text:line-break/><text:tab/><text:tab/>0, <text:line-break/><text:tab/><text:tab/>0, <text:line-break/><text:tab/><text:tab/>255<text:line-break/><text:tab/>);<text:line-break/><text:tab/>showAttributeType=1;<text:line-break/><text:tab/>displayAsRobustnessAnalysisIcon=T;<text:line-break/><text:tab/>showReceptionType=1;<text:line-break/><text:tab/>showEnumerationLiteralType=1;<text:line-break/><text:tab/>showParameterNameInOperationSignature=T;<text:line-break/><text:tab/>creatorDiagramType="ClassDiagram";<text:line-break/><text:tab/>connectToPoint=T;<text:line-break/><text:tab/>y=340;<text:line-break/><text:tab/>x=348;<text:line-break/><text:tab/>metaModelElement=&lt;NV9Wt2mGAqAcAQXP&gt;;<text:line-break/><text:tab/>lShCmMl=F;<text:line-break/><text:tab/>overrideAppearanceWithStereotypeIcon=T;<text:line-break/><text:tab/>mSwTpPts=T;<text:line-break/><text:tab/>parentConnectorHeaderLength=40;<text:line-break/><text:tab/>parentConnectorLineLength=10;<text:line-break/><text:tab/>height=40;<text:line-break/><text:soft-page-break/><text:tab/>wpMbs=F;<text:line-break/><text:tab/>_fillColor=(<text:line-break/><text:tab/><text:tab/>@gradientStyle=1;, <text:line-break/><text:tab/><text:tab/>@transparency=0;, <text:line-break/><text:tab/><text:tab/>@type=1;, <text:line-break/><text:tab/><text:tab/>@color1=(<text:line-break/><text:tab/><text:tab/><text:tab/>122, <text:line-break/><text:tab/><text:tab/><text:tab/>207, <text:line-break/><text:tab/><text:tab/><text:tab/>245, <text:line-break/><text:tab/><text:tab/><text:tab/>255<text:line-break/><text:tab/><text:tab/>);<text:line-break/><text:tab/>);<text:line-break/><text:tab/>width=80;<text:line-break/><text:tab/>showOperationSignature=T;<text:line-break/><text:tab/>kSwCsMbSt=T;<text:line-break/><text:tab/>visibilityStyle=1;<text:line-break/><text:tab/>showInitialAttributeValue=T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0;, <text:line-break/><text:tab/><text:tab/>@y=0;, <text:line-break/><text:tab/><text:tab/>@width=80;, <text:line-break/><text:tab/><text:tab/>@height=15;, <text:line-break/><text:tab/><text:tab/>@side=12;, <text:line-break/><text:tab/><text:tab/>@visible=T;, <text:line-break/><text:tab/><text:tab/>@internalWidth=-2147483648;, <text:line-break/><text:tab/><text:tab/>@internalHeight=-2147483648;<text:line-break/><text:tab/>);<text:line-break/><text:tab/>interfaceBall=F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###‹####“####’####�####�####ƒ</text:p>
        <text:p text:style-name="P6">###†<text:tab/>##########<text:line-break/>####</text:p>
        <text:p text:style-name="P6">##-#0hIxt2mGAqAcAQdM###-#0g3Rt2mGAqAcAQcu<text:line-break/>##-#L8ZRt2mGAqAcAQb5<text:tab/>##-#nEXBt2mGAqAcAQaC###-#JDNut2mGAqAcAQXX###-#d6FZt2mGAqAcAQl3###-#SM9Wt2mGAqAcAQWq###-#Dy9Wt2mGAqAcAQWz###-#v29Wt2mGAqAcAQW8###-#hx9Wt2mGAqAcAQXF###-<text:tab/>NV9Wt2mGAqAcAQXO######ö####–#û#ö#€#ó#b############################################################################ƒ###Q…X#stereotypeFormats/_zYWt2mGAqAcAQQ9#‹########µR]OÂ0#}÷W,}Fa$Dcº’e0C2&gt;"##Me×QíZÒ6 þzïÝÀ#àÑ,ËÚ{vÎ¹ç¶|ø]ëh#Î+k##ßõX#fmKeª„­^òÛ#6#7|#À�</text:p>
        <text:p text:style-name="P6">#</text:p>
        <text:p text:style-name="P6">½ïWD9³A«¡MS#T#:!ñ¥1´ã”Ñ¬dK#”D0öëg7h#Šzˆí—÷üì”�~#M#ÒyeMF“»#%Òlm¥L�ÑÍkyûHGü†­ƒtÒ†Ó^–Ö5"xÎfÂ‡®²2’l­¶.£…{#ôðK‡CJ‚#Æï…#ýSF¡ÑQªz#bW#-œý#ªØ·`%ünµ#^B†®¾¬#ƒ)%�‚¦ZÁ##Îú‘<text:line-break/>#6ç¬´&amp;t[0¢#½±#ÚÖ”xõ#Y’@#N##¡#²9›ÛJê‰–�4a#¬\«Ú`rÖ(—³Ùòí}&lt;ÍŸ_ò9ò®28+l#s#L¢zÿ¢R*­£ç¤5�¤i/#&lt;ôÒûa´^;Q)¸¾ŽV“Ž}â; ‚C€#g¹söH&gt;d­L#n¼D ˆ«ù#ÚK|îê*#J-ÆÙÊáÆÕAžçß,Ö«I1-§“1Þú‡ñ#ºŒþeí#‰žÀÂ~###cƒ<text:line-break/>##Q…P#stereotypeFormats/PTYWt2mGAqAcAQQy#‹########uRMoÂ0</text:p>
        <text:p text:style-name="P6">½ïWD9³A«¡MS#T#:!ñ¥1´ã”Ñ¬dK#”D0öëg7h#Šzˆí—÷üì”�~#M#ÒyeMF“»#%Òlm¥L�ÑÍkyûHGü†­ƒtÒ†Ó^–Ö5"xÎfÂ‡®²2’l­¶.£…{#ôðK‡CJ‚#Æï…#ýSF¡ÑQªz#bW#-œý#ªØ·`%ünµ#^B†®¾¬#ƒ)%�‚¦ZÁ##Îú‘<text:line-break/>#6ç¬´&amp;t[0¢#½±#ÚÖ”xõ#Y’@#N##¡#²9›ÛJê‰–�4a#¬\«Ú`rÖ(—³Ùòí}&lt;ÍŸ_ò9ò®28+l#s#L¢zÿ¢R*­£ç¤5�¤i/#&lt;ôÒûa´^;Q)¸¾ŽV“Ž}â; ‚C€#g¹söH&gt;d­L#n¼D ˆ«ù#ÚK|îê*#J-ÆÙÊáÆÕAžçß,Ö«I1-§“1Þú‡ñ#ºŒþeí#‰žÀÂ~###c…8##{Š##projectOptions/DataTypeOptions/LanguageDataType.options#‹########å—ßoÓ0#Çßù+¢ìq‚</text:p>
        <text:p text:style-name="P6">Z3žŠAX®Ó·?±5³-Ÿ¥p?#ôše#¥#0Ù;ÛhÏ¶##A´d™#Äª\#óšoB±ÂH¸4Ï#%##È—*3/Y+##APdüøkgÆxQaüêM¬ ZBÚ#ó`æ`¯Mþ‘ÉmÀÓ•#=athgô#žÝ¸#]°#Þ¿#rÉ²-jCäVc,½#‹#ÍBžâ#"ž2�b¼F4-3VT¥�ñ±#º¡;#H~‡Q¼#+˜8</text:p>
        <text:p text:style-name="P6"/>
        <text:p text:style-name="P6">Ý)êûªÛv_¨(âÍUCÒ½‚h<text:line-break/>…ú#¨¨K™óDB&lt;$:RmãâUY›Lˆòªm‚‡Ç|ú}0:=­/#=&lt;Øg&gt;ÿ©¯È¹ÙSÝ–ÿÅkU#‹Ø<text:line-break/>¯Œ]H-Ôÿ:è#,0¯##ÔýÆ¢ûóàé9¿åyÉ„5d9�êä#Í#ì6$®_´ÒGX„#ìFvˆëÖÁ³Iõ#T@ÓÅwˆÌ±m<text:tab/>jOª–�8A´»ÛgçjtÒÈóäá“÷¥Þ»DìÿŽh#ž‘#=#¡d&lt;!%*M\’RŠ—‘~'#QÆWE�è£¹ŽRD�…#¿#æŒûeº@#E#úó#1ó&amp;u#ôðÿû»kW-#ÄÖüà7â{‚Îq###c…^##5‹##cppCodeSync.settings#‹########•–ÛrÚ0#†ïû##:“»#¸ë€P†Ch™¶�#y#Å^ƒ¦²äJk#aòî•</text:p>
        <text:p text:style-name="P6">vb[@{Ç°ÿÿyÙ]ïBî·‰#6 </text:p>
        <text:p text:style-name="P6">a¹K¡0r‰Îç“”Æi<text:line-break/>š¹Ìç€™–#í#Å£#~�²¤Ì˜f<text:tab/> èÓ�¯H(#h#ÂT##3f#¡`#vá½sÎ#šw³­7ê,D¥/!¼Ê#ô#p­¢#Œ†¨´?È,¹`®I(ùÁ%˜#ÄJÃD†"‹`Ä5„È7PñŸÑ#!ýØ#õ#£]2¼²J#c®</text:p>
        <text:p text:style-name="P6">ÃžsX#íJkß¿D¡µ#!)gƒÞmÿ¦g#ó¸OÙÓ ·YO¯¾õî�#öˆû°Ú3o#+#JÇ#C@’P¹J<text:tab/>ú˜(Xïc°v$L`Ð£Lõ#ûº<text:tab/>R#ç1#¢µ– #ÁÊô#§~‰ß€,T#D�##ˆöß##Ç#<text:line-break/>âÁœ�B"å#¼�dÚ9÷F3[0'2: Dâ).º$#‘…Ð/P[îwhÔ@#}Â’¨ƒ\�#T—1®ÒOÚ–#‘V°cÿ¤</text:p>
        <text:p text:style-name="P6">ä##.`A¼ä©Uë,ò(ä#¸Oí:·…N#ÐÈg#Å\¨³2-Àr6#¨4ãÌ\#Ë<text:line-break/>°Aèk5�#¬!6¥B^²®*Î##Ó øAYSñUu# •| l-â38C¤µ#ªÙ4´C#�±I#«ý�ûû:µ#tì%D|wÔÑ_Òý#m<text:tab/>{#ÍÝGìXâ©,žKa#ƒV{#×±]ßÏêb†Ç###üIHH#<text:line-break/>þo&lt;”ªâ#pÇÎ¢ÆÇ)#K#@à¡mœÁ#<text:tab/>e*z##…™#,kñ##©·7ö°#5#+ú<text:line-break/>†ã•˜co$Þ&amp;ßÉŽ&lt;#–6õäšãáŒû¢&gt;;žëà�x#V-y#Õ±õ#¼üœ2r2Cx#Eô#ZáJÉ=š¦Û,ð#ßO#</text:p>
        <text:p text:style-name="P6">Î±#?Ö#Åa©&lt;¯¯­õ|&lt;·®,Š#ˆ°¤­ƒ§ízë#xÎzûôñöæNaŽÏ#ƒgkÃd#ë#°äôäÅƒt�ýüåNçSû¥^Š6¬š‚H=µÔ–Êþ�äƒíÛ]¶¨2##¢Q¡Jµ#Ö!ÎGÔLhU#:6Q¹w</text:p>
        <text:p text:style-name="P6">7#âé–™#û#§SFê###cƒb##w†Z#projectOptions/BPMNOptions/IDPositionRotation.options#‹########¥–Mo‚0#€ïû#¤÷Mfvð##çWHf$ÓyÚ¥Â#eÃÖ•âÇ¿#$š”‚†·=‘˜&gt;#M?#ñ#ç}ê#Ad<text:tab/>g&gt;y}q‰#,âqÂ¶&gt;ùZMŸ{dÐò‚qÈ³D#ƒ&gt;¹¤å³ïÝ~™ó#R'#ûä=\Ñì—8kšæÐõÉwîºî#é{�ÊØft™oBÁ#È2CÁŒJ8Ñ‹!#ržjh·%úA#hè¦%:¦’.6?#IMÐC##vÈmøE.í#KÉ…¾#mù¥¤BNŽÀô<text:tab/>´Ý¸€I#{ˆ“bûm&lt;##Ûà3Áóƒ!;Ú#ëÇ·‚#v#‹#¤j¬oÓˆ¦é0’É1‘¦WªT¨s²Ô­à,‡Œ]ûc(™#+B·úamÝ(øË‹&lt;Â4å'M#¸<text:tab/>X#†YÆ£¤i#Ú#Ê;‹³Üª§õWÒ-ÉÊÐf²v8‘|µôHX<text:tab/>=’T:�$k™7àÕÊ›¼^�¼#¯6#»Ýzâ‘ü½Â#5Zà±gNé;#½“w#‹í#jˆ»�áAÛ‘¶Æ´##Õ²c�h=ìê_Cû×›#êAF<text:line-break/>š«þ@Òiøªÿ###&lt;####;#<text:line-break/>####</text:p>
        <text:p text:style-name="P6">)#W#projectPropertiesFiles/OptionImporter#'#S#projectPropertiesFiles/OptionReport<text:line-break/>/#c#projectPropertiesFiles/OptionCodeGeneration<text:tab/>&amp;#Q#stereotypeFormats/CLYWt2mGAqAcAQRG#&amp;#Q#stereotypeFormats/_zYWt2mGAqAcAQQ9#&amp;#Q#stereotypeFormats/rzYWt2mGAqAcAQQ8#&amp;#Q#stereotypeFormats/PTYWt2mGAqAcAQQy#;#{#projectOptions/DataTypeOptions/LanguageDataType.options###5#cppCodeSync.settings###/#codeSync.settings#8#w<text:tab/>projectOptions/BPMNOptions/IDPositionRotation.options</text:p>
        <text:p text:style-name="Preformatted_20_Text"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1#<text:tab/>-9<text:line-break/>#####ƒ##Â#­#˜#ƒ#×#ì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text:soft-page-break/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-#8HYWt2mGAqAcAQWX###-#8HYWt2mGAqAcAQWW###-#8HYWt2mGAqAcAQWV###-#8HYWt2mGAqAcAQWU###-#cHYWt2mGAqAcAQWT###-<text:tab/>sHYWt2mGAqAcAQWS##ß###e####B#¥#†#À#e<text:tab/>4<text:tab/>#<text:tab/><text:line-break/><text:tab/>I<text:line-break/>#<text:tab/>÷<text:tab/>Ó<text:tab/>¯<text:tab/>‹<text:tab/>g<text:line-break/>?#ò#Ø#¾#¤#Š#p#V#&lt;#"##<text:line-break/>î<text:line-break/>Ô<text:line-break/>º<text:line-break/> <text:line-break/>†<text:line-break/>l</text:p>
        <text:p text:style-name="P6"/>
        <text:p text:style-name="P6"/>
        <text:p text:style-name="P6">à</text:p>
        <text:p text:style-name="P6">Ò</text:p>
        <text:p text:style-name="P6">Ä</text:p>
        <text:p text:style-name="P6">¶</text:p>
        <text:p text:style-name="P6">¨</text:p>
        <text:p text:style-name="P6">š</text:p>
        <text:p text:style-name="P6">Œ</text:p>
        <text:p text:style-name="P6">~</text:p>
        <text:p text:style-name="P6">p</text:p>
        <text:p text:style-name="P6">b</text:p>
        <text:p text:style-name="P6">î</text:p>
        <text:p text:style-name="P6">=</text:p>
        <text:p text:style-name="P6">/</text:p>
        <text:p text:style-name="P6">K#ô#ç#Ú#Í#À#³#¦#™#Œ#</text:p>
        <text:p text:style-name="P6">ý#^##################7#ProjectFillColorModel#¤##7#ProjectFillColorModel#£##7#ProjectFillColorModel#¢##7#ProjectFillColorModel#¡##7#ProjectFillColorModel# ##7#ProjectFillColorModel#Ÿ##7#ProjectFillColorModel#ž##7#ProjectFillColorModel#�##7#ProjectFillColorModel#œ##7#ProjectFillColorModel#›##7#ProjectFillColorModel#š##7#ProjectFillColorModel#™##7#ProjectFillColorModel#˜##7#ProjectFillColorModel#—##7#ProjectFillColorModel#–##7#ProjectFillColorModel#•##7#ProjectFillColorModel#”##7#ProjectFillColorModel#“##7#ProjectFillColorModel#’##7#ProjectFillColorModel#‘##7#ProjectFillColorModel#�##7#ProjectFillColorModel#�##7#ProjectFillColorModel#Ž##7#ProjectFillColorModel#�##7#ProjectFillColorModel#Œ##7#ProjectFillColorModel#‹##7#ProjectFillColorModel#Š##7#ProjectFillColorModel#‰##7#ProjectFillColorModel#ˆ##7#ProjectFillColorModel#‡##7#ProjectFillColorModel#†##7#ProjectFillColorModel#…##7#ProjectFillColorModel#„##7#ProjectFillColorModel#ƒ##7#ProjectFillColorModel#‚##7#ProjectFillColorModel#�##7#ProjectFillColorModel#€##7#ProjectFillColorModel##7#ProjectFillColorModel~##7#ProjectFillColorModel}##7#ProjectFillColorModel|##7#ProjectFillColorModel{##7#ProjectFillColorModelz##7#ProjectFillColorModely##7#ProjectFillColorModelx##7#ProjectFillColorModelw##7#ProjectFillColorModelv##7#ProjectFillColorModelu##7#ProjectFillColorModelt##7#ProjectFillColorModels##7#ProjectFillColorModelr##7#ProjectFillColorModelq##7#ProjectFillColorModelp##7#ProjectFillColorModelo##7#ProjectFillColorModeln##7#ProjectFillColorModelm##7#ProjectFillColorModell##7#ProjectFillColorModelk##7#ProjectFillColorModelj##7#ProjectFillColorModeli##7#ProjectFillColorModelh##7#ProjectFillColorModelg##7#ProjectFillColorModelf##7#ProjectFillColorModele##7#ProjectFillColorModeld##7#ProjectFillColorModelc##7#ProjectFillColorModelb##7#ProjectFillColorModela##'#ProjectFormat`##7#BMMAssessmentCategory_##7#BMMAssessmentCategory^##7#BMMAssessmentCategory]##7#BMMAssessmentCategory\"#I#BMMAssessmentCategoryContainer[##-#BMMAssetCategoryZ##-#BMMAssetCategoryY##-#BMMAssetCategoryX##?#BMMAssetCategoryContainerW##K#BMMBusinessRuleEnforcementLevelV##K#BMMBusinessRuleEnforcementLevelU##K#BMMBusinessRuleEnforcementLevelT##K#BMMBusinessRuleEnforcementLevelS##K#BMMBusinessRuleEnforcementLevelR##K#BMMBusinessRuleEnforcementLevelQ,#]#BMMBusinessRuleEnforcementLevelContainerP##7#BMMInfluencerCategoryO##7#BMMInfluencerCategoryN##7#BMMInfluencerCategoryM##7#BMMInfluencerCategoryL##7#BMMInfluencerCategoryK##7#BMMInfluencerCategoryJ##7#BMMInfluencerCategoryI##7#BMMInfluencerCategoryH##7#BMMInfluencerCategoryG##7#BMMInfluencerCategoryF##7#BMMInfluencerCategoryE##7#BMMInfluencerCategoryD##7#BMMInfluencerCategoryC##7#BMMInfluencerCategoryB##7#BMMInfluencerCategoryA##7#BMMInfluencerCategory@"#I#BMMInfluencerCategoryContainer?</text:p>
        <text:p text:style-name="P6">###PMStatus#</text:p>
        <text:p text:style-name="P6">###PMStatus#</text:p>
        <text:p text:style-name="P6">###PMStatus#</text:p>
        <text:p text:style-name="P6">###PMStatus#</text:p>
        <text:p text:style-name="P6">###PMStatus#</text:p>
        <text:p text:style-name="P6">###PMStatus#</text:p>
        <text:p text:style-name="P6">###PMStatus###/#PMStatusContainer######²####n#æ#Ì#²#ã#Þ#Ù#Ô#Ï#Ê#Å#À#(#ä# #q#B</text:p>
        <text:p text:style-name="P6"><text:tab/>#<text:tab/>##ú#ô#î#è#â#Ü#Ö#Ð#Ê#Ä#¾#¸#²#¬#¦# #š#”#Ž#ˆ#‚#|#v#p#j#d#^#X#R#L#F#@#:#4#.#(#"#######<text:line-break/>###þ#ø#ò#ì#æ#à#Ú#Ô#Î#È#Â#¼#¶#°#ª#¤#ž#˜#’#Œ#†#€#z#t#n#h#b#\#V#P#J#D#&gt;#8#2#,#&amp;# ###########ü#ö#ð#ê#ä#Þ#Ø#Ò#Ì#Æ#À#º#´#®#¨#¢#œ#–#�#Š#„#~#x#r#l#f#`#Z#T#N#H#B#&lt;#6#0#*#$#######</text:p>
        <text:p text:style-name="P6">#####ú#ô#î#è#â#Ü#Ö#Ð#Ê#Ä#¾#¸#²#¬#¦# #š#”#Ž#ˆ#‚#|#v#p#j#d#^#X#R#L#F#@#:#4#.#(#"#######<text:line-break/>###þ#ø#ò#ì#æ#à#Ú#Ô#Î#È#Â#¼#¶#°#ª#¤#ž#˜#’#Œ#†#€#z#t#n#h#b#\#V#P#J#D#&gt;#8#2#,#&amp;# ###########ü#ö#ð#ê#ä#Þ#Ø#Ò#Ì#Æ#À#º#´#®#¨#¢#œ#–#�#Š#„#~#x#r#l#f#`#Z#T#N#H#B#\#G#Ï#º#¥</text:p>
        <text:p text:style-name="P6">ñ</text:p>
        <text:p text:style-name="P6">Ü</text:p>
        <text:p text:style-name="P6">Ç</text:p>
        <text:p text:style-name="P6">²</text:p>
        <text:p text:style-name="P6">�</text:p>
        <text:p text:style-name="P6">ˆ</text:p>
        <text:p text:style-name="P6">s</text:p>
        <text:p text:style-name="P6">^</text:p>
        <text:p text:style-name="P6">I</text:p>
        <text:p text:style-name="P6">4</text:p>
        <text:p text:style-name="P6">#</text:p>
        <text:p text:style-name="P6"><text:line-break/>#õ#à#Ë#¶#œ#‡#r#]#H#3#-####</text:p>
        <text:p text:style-name="P6">###########<text:line-break/>#####<text:tab/>###########################################################ÿ#####þ#####ý#####ü#####û#####ú#####ù#####ø#####÷#####ö#####õ#####ô#####ó#####ò#####ñ#####ð#####ï#####î#####í#####ì#####ë#####ê#####é#####è#####ç#####æ#####å#####ä#####ã#####â#####á#####à#####ß#####Þ#####Ý#####Ü#####Û#####Ú#####Ù#####Ø#####×#####Ö#####Õ#####Ô#####Ó#####Ò#####Ñ#####Ð#####Ï#####Î#####Í#####Ì#####Ë#####Ê#####É#####È#####Ç#####Æ#####Å#####Ä#####Ã#####Â#####Á#####À#####¿#####¾#####½#####¼#####»#####º#####¹#####¸#####·#####¶#####µ#####´#####³#####²#####±#####°#####¯#####®#####­#####¬#####«#####ª#####©#####¨#####§#####¦#####¥#####¤#####£#####¢#####¡##### #####Ÿ#####ž#####�#####œ#####›#####š#####™#####˜#####—#####–#####•#####”#####“#####’#####‘#####�#####�#####Ž#####�#####Œ#####‹#####Š#####‰#####ˆ#####‡#####†#####…#####„#####ƒ#####‚#####�#####€########~####}####|####{####z####y####x####w####v####u####t####s####r####q####p####o####n####m####l####k####j####i####h####g####f####e####d####c####b####a####`##-#kjYWt2mGAqAcAQD__##-#kjYWt2mGAqAcAQD_^##-#kjYWt2mGAqAcAQD_]##-#kjYWt2mGAqAcAQD_\####[##-#YjYWt2mGAqAcAQD5Z##-#YjYWt2mGAqAcAQD5Y##-#YjYWt2mGAqAcAQD5X####W##-#QjYWt2mGAqAcAQDwV##-#QjYWt2mGAqAcAQDwU##-#QjYWt2mGAqAcAQDwT##-#QjYWt2mGAqAcAQDwS##-#QjYWt2mGAqAcAQDwR##-#QjYWt2mGAqAcAQDwQ####P##-#7DYWt2mGAqAcAQDdO##-#7DYWt2mGAqAcAQDdN##-#7DYWt2mGAqAcAQDdM##-#7DYWt2mGAqAcAQDdL##-#7DYWt2mGAqAcAQDdK##-#7DYWt2mGAqAcAQDdJ##-#7DYWt2mGAqAcAQDdI##-#7DYWt2mGAqAcAQDdH##-#7DYWt2mGAqAcAQDdG##-#7DYWt2mGAqAcAQDdF##-#7DYWt2mGAqAcAQDdE##-#7DYWt2mGAqAcAQDdD##-#7DYWt2mGAqAcAQDdC##-#7DYWt2mGAqAcAQDdB##-#7DYWt2mGAqAcAQDdA##-#7DYWt2mGAqAcAQDd@####?####&gt;####=####&lt;####;####:####9####8####7####6####5####4####3####2####1##-#lDYWt2mGAqAcAQC.0####/##-#pDYWt2mGAqAcAQC1.##-#pDYWt2mGAqAcAQC1-##-#pDYWt2mGAqAcAQC1,##-#pDYWt2mGAqAcAQC1+##-#pDYWt2mGAqAcAQC1*##-#pDYWt2mGAqAcAQC1)####(##-#RDYWt2mGAqAcAQCu'##-#RDYWt2mGAqAcAQCu&amp;##-#RDYWt2mGAqAcAQCu%##-#RDYWt2mGAqAcAQCu$#######-#.DYWt2mGAqAcAQCp"##-#.DYWt2mGAqAcAQCp!#### ##-#eDYWt2mGAqAcAQCk###-#eDYWt2mGAqAcAQCk########-#2DYWt2mGAqAcAQCe###-#2DYWt2mGAqAcAQCe###-#2DYWt2mGAqAcAQCe########-#mDYWt2mGAqAcAQCY###-#mDYWt2mGAqAcAQCY###-#mDYWt2mGAqAcAQCY########-#qDYWt2mGAqAcAQCO###-#qDYWt2mGAqAcAQCO###-#qDYWt2mGAqAcAQCO###-#qDYWt2mGAqAcAQCO###-#qDYWt2mGAqAcAQCO###-#qDYWt2mGAqAcAQCO###-#qDY###R##-#hLYWt2mGAqAcAQRQ#####5##-#CjYWt2mGAqAcAQEG#‚###4##-#CjYWt2mGAqAcAQEG#Û<text:line-break/>#####ð##ð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text:soft-page-break/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%<text:tab/>ClassDiagram<text:line-break/>#####ü##ü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text:soft-page-break/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<text:p text:style-name="Preformatted_20_Text"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text:tab/><text:line-break/>####</text:p>
        <text:p text:style-name="P6">##-#01NWt2mGAqAcAQWd###-#01NWt2mGAqAcAQWd<text:line-break/>##-#01NWt2mGAqAcAQWd<text:tab/>##-#01NWt2mGAqAcAQWd###-#01NWt2mGAqAcAQWd###-#01NWt2mGAqAcAQWd###-#01NWt2mGAqAcAQWd###-#01NWt2mGAqAcAQWd###-#01NWt2mGAqAcAQWd###-#01NWt2mGAqAcAQWd###-<text:tab/>01NWt2mGAqAcAQWd<text:line-break/>#######ü#÷#ò#í#è#Þ#Ù#Ô#Ï#Ê#Å#À#»#±#¬#§#¢#�#ã#˜#“#¶#Ž#‰#„#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<text:p text:style-name="P6">#########<text:line-break/>####<text:tab/>######################################<text:tab/><text:line-break/>#####Ÿ##ç#ñ#Ÿ#º#Ë#Û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9#BusinessProcessDiagram###%#BusinessRule#####Requirement#####UseCase#<text:tab/>###Actor####<text:tab/>BPMNElement</text:p>
        <text:p text:style-name="P6">b</text:p>
        <text:p text:style-name="P6">####k.3xt2mGAqAcAQfIAssociationQzAxt2mGAqAcAQdIdetermina estadok.3xt2mGAqAcAQfI:"determina estado":Association {<text:line-break/><text:tab/>_modelEditable=T;<text:line-break/><text:tab/>_masterViewId="c.3xt2mGAqAcAQfN";<text:line-break/><text:tab/>pmAuthor="Manuel";<text:line-break/><text:tab/>lastModifiedTime=1747742364061;<text:line-break/><text:tab/>pmCreateDateTime="1747742341065";<text:line-break/><text:tab/>_modelViews=(<text:line-break/><text:tab/><text:tab/>{c.3xt2mGAqAcAQfO:"View":ModelView {<text:line-break/><text:tab/><text:tab/><text:tab/>container=&lt;01NWt2mGAqAcAQWd&gt;;<text:line-break/><text:tab/><text:tab/><text:tab/>view="c.3xt2mGAqAcAQfN";<text:line-break/><text:tab/><text:tab/>}}<text:line-break/><text:tab/>);<text:line-break/><text:tab/>from={k.3xt2mGAqAcAQfJ:NULL:AssociationEnd {<text:line-break/><text:tab/><text:tab/>visibility=65;<text:line-break/><text:tab/><text:tab/>_modelEditable=T;<text:line-break/><text:tab/><text:tab/>pmAuthor="Manuel";<text:line-break/><text:tab/><text:tab/>lastModifiedTime=1747742341071;<text:line-break/><text:tab/><text:tab/>pmCreateDateTime="1747742341065";<text:line-break/><text:tab/><text:tab/>_modelViews=NULL;<text:line-break/><text:tab/><text:tab/>qualifier={k.3xt2mGAqAcAQfK:"":Qualifier {<text:line-break/><text:tab/><text:tab/><text:tab/>pmAuthor="Manuel";<text:line-break/><text:tab/><text:tab/><text:tab/>pmCreateDateTime="1747742341065";<text:line-break/><text:tab/><text:tab/><text:tab/>_modelViews=NULL;<text:line-break/><text:tab/><text:tab/><text:tab/>lastModifiedTime=1747742341066;<text:line-break/><text:tab/><text:tab/><text:tab/>_modelEditable=T;<text:line-break/><text:tab/><text:tab/>}};<text:line-break/><text:tab/><text:tab/>type=&lt;nEXBt2mGAqAcAQaD&gt;;<text:line-break/><text:tab/><text:tab/>EndModelElement=&lt;nEXBt2mGAqAcAQaD&gt;;<text:line-break/><text:tab/><text:tab/>Direction=0;<text:line-break/><text:tab/>}};<text:line-break/><text:tab/>to={k.3xt2mGAqAcAQfL:NULL:AssociationEnd {<text:line-break/><text:tab/><text:tab/>visibility=65;<text:line-break/><text:tab/><text:tab/>_modelEditable=T;<text:line-break/><text:tab/><text:tab/>pmAuthor="Manuel";<text:line-break/><text:tab/><text:tab/>lastModifiedTime=1747742341072;<text:line-break/><text:tab/><text:tab/>pmCreateDateTime="1747742341065";<text:line-break/><text:tab/><text:tab/>_modelViews=NULL;<text:line-break/><text:tab/><text:tab/>qualifier={k.3xt2mGAqAcAQfM:"":Qualifier {<text:line-break/><text:tab/><text:tab/><text:tab/>pmAuthor="Manuel";<text:line-break/><text:tab/><text:tab/><text:tab/>pmCreateDateTime="1747742341065";<text:line-break/><text:tab/><text:tab/><text:tab/>_modelViews=NULL;<text:line-break/><text:tab/><text:tab/><text:tab/>lastModifiedTime=1747742341066;<text:line-break/><text:tab/><text:tab/><text:tab/>_modelEditable=T;<text:line-break/><text:tab/><text:tab/>}};<text:line-break/><text:tab/><text:tab/>type=&lt;Dy9Wt2mGAqAcAQW0&gt;;<text:line-break/><text:tab/><text:tab/>EndModelElement=&lt;Dy9Wt2mGAqAcAQW0&gt;;<text:line-break/><text:tab/><text:tab/>Direction=1;<text:line-break/><text:tab/>}};<text:line-break/><text:tab/>pmLastModified="1747742377339";<text:line-break/>}Manuelh,n…h,n©ƒ#„s</text:p>
        <text:p text:style-name="Preformatted_20_Text"><text:s/>{<text:line-break/><text:tab/><text:tab/>visibility=65;<text:line-break/><text:tab/><text:tab/>_modelEditable=T;<text:line-break/><text:tab/><text:tab/>pmAuthor="Manuel";<text:line-break/><text:tab/><text:tab/>lastModifiedTime=1747742447515;<text:line-break/><text:tab/><text:tab/>pmCreateDateTime="1747742447509";<text:line-break/><text:tab/><text:tab/>_modelViews=NULL;<text:line-break/><text:tab/><text:tab/>qualifier={qeqJt2mGAqAcAQft:"":Qualifier {<text:line-break/><text:tab/><text:tab/><text:tab/>pmAuthor="Manuel";<text:line-break/><text:tab/><text:tab/><text:tab/>pmCreateDateTime="1747742447509";<text:line-break/><text:tab/><text:tab/><text:tab/>_modelViews=NULL;<text:line-break/><text:tab/><text:tab/><text:tab/>lastModifiedTime=1747742447510;<text:line-break/><text:tab/><text:tab/><text:tab/>_modelEditable=T;<text:line-break/><text:soft-page-break/><text:tab/><text:tab/>}};<text:line-break/><text:tab/><text:tab/>type=&lt;L8ZRt2mGAqAcAQb6&gt;;<text:line-break/><text:tab/><text:tab/>EndModelElement=&lt;L8ZRt2mGAqAcAQb6&gt;;<text:line-break/><text:tab/><text:tab/>Direction=1;<text:line-break/><text:tab/>}};<text:line-break/><text:tab/>pmLastModified="1747742699818";<text:line-break/>}Manuelh,nïh,oë</text:p>
        <text:p text:style-name="Preformatted_20_Text">ÿ###ñ##ò#ñ#####################################################################################################################################################################################################################################‰~#<text:line-break/>-#--###“<text:line-break/>SM9Wt2mGAqAcAQWqClass01NWt2mGAqAcAQWdaM9Wt2mGAqAcAQWrSM9Wt2mGAqAcAQWq:"Sala":Class {<text:line-break/><text:tab/>showOperationType=1;<text:line-break/><text:tab/>foreground=(<text:line-break/><text:tab/><text:tab/>0, <text:line-break/><text:tab/><text:tab/>0, <text:line-break/><text:tab/><text:tab/>0, <text:line-break/><text:tab/><text:tab/>255<text:line-break/><text:tab/>);<text:line-break/><text:tab/>showAttributeType=1;<text:line-break/><text:tab/>displayAsRobustnessAnalysisIcon=T;<text:line-break/><text:tab/>showReceptionType=1;<text:line-break/><text:tab/>showEnumerationLiteralType=1;<text:line-break/><text:tab/>showParameterNameInOperationSignature=T;<text:line-break/><text:tab/>creatorDiagramType="ClassDiagram";<text:line-break/><text:tab/>connectToPoint=T;<text:line-break/><text:tab/>y=102;<text:line-break/><text:tab/>x=507;<text:line-break/><text:tab/>metaModelElement=&lt;aM9Wt2mGAqAcAQWr&gt;;<text:line-break/><text:tab/>lShCmMl=F;<text:line-break/><text:tab/>overrideAppearanceWithStereotypeIcon=T;<text:line-break/><text:tab/>mSwTpPts=T;<text:line-break/><text:tab/>parentConnectorHeaderLength=40;<text:line-break/><text:tab/>parentConnectorLineLength=10;<text:line-break/><text:tab/>height=58;<text:line-break/><text:tab/>wpMbs=F;<text:line-break/><text:tab/>_fillColor=(<text:line-break/><text:tab/><text:tab/>@gradientStyle=1;, <text:line-break/><text:tab/><text:tab/>@transparency=0;, <text:line-break/><text:tab/><text:tab/>@type=1;, <text:line-break/><text:tab/><text:tab/>@color1=(<text:line-break/><text:tab/><text:tab/><text:tab/>122, <text:line-break/><text:tab/><text:tab/><text:tab/>207, <text:line-break/><text:tab/><text:tab/><text:tab/>245, <text:line-break/><text:tab/><text:tab/><text:tab/>255<text:line-break/><text:tab/><text:tab/>);<text:line-break/><text:tab/>);<text:line-break/><text:tab/>width=110;<text:line-break/><text:tab/>showOperationSignature=T;<text:line-break/><text:tab/>kSwCsMbSt=T;<text:line-break/><text:tab/>visibilityStyle=1;<text:line-break/><text:tab/>showInitialAttributeValue=T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soft-pag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0;, <text:line-break/><text:tab/><text:tab/>@y=0;, <text:line-break/><text:tab/><text:tab/>@width=110;, <text:line-break/><text:tab/><text:tab/>@height=15;, <text:line-break/><text:tab/><text:tab/>@side=12;, <text:line-break/><text:tab/><text:tab/>@visible=T;, <text:line-break/><text:tab/><text:tab/>@internalWidth=-2147483648;, <text:line-break/><text:tab/><text:tab/>@internalHeight=-2147483648;<text:line-break/><text:tab/>);<text:line-break/><text:tab/>interfaceBall=F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Š<text:line-break/>#<text:line-break/>-#--###“"Dy9Wt2mGAqAcAQWzClass01NWt2mGAqAcAQWdDy9Wt2mGAqAcAQW0Dy9Wt2mGAqAcAQWz:"SensorMovimiento":Class {<text:line-break/><text:tab/>showOperationType=1;<text:line-break/><text:tab/>foreground=(<text:line-break/><text:tab/><text:tab/>0, <text:line-break/><text:tab/><text:tab/>0, <text:line-break/><text:tab/><text:tab/>0, <text:line-break/><text:tab/><text:tab/>255<text:line-break/><text:tab/>);<text:line-break/><text:tab/>showAttributeType=1;<text:line-break/><text:tab/>displayAsRobustnessAnalysisIcon=T;<text:line-break/><text:tab/>showReceptionType=1;<text:line-break/><text:tab/>showEnumerationLiteralType=1;<text:line-break/><text:tab/>showParameterNameInOperationSignature=T;<text:line-break/><text:tab/>creatorDiagramType="ClassDiagram";<text:line-break/><text:tab/>connectToPoint=T;<text:line-break/><text:tab/>y=280;<text:line-break/><text:tab/>x=534;<text:line-break/><text:tab/>metaModelElement=&lt;Dy9Wt2mGAqAcAQW0&gt;;<text:line-break/><text:tab/>lShCmMl=F;<text:line-break/><text:tab/>overrideAppearanceWithStereotypeIcon=T;<text:line-break/><text:tab/>mSwTpPts=T;<text:line-break/><text:tab/>parentConnectorHeaderLength=40;<text:line-break/><text:tab/>parentConnectorLineLength=10;<text:line-break/><text:tab/>height=87;<text:line-break/><text:tab/>wpMbs=F;<text:line-break/><text:tab/>_fillColor=(<text:line-break/><text:tab/><text:tab/>@gradientStyle=1;, <text:line-break/><text:tab/><text:tab/>@transparency=0;, <text:line-break/><text:tab/><text:tab/>@type=1;, <text:line-break/><text:tab/><text:tab/>@color1=(<text:line-break/><text:soft-page-break/><text:tab/><text:tab/><text:tab/>122, <text:line-break/><text:tab/><text:tab/><text:tab/>207, <text:line-break/><text:tab/><text:tab/><text:tab/>245, <text:line-break/><text:tab/><text:tab/><text:tab/>255<text:line-break/><text:tab/><text:tab/>);<text:line-break/><text:tab/>);<text:line-break/><text:tab/>width=182;<text:line-break/><text:tab/>showOperationSignature=T;<text:line-break/><text:tab/>kSwCsMbSt=T;<text:line-break/><text:tab/>visibilityStyle=1;<text:line-break/><text:tab/>showInitialAttributeValue=T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0;, <text:line-break/><text:tab/><text:tab/>@y=0;, <text:line-break/><text:tab/><text:tab/>@width=182;, <text:line-break/><text:tab/><text:tab/>@height=15;, <text:line-break/><text:tab/><text:tab/>@side=12;, <text:line-break/><text:tab/><text:tab/>@visible=T;, <text:line-break/><text:tab/><text:tab/>@internalWidth=-2147483648;, <text:line-break/><text:tab/><text:tab/>@internalHeight=-2147483648;<text:line-break/><text:tab/>);<text:line-break/><text:tab/>interfaceBall=F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####-#-‰v#<text:line-break/>-#--###’zx0dut2mGAqAcAQXqClass01NWt2mGAqAcAQWdx0dut2mGAqAcAQXrx0dut2mGAqAcAQXq:"Class7":Class {<text:line-break/><text:tab/>showOperationType=1;<text:line-break/><text:tab/>foreground=(<text:line-break/><text:tab/><text:tab/>0, <text:line-break/><text:tab/><text:tab/>0, <text:line-break/><text:tab/><text:tab/>0, <text:line-break/><text:tab/><text:tab/>255<text:line-break/><text:tab/>);<text:line-break/><text:tab/>showAttributeType=1;<text:line-break/><text:tab/>displayAsRobustnessAnalysisIcon=T;<text:line-break/><text:soft-page-break/><text:tab/>showReceptionType=1;<text:line-break/><text:tab/>showEnumerationLiteralType=1;<text:line-break/><text:tab/>showParameterNameInOperationSignature=T;<text:line-break/><text:tab/>creatorDiagramType="ClassDiagram";<text:line-break/><text:tab/>connectToPoint=T;<text:line-break/><text:tab/>x=980;<text:line-break/><text:tab/>metaModelElement=&lt;x0dut2mGAqAcAQXr&gt;;<text:line-break/><text:tab/>lShCmMl=F;<text:line-break/><text:tab/>overrideAppearanceWithStereotypeIcon=T;<text:line-break/><text:tab/>mSwTpPts=T;<text:line-break/><text:tab/>parentConnectorHeaderLength=40;<text:line-break/><text:tab/>parentConnectorLineLength=10;<text:line-break/><text:tab/>height=40;<text:line-break/><text:tab/>wpMbs=F;<text:line-break/><text:tab/>_fillColor=(<text:line-break/><text:tab/><text:tab/>@gradientStyle=1;, <text:line-break/><text:tab/><text:tab/>@transparency=0;, <text:line-break/><text:tab/><text:tab/>@type=1;, <text:line-break/><text:tab/><text:tab/>@color1=(<text:line-break/><text:tab/><text:tab/><text:tab/>122, <text:line-break/><text:tab/><text:tab/><text:tab/>207, <text:line-break/><text:tab/><text:tab/><text:tab/>245, <text:line-break/><text:tab/><text:tab/><text:tab/>255<text:line-break/><text:tab/><text:tab/>);<text:line-break/><text:tab/>);<text:line-break/><text:tab/>width=80;<text:line-break/><text:tab/>showOperationSignature=T;<text:line-break/><text:tab/>kSwCsMbSt=T;<text:line-break/><text:tab/>visibilityStyle=1;<text:line-break/><text:tab/>showInitialAttributeValue=T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0;, <text:line-break/><text:tab/><text:tab/>@y=0;, <text:line-break/><text:tab/><text:tab/>@width=80;, <text:line-break/><text:tab/><text:tab/>@height=15;, <text:line-break/><text:tab/><text:tab/>@side=12;, <text:line-break/><text:tab/><text:tab/>@visible=T;, <text:line-break/><text:tab/><text:tab/>@internalWidth=-2147483648;, <text:line-break/><text:tab/><text:tab/>@internalHeight=-2147483648;<text:line-break/><text:tab/>);<text:line-break/><text:tab/>interfaceBall=F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soft-pag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#</text:p>
        <text:p text:style-name="P6">###<text:line-break/>#<text:tab/>##</text:p>
        <text:p text:style-name="P6">#####8#Á#####c#¶#K#K#########################################################################�S#</text:p>
        <text:p text:style-name="P6">‹#æ#=<text:line-break/>Ž<text:tab/>ã#²<text:tab/>&lt;#•#7#É###############x#J-##-#</text:p>
        <text:p text:style-name="P6">#-##'#'�¬X####n9YWt2mGAqAcAQBdWSDLContainerWSDLContainern9YWt2mGAqAcAQBd:"WSDLContainer":WSDLContainer {<text:line-break/><text:tab/>Child=(<text:line-break/><text:tab/><text:tab/>{P9YWt2mGAqAcAQBf:"http://www.w3.org/2001/XMLSchema":XSDSchema {<text:line-break/><text:tab/><text:tab/><text:tab/>pmLastModified="1747739781434";<text:line-break/><text:tab/><text:tab/><text:tab/>pmAuthor="Manuel";<text:line-break/><text:tab/><text:tab/><text:tab/>Child=(<text:line-break/><text:tab/><text:tab/><text:tab/><text:tab/>{0DYWt2mGAqAcAQBh:"ENTITIES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1";<text:line-break/><text:tab/><text:tab/><text:tab/><text:tab/><text:tab/>_modelViews=NULL;<text:line-break/><text:tab/><text:tab/><text:tab/><text:tab/><text:tab/>lastModifiedTime=1747739765772;<text:line-break/><text:tab/><text:tab/><text:tab/><text:tab/><text:tab/>_modelEditable=T;<text:line-break/><text:tab/><text:tab/><text:tab/><text:tab/>}}, <text:line-break/><text:tab/><text:tab/><text:tab/><text:tab/>{MDYWt2mGAqAcAQBi:"ENTITY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2";<text:line-break/><text:tab/><text:tab/><text:tab/><text:tab/><text:tab/>_modelViews=NULL;<text:line-break/><text:tab/><text:tab/><text:tab/><text:tab/><text:tab/>lastModifiedTime=1747739765772;<text:line-break/><text:tab/><text:tab/><text:tab/><text:tab/><text:tab/>_modelEditable=T;<text:line-break/><text:tab/><text:tab/><text:tab/><text:tab/>}}, <text:line-break/><text:tab/><text:tab/><text:tab/><text:tab/>{MDYWt2mGAqAcAQBj:"ID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2";<text:line-break/><text:tab/><text:tab/><text:tab/><text:tab/><text:tab/>_modelViews=NULL;<text:line-break/><text:tab/><text:tab/><text:tab/><text:tab/><text:tab/>lastModifiedTime=1747739765772;<text:line-break/><text:tab/><text:tab/><text:tab/><text:tab/><text:tab/>_modelEditable=T;<text:line-break/><text:tab/><text:tab/><text:tab/><text:tab/>}}, <text:line-break/><text:tab/><text:tab/><text:tab/><text:tab/>{MDYWt2mGAqAcAQBk:"IDREF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2";<text:line-break/><text:tab/><text:tab/><text:tab/><text:tab/><text:tab/>_modelViews=NULL;<text:line-break/><text:tab/><text:tab/><text:tab/><text:tab/><text:tab/>lastModifiedTime=1747739765772;<text:line-break/><text:tab/><text:tab/><text:tab/><text:tab/><text:tab/>_modelEditable=T;<text:line-break/><text:tab/><text:tab/><text:tab/><text:tab/>}}, <text:line-break/><text:tab/><text:tab/><text:tab/><text:tab/>{MDYWt2mGAqAcAQBl:"IDREFS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2";<text:line-break/><text:tab/><text:tab/><text:tab/><text:tab/><text:tab/>_modelViews=NULL;<text:line-break/><text:tab/><text:tab/><text:tab/><text:tab/><text:tab/>lastModifiedTime=1747739765772;<text:line-break/><text:tab/><text:tab/><text:tab/><text:tab/><text:tab/>_modelEditable=T;<text:line-break/><text:tab/><text:tab/><text:tab/><text:tab/>}}, <text:line-break/><text:tab/><text:tab/><text:tab/><text:tab/>{MDYWt2mGAqAcAQBm:"NCNam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2";<text:line-break/><text:tab/><text:tab/><text:tab/><text:tab/><text:tab/>_modelViews=NULL;<text:line-break/><text:tab/><text:tab/><text:tab/><text:tab/><text:tab/>lastModifiedTime=1747739765772;<text:line-break/><text:tab/><text:tab/><text:tab/><text:tab/><text:tab/>_modelEditable=T;<text:line-break/><text:tab/><text:tab/><text:tab/><text:tab/>}}, <text:line-break/><text:tab/><text:tab/><text:tab/><text:tab/>{MDYWt2mGAqAcAQBn:"NMTOKEN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2";<text:line-break/><text:tab/><text:tab/><text:tab/><text:tab/><text:tab/>_modelViews=NULL;<text:line-break/><text:tab/><text:tab/><text:tab/><text:tab/><text:tab/>lastModifiedTime=1747739765773;<text:line-break/><text:tab/><text:tab/><text:tab/><text:tab/><text:tab/>_modelEditable=T;<text:line-break/><text:tab/><text:tab/><text:tab/><text:tab/>}}, <text:line-break/><text:soft-page-break/><text:tab/><text:tab/><text:tab/><text:tab/>{sDYWt2mGAqAcAQBo:"NMTOKENS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3";<text:line-break/><text:tab/><text:tab/><text:tab/><text:tab/><text:tab/>_modelViews=NULL;<text:line-break/><text:tab/><text:tab/><text:tab/><text:tab/><text:tab/>lastModifiedTime=1747739765773;<text:line-break/><text:tab/><text:tab/><text:tab/><text:tab/><text:tab/>_modelEditable=T;<text:line-break/><text:tab/><text:tab/><text:tab/><text:tab/>}}, <text:line-break/><text:tab/><text:tab/><text:tab/><text:tab/>{sDYWt2mGAqAcAQBp:"NOTATION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3";<text:line-break/><text:tab/><text:tab/><text:tab/><text:tab/><text:tab/>_modelViews=NULL;<text:line-break/><text:tab/><text:tab/><text:tab/><text:tab/><text:tab/>lastModifiedTime=1747739765773;<text:line-break/><text:tab/><text:tab/><text:tab/><text:tab/><text:tab/>_modelEditable=T;<text:line-break/><text:tab/><text:tab/><text:tab/><text:tab/>}}, <text:line-break/><text:tab/><text:tab/><text:tab/><text:tab/>{sDYWt2mGAqAcAQBq:"Nam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3";<text:line-break/><text:tab/><text:tab/><text:tab/><text:tab/><text:tab/>_modelViews=NULL;<text:line-break/><text:tab/><text:tab/><text:tab/><text:tab/><text:tab/>lastModifiedTime=1747739765773;<text:line-break/><text:tab/><text:tab/><text:tab/><text:tab/><text:tab/>_modelEditable=T;<text:line-break/><text:tab/><text:tab/><text:tab/><text:tab/>}}, <text:line-break/><text:tab/><text:tab/><text:tab/><text:tab/>{sDYWt2mGAqAcAQBr:"QNam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3";<text:line-break/><text:tab/><text:tab/><text:tab/><text:tab/><text:tab/>_modelViews=NULL;<text:line-break/><text:tab/><text:tab/><text:tab/><text:tab/><text:tab/>lastModifiedTime=1747739765773;<text:line-break/><text:tab/><text:tab/><text:tab/><text:tab/><text:tab/>_modelEditable=T;<text:line-break/><text:tab/><text:tab/><text:tab/><text:tab/>}}, <text:line-break/><text:tab/><text:tab/><text:tab/><text:tab/>{sDYWt2mGAqAcAQBs:"anyURI":XSDSimpleT###u</text:p>
        <text:p text:style-name="P6">•#i<text:line-break/>º<text:line-break/>##X#:#<text:line-break/>#[#°#²###d#b<text:tab/>###############################################################################################################z-###-!�l####JDYWt2mGAqAcAQCzPMPhaseRDYWt2mGAqAcAQCuTransitionJDYWt2mGAqAcAQCz:"Transition":PMPhase {<text:line-break/><text:tab/>_modelViews=NULL;<text:line-break/><text:tab/>lastModifiedTime=1747739765796;<text:line-break/><text:tab/>_mode‚%#</text:p>
        <text:p text:style-name="P6">Ï#¸#±#N#i#i#########################################‚<text:line-break/>8</text:p>
        <text:p text:style-name="P6">7</text:p>
        <text:p text:style-name="P6">5</text:p>
        <text:p text:style-name="P6">:</text:p>
        <text:p text:style-name="P6">##</text:p>
        <text:p text:style-name="P6"/>
        <text:p text:style-name="Preformatted_20_Text"><text:s/>are consumed and replenished, such as raw materials, parts, finished goods, and cash.";<text:line-break/><text:tab/>documentation="&lt;HTML&gt;&lt;BODY&gt;&lt;p style=\"margin-top: 0\"&gt;Things that are consumed and replenished, such as raw materials, parts, finished goods, and cash.&lt;/p&gt;&lt;/BODY&gt;&lt;/HTML&gt;";<text:line-break/><text:tab/>pmLastModified="1747739781417";<text:line-break/><text:tab/>pmAuthor="Manuel";<text:line-break/><text:tab/>pmCreateDateTime="1747739765831";<text:line-break/><text:tab/>_modelViews=NULL;<text:line-break/><text:tab/>lastModifiedTime=1747739765832;<text:line-break/><text:tab/>_modelEditable=T;<text:line-break/>}Manuelh,duh,d……#S</text:p>
        <text:p text:style-name="P6">D#K#¬#£<text:line-break/>W#™#�<text:tab/>]#e#n#t#y#�####################################################################################################################################�t|</text:p>
        <text:p text:style-name="P6">ü#ÿ<text:line-break/>û<text:tab/>ø#÷#÷#ô#ð#ü#####0#?#V##############################################�e�#</text:p>
        <text:p text:style-name="P6"><text:line-break/><text:tab/>•#¤#º##ñ#à#Ï#¾#­#œ#‹#z#Ë#º#i#ç#O#5#####Þ#É#´#Ÿ#�#]#9##</text:p>
        <text:p text:style-name="P6">ú</text:p>
        <text:p text:style-name="P6">à</text:p>
        <text:p text:style-name="P6">Æ</text:p>
        <text:p text:style-name="P6">¬</text:p>
        <text:p text:style-name="P6">’</text:p>
        <text:p text:style-name="P6">x</text:p>
        <text:p text:style-name="P6">^</text:p>
        <text:p text:style-name="P6">D</text:p>
        <text:p text:style-name="P6">*</text:p>
        <text:p text:style-name="P6">##ö#Ü#¹#«#�#�#�#s#e#W#I#;#-####<text:line-break/>ð<text:line-break/>Ù<text:line-break/>Â<text:line-break/>¢<text:line-break/>Œ<text:line-break/>v<text:line-break/>`<text:line-break/>J<text:line-break/>4<text:line-break/>#<text:line-break/>#<text:tab/>ù<text:tab/>â<text:tab/>S<text:tab/>Ì<text:tab/>Á<text:tab/>¶<text:tab/>«<text:tab/> <text:tab/>Š<text:tab/><text:tab/>t<text:tab/>i<text:tab/>^#Ü<text:tab/>&lt;<text:tab/>0<text:tab/>#<text:tab/>#<text:tab/><text:tab/>#ü#ï#â#Õ#È#»#«#›#‹#r#Y#@#'###õ#Ü#Ã#ª#‘#x#_#F#-###û#â#É#°#—#~#e#L#3#####è#Ï#¶#�#‹#k#K#+#####ó#â#È#·#¦#•#„#s#b#H#8#(#####÷#ë#ß#Ê#»#¬#�#…#x#k#^#Q#D#7#*#####ø#ø#ø#Ä#§#Š#m#P#3###ù#Ü#¿#¢######¢##Association#†<text:tab/>S#:Association#…<text:tab/>S#)Association#„<text:tab/>S#)ProjectDefaultLineModel#µ##;#ProjectDefaultLineModel#´##;#ProjectDefaultLineModel#³##;#ProjectDefaultLineModel#²##;#ProjectDefaultLineModel#±##;#ProjectDefaultLineModel#°##;#ProjectDefaultLineModel#¯##;#ProjectDefaultLineModel#®##;#ProjectDefaultLineModel#­##;#ProjectDefaultL####Association#„####Association#ƒ<text:line-break/>###Class#‚####Association#†</text:p>
        <text:p text:style-name="P6">###PMStatus#</text:p>
        <text:p text:style-name="P6">###PMStatus#</text:p>
        <text:p text:style-name="P6">###PMStatus#</text:p>
        <text:p text:style-name="P6">###PMStatus#</text:p>
        <text:p text:style-name="P6">###PMStatus#</text:p>
        <text:p text:style-name="P6">###PMStatus#</text:p>
        <text:p text:style-name="P6">###PMStatus###3#PMPriorityContainer###!#PMPriority###!#PMPriority###!#PMPriority###-#PMPhaseContainer#####PMPhase'####PMPhase&amp;####PMPhase%####PMPhase$##5#PMIterationContainer ####PMIteration"####PMIteration!##7#PMDisciplineContainer(##%#PMDiscipline.##%#PMDiscipline-##%#PMDiscipline,##%#PMDiscipline+##%#PMDiscipline*##%#PMDiscipline)##7#PMDifficultyContainer###%#PMDifficulty###%#PMDifficulty###%#PMDifficulty###/#PMAuthorContainer/##A#ModelRelationshipContainer#u##A#ModelRelationshipContainer#s##A#ModelRelationshipContainer#r##%#GenericModel#î##3#EAViewpointProperty#A##3#EAViewpointProperty#@##3#EAViewpointProperty#?##3#EAViewpointProperty#&gt;##3#EAViewpointProperty#=##3#EAViewpointProperty#;##3#EAViewpointProperty#:##3#EAViewpointProperty#9##3#EAViewpointProperty#6##3#EAViewpointProperty#5##3#EAViewpointProperty#4##3#EAViewpointProperty#3##3#EAViewpointProperty#2##3#EAViewpointProperty#1##3#EAViewpointProperty#0##3#EAViewpointProperty#/##3#EAViewpointProperty####3#EAViewpointProperty####3#EAViewpointProperty####3#EAViewpointProperty####3#EAViewpointProperty####3#EAViewpointProperty####3#EAViewpointProperty####3#EAViewpointProperty####3#EAViewpointProperty####3#EAViewpointProperty####3#EAViewpointProperty#</text:p>
        <text:p text:style-name="P6">##3#EAViewpointProperty####3#EAViewpointProperty#<text:tab/>##!#Dependency#~##!#Dependency#}##!#Dependency#t</text:p>
        <text:p text:style-name="P6">###DataType<text:line-break/></text:p>
        <text:p text:style-name="P6">###DataType<text:tab/></text:p>
        <text:p text:style-name="P6">###DataType#</text:p>
        <text:p text:style-name="P6">###DataType#</text:p>
        <text:p text:style-name="P6">###DataType#</text:p>
        <text:p text:style-name="P6">###DataType#</text:p>
        <text:p text:style-name="P6">###DataType#</text:p>
        <text:p text:style-name="P6">###DataType#</text:p>
        <text:p text:style-name="P6">###DataType####<text:tab/>DataType##/#DBLookupContainer#ì<text:line-break/>###Class#g<text:line-break/>###Class#�<text:line-break/>###Class#€<text:line-break/>###Class#<text:line-break/>###Class#p<text:line-break/>###Class#o<text:tab/>×##Class#m<text:line-break/>###Class#l<text:line-break/>###Class#k<text:line-break/>###Class#j<text:line-break/>###Class#i<text:line-break/>###Class#h####Class#g##1#ChartTypeContainer&lt;<text:line-break/>###~#R##8###þ#á#Ä#§#Š#m#P<text:line-break/>­<text:line-break/>�<text:line-break/>s</text:p>
        <text:p text:style-name="P6">#ä#Ç#ª#�#p#S#6###ü#ß#Â#¥#ˆ#k#N#1</text:p>
        <text:p text:style-name="P6">#</text:p>
        <text:p text:style-name="P6">"<text:line-break/>Ê<text:line-break/>ä<text:line-break/>þ###2###1#-#G#a#{#•#¯#É#ã#ý###K#e##™#³#Î#é####<text:line-break/>.<text:line-break/>#<text:tab/>ø<text:tab/>Ý<text:tab/>Â<text:tab/>§<text:tab/>Œ<text:tab/>q<text:tab/>V<text:tab/>;#U#p#‹#¦#Á#Ü#÷##<text:tab/> <text:line-break/>X</text:p>
        <text:p text:style-name="P6">å</text:p>
        <text:p text:style-name="P6">Ê</text:p>
        <text:p text:style-name="P6">¯</text:p>
        <text:p text:style-name="P6">”</text:p>
        <text:p text:style-name="P6">y</text:p>
        <text:p text:style-name="P6">^</text:p>
        <text:p text:style-name="P6">C#Ë#°#•#z#_#D#)###ó#Ø#½#¢#‡#±#–#{#`#E#*###ô#Ù#¾#£#ˆ#m#R##;#ProjectElementFon####ProjectElementFontModel#Ê#c###7#ProjectFillColorModel#�##7#ProjectFillColorModel#�##7#ProjectFillColorModel#‘##7#ProjectFillColorModel#’##7#ProjectFillColorModel#“##7#ProjectFillColorModel#”##7#ProjectFillColorModel#•##7#ProjectFillColorModel#–##7#ProjectFillColorModelr##7#ProjectFillColorModels##7#ProjectFillColorModelt##7#ProjectFillColorModelu##7#ProjectFillColorModelv##7#ProjectFillColorModelw##7#ProjectFillColorModelx##7#ProjectFillColorModely##7#ProjectFillColorModelz##7#ProjectFillColorModel{##;#ProjectElementFontModel#É##;#ProjectElementFontModel#È##;#ProjectElementFontModel#Ç##;#ProjectElementFontModel#Æ##;#ProjectElementFontModel#Å##;#ProjectElementFontModel#Ä##;#ProjectElementFontModel#Ã##;#ProjectElementFontModel#Â##;#ProjectElementFontModel#Á##;#ProjectElementFontModel#À##;#ProjectElementFontModel#¿##;#ProjectElementFontModel#¾##;#ProjectElementFontModel#½##;#ProjectElementFontModel#¼##;#ProjectDefaultLineModel#»##;#ProjectDefaultLineModel#º####Project##;#ProjectDefaultLineModel#¹##;#ProjectElementFontModel#Ì##;#ProjectElementFontModel#Í##;#ProjectElementFontModel#Î##;#ProjectElementFontModel#Ï##;#ProjectElementFontModel#Ð##;#ProjectElementFontModel#Ñ##;#ProjectElementFontModel#Ò##;#ProjectElementFontModel#Ó#:##Pr##7#ProjectFillColorModelp##7#ProjectFillColorModelq##7#ProjectFillColorModel|##7#ProjectFillColorModel}##7#ProjectFillColorModel~##7#ProjectFillColorModel##7#ProjectFillColorModel#€##7#ProjectFillColorModel#�##7#ProjectFillColorModel#‚##7#ProjectFillColorModel#ƒ##7#ProjectFillColorModel#„<text:line-break/>I##ProjectFillColorMo##;#ProjectDefaultLineModel#³##;#ProjectDefaultLineModel#²##;#ProjectDefaultLineModel#±##;#ProjectDefaultLineModel#°##;#ProjectDefaultLineModel#¯##;#ProjectDefaultLineModel#®##;#ProjectDefaultLineModel#­##;#ProjectDefaultLineModel#¬##;#ProjectDefaultLineModel#«##;#ProjectElementFontModel#Ö##;#ProjectElementFontModel#×##;#ProjectElementFontModel#Ø##;#ProjectElementFontModel#Ù##;#ProjectElementFontModel#Ú##;#ProjectElementFontModel#Û##;#ProjectElementFontModel#Ü##7#ProjectFillColorModel#—##7#ProjectFillColorModel#Ž##7#ProjectFillColorModel#�##7#ProjectFillColorModel#Œ##7#ProjectFillColorModel#‹##7#ProjectFillColorModel#Š##7#ProjectFillColorModel#‰##7#ProjectFillColorModel#ˆ##7#ProjectFillColorModel#‡##7#ProjectFillColorModel#†##7#ProjectFillColorModel#…</text:p>
        <text:p text:style-name="P6">&lt;##ProjectFill##7#ProjectFillColorModel#˜##;#ProjectDefaultLineModel#¶##;#ProjectDefaultLineModel#µ##;#ProjectDefaultLineModel#´##7#ProjectFillColorModelk##7#ProjectFillColorModell##7#ProjectFillColorModelm##7#ProjectFillColorModeln##7#ProjectFillColorModelo##;#ProjectElementFontModel#Õ##;#ProjectElementFontModel#Ô##7#ProjectFillColorModeld##7#ProjectFillColorModele##7#ProjectFillColorModelf##7#ProjectFillColorModelg##7#ProjectFillColorModelh##7#ProjectFillColorModeli##7#ProjectFillColorModelj</text:p>
        <text:p text:style-name="P6">G#X<text:line-break/>c<text:tab/>w#Ž#�#«#Á#×#î###########################�j�#<text:line-break/>#«#�#i##ë#_#Õ#¿#©#“#}#g#Q#;#%#A#·####<text:tab/>}#¯#ù#7#!###õ#‘#{#e#O#9###</text:p>
        <text:p text:style-name="P6">#u#ã###[</text:p>
        <text:p text:style-name="Preformatted_20_Text"/>
        <text:p text:style-name="P6">õ</text:p>
        <text:p text:style-name="P6">à##</text:p>
        <text:p text:style-name="P6">Ê</text:p>
        <text:p text:style-name="P6">´</text:p>
        <text:p text:style-name="P6">ž</text:p>
        <text:p text:style-name="P6">ˆ</text:p>
        <text:p text:style-name="P6">r</text:p>
        <text:p text:style-name="P6">\</text:p>
        <text:p text:style-name="P6">F</text:p>
        <text:p text:style-name="P6">0</text:p>
        <text:p text:style-name="P6">#<text:tab/>;</text:p>
        <text:p text:style-name="P6">##I#G#1#####ï#Ù#Ã#ƒ#m#Ó<text:tab/>g#ð#Û#Æ#™#�#­#—#k#U#?#)###ý#ç#Ñ#»#ÿ<text:tab/>%#3#½#±#œ#i#†#p#Z#D#.####<text:line-break/>ì<text:line-break/>Ö<text:line-break/>À<text:line-break/>ª#+###ñ#Û<text:line-break/>•<text:tab/>Q<text:line-break/>€<text:line-break/>k<text:line-break/>V##¥#�#y#•#Ë#µ#Ÿ#‰#s#]#é<text:tab/>¿#Í#§#[#E#/#####í#×#Á#¡<text:line-break/>,<text:line-break/>#<text:line-break/>#<text:tab/>ë<text:tab/>Õ#############-#B7YWt2mGAqAcAQVt#B##-#DLYWt2mGAqAcAQRd#ü##-#DjYWt2mGAqAcAQJL#¤#M#BFjYWt2mGAqAcAQH0#M##-#FjYWt2mGAqAcAQHz#L##-#FjYWt2mGAqAcAQHy#K##-#59lZt2mGAqAcAQmC#…##-#16FZt2mGAqAcAQly#ƒ##-#C9VJt2mGAqAcAQgb#{##-#67aJt2mGAqAcAQfx#x##-#5LExt2mGAqAcAQde#u##-#4hIxt2mGAqAcAQdL#t##-#5jYWt2mGAqAcAQHr#D##-#5jYWt2mGAqAcAQHq#C##-#5jYWt2mGAqAcAQHp#B##-#5jYWt2mGAqAcAQHo#A##-#5jYWt2mGAqAcAQHn#@##-#5jYWt2mGAqAcAQHm#?##-#1jYWt2mGAqAcAQIN#f##-#1jYWt2mGAqAcAQIM#e##-#1jYWt2mGAqAcAQIL#d##-#1jYWt2mGAqAcAQIK#c#Å#,FjYWt2mGAqAcAQH2#O##-#FjYWt2mGAqAcAQH1#N##-#DjYWt2mGAqAcAQJK#£##-#DjYWt2mGAqAcAQJJ#¢##-#DjYWt2mGAqAcAQJI#¡##-#9jYWt2mGAqAcAQJH# ##-#9jYWt2mGAqAcAQJG#Ÿ##-#9jYWt2mGAqAcAQJF#ž##-#9jYWt2mGAqAcAQJE#�##-#9jYWt2mGAqAcAQJD#œ##-#9jYWt2mGAqAcAQJC#›##-#9jYWt2mGAqAcAQJB#š##-#9jYWt2mGAqAcAQJA#™##-#9jYWt2mGAqAcAQI_#˜##-#9jYWt2mGAqAcAQI.#—##-#9jYWt2mGAqAcAQI9#–##-#9jYWt2mGAqAcAQI8#•##-#7jYWt2mGAqAcAQJx#È##-#7jYWt2mGAqAcAQJw#Ç##-#7jYWt2mGAqAcAQJv#Æ##-#7jYWt2mGAqAcAQJu#Å##-#7jYWt2mGAqAcAQJt#Ä##-#7jYWt2mGAqAcAQJs#Ã##-#7jYWt2mGAqAcAQJr#Â##-#DjYWt2mGAqAcAQJR#ª##-#DjYWt2mGAqAcAQJQ#©##-#DjYWt2mGAqAcAQJP#¨##-#DjYWt2mGAqAcAQJO#§##-#DjYWt2mGAqAcAQJN#¦##-#DjYWt2mGAqAcAQJM#¥##-#1jYWt2mGAqAcAQIW#o##-#1jYWt2mGAqAcAQIV#n##-#1jYWt2mGAqAcAQIU#m##-#1jYWt2mGAqAcAQIT#l##-#1jYWt2mGAqAcAQIS#k##-#1jYWt2mGAqAcAQIR#j##-#1jYWt2mGAqAcAQIQ#i##-#1jYWt2mGAqAcAQIP#h##-#1jYWt2mGAqAcAQIO#g##-#EbYWt2mGAqAcAQTP#"##-#AbYWt2mGAqAcAQS_####-#7rYWt2mGAqAcAQSn####-#DrYWt2mGAqAcAQSa####-#9rYWt2mGAqAcAQSZ####-#1rYWt2mGAqAcAQSV####-#BrYWt2mGAqAcAQSF#</text:p>
        <text:p text:style-name="P6">##-#.rYWt2mGAqAcAQSE####-#2rYWt2mGAqAcAQR.#<text:tab/>##-#7jYWt2mGAqAcAQJz#Ê##-#7jYWt2mGAqAcAQJy#É##-#9LYWt2mGAqAcAQRc#û##-#1LYWt2mGAqAcAQRY#÷#¡##FLYWt2mGAqAcAQRV#ô##-#CbYWt2mGAqAcAQTj#$##-#CLYWt2mGAqAcAQRG#ï##-#4LYWt2mGAqAcAQRB#ì##-#6bYWt2mGAqAcAQT2#%##-#ATYWt2mGAqAcAQKP#ã##-#7LYWt2mGAqAcAQRj####-#.bYWt2mGAqAcAQUC#'##-#3LYWt2mGAqAcAQRm####-#27YWt2mGAqAcAQVq#?<text:tab/>“##G7YWt2mGAqAcAQVn#&lt;##-#07YWt2mGAqAcAQVZ#6##-#E7YWt2mGAqAcAQVW#3##-#3bYWt2mGAqAcAQVA#-##-#1bYWt2mGAqAcAQUd#*##-#5bYWt2mGAqAcAQUS#)##-#AHYWt2mGAqAcAQWM#a##-#77YWt2mGAqAcAQWD#X##-#D7YWt2mGAqAcAQV8#Q##-#97YWt2mGAqAcAQV7#P##-#17YWt2mGAqAcAQV3#L<text:tab/>Õ##F7YWt2mGAqAcAQV0#I##-#57YWt2mGAqAcAQVz#H##-#Dy9Wt2mGAqAcAQW0#h###�GjYWt2mGAqAcAQFB#š##-#GjYWt2mGAqAcAQFA#™##-#GjYWt2mGAqAcAQE_#˜##-#GDYWt2mGAqAcAQCW###-#GDYWt2mGAqAcAQCV#####EjYWt2mGAqAcAQD9Z##-#DDYWt2mGAqAcAQDL9##-#DDYWt2mGAqAcAQDK8##-#DDYWt2mGAqAcAQDJ7##-#CjYWt2mGAqAcAQEG`##-#BjYWt2mGAqAcAQGc#õ##-#BjYWt2mGAqAcAQGb#ô##-#BjYWt2mGAqAcAQGa#ó##-#BjYWt2mGAqAcAQGZ#ò##-#BjYWt2mGAqAcAQGY#ñ##-#BjYWt2mGAqAcAQGX#ð##-#BjYWt2mGAqAcAQGW#ï##-#BjYWt2mGAqAcAQGV#î##-#BjYWt2mGAqAcAQGU#í##-#BjYWt2mGAqAcAQGT#ì##-#BjYWt2mGAqAcAQGS#ë##-#AjYWt2mGAqAcAQDrL##-#AjYWt2mGAqAcAQDqK##-#9DYWt2mGAqAcAQDI6##-#9DYWt2mGAqAcAQDH5##-#9DYWt2mGAqAcAQDG4##-#7DYWt2mGAqAcAQDd?##-#6jYWt2mGAqAcAQE9#–##-#6jYWt2mGAqAcAQE8#•##-#6jYWt2mGAqAcAQE7#”##-#6jYWt2mGAqAcAQE6#“##-#6jYWt2mGAqAcAQE5#’##-#6jYWt2mGAqAcAQE4#‘##-#6jYWt2mGAqAcAQE3#�##-#6jYWt2mGAqAcAQE2#�##-#6jYWt2mGAqAcAQE.#—##-#6DYWt2mGAqAcAQCU###-#6DYWt2mGAqAcAQCT###-#6DYWt2mGAqAcAQCS###-#6DYWt2mGAqAcAQCR###-#5jYWt2mGAqAcAQHl#&gt;##-#5jYWt2mGAqAcAQHk#=##-#5jYWt2mGAqAcAQHj#&lt;##-#5jYWt2mGAqAcAQHi#;##-#5jYWt2mGAqAcAQHh#:##-#5jYWt2mGAqAcAQHg#9##-#5DYWt2mGAqAcAQC8.##-#5DYWt2mGAqAcAQC7-##-#4jYWt2mGAqAcAQD8Y##-#4jYWt2mGAqAcAQD7X##-#3DYWt2mGAqAcAQDgA##-#2jYWt2mGAqAcAQFo#Á##-#2jYWt2mGAqAcAQFn#À##-#2jYWt2mGAqAcAQFm#¿##-#2jYWt2mGAqAcAQFl#¾##-#2jYWt2mGAqAcAQFk#½##-#2jYWt2mGAqAcAQFj#¼##-#2jYWt2mGAqAcAQFi#»##-#2jYWt2mGAqAcAQFh#º##-#2jYWt2mGAqAcAQFg#¹##-#2DYWt2mGAqAcAQCe###-<text:tab/>29YWt2mGAqAcAQBQ##-#0jYWt2mGAqAcAQEE_##-#.jYWt2mGAqAcAQGR#ê##-#.jYWt2mGAqAcAQGQ#é##-#.jYWt2mGAqAcAQGP#è##-#.jYWt2mGAqAcAQGO#ç##-#.jYWt2mGAqAcAQGN#æ##-#.jYWt2mGAqAcAQGM#å##-#.jYWt2mGAqAcAQGL#ä##-#.jYWt2mGAqAcAQGK#ã##-#.jYWt2mGAqAcAQGJ#â##-#.DYWt2mGAqAcAQCp <text:line-break/>#ô#›#a##£###•#×#Á#E#ß#×#Á###E<text:tab/>”<text:tab/>~<text:tab/>h<text:tab/>S<text:tab/>&gt;<text:tab/>(<text:tab/>##ü#æ#S#=#�#²#œ#†#p#í#[#º#«#•##i#S#=#'###û#å#í#È#Ï#º#x#i#Ð#¥#�#y#c#M#7#!#'#å#û#ê#Ô#¾#¨#³#«#“#~#i#T#?#*#####ë#Ö###º#Á#¬#—#�#�#k#U#?#)#q###/#/</text:p>
        <text:p text:style-name="P6"/>
        <text:p text:style-name="P6">ö</text:p>
        <text:p text:style-name="P6">à#‡#</text:p>
        <text:p text:style-name="P6">Ë</text:p>
        <text:p text:style-name="P6">¶</text:p>
        <text:p text:style-name="P6"> </text:p>
        <text:p text:style-name="P6">Š</text:p>
        <text:p text:style-name="P6">t</text:p>
        <text:p text:style-name="P6">^</text:p>
        <text:p text:style-name="P6">H</text:p>
        <text:p text:style-name="P6">2</text:p>
        <text:p text:style-name="P6">#</text:p>
        <text:p text:style-name="P6">##ð#Ú#Ä#w#¯#š#…###o#[###Þ#Z#õ#Ž#¤#E###b#/####<text:line-break/>í<text:line-break/>×<text:line-break/>Á<text:line-break/>«<text:line-break/>•<text:line-break/><text:line-break/>i<text:line-break/>S<text:line-break/>=#É<text:line-break/>(<text:line-break/>#<text:tab/>þ<text:tab/>é<text:tab/>Ô<text:tab/>¿<text:tab/>ª<text:tab/>ª#¸#¢#Œ#v#`#J#4###×#Á###×#E#<text:tab/>#ô#ß###-#NV9Wt2mGAqAcAQXP#k##-#P7YWt2mGAqAcAQWI#]##-#LLYWt2mGAqAcAQRh####-#F7YWt2mGAqAcAQV0#I###-#HDYWt2mGAqAcAQDf@##-#NLYWt2mGAqAcAQRZ#ø##-#JjYWt2mGAqAcAQHF####-#JjYWt2mGAqAcAQHG####-#FLYWt2mGAqAcAQRV#ô##-#JjYWt2mGAqAcAQHE####-#GjYWt2mGAqAcAQFE#�##-#GjYWt2mGAqAcAQFD#œ##-#J7YWt2mGAqAcAQVw#E##-#O7YWt2mGAqAcAQVr#@##-#FjYWt2mGAqAcAQH0#M##-#K7YWt2mGAqAcAQVk#9##-#FjYWt2mGAqAcAQH2#O##-#FjYWt2mGAqAcAQH1#N##-#I7YWt2mGAqAcAQVT#0##-#Q7YWt2mGAqAcAQVR#.##-#RbYWt2mGAqAcAQUH#(##-#MbYWt2mGAqAcAQTW####-#FjYWt2mGAqAcAQHs#E##-#PrYWt2mGAqAcAQS2####-#LrYWt2mGAqAcAQSg####-#NrYWt2mGAqAcAQSW####-#GjYWt2mGAqAcAQFF#ž##-#JrYWt2mGAqAcAQSJ####-#RrYWt2mGAqAcAQSH####-#FjYWt2mGAqAcAQHt#F##-#QrYWt2mGAqAcAQRp####-#PLYWt2mGAqAcAQRn####-#JjYWt2mGAqAcAQHD####-#JjYWt2mGAqAcAQHC####-#JjYWt2mGAqAcAQHB####-#JjYWt2mGAqAcAQHA####-#JjYWt2mGAqAcAQG_####-#JLYWt2mGAqAcAQRS#ñ##-#JDYWt2mGAqAcAQCz'##-#IjYWt2mGAqAcAQDyQ##-#ITYWt2mGAqAcAQKZ#ç##-#HjYWt2mGAqAcAQJ8#Ó##-#HjYWt2mGAqAcAQJ7#Ò##-#HjYWt2mGAqAcAQJ6#Ñ##-#HjYWt2mGAqAcAQJ5#Ð##-#HjYWt2mGAqAcAQJ4#Ï##-#HjYWt2mGAqAcAQJ3#Î##-#HjYWt2mGAqAcAQJ2#Í##-#HjYWt2mGAqAcAQJ1#Ì##-#HjYWt2mGAqAcAQJ0#Ë##-#HLYWt2mGAqAcAQRk####-#FjYWt2mGAqAcAQHv#H##-#FjYWt2mGAqAcAQHu#G##-#H7YWt2mGAqAcAQWE#Y##-#L7YWt2mGAqAcAQWA#U##-#FjYWt2mGAqAcAQHw#I##-#N7YWt2mGAqAcAQV4#M##-#FjYWt2mGAqAcAQHx#J##-#H9YWt2mGAqAcAQBb###-#GjYWt2mGAqAcAQFJ#¢##-#GjYWt2mGAqAcAQFI#¡##-#GjYWt2mGAqAcAQFH# ##-#GjYWt2mGAqAcAQFG#Ÿ##-#IHYWt2mGAqAcAQWP#d##-#QHYWt2mGAqAcAQWN#b###nYjYWt2mGAqAcAQD5W##-#YjYWt2mGAqAcAQD3V###ŒWjYWt2mGAqAcAQFf#¸##-#WjYWt2mGAqAcAQFe#·##-#WjYWt2mGAqAcAQFd#¶##-#WjYWt2mGAqAcAQFc#µ##-#WjYWt2mGAqAcAQFb#´##-#WjYWt2mGAqAcAQFa#³##-#WjYWt2mGAqAcAQFZ#²##-#WjYWt2mGAqAcAQFY#±##-#WjYWt2mGAqAcAQFX#°##-#WjYWt2mGAqAcAQFW#¯##-#WjYWt2mGAqAcAQFV#®##-#WDYWt2mGAqAcAQCc###-#WDYWt2mGAqAcAQCb###-#WDYWt2mGAqAcAQ##-#SS1Zt2mGAqAcAQmS#‡##-#Rg1pt2mGAqAcAQh9#}##-#ImBpt2mGAqAcAQhT#|##-#QzAxt2mGAqAcAQdH#s##-#QzAxt2mGAqAcAQdI#r##-#L8ZRt2mGAqAcAQb6#p##-#JDNut2mGAqAcAQXY#l##-#GjYWt2mGAqAcAQFC#›##-#GjYWt2mGAqAcAQFB#š##-#GjYWt2mGAqAcAQFA#™##-#GjYWt2mGAqAcAQE_#˜##-#GDYWt2mGAqAcAQCW###-#GDYWt2mGAqAcAQCV###-#G7YWt2mGAqAcAQVn#&lt;##-#FjYWt2mGAqAcAQHz#L##-#FjYWt2mGAqAcAQHy#K##-#SjYWt2mGAqAcAQERj##-#SjYWt2mGAqAcAQEQi##-#SjYWt2mGAqAcAQEPh##-#SjYWt2mGAqAcAQEOg##-#SjYWt2mGAqAcAQENf##-#SjYWt2mGAqAcAQEMe##-#SjYWt2mGAqAcAQELd##-#RjYWt2mGAqAcAQGy####-#RjYWt2mGAqAcAQGx#<text:line-break/>##-#RjYWt2mGAqAcAQGw#<text:tab/>##-#RjYWt2mGAqAcAQGv####-#RjYWt2mGAqAcAQGu####-#RjYWt2mGAqAcAQGt####-#RjYWt2mGAqAcAQGs####-#RjYWt2mGAqAcAQGr####-#RjYWt2mGAqAcAQGq####-#RjYWt2mGAqAcAQGp####-#RjYWt2mGAqAcAQGo####-#RjYWt2mGAqAcAQGn####-#RDYWt2mGAqAcAQCu###-#QjYWt2mGAqAcAQDwP##-#PTYWt2mGAqAcAQQy#è##-#PDYWt2mGAqAcAQDjD##-#PDYWt2mGAqAcAQDiC##-#PDYWt2mGAqAcAQDhB##-#OjYWt2mGAqAcAQFz#Ì##-#OjYWt2mGAqAcAQFy#Ë##-#OjYWt2mGAqAcAQFx#Ê##-#OjYWt2mGAqAcAQFw#É##-#OjYWt2mGAqAcAQFv#È##-#OjYWt2mGAqAcAQFu#Ç##-#OjYWt2mGAqAcAQFt#Æ##-#OjYWt2mGAqAcAQFs#Å##-#OjYWt2mGAqAcAQFr#Ä##-#OjYWt2mGAqAcAQFq#Ã##-#OjYWt2mGAqAcAQFp#Â##-#ODYWt2mGAqAcAQCh###-#ODYWt2mGAqAcAQCg###-#NjYWt2mGAqAcAQIj#|##-#NjYWt2mGAqAcAQIi#{##-#NjYWt2mGAqAcAQIh#z##-#NjYWt2mGAqAcAQIg#y##-#NjYWt2mGAqAcAQIf#x##-#NjYWt2mGAqAcAQIe#w##-#NjYWt2mGAqAcAQId#v##-#NjYWt2mGAqAcAQIc#u##-#NjYWt2mGAqAcAQIb#t##-#NjYWt2mGAqAcAQIa#s##-#NjYWt2mGAqAcAQIZ#r##-#NjYWt2mGAqAcAQIY#q##-#NjYWt2mGAqAcAQIX#p##-#NDYWt2mGAqAcAQDC1##-#MLYWt2mGAqAcAQRF#î##-#LjYWt2mGAqAcAQJj#»##-#LjYWt2mGAqAcAQJi#º##-#LjYWt2mGAqAcAQJh#¹##-#LjYWt2mGAqAcAQJg#¸##-<text:soft-page-break/>#LjYWt2mGAqAcAQJf#·##-#L9YWt2mGAqAcAQBU###-#L9YWt2mGAqAcAQBT###-#L9YWt2mGAqAcAQBS###-#KjYWt2mGAqAcAQEi{##-#KjYWt2mGAqAcAQEhz##-#KjYWt2mGAqAcAQEgy##-#KjYWt2mGAqAcAQEfx##-#KjYWt2mGAqAcAQEew##-#KjYWt2mGAqAcAQEdv##-#KjYWt2mGAqAcAQEcu##-#KjYWt2mGAqAcAQEbt##-#KjYWt2mGAqAcAQEas##-#KjYWt2mGAqAcAQEZr##-#JjYWt2mGAqAcAQHK####-#JjYWt2mGAqAcAQHJ#"##-#JjYWt2mGAqAcAQHI#!##-#JjYWt2mGAqAcAQHH# </text:p>
        <text:p text:style-name="P6">P#`<text:line-break/>o<text:tab/>x#£#å#ù#############################################################################################################################‚#�C</text:p>
        <text:p text:style-name="P6">F#]<text:line-break/>q<text:tab/>‚#”#¢###Z###E#8###0#&amp;#####&amp;################################################�g�N</text:p>
        <text:p text:style-name="P6">%#.<text:line-break/>/<text:tab/>.#C#E#H#E#D#T#O#G#L############################################�w�b</text:p>
        <text:p text:style-name="P6">z###²##w<text:line-break/>x<text:tab/>z#y#z#}#ˆ#–#¦#¬#©###</text:p>
        <text:p text:style-name="P6"/>
        <text:p text:style-name="P6">z#T</text:p>
        <text:p text:style-name="P6">Ä#Â<text:line-break/>Ï<text:tab/>Ú#ä#ë#û#######&amp;#7####################################�r‚#</text:p>
        <text:p text:style-name="P6"><text:line-break/>###s#R#<text:line-break/>N<text:line-break/>i<text:line-break/>„<text:line-break/>Ÿ<text:line-break/>º#u#�#«#Æ#á#ü#ú###0#K#f#�#œ#·#Ò###Z#?#$#<text:tab/>#î#Ó#¸#�#‚#g#L#1###û#à#Å#ª#�#t#Y#&gt;#####í</text:p>
        <text:p text:style-name="P6">O#R#ˆ#m#£#Ù#¾#*###ô#–#{#`#E#"###ç#Ì#±<text:tab/>v<text:tab/>‘<text:tab/>¬<text:tab/>Ç<text:tab/>â<text:tab/>ý<text:line-break/>#<text:line-break/>3#2#M#h#=#X#s#Ž#©#Ä#ß###&amp;#A#\#w#’#­#È#ã#þ</text:p>
        <text:p text:style-name="P6">#</text:p>
        <text:p text:style-name="P6">4<text:tab/>[</text:p>
        <text:p text:style-name="P6">j</text:p>
        <text:p text:style-name="P6">…#ƒ#ž#¹#Ô#ï<text:tab/><text:line-break/><text:tab/>%<text:tab/>@<text:line-break/>ð<text:line-break/>Õ#å#Ê#¯#”#y#^#C#(#n#S#8#´######################8##ProjectFill#n#S#8#´######################8##ProjectFillColorModel#Û##7#ProjectFillColorModel#Ü##7#ProjectFillColorModel#Þ##7#ProjectFillColorModel#Ý##7#ProjectFillColorModel#ß##7#ProjectFillColorModel#á##7#ProjectFillColorModel#à##7#ProjectFillColorModel#ä##7#ProjectFillColorModel#ã##7#ProjectFillColorModel#â##7#ProjectFillColorModel#è##7#ProjectFillColorModel#ç##7#ProjectFillColorModel#æ##7#ProjectFillColorModel#å##7#ProjectFillColorModel#í##7#ProjectFillColorModel#ì##7#ProjectFillColorModel#ë##7#ProjectFillColorModel#ê</text:p>
        <text:p text:style-name="P6"> ##P##7#ProjectFillColorModel#é##7#ProjectFillColorModel#ù##7#ProjectFillColorModel#ú##7#ProjectFillColorModel#û##7#ProjectFillColorModel#ü##7#ProjectFillColorModel#ý##7#ProjectFillColorModel#þ##7#ProjectFillColorModel#ÿ##7#ProjectFillColorModel#¹##7#ProjectFillColorModel#º##7#ProjectFillColorModel#»##7#ProjectFillColorModel#¼##7#ProjectFillColorModel#½##7#ProjectFillColorModel#¾##7#ProjectFillColorModel#¿##7#ProjectFillColorModel#À##7#ProjectFillColorModel#Á##7#ProjectFillColorModel#Ú##7#ProjectFillColorModel#Ù##7#ProjectFillColorModel#Ø##7#ProjectFillColorModel#×##7#ProjectFillColorModel#Ö##7#ProjectFillColorModel#Õ##7#ProjectFillColorModel#Ô##7#ProjectFillColorModel#Ó##7#ProjectFillColorModel#Ò##7#ProjectFillColorModel#Ñ##7#ProjectFillColorModel#Ð##7#ProjectFillColorModel#Ï##7#ProjectFillColorModel#Î##7#ProjectFillColorModel#Í##7#ProjectFillColorModel#Ì##7#ProjectFillColorModel#Ë##7#ProjectFillColorModel#Ê##7#ProjectFillColorModel#É##7#ProjectFillColorModel#È##7#ProjectFillColorModel#Ç##7#ProjectFillColorModel#Æ##7#ProjectFillColorModel#Å##7#ProjectFillColorModel#Ä##7#ProjectFillColorModel#Ã##7#ProjectFillColorModel#³##7#ProjectFillColorModel#´##7#ProjectFillColorModel#µ##7#ProjectFillColorModel#¶##7#ProjectFillColorModel#·##7#ProjectFillColorModel#¸##7#ProjectFillColorModel#Â##7#ProjectFillColorModel#ö##7#ProjectFillColorModel#÷##7#ProjectFillColorModel#ø##7#ProjectFillColorModel####7#ProjectFillColorModel####7#ProjectFillColorModel####7#ProjectFillColorModel####7#ProjectFillColorModel####7#ProjectFillColorModel####7#ProjectFillColorModel####7#ProjectFillColorModel####7#ProjectFillColorModel#</text:p>
        <text:p text:style-name="P6">##7#ProjectFillColorModel#î##7#ProjectFillColorModel#ï##7#ProjectFillColorModel#ð##7#ProjectFillColorModel#ñ##7#ProjectFillColorModel#ò##7#ProjectFillColorModel#ó##7#ProjectFillColorModel#ô##7#ProjectFillColorModel#õ##7#ProjectFillColorModel#®##7#ProjectFillColorModel#¯##7#ProjectFillColorModel#°##7#ProjectFillColorModel#±##7#ProjectFillColorModel#²##7#ProjectFillColorModel####7#ProjectFillColorModel####7#ProjectFillColorModel####7#ProjectFillColorModel####7#ProjectFillColorModel####7#ProjectFillColorModel####7#ProjectFillColorModel####7#ProjectFillColorModel####7#ProjectFillColorModel####7#ProjectFillColorModel####7#ProjectFillColorModel####7#ProjectFillColorModel#<text:tab/>##7#ProjectFillColorModel#<text:line-break/>##7#ProjectFillColorModel####7#ProjectFillColorModel#Û##7#ProjectFillColorModel#</text:p>
        <text:p text:style-name="P6">#i##^#h#j#i#</text:p>
        <text:p text:style-name="P6">##</text:p>
        <text:p text:style-name="P6">5#8<text:line-break/>8<text:tab/>L#T#º#Ì#à#õ#&amp;#####################################�r‚#</text:p>
        <text:p text:style-name="P6">L#f<text:line-break/>x<text:tab/>Œ#¡#²#É#ß#÷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�i‚,<text:line-break/>#—#…#g##ì#o#Y#C#-#í###ô#ß#¦#�#{#è#e#O#9###</text:p>
        <text:p text:style-name="P6">ò<text:line-break/>Ï</text:p>
        <text:p text:style-name="P6">Ü</text:p>
        <text:p text:style-name="P6">Æ</text:p>
        <text:p text:style-name="P6">°</text:p>
        <text:p text:style-name="P6">š</text:p>
        <text:p text:style-name="P6">„</text:p>
        <text:p text:style-name="P6">n</text:p>
        <text:p text:style-name="P6">X</text:p>
        <text:p text:style-name="P6">B</text:p>
        <text:p text:style-name="P6">,</text:p>
        <text:p text:style-name="P6">#</text:p>
        <text:p text:style-name="P6">##ê#'#Õ#À#«#•##i#g#}#©#“#³#�#‡##r#•#Ç<text:line-break/>û#]#H#3<text:line-break/>5###<text:tab/>#Q#;#%###ù#ã#Í#•#¸#�#¥#y#c#M#7#!###õ<text:line-break/>¹#þ#è#o#£#Ž#y#d<text:line-break/>##O#:#-#$##</text:p>
        <text:p text:style-name="P6">###3mjYWt2mGAqAcAQFU#­##-#mjYWt2mGAqAcAQFT#¬##-#mjYWt2mGAqAcAQFS#«##-#mjYWt2mGAqAcAQFR#ª##-#mjYWt2mGAqAcAQFQ#©##-#mjYWt2mGAqAcAQFP#¨##-#mjYWt2mGAqAcAQFO#§##-#mjYWt2mGAqAcAQFN#¦##-#mjYWt2mGAqAcAQFM#¥##-#mjYWt2mGAqAcAQFL#¤##-#mjYWt2mGAqAcAQFK#£###AmDYWt2mGAqAcAQCY####,ljYWt2mGAqAcAQIC#[##-#ljYWt2mGAqAcAQIB#Z</text:p>
        <text:p text:style-name="P6">M#X####################�‚3</text:p>
        <text:p text:style-name="P6">8#K<text:line-break/>Y<text:tab/>n#y#z#æ#û###,#A#S#b##################################################################################�d‚\</text:p>
        <text:p text:style-name="P6">Œ###$##œ<text:line-break/>«<text:tab/>´#¨#¯#Ã#Ú#î####### <text:line-break/>#ä#Ë#</text:p>
        <text:p text:style-name="P6">##ü#÷#ò#í#è#ã#Þ#Ù#Ô#Ï#Ê#Å#À#»#¶#±#¬#§#¢#�#˜#“#Ž#‰#„##z#t#n#h#b#\#V#P#J#D#&gt;#8#2#Þ#&amp;# #########ü#ö#Ø#ð#ê#</text:p>
        <text:p text:style-name="P6">#Ã#®#™#„#o#Y#C#-####</text:p>
        <text:p text:style-name="P6">ò</text:p>
        <text:p text:style-name="P6">Ý</text:p>
        <text:p text:style-name="P6">Ç</text:p>
        <text:p text:style-name="P6">±</text:p>
        <text:p text:style-name="P6">›</text:p>
        <text:p text:style-name="P6">…</text:p>
        <text:p text:style-name="P6">o</text:p>
        <text:p text:style-name="P6">Z</text:p>
        <text:p text:style-name="P6">E</text:p>
        <text:p text:style-name="P6">0</text:p>
        <text:p text:style-name="P6">#</text:p>
        <text:p text:style-name="P6">##ñ#Ü#Ç#²#�#ˆ#s#^#I#4###<text:line-break/><text:line-break/>õ<text:line-break/>à<text:line-break/>Ë<text:line-break/>¶<text:line-break/>¡<text:line-break/>Œ<text:line-break/>w<text:line-break/>b<text:line-break/>M<text:line-break/>8<text:line-break/>#<text:line-break/>#<text:tab/>ù<text:tab/>ä<text:tab/>Î<text:tab/>¸<text:tab/>¢<text:tab/>Œ<text:tab/>v<text:tab/>`<text:tab/>J<text:tab/>4<text:tab/>#<text:tab/>##ò#Ü#Æ#°#š#„#n#X#B#,#####ê#Ô#¾#¨#’#|#f#P#:#$###ø#â#Ì#¶# #Š#t#^#H#2#####ð#Ú#Ä#®#˜#‚#l#V#@#*###þ#è#Ò#¼#¦#�#z#d#N#8#"#</text:p>
        <text:p text:style-name="P6">#ö#à#Ê#´#ž#ˆ#r#\#F#0#####î#Ø#Â#¬#–#€#j#T#&gt;#(###############Ð#º#Ø#^#…#Ø#X#„#Ø#RCjYWt2mGAqAcAQEG#Þ##-#CjYWt2mGAqAcAQEG#Ý##-#CjYWt2mGAqAcAQEG#Ü##-#CjYWt2#####‡#####‚##-#CjYWt2mGAqAcAQEG#Ú##-#CjYWt2mGAqAcAQEG#Ù##-#CjYWt2mGAqAcAQEG#Ø##-#CjYWt2mGAqAcAQEG#×##-#CjYWt2mGAqAcAQEG#Ö##-#CjYWt2mGAqAcAQEG#Õ##-#CjYWt2mGAqAcAQEG#Ô##-#CjYWt2mGAqAcAQEG#Ó##-#CjYWt2mGAqAcAQEG#Ò##-#CjYWt2mGAqAcAQEG#Ñ##-#CjYWt2mGAqAcAQEG#Ð##-#CjYWt2mGAqAcAQEG#Ï##-#CjYWt2mGAqAcAQEG#Î##-#CjYWt2mGAqAcAQEG#Í##-#CjYWt2mGAqAcAQEG#Ì##-#CjYWt2mGAqAcAQEG#Ë##-#CjYWt2mGAqAcAQEG#Ê##-#CjYWt2mGAqAcAQEG#É##-#CjYWt2mGAqAcAQEG#È##-#CjYWt2mGAqAcAQEG#Ç##-#CjYWt2mGAqAcAQEG#Æ##-#CjYWt2mGAqAcAQEG#Å##-#CjYWt2mGAqAcAQEG#Ä##-#CjYWt2mGAqAcAQEG#Ã##-#CjYWt2mGAqAcAQEG#Â##-#CjYWt2mGAqAcAQEG#Á##-#CjYWt2mGAqAcAQEG#À##-#CjYWt2mGAqAcAQEG#¿##-#CjYWt2mGAqAcAQEG#¾##-#CjYWt2mGAqAcAQEG#½##-#CjYWt2mGAqAcAQEG#¼##-#CjYWt2mGAqAcAQEG#»##-#CjYWt2mGAqAcAQEG#º##-#CjYWt2mGAqAcAQEG#¹##-#CjYWt2mGAqAcAQEG#¸##-#CjYWt2mGAqAcAQEG#·##-#CjYWt2mGAqAcAQEG#¶##-#CjYWt2mGAqAcAQEG#µ##-#CjYWt2mGAqAcAQEG#´##-#CjYWt2mGAqAcAQEG#³##-#CjYWt2mGAqAcAQEG#²##-#CjYWt2mGAqAcAQEG#±##-#CjYWt2mGAqAcAQEG#°##-#CjYWt2mGAqAcAQEG#¯##-#CjYWt2mGAqAcAQEG#®##-#CjYWt2mGAqAcAQEG#­##-#CjYWt2mGAqAcAQEG#¬##-#CjYWt2mGAqAcAQEG#«##-#CjYWt2mGAqAcAQEG#ª##-#CjYWt2mGAqAcAQEG#©##-#CjYWt2mGAqAcAQEG#¨##-#CjYWt2mGAqAcAQEG#§##-#CjYWt2mGAqAcAQEG#¦##-#CjYWt2mGAqAcAQEG#¥##-#CjYWt2mGAqAcAQEG#¤##-#CjYWt2mGAqAcAQEG#£##-#CjYWt2mGAqAcAQEG#¢##-#CjYWt2mGAqAcAQEG#¡##-#CjYWt2mGAqAcAQEG# ##-#CjYWt2mGAqAcAQEG#Ÿ##-#CjYWt2mGAqAcAQEG#ž##-#CjYWt2mGAqAcAQEG#�##-#CjYWt2mGAqAcAQEG#œ##-#CjYWt2mGAqAcAQEG#›##-#CjYWt2mGAqAcAQEG#š##-#CjYWt2mGAqAcAQEG#™##-#CjYWt2mGAqAcAQEG#˜##-#CjYWt2mGAqAcAQEG#—##-#CjYWt2mGAqAcAQEG#–##-#CjYWt2mGAqAcAQEG#•##-#CjYWt2mGAqAcAQEG#”##-#CjYWt2mGAqAcAQEG#“##-#CjYWt2mGAqAcAQEG#’##-#CjYWt2mGAqAcAQEG#‘##-#CjYWt2mGAqAcAQEG#�##-#CjYWt2mGAqAcAQEG#�##-#CjYWt2mGAqAcAQEG#Ž##-#CjYWt2mGAqAcAQEG#�##-#CjYWt2mGAqAcAQEG#Œ##-#CjYWt2mGAqAcAQEG#‹##-#CjYWt2mGAqAcAQEG#Š##-#CjYWt2mGAqAcAQEG#‰##-#CjYWt2mGAqAcAQEG#ˆ##-#CjYWt2mGAqAcAQEG#‡##-#CjYWt2mGAqAcAQEG#†##-#CjYWt2mGAqAcAQEG#…##-#CjYWt2mGAqAcAQEG#„##-#CjYWt2mGAqAcAQEG#ƒ##-#CjYWt2mGAqAcAQEG#‚##-#CjYWt2mGAqAcAQEG#�##-#CjYWt2mGAqAcAQEG#€##-#CjYWt2mGAqAcAQEG##-#CjYWt2mGAqAcAQEG~##-#CjYWt2mGAqAcAQEG}##-#CjYWt2mGAqAcAQEG|##-#CjYWt2mGAqAcAQEG{##-#CjYWt2mGAqAcAQEGz##-#CjYWt2mGAqAcAQEGy##-#CjYWt2mGAqAcAQEGx##-#CjYWt2mGAqAcAQEGw##-#CjYWt2mGAqAcAQEGv##-#CjYWt2mGAqAcAQEGu##-#CjYWt2mGAqAcAQEGt##-#CjYWt2mGAqAcAQEGs##-#CjYWt2mGAqAcAQEGr##-#CjYWt2mGAqAcAQEGq##-#CjYWt2mGAqAcAQEGp##-#CjYWt2mGAqAcAQEGo##-#CjYWt2mGAqAcAQEGn##-#CjYWt2mGAqAcAQEGm##-#CjYWt2mGAqAcAQEGl##-#CjYWt2mGAqAcAQEGk##-#CjYWt2mGAqAcAQEGj##-#CjYWt2mGAqAcAQEGi##-#CjYWt2mGAqAcAQEGh##-#CjYWt2mGAqAcAQEGg##-#CjYWt2mGAqAcAQEGf##-#CjYWt2mGAqAcAQEGe##-#CjYWt2mGAqAcAQEGd##-#CjYWt2mGAqAcAQEGc##-#CjYWt2mGAqAcAQEGb##-#CjYWt2mGAqAcAQEGa##-#AbYWt2mGAqAcAQS_####-#ATYWt2mGAqAcAQKP#ç##-#ATYWt2mGAqAcAQKP#æ##-#ATYWt2mGAqAcAQKP#å##-#ATYWt2mGAqAcAQKP#ä##-#7DYWt2mGAqAcAQDdO##-#7DYWt2mGAqAcAQDdN##-#7DYWt2mGAqAcAQDdM##-#7DYWt2mGAqAcAQDdL##-#7DYWt2mGAqAcAQDdK##-#7DYWt2mGAqAcAQDdJ##-#7DYWt2mGAqAcAQDdI##-#7DYWt2mGAqAcAQDdH##-#7DYWt2mGAqAcAQDdG##-#7DYWt2mGAqAcAQDdF##-#7DYWt2mGAqAcAQDdE##-#7DYWt2mGAqAcAQDdD##-#7DYWt2mGAqAcAQDdC##-#7DYWt2mGAqAcAQDdB##-#7DYWt2mGAqAcAQDdA##-#7DYWt2mGAqAcAQDd@##-#5LExt2mGAqAcAQde#~##-#5LExt2mGAqAcAQde#}##-#5LExt2mGAqAcAQde#t##-#2DYWt2mGAqAcAQCe###-#2DYWt2mGAqAcAQCe###-#2DYWt2mGAqAcAQCe###-#.DYWt2mGAqAcAQCp"##-#.DYWt2mGAqAcAQCp!##########g#####�#####�#####€#####s#####p#####o#,###m#####l#####k#####j#####i#####h#####g###########ð#####ï#####î#####í#####ì#####ë#####ê#####é#####è#####ã#####Ý####`####[####W####P####?####&lt;####1####/####(######### ###################</text:p>
        <text:p text:style-name="P6">#########<text:line-break/>####<text:tab/>######################################<text:tab/><text:line-break/></text:p>
        <text:p text:style-name="P6">þ</text:p>
        <text:p text:style-name="P6">è#¨#’</text:p>
        <text:p text:style-name="P6">N</text:p>
        <text:p text:style-name="P6">d#²#È#Þ#ô<text:tab/><text:line-break/><text:tab/> <text:tab/>6#|#f###ê#Ô#†#p#Z#D#.#####ì#Ö#À#ª#”#~#h#´#ž###2#H#^</text:p>
        <text:p text:style-name="P6">¦</text:p>
        <text:p text:style-name="P6">¼</text:p>
        <text:p text:style-name="P6">Ò#$#˜#®#Ä#Ú#ð#####2#H#^#‚#°#Æ#Ü#ò#####4#J#`#v#Œ#¢#ˆ#r#\#F#0####<text:line-break/>î<text:line-break/>Ø<text:line-break/>Â<text:line-break/>¬###&amp;#&lt;#R</text:p>
        <text:p text:style-name="P6">"#Ê</text:p>
        <text:p text:style-name="P6"/>
        <text:p text:style-name="P6">#à#ö</text:p>
        <text:p text:style-name="P6">8#Š# #¶#Ì#â#ø###$#:#P#f#|#t#Š# #¶#Ì#â#ø###@#V#l<text:line-break/>–<text:line-break/>€<text:line-break/>j<text:line-break/>T<text:line-break/>&gt;<text:line-break/>(<text:line-break/>#<text:tab/>ü<text:tab/>æ<text:tab/>Ð<text:tab/>º<text:tab/>¤#¾###t</text:p>
        <text:p text:style-name="P6">z</text:p>
        <text:p text:style-name="P6">�#:#P#¸#Î#ä#ú#œ#�#¦#¼#Ò#è#þ###*#’#¨#d#z#¾#Ô#ê#,#B#X#n#„#š<text:tab/>Ž<text:tab/>x<text:tab/>b<text:tab/>L</text:p>
        <text:p text:style-name="P6">##-#CjYWt2mGAqAcAQEG#a##-#CjYWt2mGAqAcAQEG#b##-#CjYWt2mGAqAcAQEG#ì##-#CjYWt2mGAqAcAQEG#ë##-#CjYWt2mGAqAcAQEG#á##-#CjYWt2mGAqAcAQEG#à##-#CjYWt2mGAqAcAQEG#\##-#CjYWt2mGAqAcAQEG#ï##-#CjYWt2mGAqAcAQEG#î##-#CjYWt2mGAqAcAQEG#í##-#CjYWt2mGAqAcAQEG#]##-#CjYWt2mGAqAcAQEG#w##-#CjYWt2mGAqAcAQEG#x##-#CjYWt2mGAqAcAQEG#y##-#CjYWt2mGAqAcAQEG#z##-#CjYWt2mGAqAcAQEG#{##-#CjYWt2mGAqAcAQEG#|##-#CjYWt2mGAqAcAQEG####-#CjYWt2mGAqAcAQEG####-#CjYWt2mGAqAcAQEG####-#CjYWt2mGAqAcAQEG####-#CjYWt2mGAqAcAQEG####-#CjYWt2mGAqAcAQEG####-#CjYWt2mGAqAcAQEG####-#CjYWt2mGAqAcAQEG####-#CjYWt2mGAqAcAQEG# ##-#CjYWt2mGAqAcAQEG#!##-#CjYWt2mGAqAcAQEG#"##-#CjYWt2mGAqAcAQEG####-#CjYWt2mGAqAcAQEG#c##-#CjYWt2mGAqAcAQEG#d##-#CjYWt2mGAqAcAQEG#e##-#CjYWt2mGAqAcAQEG#f##-#CjYWt2mGAqAcAQEG#/##-#CjYWt2mGAqAcAQEG#0##-#CjYWt2mGAqAcAQEG#1##-#CjYWt2mGAqAcAQEG#2##-#CjYWt2mGAqAcAQEG#ý##-#CjYWt2mGAqAcAQEG#ü##-#CjYWt2mGAqAcAQEG#û##-#CjYWt2mGAqAcAQEG#ú##-#CjYWt2mGAqAcAQEG#ù##-#CjYWt2mGAqAcAQEG#ø##-#CjYWt2mGAqAcAQEG#÷##-#CjYWt2mGAqAcAQEG#ö##-#CjYWt2mGAqAcAQEG#õ##-#CjYWt2mGAqAcAQEG#ô##-#CjYWt2mGAqAcAQEG#ó##-#CjYWt2mGAqAcAQEG#ò##-#CjYWt2mGAqAcAQEG#ñ##-#CjYWt2mGAqAcAQEG#ð##-#CjYWt2mGAqAcAQEG#g##-#CjYWt2mGAqAcAQEG#ä##-#CjYWt2mGAqAcAQEG#å##-#CjYWt2mGAqAcAQEG#æ##-#CjYWt2mGAqAcAQEG#ç##-#CjYWt2mGAqAcAQEG#è##-#CjYWt2mGAqAcAQEG#é##-#CjYWt2mGAqAcAQEG#ê##-#CjYWt2mGAqAcAQEG#€##-#CjYWt2mGAqAcAQEG###-#CjYWt2mGAqAcAQEG#~##-#CjYWt2mGAqAcAQEG#}##-#CjYWt2mGAqAcAQEG#[##-#CjYWt2mGAqAcAQEG#Z##-#CjYWt2mGAqAcAQEG#Y##-#CjYWt2mGAqAcAQEG#X##-#CjYWt2mGAqAcAQEG#W##-#CjYWt2mGAqAcAQEG#V##-#CjYWt2mGAqAcAQEG#U##-#CjYWt2mGAqAcAQEG#T##-#CjYWt2mGAqAcAQEG#S##-#CjYWt2mGAqAcAQEG#R##-#CjYWt2mGAqAcAQEG#Q##-#CjYWt2mGAqAcAQEG#P##-#CjYWt2mGAqAcAQEG#.##-#CjYWt2mGAqAcAQEG#-##-#CjYWt2mGAqAcAQEG#,##-#CjYWt2mGAqAcAQEG#+##-#CjYWt2mGAqAcAQEG#*##-#CjYWt2mGAqAcAQEG#)##-#CjYWt2mGAqAcAQEG#(##-#CjYWt2mGAqAcAQEG#'##-#CjYWt2mGAqAcAQEG#&amp;##-#CjYWt2mGAqAcAQEG#%##-#CjYWt2mGAqAcAQEG#$##-#CjYWt2mGAqAcAQEG#ÿ##-#CjYWt2mGAqAcAQEG#þ##-#CjYWt2mGAqAcAQEG#4##-#CjYWt2mGAqAcAQEG#6##-#CjYWt2mGAqAcAQEG#7##-#CjYWt2mGAqAcAQEG#5##-#CjYWt2mGAqAcAQEG#3##-#CjYWt2mGAqAcAQEG#8##-#CjYWt2mGAqAcAQEG#â##-#CjYWt2mGAqAcAQEG#ã##-#CjYWt2mGAqAcAQEG#_##-#CjYWt2mGAqAcAQEG#`##-#CjYWt2mGAqAcAQEG#<text:tab/>##-#CjYWt2mGAqAcAQEG#<text:line-break/>##-#CjYWt2mGAqAcAQEG####-#CjYWt2mGAqAcAQEG#ß##-#CjYWt2mGAqAcAQEG#Þ##-#CjYWt2mGAqAcAQEG#Ý##-#CjYWt2mGAqAcAQEG#Ü##-#CjYWt2mGAqAcAQEG####-#CjYWt2mGAqAcAQEG#�##-#CjYWt2mGAqAcAQEG##</text:p>
        <text:p text:style-name="P6">(#)<text:line-break/>2<text:tab/>8#;#@#H#O#Y#`#o#}#Œ#Ð#&amp;#|#(#�vƒ#</text:p>
        <text:p text:style-name="P6"><text:line-break/>###s#ß##Ê#¯#”#y#^#C#(#</text:p>
        <text:p text:style-name="P6"/>
        <text:p text:style-name="P6">ñ</text:p>
        <text:p text:style-name="P6">Ö</text:p>
        <text:p text:style-name="P6">»</text:p>
        <text:p text:style-name="P6"> </text:p>
        <text:p text:style-name="P6">…</text:p>
        <text:p text:style-name="P6">j</text:p>
        <text:p text:style-name="P6">O</text:p>
        <text:p text:style-name="P6">4</text:p>
        <text:p text:style-name="P6">##þ#ã#È#­#’#w#\#A#&amp;##<text:line-break/>ð<text:line-break/>Õ<text:line-break/>º<text:line-break/>Ÿ<text:line-break/>„<text:line-break/>i<text:line-break/>N<text:line-break/>3<text:line-break/>#<text:tab/>ý<text:tab/>â<text:tab/>Ç<text:tab/>¬<text:tab/>‘<text:tab/>v<text:tab/>[#å<text:tab/>@<text:tab/>%<text:tab/><text:line-break/>#ï#Ô#¹#ž#ƒ#h#M#2###ü#á#Æ#«#�#u#Z#?#$#<text:tab/>#î#Ó#¸#�#‚#g#L#1###û#à#Å#ª#�#t#Y#&gt;#####í#Ò#·#œ#�#f#K#0###ú#ß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7#ProjectFillColorModel#”##7#ProjectFillColorModel#“##7#ProjectFillColorModel#’##7#ProjectFillColorModel#‘##7#ProjectFillColorModel#�##7#ProjectFillColorModel#�##7#ProjectFillColorModel#Ž##7#ProjectFillColorModel#�##7#ProjectFillColorModel#Œ##7#ProjectFillColorModel#‹##7#ProjectFillColorModel#Š##7#ProjectFillColorModel#‰##7#ProjectFillColorModel#ˆ##7#ProjectFillColorModel#‡##7#ProjectFillColorModel#†##7#ProjectFillColorModel#…##7#ProjectFillColorModel#„##7#ProjectFillColorModel#ƒ##7#ProjectFillColorModel#‚##7#ProjectFillColorModel#�##7#ProjectFillColorModel#€##7#ProjectFillColorModel###7#ProjectFillColorModel#~##7#ProjectFillColorModel#}##7#ProjectFillColorModel#|##7#ProjectFillColorModel#{##7#ProjectFillColorModel#z##7#ProjectFillColorModel#y##7#ProjectFillColorModel#x##7#ProjectFillColorModel#w##7#ProjectFillColorModel#v##7#ProjectFillColorModel#u##7#ProjectFillColorModel#t##7#ProjectFillColorModel#s##7#ProjectFillColorModel#r##7#ProjectFillColorModel#q##7#ProjectFillColorModel#p##7#ProjectFillColorModel#o##7#ProjectFillColorModel#n##7#ProjectFillColorModel#m##7#ProjectFillColorModel#l##7#ProjectFillColorModel#k##7#ProjectFillColorModel#j##7#ProjectFillColorModel#i##7#ProjectFillColorModel#h##7#ProjectFillColorModel#g##7#ProjectFillColorModel#f##7#ProjectFillColorModel#e##7#ProjectFillColorModel#d##7#ProjectFillColorModel#c##7#ProjectFillColorModel#b##7#ProjectFillColorModel#a##7#ProjectFillColorModel#_##7#ProjectFillColorModel#^##7#ProjectFillColorModel#]##7#ProjectFillColorModel#\##7#ProjectFillColorModel#[##7#ProjectFillColorModel#Z##7#ProjectFillColorModel#Y##7#ProjectFillColorModel#X##7#ProjectFillColorModel#W##7#ProjectFillColorModel#V##7#ProjectFillColorModel#U##7#ProjectFillColorModel#T##7#ProjectFillColorModel#S##7#ProjectFillColorModel#R##7#ProjectFillColorModel#Q##7#ProjectFillColorModel#P##7#ProjectFillColorModel#O##7#ProjectFillColorModel#N##7#ProjectFillColorModel#M##7#ProjectFillColorModel#L##7#ProjectFillColorModel#K##7#ProjectFillColorModel#J##7#ProjectFillColorModel#I##7#ProjectFillColorModel#H##7#ProjectFillColorModel#G##7#ProjectFillColorModel#F##7#ProjectFillColorModel#E##7#ProjectFillColorModel#D##7#ProjectFillColorModel#C##7#ProjectFillColorModel#B##7#ProjectFillColorModel#A##7#ProjectFillColorModel#@##7#ProjectFillColorModel#?##7#ProjectFillColorModel#&gt;##7#ProjectFillColorModel#=##7#ProjectFillColorModel#&lt;##7#ProjectFillColorModel#;##7#ProjectFillColorModel#:##7#ProjectFillColorModel#9##7#ProjectFillColorModel#8##7#ProjectFillColorModel#7##7#ProjectFillColorModel#6##7#ProjectFillColorModel#5##7#ProjectFillColorModel#4##7#ProjectFillColorModel#3##7#ProjectFillColorModel#2##7#ProjectFillColorModel#1##7#ProjectFillColorModel#0##7#ProjectFillColorModel#/##7#ProjectFillColorModel#.##7#ProjectFillColorModel#-##7#ProjectFillColorModel#,##7#ProjectFillColorModel#+##7#ProjectFillColorModel#*##7#ProjectFillColorModel#)##7#ProjectFillColorModel#(##7#ProjectFillColorModel#'##7#ProjectFillColorModel#&amp;##7#ProjectFillColorModel#<text:soft-page-break/>%##7#ProjectFillColorModel#$##7#ProjectFillColorModel####7#ProjectFillColorModel#"##7#ProjectFillColorModel#`</text:p>
        <text:p text:style-name="P6"> #œ<text:line-break/>š<text:tab/>¤#¥#W#W#V#`#e#g#Z###Z#########################################################�uƒ-</text:p>
        <text:p text:style-name="P6">#[##d#ú</text:p>
        <text:p text:style-name="P6">##Â#[#g#˜<text:line-break/>¶<text:tab/>ˆ#b#â#â#¾#####################################################‚#ƒ@</text:p>
        <text:p text:style-name="P6">#</text:p>
        <text:p text:style-name="P6">½ïWD9³A«¡MS#T#:!ñ¥1´ã”Ñ¬dK#”D0öëg7h#Šzˆí—÷üì”�~#M#ÒyeMF“»#%Òlm¥L�ÑÍkyûHGü†­ƒtÒ†Ó^–Ö5"xÎfÂ‡®²2’l­¶.£…{#ôðK‡CJ‚#Æï…#ýSF¡ÑQªz#bW#-œý#ªØ·`%ünµ#^B†®¾¬#ƒ)%�‚¦ZÁ##Îú‘<text:line-break/>#6ç¬´&amp;t[0¢#½±#ÚÖ”xõ#Y’@#N##¡#²9›ÛJê‰–�4a#¬\«Ú`rÖ(—³Ùòí}&lt;ÍŸ_ò9ò®28+l#s#L¢zÿ¢R*­£ç¤5�¤i/#&lt;ôÒûa´^;Q)¸¾ŽV“Ž}â; ‚C€#g¹söH&gt;d­L#n¼D ˆ«ù#ÚK|îê*#J-ÆÙÊáÆÕAžçß,Ö«I1-§“1Þú‡ñ#ºŒþeí#‰žÀÂ~###cƒ<text:line-break/>##Q…P#stereotypeFormats/PTYWt2mGAqAcAQQy#‹########uRMoÂ0</text:p>
        <text:p text:style-name="P6">½ïWD9³A«¡MS#T#:!ñ¥1´ã”Ñ¬dK#”D0öëg7h#Šzˆí—÷üì”�~#M#ÒyeMF“»#%Òlm¥L�ÑÍkyûHGü†­ƒtÒ†Ó^–Ö5"xÎfÂ‡®²2’l­¶.£…{#ôðK‡CJ‚#Æï…#ýSF¡ÑQªz#bW#-œý#ªØ·`%ünµ#^B†®¾¬#ƒ)%�‚¦ZÁ##Îú‘<text:line-break/>#6ç¬´&amp;t[0¢#½±#ÚÖ”xõ#Y’@#N##¡#²9›ÛJê‰–�4a#¬\«Ú`rÖ(—³Ùòí}&lt;ÍŸ_ò9ò®28+l#s#L¢zÿ¢R*­£ç¤5�¤i/#&lt;ôÒûa´^;Q)¸¾ŽV“Ž}â; ‚C€#g¹söH&gt;d­L#n¼D ˆ«ù#ÚK|îê*#J-ÆÙÊáÆÕAžçß,Ö«I1-§“1Þú‡ñ#ºŒþeí#‰žÀÂ~###c…8##{Š##projectOptions/DataTypeOptions/LanguageDataType.options#‹########å—ßoÓ0#Çßù+¢ìq‚</text:p>
        <text:p text:style-name="P6">Z3žŠAX®Ó·?±5³-Ÿ¥p?#ôše#¥#0Ù;ÛhÏ¶##A´d™#Äª\#óšoB±ÂH¸4Ï#%##È—*3/Y+##APdüøkgÆxQaüêM¬ ZBÚ#ó`æ`¯Mþ‘ÉmÀÓ•#=athgô#žÝ¸#]°#Þ¿#rÉ²-jCäVc,½#‹#ÍBžâ#"ž2�b¼F4-3VT¥�ñ±#º¡;#H~‡Q¼#+˜8</text:p>
        <text:p text:style-name="P6"/>
        <text:p text:style-name="P6">Ý)êûªÛv_¨(âÍUCÒ½‚h<text:line-break/>…ú#¨¨K™óDB&lt;$:RmãâUY›Lˆòªm‚‡Ç|ú}0:=­/#=&lt;Øg&gt;ÿ©¯È¹ÙSÝ–ÿÅkU#‹Ø<text:line-break/>¯Œ]H-Ôÿ:è#,0¯##ÔýÆ¢ûóàé9¿åyÉ„5d9�êä#Í#ì6$®_´ÒGX„#ìFvˆëÖÁ³Iõ#T@ÓÅwˆÌ±m<text:tab/>jOª–�8A´»ÛgçjtÒÈóäá“÷¥Þ»DìÿŽh#ž‘#=#¡d&lt;!%*M\’RŠ—‘~'#QÆWE�è£¹ŽRD�…#¿#æŒûeº@#E#úó#1ó&amp;u#ôðÿû»kW-#ÄÖüà7â{‚Îq###c…^##5‹##cppCodeSync.settings#‹########•–ÛrÚ0#†ïû##:“»#¸ë€P†Ch™¶�#y#Å^ƒ¦²äJk#aòî•</text:p>
        <text:p text:style-name="P6">vb[@{Ç°ÿÿyÙ]ïBî·‰#6 </text:p>
        <text:p text:style-name="P6">a¹K¡0r‰Îç“”Æi<text:line-break/>š¹Ìç€™–#í#Å£#~�²¤Ì˜f<text:tab/> èÓ�¯H(#h#ÂT##3f#¡`#vá½sÎ#šw³­7ê,D¥/!¼Ê#ô#p­¢#Œ†¨´?È,¹`®I(ùÁ%˜#ÄJÃD†"‹`Ä5„È7PñŸÑ#!ýØ#õ#£]2¼²J#c®</text:p>
        <text:p text:style-name="P6">ÃžsX#íJkß¿D¡µ#!)gƒÞmÿ¦g#ó¸OÙÓ ·YO¯¾õî�#öˆû°Ú3o#+#JÇ#C@’P¹J<text:tab/>ú˜(Xïc°v$L`Ð£Lõ#ûº<text:tab/>R#ç1#¢µ– #ÁÊô#§~‰ß€,T#D�##ˆöß##Ç#<text:line-break/>âÁœ�B"å#¼�dÚ9÷F3[0'2: Dâ).º$#‘…Ð/P[îwhÔ@#}Â’¨ƒ\�#T—1®ÒOÚ–#‘V°cÿ¤</text:p>
        <text:p text:style-name="P6">ä##.`A¼ä©Uë,ò(ä#¸Oí:·…N#ÐÈg#Å\¨³2-Àr6#¨4ãÌ\#Ë<text:line-break/>°Aèk5�#¬!6¥B^²®*Î##Ó øAYSñUu# •| l-â38C¤µ#ªÙ4´C#�±I#«ý�ûû:µ#tì%D|wÔÑ_Òý#m<text:tab/>{#ÍÝGìXâ©,žKa#ƒV{#×±]ßÏêb†Ç###üIHH#<text:line-break/>þo&lt;”ªâ#pÇÎ¢ÆÇ)#K#@à¡mœÁ#<text:tab/>e*z##…™#,kñ##©·7ö°#5#+ú<text:line-break/>†ã•˜co$Þ&amp;ßÉŽ&lt;#–6õäšãáŒû¢&gt;;žëà�x#V-y#Õ±õ#¼üœ2r2Cx#Eô#ZáJÉ=š¦Û,ð#ßO#</text:p>
        <text:p text:style-name="P6">Î±#?Ö#Åa©&lt;¯¯­õ|&lt;·®,Š#ˆ°¤­ƒ§ízë#xÎzûôñöæNaŽÏ#ƒgkÃd#ë#°äôäÅƒt�ýüåNçSû¥^Š6¬š‚H=µÔ–Êþ�äƒíÛ]¶¨2##¢Q¡Jµ#Ö!ÎGÔLhU#:6Q¹w</text:p>
        <text:p text:style-name="P6">7#âé–™#û#§SFê###cƒb##w†Z#projectOptions/BPMNOptions/IDPositionRotation.options#‹########¥–Mo‚0#€ïû#¤÷Mfvð##çWHf$ÓyÚ¥Â#eÃÖ•âÇ¿#$š”‚†·=‘˜&gt;#M?#ñ#ç}ê#Ad<text:tab/>g&gt;y}q‰#,âqÂ¶&gt;ùZMŸ{dÐò‚qÈ³D#ƒ&gt;¹¤å³ïÝ~™ó#R'#ûä=\Ñì—8kšæÐõÉwîºî#é{�ÊØft™oBÁ#È2CÁŒJ8Ñ‹!#ržjh·%úA#hè¦%:¦’.6?#IMÐC##vÈmøE.í#KÉ…¾#mù¥¤BNŽÀô<text:tab/>´Ý¸€I#{ˆ“bûm&lt;##Ûà3Áóƒ!;Ú#ëÇ·‚#v#‹#¤j¬oÓˆ¦é0’É1‘¦WªT¨s²Ô­à,‡Œ]ûc(™#+B·úamÝ(øË‹&lt;Â4å'M#¸<text:tab/>X#†YÆ£¤i#Ú#Ê;‹³Üª§õWÒ-ÉÊÐf²v8‘|µôHX<text:tab/>=’T:�$k™7àÕÊ›¼^�¼#¯6#»Ýzâ‘ü½Â#5Zà±gNé;#½“w#‹í#jˆ»�áAÛ‘¶Æ´##Õ²c�h=ìê_Cû×›#êAF<text:line-break/>š«þ@Òiøªÿ#R</text:p>
        <text:p text:style-name="P6">##c</text:p>
        <text:p text:style-name="P6">?<text:line-break/>=<text:tab/>Â<text:tab/>C#Ã#¶#Ý#�#########################################################################################################################################################################################################################################################################k###�@#ormpane.xml#‹########³±¯ÈÍQ(K-*ÎÌÏ³U2Ô3PRHÍKÎOÉÌK·U<text:line-break/></text:p>
        <text:p text:style-name="P6">#ýi˜ÅY?êµ[qï´ýáÝï&lt;£ƒ‹³ßÎºg?#¾´[Ãp#é­²?F‚#·_¿z©õ)#øù¢“ô¢þëW½¤Ûzˆâû‡ì´Í}8µ¯qôû÷³#ý#÷²#qö¶Í&amp;#}:mÛ“ú¿óúï…f¯_�#ÂQ$~Ó=í�'ƒA8ì]¤Éã¨Õ�#áè!îŽ¯â±#Î²Å#±hþçXL¼¨Å-÷™?.Z#qœgùù_`#»\#ñ9!#¡K#"Žðäù8#aZá#qµÂáCÏ"þÒÅƒC#Ùw`Q[+â·Ó™Bà+Á#¶tqä!¢sqœ`�«#Ï¢þ¼âÁ·�åØË#ÑX#ÂÅ #±#ª#Çr###Hn9îÒ…Ã!R Žg9¾V#‹Ùy#uñ<text:tab/>##£K##�H‰2¡XL+Üb.##¤g1éâÁ!R–,°¸­#bq<text:line-break/>ï¢îXœ-]#y#“ÂãÜâ®V&lt;‹ûð.ê�åÚË#ÑX#"Eå#Ë¥Zq,—Á»¨‹ëÌ]ºp8DÊÉõ,××J`y¶|#u�X#]º#8\JÈs,�MŠd®Ç-Ï-#ùk&lt;Ïò|(p”¸ÈmY&lt;É&lt;_\À#Š&lt;Iß±|#EvçsËw¡È^|a:üI‘#ù�#ØÓâËî#b#T+²ÓÀ±#¦#ÙuÀ­ÀÕŠ# ð¬À×Š##�VÊ.¼#9#±<text:tab/>¼Sx##a3x#–Æv×|qxÉ^„ñ±ý5_#¼d/p¦Ò²J›ºÖK#/ßá—*s(í¢´¨k½#¼d/â#K#»ÖË…—ìE:Œ`Í—#/Ñ##&gt;1÷u7I#ö…Oõˆð‹÷Ò#ÊàÿÀŸKG:ŽoûÂegéc$½vþõ&lt;7Úzÿñìüæò‡#gW�w7#/Ï¯OÛ3#}þáÃtx##ß·—#ôåt´ÂÈ…#ß#Óá(Ì#Zòí&lt;#<text:line-break/>´#ðD‡q#J^øþwöß¯¸[®#æJB5*#Ðê×¿K83”0íã£#žLðLÕ<text:tab/>vûñ#ÎDž#sd‡#†õH©N¸#£B£##­ä)di8#ß%é@t&amp;&gt;ëØùK«KžÈ1uÖÜÅ}�ïÆI?îµÎ&gt;^¼9mSÎÏ#¥#©í]PÆßÈ£à{ñ_µ~™ÿº—òÜ‘¡E†Ž³4ùo4ËRû£}a#˜ùÔ#þ+X/#ï¤#Ž#Ln·úñ0:ù’Ä2#h·#q#¥'ýXüÏA´:ðd‚¥Õùè½-/*áB4ù#�BhH#æ›ÈE#¾3¾C#y¸;#|öáæò###•�V##s‚F#HTMLStringProperties/01NWt2mGAqAcAQWd_documentation#‹########=OA#Â #¼›ø‡±ž<text:tab/>ê#±'?‚-µ$T#ÙCÑøw)¬îi23»3«Gš|»Ý#z´¦/(ãHÉ[Pší¥!»�ìblÚ¢eu'#Cà#ú„7ºàÃSa(sÆ##$#39Ÿ#®Îøpg2º—U8žæ##¾"D=­eÉå#¥”ü·ÒkÒ¯ßÌ ºV_e´dW^¬�}#�Œ=.á###c„<text:line-break/>##Y‡H#persistentModelFiles/PrintingFramework#‹########­TÁn£0#½ïW Ÿ³,�@A<text:line-break/>©ÔTYU"UÔÍîÝ�<text:tab/>±b&lt;È˜¦í×ï#’lÂ^‘�±Çã÷žÇ~ž?~TÒy#Ý#T)ó]�9 r,„*Sö{»ú#³ÇÅ·ùÆf4#”Yc#r1ßh¡</text:p>
        <text:p text:style-name="P6">%­4¯à„úèìÐ#¬^”#�<text:tab/>#){##7ñcß÷‚i##^Èœü€õšëã#%j¢#â‰siþÍf JsHY@+öBÂ+Q¤Ìö</text:p>
        <text:p text:style-name="P6">A#Þ6^ÿÝãmáÃtBºX#{3#ƒE»Ç#åaD‚#îÂPJÜq¹á%¼¶Õ#è,:</text:p>
        <text:p text:style-name="P6">æ#€#c–ï#ïBÞÇ2àûñ#,Ú=þhå»�»0ˆŠ*Çw#ž°UECw=p)¹og¡ïN§A#OgÑ,Œ¢dâDÉÃÐ<text:line-break/>¢Y]ï°Ñ-ØHgªåÙ#×#A-¨|6Su7#É®#¯É|¸liw¤±&amp;=ç½v£šNO|Ñ(LÂ¡˜xæ#ÅÔ#Þ#œ2þ‰­é!¬”gÁKò÷#Ï�¥¶;½jÒ�“&amp;{^žmA</text:p>
        <text:p text:style-name="P6">Ö7Î�#kÊ¶�Ÿš#VüÙïý&gt;)¾Õ\ÑyèáÔ#bu®‰ç†l1ÿñß;ccƒÇè/RCÐEÅ###c~</text:p>
        <text:p text:style-name="P6">#[�,#projectPropertiesFiles/VPUMLTreeOptions#‹########³±¯ÈÍQ(K-*ÎÌÏ³U2Ô3PRHÍKÎOÉÌK·U<text:line-break/></text:p>
        <text:p text:style-name="P6">#projectPropertiesFiles/OptionCodeGeneration#‹########íUM�›0#½÷W ßÛ&amp;i+õ#¬ÈfS¥ê6«„ý#Ž=P«Æ¶Œ#uÿ}mŒYBhN=î</text:p>
        <text:p text:style-name="P6">-?,P#‚HÊD�¡çrûþ+ºËß¥{e\À½¤ð</text:p>
        <text:p text:style-name="P6">½ïWT9³A:¡�)</text:p>
        <text:p text:style-name="P6">í8e4+ÙÒ#%#ŒýúÙ</text:p>
        <text:p text:style-name="P6">¦$©#4Õ<text:line-break/>ŽˆpÖ�T#°9g…5¡Ý‚#5è�•Ð¶"‰W¿�Q<text:line-break/>Q8il„bÈælnK©'ZÖÒ„#°r­*ƒÉY£XÎfË·÷ñ4~ÉçÈ»Êàldk˜;`#Õ»#•Bi#=ÓÆ4#¤�”&gt;tèà&gt;Z¯œ(#\_G«´eŸø#ˆà# ÇYîœ=&amp;#²R¦<text:tab/>7^"0Š«ù#ÚK|îò*#J<text:line-break/>#@#i#þ##ê#Ô#t#####¿#*#ª#•#€#k#U#?#)###ý#˜#è#Ó#¾#©#”##i#S#=#Ä#'##</text:p>
        <text:p text:style-name="Preformatted_20_Text"/>
        <text:p text:style-name="P6">ô</text:p>
        <text:p text:style-name="P6">Þ</text:p>
        <text:p text:style-name="P6">È</text:p>
        <text:p text:style-name="P6">²</text:p>
        <text:p text:style-name="P6">œ</text:p>
        <text:p text:style-name="P6">†</text:p>
        <text:p text:style-name="P6">p</text:p>
        <text:p text:style-name="P6">Z</text:p>
        <text:p text:style-name="P6">D</text:p>
        <text:p text:style-name="P6">.</text:p>
        <text:p text:style-name="P6">## #V#‚</text:p>
        <text:p text:style-name="P6">##î#Ø#Â###l#¬#–#H#Ú#�#l#W#A#+##<text:line-break/>ÿ<text:line-break/>é<text:line-break/>Ó<text:line-break/>½<text:line-break/>§<text:line-break/>‘<text:line-break/>{<text:line-break/>e<text:line-break/>O#Š<text:line-break/>:<text:line-break/>%<text:line-break/>#<text:tab/>û<text:tab/>æ<text:tab/>Ñ<text:tab/>¼#®<text:tab/>§#þ<text:tab/>’<text:tab/>|#2<text:tab/>f<text:tab/>P<text:tab/>:<text:tab/>$<text:tab/>##ø#â#Ì#¶#¶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-#zAVZt2mGAqAcAQmK#†##-#pteZt2mGAqAcAQk_#€##-#qeqJt2mGAqAcAQfp#w####x0dut2mGAqAcAQXr#m##-#v29Wt2mGAqAcAQW9#i##-#wHYWt2mGAqAcAQWO#c##-#v7YWt2mGAqAcAQWJ#^##-#r7YWt2mGAqAcAQWB#V##-#z7YWt2mGAqAcAQV_#T##-#t7YWt2mGAqAcAQV5#N##-#x7YWt2mGAqAcAQVv#D##-#u7YWt2mGAqAcAQVs#A##-#q7YWt2mGAqAcAQVl#:##-#w7YWt2mGAqAcAQVS#/##-#zbYWt2mGAqAcAQUt#,##-#wbYWt2mGAqAcAQTD# ##-#trYWt2mGAqAcAQSX####-#prYWt2mGAqAcAQSK####-#xrYWt2mGAqAcAQSI####-#urYWt2mGAqAcAQR_#<text:line-break/>##-#zjYWt2mGAqAcAQJe#¶##-#zjYWt2mGAqAcAQJd#µ##-#zjYWt2mGAqAcAQJc#´##-#zjYWt2mGAqAcAQJb#³##-#zjYWt2mGAqAcAQJa#²##-#zjYWt2mGAqAcAQJZ#±##-#zjYWt2mGAqAcAQJY#°##-#zjYWt2mGAqAcAQJX#¯##-#zjYWt2mGAqAcAQJW#®##-#zLYWt2mGAqAcAQRg#ÿ##-#zDYWt2mGAqAcAQDR=##-#z9YWt2mGAqAcAQBR###-#yjYWt2mGAqAcAQEYq##-#yjYWt2mGAqAcAQEXp##-#yjYWt2mGAqAcAQEWo##-#yjYWt2mGAqAcAQEVn##-#yjYWt2mGAqAcAQEUm##-#yjYWt2mGAqAcAQETl##-#yjYWt2mGAqAcAQESk##-#xjYWt2mGAqAcAQGz#</text:p>
        <text:p text:style-name="P6">##-#xjYWt2mGAqAcAQG9####-#xjYWt2mGAqAcAQG8####-#xjYWt2mGAqAcAQG7####-#xjYWt2mGAqAcAQG6####-#xjYWt2mGAqAcAQG5####-#xjYWt2mGAqAcAQG4####-#xjYWt2mGAqAcAQG3####-#xjYWt2mGAqAcAQG2####-#xjYWt2mGAqAcAQG1####-#xjYWt2mGAqAcAQG0#</text:p>
        <text:p text:style-name="P6">I###î##K</text:p>
        <text:p text:style-name="P6">ö#Ë#Ñ#¼#¼#¼###\#¬#ð#.#Z#†#†#############<text:line-break/>#&amp;#w#0###<text:line-break/>ð<text:line-break/>Õ<text:line-break/>º<text:line-break/>Ÿ<text:line-break/>„<text:line-break/>i<text:line-break/>N<text:line-break/>3<text:line-break/>#<text:tab/>ý<text:tab/>â<text:tab/>Ç<text:tab/>¬<text:tab/>‘<text:tab/>v<text:tab/>[<text:tab/>@<text:tab/>%<text:tab/><text:line-break/>#ï#Ý#¤#”#„#I#Ò#r#Æ#é#Ã#´#¥#–#‡#x#i#Z#K#&lt;#-#######ñ#â#Ó#Ä#µ#¦#—#ˆ#y#j#[#L#=#.#######ò#ã#Ô#Å#¶#§#˜#‰#z#k#\#M#&gt;#/# #####ó#ä#Õ#Æ#·#¨#™#Š#{#l#]#N#?#0#â#ñ#4#####æ#Ì#²#˜#~#d#J#0###ü#â#È#®#”#z#`#F#,###ø#Y#´######################ProjectFillColorModel#b####ProjectFillColorModel#c####ProjectFillColorModel#d####P######################ProjectFillColorModel#b####ProjectFillColorModel#c####ProjectFillColorModel#d####ProjectFillColorModel#e####ProjectFillColorModel#f####ProjectFillColorModel#g#&amp;##Viewpoint#f#&amp;##Viewpoint#e####Viewpoint#d####Viewpoint#c####Viewpoint#b####Viewpoint#a####Viewpoint#`####Viewpoint#_####Viewpoint#^####Viewpoint#]####Viewpoint#\####Viewpoint#[####Viewpoint#Z####Viewpoint#Y####Viewpoint#X####Viewpoint#W####Viewpoint#V####Viewpoint#U####Viewpoint#T####Viewpoint#S####Viewpoint#R####Viewpoint#Q####Viewpoint#P####Viewpoint#O####Viewpoint#N####Viewpoint#M####Viewpoint#L####Viewpoint#K####Viewpoint#J####Viewpoint#I####Viewpoint#H####Viewpoint#G####Viewpoint#F####Viewpoint#E####Viewpoint#D####Viewpoint#C####Viewpoint#B####Viewpoint#&lt;####Viewpoint#8####Viewpoint#7####Viewpoint#.####Viewpoint#-####Viewpoint#,####Viewpoint#+####Viewpoint#*####Viewpoint#)####Viewpoint#(####Viewpoint#'####Viewpoint#&amp;####Viewpoint#%####Viewpoint#$####Viewpoint######Viewpoint#"####Viewpoint#!####Viewpoint# ####Viewpoint######Viewpoint######Viewpoint######Viewpoint######Viewpoint######Viewpoint######Viewpoint######Viewpoint######Viewpoint#<text:line-break/>##/#StyleSetContainer######Viewpoint####5#ViewpointStakeholder####5#ViewpointStakeholder####5#ViewpointStakeholder####5#ViewpointStakeholder####5#ViewpointStakeholder####5#ViewpointStakeholder####5#ViewpointStakeholder####5#ViewpointStakeholder#ÿ##5#ViewpointStakeholder#þ##5#ViewpointStakeholder#ý##5#ViewpointStakeholder#ü##5#ViewpointStakeholder#û##5#ViewpointStakeholder#ú##5#ViewpointStakeholder#ù##5#ViewpointStakeholder#ø##5#ViewpointStakeholder#÷##5#ViewpointStakeholder#ö##5#ViewpointStakeholder#õ##5#ViewpointStakeholder#ô##5#ViewpointStakeholder#ó##5#ViewpointStakeholder#ò##5#ViewpointStakeholder#ñ##+#ViewpointLookup#ð##!#Stereotype#ï##3#WFScenarioContainer#í##%#UeXcelerInfo#ë##!#Stereotype#ê##!#Stereotype#é##!#Stereotype#è##'#WSDLContainer</text:p>
        <text:p text:style-name="P6">##1#ValueSpecification0##'#ProjectFormat`##7#ProjectFillColorModel#ª##7#ProjectFillColorModel#©##7#ProjectFillColorModel#¨##7#ProjectFillColorModel#§##7#ProjectFillColorModel#¦##7#ProjectFillColorModel#¥##7#ProjectFillColorModel#¤##7#ProjectFillColorModel#£##7#ProjectFillColorModel#¢##7#ProjectFillColorModel#¡##7#ProjectFillColorModel# ##7#ProjectFillColorModel#Ÿ##7#ProjectFillColorModel#ž##7#ProjectFillColorModel#�##7#ProjectFillColorModel#œ##7#ProjectFillColorModel#›##7#ProjectFillColorModel#š##7#ProjectFillColorModel#™##7#ProjectFillColorModel#˜##7#ProjectFillColorModel#—##7#ProjectFillColorModel#–###¼ProjectFillColorModel#•##7#ProjectFillColorModel#”##7#ProjectFillColorModel#“##7#ProjectFillColorModel#’##7#ProjectFillColorModel#‘##7#ProjectFillColorModel#�##7#ProjectFillColorModel#�##7#ProjectFillColorModel#Ž##7#ProjectFillColorModel#�##7#ProjectFillColorModel#Œ##7#ProjectFillColorModel#‹##7#ProjectFillColorModel#Š##7#ProjectFillColorModel#‰##7#ProjectFillColorModel#ˆ##7#ProjectFillColorModel#‡##7#ProjectFillColorModel#†##7#ProjectFillColorModel#…##7#ProjectFillColorModel#„##7#ProjectFillColorModel#ƒ##7#ProjectFillColorModel#‚##7#ProjectFillColorModel#�##7#ProjectFillColorModel#€##7#ProjectFillColorModel###7#ProjectFillColorModel#~##7#ProjectFillColorModel#}##7#ProjectFillColorModel#|##7#ProjectFillColorModel#{##7#ProjectFillColorModel#z##7#ProjectFillColorModel#y##7#ProjectFillColorModel#x##7#ProjectFillColorModel#w##7#ProjectFillColorModel#v##7#ProjectFillColorModel#u##7#ProjectFillColorModel#t##7#ProjectFillColorModel#s##7#ProjectFillColorModel#r##7#ProjectFillColorModel#q##7#ProjectFillColorModel#p##7#ProjectFillColorModel#o##7#ProjectFillColorModel#n##7#ProjectFillColorModel#m##7#ProjectFillColorModel#l##7#ProjectFillColorModel#k##7#ProjectFillColorModel#j##7#ProjectFillColorMode####Viewpoint#e####Viewpoint#f</text:p>
        <text:p text:style-name="P6"> ###*##V</text:p>
        <text:p text:style-name="P6">Ö#*</text:p>
        <text:p text:style-name="P6"> #²#ô#D#D##################Œ(„+</text:p>
        <text:p text:style-name="P6"/>
        <text:p text:style-name="P6">¶#ð#ð###########t</text:p>
        <text:p text:style-name="P6">#Ð##Œ#£#º#Ð###%</text:p>
        <text:p text:style-name="P6">6#=<text:line-break/>P<text:tab/>d#v#Á#Ï#ä#ï#E##############################1</text:p>
        <text:p text:style-name="P6">~#…<text:line-break/>˜<text:tab/>¬#¾#Ë#à#ë#ö#<text:tab/>###,###########################################V#ê</text:p>
        <text:p text:style-name="P6">'<text:line-break/>È<text:tab/>Ó#Ü#æ#ó#######ÿ##</text:p>
        <text:p text:style-name="P6">®##</text:p>
        <text:p text:style-name="P6">h<text:tab/>à#r#Ä###Õ##############################################################################################################################…+^</text:p>
        <text:p text:style-name="P6">·</text:p>
        <text:p text:style-name="P6">##¨#ó#8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Û#Ó</text:p>
        <text:p text:style-name="Preformatted_20_Text">##</text:p>
        <text:p text:style-name="P6">®#Z<text:line-break/>#Ä#¨#e##‘#Ó#?#)#�#k###3#I#_<text:tab/>¨<text:tab/>¾<text:tab/>Ô<text:tab/>ê<text:line-break/>#<text:line-break/>#<text:line-break/>,<text:line-break/>B#Ë#µ#Ÿ#‰#O#9###</text:p>
        <text:p text:style-name="P6">¹</text:p>
        <text:p text:style-name="P6">£</text:p>
        <text:p text:style-name="P6">�</text:p>
        <text:p text:style-name="P6">w</text:p>
        <text:p text:style-name="P6">a#%#;#Q#ê<text:line-break/>š<text:line-break/>°<text:line-break/>Æ<text:line-break/>Ü<text:line-break/>ò#—#Ã#Ù#ï#####1#G#s#¡#·#W#m#ƒ#™#ÿ#+#Ó#Ô#¾#¨#’#|#f#P#:#$#Å###u<text:line-break/>X</text:p>
        <text:p text:style-name="P6">K#Ì#á#é#þ</text:p>
        <text:p text:style-name="P6"/>
        <text:p text:style-name="P6"/>
        <text:p text:style-name="P6">!</text:p>
        <text:p text:style-name="P6">6#%###ø<text:tab/>$<text:tab/>’<text:tab/>##Ì<text:tab/>|#â<text:tab/>P#c<text:tab/>:<text:tab/>f#M#§</text:p>
        <text:p text:style-name="P6">û#‹#á#ë</text:p>
        <text:p text:style-name="P6">å#####ã</text:p>
        <text:p text:style-name="P6">Ï#]#½#{#e<text:tab/>##ð#Ú#Ä#######-#Q7YWt2mGAqAcAQVR#1##-#hLYWt2mGAqAcAQRQ####-#CjYWt2mGAqAcAQEG#ƒ##-#QzAxt2mGAqAcAQdI#†##-#Q7YWt2mGAqAcAQVR#4##-#CjYWt2mGAqAcAQEG#„##-#NDYWt2mGAqAcAQDC4##-#NDYWt2mGAqAcAQDC5##-#hLYWt2mGAqAcAQRQ#þ##-#CjYWt2mGAqAcAQEG#†##-#CjYWt2mGAqAcAQEG#…##-#hLYWt2mGAqAcAQRQ#ö##-#CjYWt2mGAqAcAQEG#ˆ##-#CjYWt2mGAqAcAQEG#‡##-#CjYWt2mGAqAcAQEG#Â##-#RrYWt2mGAqAcAQSH####-#CjYWt2mGAqAcAQEG#Ã##-#CjYWt2mGAqAcAQEG#Ä##-#CjYWt2mGAqAcAQEG#Å##-#CjYWt2mGAqAcAQEG#Æ##-#CjYWt2mGAqAcAQEG#Ç##-#CjYWt2mGAqAcAQEG#È##-#CjYWt2mGAqAcAQEG#É##-#hLYWt2mGAqAcAQRQ####-#CjYWt2mGAqAcAQEG#Ê##-#CjYWt2mGAqAcAQEG#˜##-#CjYWt2mGAqAcAQEG#—##-#CjYWt2mGAqAcAQEG#–##-#CjYWt2mGAqAcAQEG#•##-#hLYWt2mGAqAcAQRQ#û##-#CjYWt2mGAqAcAQEG#�##-#CjYWt2mGAqAcAQEG#œ##-#CjYWt2mGAqAcAQEG#›##-#CjYWt2mGAqAcAQEG#š##-#CjYWt2mGAqAcAQEG#™##-#hLYWt2mGAqAcAQRQ####-#hLYWt2mGAqAcAQRQ#ó##-#CjYWt2mGAqAcAQEG#Ÿ##-#CjYWt2mGAqAcAQEG#ž##-#hLYWt2mGAqAcAQRQ####-#CjYWt2mGAqAcAQEG#Ó##-#CjYWt2mGAqAcAQEG# ##-#CjYWt2mGAqAcAQEG#Ñ##-#hLYWt2mGAqAcAQRQ#ø##-#CjYWt2mGAqAcAQEG#Ò##-#hLYWt2mGAqAcAQRQ#÷##-#CjYWt2mGAqAcAQEG#Í##-#CjYWt2mGAqAcAQEG#Î##-#CjYWt2mGAqAcAQEG#Ï##-#CjYWt2mGAqAcAQEG#Ð##-#CjYWt2mGAqAcAQEG#¡##-#G7YWt2mGAqAcAQVn#=##-#CjYWt2mGAqAcAQEG#£##-#CjYWt2mGAqAcAQEG#¢##-#hLYWt2mGAqAcAQRQ#ñ##-#hLYWt2mGAqAcAQRQ#ÿ###-#CjYWt2mGAqAcAQEG#¦##-#CjYWt2mGAqAcAQEG#¥##-#CjYWt2mGAqAcAQEG#¤##-#RDYWt2mGAqAcAQCu'##-#CjYWt2mGAqAcAQEG#§##-#CjYWt2mGAqAcAQEG#Ë##-#CjYWt2mGAqAcAQEG#Ì##-#CjYWt2mGAqAcAQEG#¨##-#hLYWt2mGAqAcAQRQ####-#RrYWt2mGAqAcAQSH####-#CjYWt2mGAqAcAQEG#©##-#CjYWt2mGAqAcAQEG#¹##-#CjYWt2mGAqAcAQEG#º##-#CjYWt2mGAqAcAQEG#»##-#CjYWt2mGAqAcAQEG#¯##-#CjYWt2mGAqAcAQEG#®##-#CjYWt2mGAqAcAQEG#­##-#CjYWt2mGAqAcAQEG#¬##-#CjYWt2mGAqAcAQEG#«##-#CjYWt2mGAqAcAQEG#ª##-#hLYWt2mGAqAcAQRQ#ü##-#CjYWt2mGAqAcAQEG#°##-#RrYWt2mGAqAcAQSH####-#TDYWt2mGAqAcAQDP=##-#CjYWt2mGAqAcAQEG#±##-#hLYWt2mGAqAcAQRQ#ô##-#CjYWt2mGAqAcAQEG#²##-#NDYWt2mGAqAcAQDC7##-#CjYWt2mGAqAcAQEG#³##-#NDYWt2mGAqAcAQDC8###Te=NULL;<text:line-break/><text:tab/><text:tab/><text:tab/>pmCreateDateTime="1747739766091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2";<text:line-break/><text:tab/><text:tab/><text:tab/>background=-65639;<text:line-break/><text:tab/><text:tab/><text:tab/>_modelEditable=T;<text:line-break/><text:tab/><text:tab/>}}, <text:line-break/><text:tab/><text:tab/>{qrYWt2mGAqAcAQRx:"TOGAF - Organization Impacted - Business Rol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QrYWt2mGAqAcAQRp$qrYWt2mGAqAcAQRw&gt;;<text:line-break/><text:tab/><text:tab/><text:tab/>beginArrowSize=2;<text:line-break/><text:tab/><text:tab/><text:tab/>background2=-16777216;<text:line-break/><text:tab/><text:tab/><text:tab/>lastModifiedTime=1747739766102;<text:line-break/><text:tab/><text:tab/><text:tab/>borderWeight=1.0;<text:line-break/><text:tab/><text:tab/><text:tab/>compartmentFontName=NULL;<text:line-break/><text:tab/><text:tab/><text:tab/>pmCreateDateTime="1747739766101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arYWt2mGAqAcAQRz:"TOGAF - Organization Impacted - Loca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soft-page-break/><text:tab/><text:tab/><text:tab/>fontSize=11;<text:line-break/><text:tab/><text:tab/><text:tab/>shapeLegend=&lt;hLYWt2mGAqAcAQRQ:QrYWt2mGAqAcAQRp$arYWt2mGAqAcAQRy&gt;;<text:line-break/><text:tab/><text:tab/><text:tab/>beginArrowSize=2;<text:line-break/><text:tab/><text:tab/><text:tab/>background2=-16777216;<text:line-break/><text:tab/><text:tab/><text:tab/>lastModifiedTime=1747739766102;<text:line-break/><text:tab/><text:tab/><text:tab/>borderWeight=1.0;<text:line-break/><text:tab/><text:tab/><text:tab/>compartmentFontName=NULL;<text:line-break/><text:tab/><text:tab/><text:tab/>pmCreateDateTime="174773976610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8061;<text:line-break/><text:tab/><text:tab/><text:tab/>_modelEditable=T;<text:line-break/><text:tab/><text:tab/>}}, <text:line-break/><text:tab/><text:tab/>{6rYWt2mGAqAcAQR2:"TOGAF - Organization Impacted - Core impacted units":Style {<text:line-break/><text:tab/><text:tab/><text:tab/>colorLegend=&lt;hLYWt2mGAqAcAQRQ:QrYWt2mGAqAcAQRp$6rYWt2mGAqAcAQR1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04;<text:line-break/><text:tab/><text:tab/><text:tab/>borderWeight=1.0;<text:line-break/><text:tab/><text:tab/><text:tab/>compartmentFontName=NULL;<text:line-break/><text:tab/><text:tab/><text:tab/>pmCreateDateTime="1747739766103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1098;<text:line-break/><text:tab/><text:tab/><text:tab/>_modelEditable=T;<text:line-break/><text:tab/><text:tab/>}}, <text:line-break/><text:tab/><text:tab/>{GrYWt2mGAqAcAQR4:"TOGAF - Organization Impacted - Soft impacted units":Style {<text:line-break/><text:tab/><text:tab/><text:tab/>colorLegend=&lt;hLYWt2mGAqAcAQRQ:QrYWt2mGAqAcAQRp$GrYWt2mGAqAcAQR3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05;<text:line-break/><text:tab/><text:tab/><text:tab/>borderWeight=1.0;<text:line-break/><text:tab/><text:tab/><text:tab/>compartmentFontName=NULL;<text:line-break/><text:tab/><text:tab/><text:tab/>pmCreateDateTime="174773976610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8323073;<text:line-break/><text:tab/><text:tab/><text:tab/>_modelEditable=T;<text:line-break/><text:tab/><text:tab/>}}, <text:line-break/><text:tab/><text:tab/>{mrYWt2mGAqAcAQR6:"TOGAF - Organization Impacted - Extended impacted units":Style {<text:line-break/><text:tab/><text:tab/><text:tab/>colorLegend=&lt;hLYWt2mGAqAcAQRQ:QrYWt2mGAqAcAQRp$mrYWt2mGAqAcAQR5&gt;;<text:line-break/><text:soft-pag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05;<text:line-break/><text:tab/><text:tab/><text:tab/>borderWeight=1.0;<text:line-break/><text:tab/><text:tab/><text:tab/>compartmentFontName=NULL;<text:line-break/><text:tab/><text:tab/><text:tab/>pmCreateDateTime="1747739766105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881729;<text:line-break/><text:tab/><text:tab/><text:tab/>_modelEditable=T;<text:line-break/><text:tab/><text:tab/>}}, <text:line-break/><text:tab/><text:tab/>{mrYWt2mGAqAcAQR8:"TOGAF - Organization Impacted - Impacted communities":Style {<text:line-break/><text:tab/><text:tab/><text:tab/>colorLegend=&lt;hLYWt2mGAqAcAQRQ:QrYWt2mGAqAcAQRp$mrYWt2mGAqAcAQR7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06;<text:line-break/><text:tab/><text:tab/><text:tab/>borderWeight=1.0;<text:line-break/><text:tab/><text:tab/><text:tab/>compartmentFontName=NULL;<text:line-break/><text:tab/><text:tab/><text:tab/>pmCreateDateTime="1747739766105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866684;<text:line-break/><text:tab/><text:tab/><text:tab/>_modelEditable=T;<text:line-break/><text:tab/><text:tab/>}}, <text:line-break/><text:tab/><text:tab/>{erYWt2mGAqAcAQSB:"TOGAF - Constraints (with Details) Viewpoint - Constrai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urYWt2mGAqAcAQR_$erYWt2mGAqAcAQSA&gt;;<text:line-break/><text:tab/><text:tab/><text:tab/>beginArrowSize=2;<text:line-break/><text:tab/><text:tab/><text:tab/>background2=-16777216;<text:line-break/><text:tab/><text:tab/><text:tab/>lastModifiedTime=1747739766111;<text:line-break/><text:tab/><text:tab/><text:tab/>borderWeight=1.0;<text:line-break/><text:tab/><text:tab/><text:tab/>compartmentFontName=NULL;<text:line-break/><text:tab/><text:tab/><text:tab/>pmCreateDateTime="1747739766110";<text:line-break/><text:tab/><text:tab/><text:tab/>pmAut###U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.rYWt2mGAqAcAQSD:"TOGAF - Constraints (with Details) Viewpoint - Grouping":Style {<text:line-break/><text:soft-pag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urYWt2mGAqAcAQR_$.rYWt2mGAqAcAQSC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11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11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5rYWt2mGAqAcAQSN:"TOGAF - Governance Structure Viewpoint - Business Rol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ZrYWt2mGAqAcAQSL$5rYWt2mGAqAcAQSM&gt;;<text:line-break/><text:tab/><text:tab/><text:tab/>beginArrowSize=2;<text:line-break/><text:tab/><text:tab/><text:tab/>background2=-16777216;<text:line-break/><text:tab/><text:tab/><text:tab/>lastModifiedTime=1747739766120;<text:line-break/><text:tab/><text:tab/><text:tab/>borderWeight=1.0;<text:line-break/><text:tab/><text:tab/><text:tab/>compartmentFontName=NULL;<text:line-break/><text:tab/><text:tab/><text:tab/>pmCreateDateTime="174773976611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FrYWt2mGAqAcAQSP:"TOGAF - Governance Structure Viewpoint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ZrYWt2mGAqAcAQSL$FrYWt2mGAqAcAQSO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21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soft-page-break/><text:tab/><text:tab/><text:tab/>pmCreateDateTime="1747739766120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VrYWt2mGAqAcAQSS:"TOGAF - Principle Catalog - Principl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</text:p>
        <text:p text:style-name="Preformatted_20_Text">;<text:line-break/><text:tab/><text:tab/><text:tab/>shapeLegend=&lt;hLYWt2mGAqAcAQRQ:lrYWt2mGAqAcAQSQ$lrYWt2mGAqAcAQSR&gt;;<text:line-break/><text:tab/><text:tab/><text:tab/>beginArrowSize=2;<text:line-break/><text:tab/><text:tab/><text:tab/>background2=-16777216;<text:line-break/><text:tab/><text:tab/><text:tab/>lastModifiedTime=1747739766122;<text:line-break/><text:tab/><text:tab/><text:tab/>borderWeight=1.0;<text:line-break/><text:tab/><text:tab/><text:tab/>compartmentFontName=NULL;<text:line-break/><text:tab/><text:tab/><text:tab/>pmCreateDateTime="174773976612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VrYWt2mGAqAcAQSU:"TOGAF - Principle Catalog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lrYWt2mGAqAcAQSQ$VrYWt2mGAqAcAQST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23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2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TrYWt2mGAqAcAQSd:"TOGAF - Driver Viewpoint - Stakeholder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jrYWt2mGAqAcAQSb$TrYWt2mGAqAcAQSc&gt;;<text:line-break/><text:tab/><text:tab/><text:tab/>beginArrowSize=2;<text:line-break/><text:soft-page-break/><text:tab/><text:tab/><text:tab/>background2=-16777216;<text:line-break/><text:tab/><text:tab/><text:tab/>lastModifiedTime=1747739766131;<text:line-break/><text:tab/><text:tab/><text:tab/>borderWeight=1.0;<text:line-break/><text:tab/><text:tab/><text:tab/>compartmentFontName=NULL;<text:line-break/><text:tab/><text:tab/><text:tab/>pmCreateDateTime="1747739766130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zrYWt2mGAqAcAQSf:"TOGAF - Driver Viewpoint - Driver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jrYWt2mGAqAcAQSb$zrYWt2mGAqAcAQSe&gt;;<text:line-break/><text:tab/><text:tab/><text:tab/>beginArrowSize=2;<text:line-break/><text:tab/><text:tab/><text:tab/>background2=-16777216;<text:line-break/><text:tab/><text:tab/><text:tab/>lastModifiedTime=1747739766132;<text:line-break/><text:tab/><text:tab/><text:tab/>borderWeight=1.0;<text:line-break/><text:tab/><text:tab/><text:tab/>compartmentFontName=NULL;<text:line-break/><text:tab/><text:tab/><text:tab/>pmCreateDateTim###Ve="1747739766131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rrYWt2mGAqAcAQSi:"TOGAF - Business Goals and Drivers Viewpoint - Driver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LrYWt2mGAqAcAQSg$rrYWt2mGAqAcAQSh&gt;;<text:line-break/><text:tab/><text:tab/><text:tab/>beginArrowSize=2;<text:line-break/><text:tab/><text:tab/><text:tab/>background2=-16777216;<text:line-break/><text:tab/><text:tab/><text:tab/>lastModifiedTime=1747739766134;<text:line-break/><text:tab/><text:tab/><text:tab/>borderWeight=1.0;<text:line-break/><text:tab/><text:tab/><text:tab/>compartmentFontName=NULL;<text:line-break/><text:tab/><text:tab/><text:tab/>pmCreateDateTime="1747739766133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brYWt2mGAqAcAQSk:"TOGAF - Business Goals and Drivers Viewpoint - Assessm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LrYWt2mGAqAcAQSg$brYWt2mGAqAcAQSj&gt;;<text:line-break/><text:soft-page-break/><text:tab/><text:tab/><text:tab/>beginArrowSize=2;<text:line-break/><text:tab/><text:tab/><text:tab/>background2=-16777216;<text:line-break/><text:tab/><text:tab/><text:tab/>lastModifiedTime=1747739766134;<text:line-break/><text:tab/><text:tab/><text:tab/>borderWeight=1.0;<text:line-break/><text:tab/><text:tab/><text:tab/>compartmentFontName=NULL;<text:line-break/><text:tab/><text:tab/><text:tab/>pmCreateDateTime="174773976613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brYWt2mGAqAcAQSm:"TOGAF - Business Goals and Drivers Viewpoint - Goal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LrYWt2mGAqAcAQSg$brYWt2mGAqAcAQSl&gt;;<text:line-break/><text:tab/><text:tab/><text:tab/>beginArrowSize=2;<text:line-break/><text:tab/><text:tab/><text:tab/>background2=-16777216;<text:line-break/><text:tab/><text:tab/><text:tab/>lastModifiedTime=1747739766135;<text:line-break/><text:tab/><text:tab/><text:tab/>borderWeight=1.0;<text:line-break/><text:tab/><text:tab/><text:tab/>compartmentFontName=NULL;<text:line-break/><text:tab/><text:tab/><text:tab/>pmCreateDateTime="174773976613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HrYWt2mGAqAcAQSp:"TOGAF - Solution Concept Viewpoint - Assessm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7rYWt2mGAqAcAQSn$HrYWt2mGAqAcAQSo&gt;;<text:line-break/><text:tab/><text:tab/><text:tab/>beginArrowSize=2;<text:line-break/><text:tab/><text:tab/><text:tab/>background2=-16777216;<text:line-break/><text:tab/><text:tab/><text:tab/>lastModifiedTime=1747739766136;<text:line-break/><text:tab/><text:tab/><text:tab/>borderWeight=1.0;<text:line-break/><text:tab/><text:tab/><text:tab/>compartmentFontName=NULL;<text:line-break/><text:tab/><text:tab/><text:tab/>pmCreateDateTime="1747739766136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nrYWt2mGAqAcAQSr:"TOGAF - Solution Concept Viewpoint - Goal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soft-page-break/><text:tab/><text:tab/><text:tab/>shapeLegend=&lt;hLYWt2mGAqAcAQRQ:7rYWt2mGAqAcAQSn$nrYWt2mGAqAcAQSq&gt;;<text:line-break/><text:tab/><text:tab/><text:tab/>beginArrowSize=2;<text:line-break/><text:tab/><text:tab/><text:tab/>background2=-16777216;<text:line-break/><text:tab/><text:tab/><text:tab/>lastModifiedTime=1747739766137;<text:line-break/><text:tab/><text:tab/><text:tab/>borderWeight=1.0;<text:line-break/><text:tab/><text:tab/><text:tab/>compartmentFontName=NULL;<text:line-break/><text:tab/><text:tab/><text:tab/>pmCreateDateTime="174773976613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nrYWt2mGAqAcAQSt:"TOGAF - Solution Concept Viewpoint - Requirem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7rYWt2mGAqAcAQSn$nrYWt2mGAqAcAQSs&gt;;<text:line-break/><text:tab/><text:tab/><text:tab/>beginArrowSize=2;<text:line-break/><text:tab/><text:tab/><text:tab/>background2=-16777216;<text:line-break/><text:tab/><text:tab/><text:tab/>lastModifiedTime=1747739766138;<text:line-break/><text:tab/><text:tab/><text:tab/>borderWeight=1.0;<text:line-break/><text:tab/><text:tab/><text:tab/>compartmentFontName=NULL;<text:line-break/><text:tab/><text:tab/><text:tab/>pmCreateDateTime="174773976613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XrYWt2mGAqAcAQSv:"TOGAF - Solution Concept Viewpoint - Capability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7rYWt2mGAqAcAQSn$XrYWt2mGAqAcAQSu&gt;;<text:line-break/><text:tab/><text:tab/><text:tab/>beginArrowSize=2;<text:line-break/><text:tab/><text:tab/><text:tab/>background2=-16777216;<text:line-break/><text:tab/><text:tab/><text:tab/>lastModifiedTime=1747739766138;<text:line-break/><text:tab/><text:tab/><text:tab/>borderWeight=1.0;<text:line-break/><text:tab/><text:tab/><text:tab/>compartmentFontName=NULL;<text:line-break/><text:tab/><text:tab/><text:tab/>pmCreateDateTime="1747739766138";<text:line-break/><text:tab/><text:tab/><text:tab/>pmAuthor="Manuel";<text:line-break/><text:tab/><text:tab/><text:tab/>fontName###W="Dialog";<text:line-break/><text:tab/><text:tab/><text:tab/>_modelViews=NULL;<text:line-break/><text:tab/><text:tab/><text:tab/>pmLastModified="1747739781423";<text:line-break/><text:tab/><text:tab/><text:tab/>background=-663894;<text:line-break/><text:tab/><text:tab/><text:tab/>_modelEditable=T;<text:line-break/><text:tab/><text:tab/>}}, <text:line-break/><text:tab/><text:tab/>{XrYWt2mGAqAcAQSx:"TOGAF - Solution Concept Viewpoint - Application Service":Style {<text:line-break/><text:tab/><text:tab/><text:tab/>borderColor=-16777216;<text:line-break/><text:tab/><text:tab/><text:tab/>foreground=-16777216;<text:line-break/><text:tab/><text:tab/><text:tab/>endArrowSize=2;<text:line-break/><text:soft-page-break/><text:tab/><text:tab/><text:tab/>_styleViews=NULL;<text:line-break/><text:tab/><text:tab/><text:tab/>fontSize=11;<text:line-break/><text:tab/><text:tab/><text:tab/>shapeLegend=&lt;hLYWt2mGAqAcAQRQ:7rYWt2mGAqAcAQSn$XrYWt2mGAqAcAQSw&gt;;<text:line-break/><text:tab/><text:tab/><text:tab/>beginArrowSize=2;<text:line-break/><text:tab/><text:tab/><text:tab/>background2=-16777216;<text:line-break/><text:tab/><text:tab/><text:tab/>lastModifiedTime=1747739766139;<text:line-break/><text:tab/><text:tab/><text:tab/>borderWeight=1.0;<text:line-break/><text:tab/><text:tab/><text:tab/>compartmentFontName=NULL;<text:line-break/><text:tab/><text:tab/><text:tab/>pmCreateDateTime="1747739766138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3rYWt2mGAqAcAQSz:"TOGAF - Solution Concept Viewpoint - Application Compon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7rYWt2mGAqAcAQSn$3rYWt2mGAqAcAQSy&gt;;<text:line-break/><text:tab/><text:tab/><text:tab/>beginArrowSize=2;<text:line-break/><text:tab/><text:tab/><text:tab/>background2=-16777216;<text:line-break/><text:tab/><text:tab/><text:tab/>lastModifiedTime=1747739766139;<text:line-break/><text:tab/><text:tab/><text:tab/>borderWeight=1.0;<text:line-break/><text:tab/><text:tab/><text:tab/>compartmentFontName=NULL;<text:line-break/><text:tab/><text:tab/><text:tab/>pmCreateDateTime="174773976613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3rYWt2mGAqAcAQS1:"TOGAF - Solution Concept Viewpoint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7rYWt2mGAqAcAQSn$3rYWt2mGAqAcAQS0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40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3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soft-page-break/><text:tab/><text:tab/>}}, <text:line-break/><text:tab/><text:tab/>{vrYWt2mGAqAcAQS4:"TOGAF - Goal &amp; Principle Alignment Viewpoint - Driver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PrYWt2mGAqAcAQS2$vrYWt2mGAqAcAQS3&gt;;<text:line-break/><text:tab/><text:tab/><text:tab/>beginArrowSize=2;<text:line-break/><text:tab/><text:tab/><text:tab/>background2=-16777216;<text:line-break/><text:tab/><text:tab/><text:tab/>lastModifiedTime=1747739766142;<text:line-break/><text:tab/><text:tab/><text:tab/>borderWeight=1.0;<text:line-break/><text:tab/><text:tab/><text:tab/>compartmentFontName=NULL;<text:line-break/><text:tab/><text:tab/><text:tab/>pmCreateDateTime="1747739766141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frYWt2mGAqAcAQS6:"TOGAF - Goal &amp; Principle Alignment Viewpoint - Assessm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PrYWt2mGAqAcAQS2$frYWt2mGAqAcAQS5&gt;;<text:line-break/><text:tab/><text:tab/><text:tab/>beginArrowSize=2;<text:line-break/><text:tab/><text:tab/><text:tab/>background2=-16777216;<text:line-break/><text:tab/><text:tab/><text:tab/>lastModifiedTime=1747739766142;<text:line-break/><text:tab/><text:tab/><text:tab/>borderWeight=1.0;<text:line-break/><text:tab/><text:tab/><text:tab/>compartmentFontName=NULL;<text:line-break/><text:tab/><text:tab/><text:tab/>pmCreateDateTime="174773976614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frYWt2mGAqAcAQS8:"TOGAF - Goal &amp; Principle Alignment Viewpoint - Goal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PrYWt2mGAqAcAQS2$frYWt2mGAqAcAQS7&gt;;<text:line-break/><text:tab/><text:tab/><text:tab/>beginArrowSize=2;<text:line-break/><text:tab/><text:tab/><text:tab/>background2=-16777216;<text:line-break/><text:tab/><text:tab/><text:tab/>lastModifiedTime=1747739766143;<text:line-break/><text:tab/><text:tab/><text:tab/>borderWeight=1.0;<text:line-break/><text:tab/><text:tab/><text:tab/>compartmentFontName=NULL;<text:line-break/><text:tab/><text:tab/><text:tab/>pmCreateDateTime="174773976614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soft-page-break/><text:tab/><text:tab/><text:tab/>background=-5394177;<text:line-break/><text:tab/><text:tab/><text:tab/>_modelEditable=T;<text:line-break/><text:tab/><text:tab/>}}, <text:line-break/><text:tab/><text:tab/>{_rYWt2mGAqAcAQS.:"TOGAF - Goal &amp; Principle Alignment Viewpoint - Principl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PrYWt2mGAqAcAQS2$_rYWt2mGAqAcAQS9&gt;;<text:line-break/><text:tab/><text:tab/><text:tab/>beginArrowSize=2;<text:line-break/><text:tab/><text:tab/><text:tab/>background2=-1</text:p>
        <text:p text:style-name="Preformatted_20_Text">6777216;<text:line-break/><text:tab/><text:tab/><text:tab/>lastModifiedTime=1747739766144;<text:line-break/><text:tab/><text:tab/><text:tab/>borderWeight=1.0;<text:line-break/><text:tab/><text:tab/><text:tab/>compartmentFontName=NULL;<text:line-break/><text:tab/><text:tab/><text:tab/>pmCreateDateTime="1747739766143";<text:line-break/><text:tab/><text:tab/><text:tab/>pmAuthor="Ma###X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gbYWt2mGAqAcAQTB:"TOGAF - Capability Viewpoint - Capability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AbYWt2mGAqAcAQS_$gbYWt2mGAqAcAQTA&gt;;<text:line-break/><text:tab/><text:tab/><text:tab/>beginArrowSize=2;<text:line-break/><text:tab/><text:tab/><text:tab/>background2=-16777216;<text:line-break/><text:tab/><text:tab/><text:tab/>lastModifiedTime=1747739766145;<text:line-break/><text:tab/><text:tab/><text:tab/>borderWeight=1.0;<text:line-break/><text:tab/><text:tab/><text:tab/>compartmentFontName=NULL;<text:line-break/><text:tab/><text:tab/><text:tab/>pmCreateDateTime="1747739766145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63894;<text:line-break/><text:tab/><text:tab/><text:tab/>_modelEditable=T;<text:line-break/><text:tab/><text:tab/>}}, <text:line-break/><text:tab/><text:tab/>{IbYWt2mGAqAcAQTF:"TOGAF - Business Transformation Viewpoint - Application Compon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wbYWt2mGAqAcAQTD$IbYWt2mGAqAcAQTE&gt;;<text:line-break/><text:tab/><text:tab/><text:tab/>beginArrowSize=2;<text:line-break/><text:tab/><text:tab/><text:tab/>background2=-16777216;<text:line-break/><text:tab/><text:tab/><text:tab/>lastModifiedTime=1747739766149;<text:line-break/><text:tab/><text:tab/><text:tab/>borderWeight=1.0;<text:line-break/><text:tab/><text:tab/><text:tab/>compartmentFontName=NULL;<text:line-break/><text:tab/><text:tab/><text:tab/>pmCreateDateTime="1747739766148";<text:line-break/><text:tab/><text:tab/><text:tab/>pmAuthor="Manuel";<text:line-break/><text:soft-pag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obYWt2mGAqAcAQTH:"TOGAF - Business Transformation Viewpoint - Devic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wbYWt2mGAqAcAQTD$obYWt2mGAqAcAQTG&gt;;<text:line-break/><text:tab/><text:tab/><text:tab/>beginArrowSize=2;<text:line-break/><text:tab/><text:tab/><text:tab/>background2=-16777216;<text:line-break/><text:tab/><text:tab/><text:tab/>lastModifiedTime=1747739766149;<text:line-break/><text:tab/><text:tab/><text:tab/>borderWeight=1.0;<text:line-break/><text:tab/><text:tab/><text:tab/>compartmentFontName=NULL;<text:line-break/><text:tab/><text:tab/><text:tab/>pmCreateDateTime="174773976614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obYWt2mGAqAcAQTJ:"TOGAF - Business Transformation Viewpoint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wbYWt2mGAqAcAQTD$obYWt2mGAqAcAQTI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50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4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4bYWt2mGAqAcAQTM:"TOGAF - Stakeholder Viewpoint - Business Actor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YbYWt2mGAqAcAQTK$4bYWt2mGAqAcAQTL&gt;;<text:line-break/><text:tab/><text:tab/><text:tab/>beginArrowSize=2;<text:line-break/><text:soft-page-break/><text:tab/><text:tab/><text:tab/>background2=-16777216;<text:line-break/><text:tab/><text:tab/><text:tab/>lastModifiedTime=1747739766152;<text:line-break/><text:tab/><text:tab/><text:tab/>borderWeight=1.0;<text:line-break/><text:tab/><text:tab/><text:tab/>compartmentFontName=NULL;<text:line-break/><text:tab/><text:tab/><text:tab/>pmCreateDateTime="1747739766151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EbYWt2mGAqAcAQTO:"TOGAF - Stakeholder Viewpoint - Loca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YbYWt2mGAqAcAQTK$EbYWt2mGAqAcAQTN&gt;;<text:line-break/><text:tab/><text:tab/><text:tab/>beginArrowSize=2;<text:line-break/><text:tab/><text:tab/><text:tab/>background2=-16777216;<text:line-break/><text:tab/><text:tab/><text:tab/>lastModifiedTime=1747739766152;<text:line-break/><text:tab/><text:tab/><text:tab/>borderWeight=1.0;<text:line-break/><text:tab/><text:tab/><text:tab/>compartmentFontName=NULL;<text:line-break/><text:tab/><text:tab/><text:tab/>pmCreateDateTime="174773976615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8061;<text:line-break/><text:tab/><text:tab/><text:tab/>_modelEditable=T;<text:line-break/><text:tab/><text:tab/>}}, <text:line-break/><text:tab/><text:tab/>{UbYWt2mGAqAcAQTR:"TOGAF - Actors and Business Viewpoint - Business Actor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EbYWt2mGAqAcAQTP$UbYWt2mGAqAcAQTQ&gt;;<text:line-break/><text:tab/><text:tab/><text:tab/>beginArrowSize=2;<text:line-break/><text:tab/><text:tab/><text:tab/>background2=-16777216;<text:line-break/><text:tab/><text:tab/><text:tab/>lastModifiedTime=1747739766154;<text:line-break/><text:tab/><text:tab/><text:tab/>borderWeight=1.0;<text:line-break/><text:tab/><text:tab/><text:tab/>compartmentFontName=NULL;<text:line-break/><text:tab/><text:tab/><text:tab/>pmCreateDateTime="1747739766154";<text:line-break/><text:tab/><text:tab/><text:tab/>pmAuthor="Manuel";<text:line-break/><text:tab/><text:tab/><text:tab/>fon###Y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UbYWt2mGAqAcAQTT:"TOGAF - Actors and Business Viewpoint - Business Func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EbYWt2mGAqAcAQTP$UbYWt2mGAqAcAQTS&gt;;<text:line-break/><text:soft-page-break/><text:tab/><text:tab/><text:tab/>beginArrowSize=2;<text:line-break/><text:tab/><text:tab/><text:tab/>background2=-16777216;<text:line-break/><text:tab/><text:tab/><text:tab/>lastModifiedTime=1747739766155;<text:line-break/><text:tab/><text:tab/><text:tab/>borderWeight=1.0;<text:line-break/><text:tab/><text:tab/><text:tab/>compartmentFontName=NULL;<text:line-break/><text:tab/><text:tab/><text:tab/>pmCreateDateTime="174773976615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0bYWt2mGAqAcAQTV:"TOGAF - Actors and Business Viewpoint - Business Rol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EbYWt2mGAqAcAQTP$0bYWt2mGAqAcAQTU&gt;;<text:line-break/><text:tab/><text:tab/><text:tab/>beginArrowSize=2;<text:line-break/><text:tab/><text:tab/><text:tab/>background2=-16777216;<text:line-break/><text:tab/><text:tab/><text:tab/>lastModifiedTime=1747739766156;<text:line-break/><text:tab/><text:tab/><text:tab/>borderWeight=1.0;<text:line-break/><text:tab/><text:tab/><text:tab/>compartmentFontName=NULL;<text:line-break/><text:tab/><text:tab/><text:tab/>pmCreateDateTime="1747739766155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sbYWt2mGAqAcAQTY:"TOGAF - Business Baseline Architecture Viewpoint - Business Ev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MbYWt2mGAqAcAQTW$sbYWt2mGAqAcAQTX&gt;;<text:line-break/><text:tab/><text:tab/><text:tab/>beginArrowSize=2;<text:line-break/><text:tab/><text:tab/><text:tab/>background2=-16777216;<text:line-break/><text:tab/><text:tab/><text:tab/>lastModifiedTime=1747739766157;<text:line-break/><text:tab/><text:tab/><text:tab/>borderWeight=1.0;<text:line-break/><text:tab/><text:tab/><text:tab/>compartmentFontName=NULL;<text:line-break/><text:tab/><text:tab/><text:tab/>pmCreateDateTime="174773976615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sbYWt2mGAqAcAQTa:"TOGAF - Business Baseline Architecture Viewpoint - Business Func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soft-page-break/><text:tab/><text:tab/><text:tab/>shapeLegend=&lt;hLYWt2mGAqAcAQRQ:MbYWt2mGAqAcAQTW$sbYWt2mGAqAcAQTZ&gt;;<text:line-break/><text:tab/><text:tab/><text:tab/>beginArrowSize=2;<text:line-break/><text:tab/><text:tab/><text:tab/>background2=-16777216;<text:line-break/><text:tab/><text:tab/><text:tab/>lastModifiedTime=1747739766158;<text:line-break/><text:tab/><text:tab/><text:tab/>borderWeight=1.0;<text:line-break/><text:tab/><text:tab/><text:tab/>compartmentFontName=NULL;<text:line-break/><text:tab/><text:tab/><text:tab/>pmCreateDateTime="174773976615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cbYWt2mGAqAcAQTc:"TOGAF - Business Baseline Architecture Viewpoint - Business Process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MbYWt2mGAqAcAQTW$cbYWt2mGAqAcAQTb&gt;;<text:line-break/><text:tab/><text:tab/><text:tab/>beginArrowSize=2;<text:line-break/><text:tab/><text:tab/><text:tab/>background2=-16777216;<text:line-break/><text:tab/><text:tab/><text:tab/>lastModifiedTime=1747739766158;<text:line-break/><text:tab/><text:tab/><text:tab/>borderWeight=1.0;<text:line-break/><text:tab/><text:tab/><text:tab/>compartmentFontName=NULL;<text:line-break/><text:tab/><text:tab/><text:tab/>pmCreateDateTime="1747739766158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cbYWt2mGAqAcAQTe:"TOGAF - Business Baseline Architecture Viewpoint - Application Servic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MbYWt2mGAqAcAQTW$cbYWt2mGAqAcAQTd&gt;;<text:line-break/><text:tab/><text:tab/><text:tab/>beginArrowSize=2;<text:line-break/><text:tab/><text:tab/><text:tab/>background2=-16777216;<text:line-break/><text:tab/><text:tab/><text:tab/>lastModifiedTime=1747739766159;<text:line-break/><text:tab/><text:tab/><text:tab/>borderWeight=1.0;<text:line-break/><text:tab/><text:tab/><text:tab/>compartmentFontName=NULL;<text:line-break/><text:tab/><text:tab/><text:tab/>pmCreateDateTime="1747739766158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8bYWt2mGAqAcAQTg:"TOGAF - Business Baseline Architecture Viewpoint - Application Component":Style {<text:line-break/><text:tab/><text:tab/><text:tab/>borderColor=-16777216;<text:line-break/><text:tab/><text:tab/><text:tab/>foreground=-16777216;<text:line-break/><text:tab/><text:tab/><text:tab/>endArrowSize=2;<text:line-break/><text:soft-page-break/><text:tab/><text:tab/><text:tab/>_styleViews=NULL;<text:line-break/><text:tab/><text:tab/><text:tab/>fontSize=11;<text:line-break/><text:tab/><text:tab/><text:tab/>shapeLegend=&lt;hLYWt2mGAqAcAQRQ:MbYWt2mGAqAcAQTW$8bYWt2mGAqAcAQTf&gt;;<text:line-break/><text:tab/><text:tab/><text:tab/>beginArrowSize=2;<text:line-break/><text:tab/><text:tab/><text:tab/>background2=-16777216;<text:line-break/><text:tab/><text:tab/><text:tab/>lastModifiedTime=1747739766159;<text:line-break/><text:tab/><text:tab/><text:tab/>borderWeight=1.0;<text:line-break/><text:tab/><text:tab/><text:tab/>compartmentFontName=NULL;<text:line-break/><text:tab/><text:tab/><text:tab/>pmCreateDateTime="1###Z74773976615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8bYWt2mGAqAcAQTi:"TOGAF - Business Baseline Architecture Viewpoint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MbYWt2mGAqAcAQTW$8bYWt2mGAqAcAQTh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60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5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ibYWt2mGAqAcAQTl:"TOGAF - Introductory Viewpoint - Requirem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CbYWt2mGAqAcAQTj$ibYWt2mGAqAcAQTk&gt;;<text:line-break/><text:tab/><text:tab/><text:tab/>beginArrowSize=2;<text:line-break/><text:tab/><text:tab/><text:tab/>background2=-16777216;<text:line-break/><text:tab/><text:tab/><text:tab/>lastModifiedTime=1747739766162;<text:line-break/><text:tab/><text:tab/><text:tab/>borderWeight=1.0;<text:line-break/><text:tab/><text:tab/><text:tab/>compartmentFontName=NULL;<text:line-break/><text:tab/><text:tab/><text:tab/>pmCreateDateTime="1747739766161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soft-page-break/><text:tab/><text:tab/>}}, <text:line-break/><text:tab/><text:tab/>{SbYWt2mGAqAcAQTn:"TOGAF - Introductory Viewpoint - Business Ev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CbYWt2mGAqAcAQTj$SbYWt2mGAqAcAQTm&gt;;<text:line-break/><text:tab/><text:tab/><text:tab/>beginArrowSize=2;<text:line-break/><text:tab/><text:tab/><text:tab/>background2=-</text:p>
        <text:p text:style-name="Preformatted_20_Text">16777216;<text:line-break/><text:tab/><text:tab/><text:tab/>lastModifiedTime=1747739766163;<text:line-break/><text:tab/><text:tab/><text:tab/>borderWeight=1.0;<text:line-break/><text:tab/><text:tab/><text:tab/>compartmentFontName=NULL;<text:line-break/><text:tab/><text:tab/><text:tab/>pmCreateDateTime="174773976616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ybYWt2mGAqAcAQTp:"TOGAF - Introductory Viewpoint - Business Func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CbYWt2mGAqAcAQTj$ybYWt2mGAqAcAQTo&gt;;<text:line-break/><text:tab/><text:tab/><text:tab/>beginArrowSize=2;<text:line-break/><text:tab/><text:tab/><text:tab/>background2=-16777216;<text:line-break/><text:tab/><text:tab/><text:tab/>lastModifiedTime=1747739766163;<text:line-break/><text:tab/><text:tab/><text:tab/>borderWeight=1.0;<text:line-break/><text:tab/><text:tab/><text:tab/>compartmentFontName=NULL;<text:line-break/><text:tab/><text:tab/><text:tab/>pmCreateDateTime="1747739766163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ybYWt2mGAqAcAQTr:"TOGAF - Introductory Viewpoint - Business Process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CbYWt2mGAqAcAQTj$ybYWt2mGAqAcAQTq&gt;;<text:line-break/><text:tab/><text:tab/><text:tab/>beginArrowSize=2;<text:line-break/><text:tab/><text:tab/><text:tab/>background2=-16777216;<text:line-break/><text:tab/><text:tab/><text:tab/>lastModifiedTime=1747739766164;<text:line-break/><text:tab/><text:tab/><text:tab/>borderWeight=1.0;<text:line-break/><text:tab/><text:tab/><text:tab/>compartmentFontName=NULL;<text:line-break/><text:tab/><text:tab/><text:tab/>pmCreateDateTime="1747739766163";<text:line-break/><text:tab/><text:tab/><text:tab/>pmAuthor="Manuel";<text:line-break/><text:tab/><text:tab/><text:tab/>fontName="Dialog";<text:line-break/><text:tab/><text:tab/><text:tab/>_modelViews=NULL;<text:line-break/><text:soft-pag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KbYWt2mGAqAcAQTt:"TOGAF - Introductory Viewpoint - Application Servic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CbYWt2mGAqAcAQTj$KbYWt2mGAqAcAQTs&gt;;<text:line-break/><text:tab/><text:tab/><text:tab/>beginArrowSize=2;<text:line-break/><text:tab/><text:tab/><text:tab/>background2=-16777216;<text:line-break/><text:tab/><text:tab/><text:tab/>lastModifiedTime=1747739766164;<text:line-break/><text:tab/><text:tab/><text:tab/>borderWeight=1.0;<text:line-break/><text:tab/><text:tab/><text:tab/>compartmentFontName=NULL;<text:line-break/><text:tab/><text:tab/><text:tab/>pmCreateDateTime="174773976616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KbYWt2mGAqAcAQTv:"TOGAF - Introductory Viewpoint - Application Compon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CbYWt2mGAqAcAQTj$KbYWt2mGAqAcAQTu&gt;;<text:line-break/><text:tab/><text:tab/><text:tab/>beginArrowSize=2;<text:line-break/><text:tab/><text:tab/><text:tab/>background2=-16777216;<text:line-break/><text:tab/><text:tab/><text:tab/>lastModifiedTime=1747739766165;<text:line-break/><text:tab/><text:tab/><text:tab/>borderWeight=1.0;<text:line-break/><text:tab/><text:tab/><text:tab/>compartmentFontName=NULL;<text:line-break/><text:tab/><text:tab/><text:tab/>pmCreateDateTime="174773976###[616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qbYWt2mGAqAcAQTx:"TOGAF - Introductory Viewpoint - Devic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CbYWt2mGAqAcAQTj$qbYWt2mGAqAcAQTw&gt;;<text:line-break/><text:tab/><text:tab/><text:tab/>beginArrowSize=2;<text:line-break/><text:tab/><text:tab/><text:tab/>background2=-16777216;<text:line-break/><text:tab/><text:tab/><text:tab/>lastModifiedTime=1747739766165;<text:line-break/><text:tab/><text:tab/><text:tab/>borderWeight=1.0;<text:line-break/><text:tab/><text:tab/><text:tab/>compartmentFontName=NULL;<text:line-break/><text:tab/><text:tab/><text:tab/>pmCreateDateTime="1747739766165";<text:line-break/><text:tab/><text:tab/><text:tab/>pmAuthor="Manuel";<text:line-break/><text:tab/><text:tab/><text:tab/>fontName="Dialog";<text:line-break/><text:soft-page-break/><text:tab/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abYWt2mGAqAcAQTz:"TOGAF - Introductory Viewpoint - System Softwar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CbYWt2mGAqAcAQTj$qbYWt2mGAqAcAQTy&gt;;<text:line-break/><text:tab/><text:tab/><text:tab/>beginArrowSize=2;<text:line-break/><text:tab/><text:tab/><text:tab/>background2=-16777216;<text:line-break/><text:tab/><text:tab/><text:tab/>lastModifiedTime=1747739766166;<text:line-break/><text:tab/><text:tab/><text:tab/>borderWeight=1.0;<text:line-break/><text:tab/><text:tab/><text:tab/>compartmentFontName=NULL;<text:line-break/><text:tab/><text:tab/><text:tab/>pmCreateDateTime="1747739766166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abYWt2mGAqAcAQT1:"TOGAF - Introductory Viewpoint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CbYWt2mGAqAcAQTj$abYWt2mGAqAcAQT0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67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66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GbYWt2mGAqAcAQT4:"TOGAF - Data Baseline Viewpoint - Business Objec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6bYWt2mGAqAcAQT2$GbYWt2mGAqAcAQT3&gt;;<text:line-break/><text:tab/><text:tab/><text:tab/>beginArrowSize=2;<text:line-break/><text:tab/><text:tab/><text:tab/>background2=-16777216;<text:line-break/><text:soft-page-break/><text:tab/><text:tab/><text:tab/>lastModifiedTime=1747739766169;<text:line-break/><text:tab/><text:tab/><text:tab/>borderWeight=1.0;<text:line-break/><text:tab/><text:tab/><text:tab/>compartmentFontName=NULL;<text:line-break/><text:tab/><text:tab/><text:tab/>pmCreateDateTime="1747739766168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2bYWt2mGAqAcAQT7:"TOGAF - Data Target Viewpoint - Business Objec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mbYWt2mGAqAcAQT5$2bYWt2mGAqAcAQT6&gt;;<text:line-break/><text:tab/><text:tab/><text:tab/>beginArrowSize=2;<text:line-break/><text:tab/><text:tab/><text:tab/>background2=-16777216;<text:line-break/><text:tab/><text:tab/><text:tab/>lastModifiedTime=1747739766172;<text:line-break/><text:tab/><text:tab/><text:tab/>borderWeight=1.0;<text:line-break/><text:tab/><text:tab/><text:tab/>compartmentFontName=NULL;<text:line-break/><text:tab/><text:tab/><text:tab/>pmCreateDateTime="1747739766171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65639;<text:line-break/><text:tab/><text:tab/><text:tab/>_modelEditable=T;<text:line-break/><text:tab/><text:tab/>}}, <text:line-break/><text:tab/><text:tab/>{ObYWt2mGAqAcAQT9:"TOGAF - Data Target Viewpoint - Application Compon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mbYWt2mGAqAcAQT5$ObYWt2mGAqAcAQT8&gt;;<text:line-break/><text:tab/><text:tab/><text:tab/>beginArrowSize=2;<text:line-break/><text:tab/><text:tab/><text:tab/>background2=-16777216;<text:line-break/><text:tab/><text:tab/><text:tab/>lastModifiedTime=1747739766173;<text:line-break/><text:tab/><text:tab/><text:tab/>borderWeight=1.0;<text:line-break/><text:tab/><text:tab/><text:tab/>compartmentFontName=NULL;<text:line-break/><text:tab/><text:tab/><text:tab/>pmCreateDateTime="174773976617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ubYWt2mGAqAcAQT_:"TOGAF - Data Target Viewpoint - Application Func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mbYWt2mGAqAcAQT5$ubYWt2mGAqAcAQT.&gt;;<text:line-break/><text:soft-page-break/><text:tab/><text:tab/><text:tab/>beginArrowSize=2;<text:line-break/><text:tab/><text:tab/><text:tab/>background2=-16777216;<text:line-break/><text:tab/><text:tab/><text:tab/>lastModifiedTime=1747739766174;<text:line-break/><text:tab/><text:tab/><text:tab/>borderWeight=1.0;<text:line-break/><text:tab/><text:tab/><text:tab/>compartmentFontName=NULL;<text:line-break/><text:tab/><text:tab/><text:tab/>pmCreateDateTime="1747739766173";<text:line-break/><text:tab/><text:tab/><text:tab/>pmAuthor="Manuel";<text:line-break/><text:tab/><text:tab/><text:tab/>###\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ebYWt2mGAqAcAQUB:"TOGAF - Data Target Viewpoint - Data Objec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mbYWt2mGAqAcAQT5$ebYWt2mGAqAcAQUA&gt;;<text:line-break/><text:tab/><text:tab/><text:tab/>beginArrowSize=2;<text:line-break/><text:tab/><text:tab/><text:tab/>background2=-16777216;<text:line-break/><text:tab/><text:tab/><text:tab/>lastModifiedTime=1747739766175;<text:line-break/><text:tab/><text:tab/><text:tab/>borderWeight=1.0;<text:line-break/><text:tab/><text:tab/><text:tab/>compartmentFontName=NULL;<text:line-break/><text:tab/><text:tab/><text:tab/>pmCreateDateTime="174773976617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BbYWt2mGAqAcAQUE:"TOGAF - Application Component Viewpoint - Application Compon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.bYWt2mGAqAcAQUC$BbYWt2mGAqAcAQUD&gt;;<text:line-break/><text:tab/><text:tab/><text:tab/>beginArrowSize=2;<text:line-break/><text:tab/><text:tab/><text:tab/>background2=-16777216;<text:line-break/><text:tab/><text:tab/><text:tab/>lastModifiedTime=1747739766177;<text:line-break/><text:tab/><text:tab/><text:tab/>borderWeight=1.0;<text:line-break/><text:tab/><text:tab/><text:tab/>compartmentFontName=NULL;<text:line-break/><text:tab/><text:tab/><text:tab/>pmCreateDateTime="1747739766176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hbYWt2mGAqAcAQUG:"TOGAF - Application Component Viewpoint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soft-page-break/><text:tab/>shapeLegend=&lt;hLYWt2mGAqAcAQRQ:.bYWt2mGAqAcAQUC$hbYWt2mGAqAcAQUF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78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7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xbYWt2mGAqAcAQUJ:"TOGAF - Technology Viewpoint - Loca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RbYWt2mGAqAcAQUH$xbYWt2mGAqAcAQUI&gt;;<text:line-break/><text:tab/><text:tab/><text:tab/>beginArrowSize=2;<text:line-break/><text:tab/><text:tab/><text:tab/>background2=-16777216;<text:line-break/><text:tab/><text:tab/><text:tab/>lastModifiedTime=1747739766180;<text:line-break/><text:tab/><text:tab/><text:tab/>borderWeight=1.0;<text:line-break/><text:tab/><text:tab/><text:tab/>compartmentFontName=NULL;<text:line-break/><text:tab/><text:tab/><text:tab/>pmCreateDateTime="174773976617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8061;<text:line-break/><text:tab/><text:tab/><text:tab/>_modelEditable=T;<text:line-break/><text:tab/><text:tab/>}}, <text:line-break/><text:tab/><text:tab/>{JbYWt2mGAqAcAQUL:"TOGAF - Technology Viewpoint - Devic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RbYWt2mGAqAcAQUH$JbYWt2mGAqAcAQUK&gt;;<text:line-break/><text:tab/><text:tab/><text:tab/>beginArrowSize=2;<text:line-break/><text:tab/><text:tab/><text:tab/>background2=-16777216;<text:line-break/><text:tab/><text:tab/><text:tab/>lastModifiedTime=1747739766181;<text:line-break/><text:tab/><text:tab/><text:tab/>borderWeight=1.0;<text:line-break/><text:tab/><text:tab/><text:tab/>compartmentFontName=NULL;<text:line-break/><text:tab/><text:tab/><text:tab/>pmCreateDateTime="1747739766180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pbYWt2mGAqAcAQUN:"TOGAF - Technology Viewpoint - Network":Style {<text:line-break/><text:tab/><text:tab/><text:tab/>borderColor=-16777216;<text:line-break/><text:tab/><text:tab/><text:tab/>foreground=-16777216;<text:line-break/><text:soft-page-break/><text:tab/><text:tab/><text:tab/>endArrowSize=2;<text:line-break/><text:tab/><text:tab/><text:tab/>_styleViews=NULL;<text:line-break/><text:tab/><text:tab/><text:tab/>fontSize=11;<text:line-break/><text:tab/><text:tab/><text:tab/>shapeLegend=&lt;hLYWt2mGAqAcAQRQ:RbYWt2mGAqAcAQUH$pbYWt2mGAqAcAQUM&gt;;<text:line-break/><text:tab/><text:tab/><text:tab/>beginArrowSize=2;<text:line-break/><text:tab/><text:tab/><text:tab/>background2=-16777216;<text:line-break/><text:tab/><text:tab/><text:tab/>lastModifiedTime=1747739766181;<text:line-break/><text:tab/><text:tab/><text:tab/>borderWeight=1.0;<text:line-break/><text:tab/><text:tab/><text:tab/>compartmentFontName=NULL;<text:line-break/><text:tab/><text:tab/><text:tab/>pmCreateDateTime="1747739766181";<text:line-break/><text:tab/><text:tab/><text:tab/>pmAuthor="Ma</text:p>
        <text:p text:style-name="Preformatted_20_Text">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ZbYWt2mGAqAcAQUP:"TOGAF - Technology Viewpoint - System Softwar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RbYWt2mGAqAcAQUH$pbYWt2mGAqAcAQUO&gt;;<text:line-break/><text:tab/><text:tab/><text:tab/>beginArrowSize=2;<text:line-break/><text:tab/><text:tab/><text:tab/>background2=-16777216;<text:line-break/><text:tab/><text:tab/><text:tab/>lastModifiedTime=1747739766182;<text:line-break/><text:tab/><text:tab/><text:tab/>borderWeight=1.0;<text:line-break/><text:tab/><text:tab/><text:tab/>compartmentFontName=NULL;<text:line-break/><text:tab/><text:tab/><text:tab/>pmCreateDateTime="1747739766182";<text:line-break/><text:tab/><text:tab/><text:tab/>pmAuthor="Manuel";<text:line-break/><text:tab/><text:tab/><text:tab/>fontName="Dialog";<text:line-break/><text:tab/><text:tab/><text:tab/>_modelViews=NULL;<text:line-break/><text:tab/><text:tab/><text:tab/>p###]mLastModified="1747739781423";<text:line-break/><text:tab/><text:tab/><text:tab/>background=-3276852;<text:line-break/><text:tab/><text:tab/><text:tab/>_modelEditable=T;<text:line-break/><text:tab/><text:tab/>}}, <text:line-break/><text:tab/><text:tab/>{ZbYWt2mGAqAcAQUR:"TOGAF - Technology Viewpoint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RbYWt2mGAqAcAQUH$ZbYWt2mGAqAcAQUQ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83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8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soft-page-break/><text:tab/><text:tab/><text:tab/>_modelEditable=T;<text:line-break/><text:tab/><text:tab/>}}, <text:line-break/><text:tab/><text:tab/>{FbYWt2mGAqAcAQUU:"TOGAF - Gap Application Analysis - Application Compon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5bYWt2mGAqAcAQUS$FbYWt2mGAqAcAQUT&gt;;<text:line-break/><text:tab/><text:tab/><text:tab/>beginArrowSize=2;<text:line-break/><text:tab/><text:tab/><text:tab/>background2=-16777216;<text:line-break/><text:tab/><text:tab/><text:tab/>lastModifiedTime=1747739766185;<text:line-break/><text:tab/><text:tab/><text:tab/>borderWeight=1.0;<text:line-break/><text:tab/><text:tab/><text:tab/>compartmentFontName=NULL;<text:line-break/><text:tab/><text:tab/><text:tab/>pmCreateDateTime="174773976618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lbYWt2mGAqAcAQUW:"TOGAF - Gap Application Analysis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5bYWt2mGAqAcAQUS$lbYWt2mGAqAcAQUV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85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85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lbYWt2mGAqAcAQUY:"TOGAF - Gap Application Analysis - Both in Baseline and Target":Style {<text:line-break/><text:tab/><text:tab/><text:tab/>colorLegend=&lt;hLYWt2mGAqAcAQRQ:5bYWt2mGAqAcAQUS$lbYWt2mGAqAcAQUX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86;<text:line-break/><text:tab/><text:tab/><text:tab/>borderWeight=1.0;<text:line-break/><text:tab/><text:tab/><text:tab/>compartmentFontName=NULL;<text:line-break/><text:soft-page-break/><text:tab/><text:tab/><text:tab/>pmCreateDateTime="1747739766185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2039584;<text:line-break/><text:tab/><text:tab/><text:tab/>_modelEditable=T;<text:line-break/><text:tab/><text:tab/>}}, <text:line-break/><text:tab/><text:tab/>{VbYWt2mGAqAcAQUa:"TOGAF - Gap Application Analysis - Only in Plateau Baseline":Style {<text:line-break/><text:tab/><text:tab/><text:tab/>colorLegend=&lt;hLYWt2mGAqAcAQRQ:5bYWt2mGAqAcAQUS$VbYWt2mGAqAcAQUZ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87;<text:line-break/><text:tab/><text:tab/><text:tab/>borderWeight=1.0;<text:line-break/><text:tab/><text:tab/><text:tab/>compartmentFontName=NULL;<text:line-break/><text:tab/><text:tab/><text:tab/>pmCreateDateTime="1747739766186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2640;<text:line-break/><text:tab/><text:tab/><text:tab/>_modelEditable=T;<text:line-break/><text:tab/><text:tab/>}}, <text:line-break/><text:tab/><text:tab/>{1bYWt2mGAqAcAQUc:"TOGAF - Gap Application Analysis - Only in Plateau Target":Style {<text:line-break/><text:tab/><text:tab/><text:tab/>colorLegend=&lt;hLYWt2mGAqAcAQRQ:5bYWt2mGAqAcAQUS$1bYWt2mGAqAcAQUb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187;<text:line-break/><text:tab/><text:tab/><text:tab/>borderWeight=1.0;<text:line-break/><text:tab/><text:tab/><text:tab/>compartmentFontName=NULL;<text:line-break/><text:tab/><text:tab/><text:tab/>pmCreateDateTime="174773976618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6711936;<text:line-break/><text:tab/><text:tab/><text:tab/>_modelEditable=T;<text:line-break/><text:tab/><text:tab/>}}, <text:line-break/><text:tab/><text:tab/>{NbYWt2mGAqAcAQUf:"TOGAF - Architecture Migration Viewpoint - Plateau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1bYWt2mGAqAcAQUd$NbYWt2mGAqAcAQUe&gt;;<text:line-break/><text:tab/><text:tab/><text:tab/>beginArrowSize=2;<text:line-break/><text:tab/><text:tab/><text:tab/>background2=-16777216;<text:line-break/><text:tab/><text:tab/><text:tab/>lastModifiedTime=1747739766189;<text:line-break/><text:soft-page-break/><text:tab/><text:tab/><text:tab/>borderWeight=1.0;<text:line-break/><text:tab/><text:tab/><text:tab/>compartmentFontName=NULL;<text:line-break/><text:tab/><text:tab/><text:tab/>pmCreateDateTime="1747739766188";<text:line-break/><text:tab/><text:tab/><text:tab/>pmAuthor="Manuel###^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2818604;<text:line-break/><text:tab/><text:tab/><text:tab/>_modelEditable=T;<text:line-break/><text:tab/><text:tab/>}}, <text:line-break/><text:tab/><text:tab/>{tbYWt2mGAqAcAQUh:"TOGAF - Architecture Migration Viewpoint - And Junc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1bYWt2mGAqAcAQUd$tbYWt2mGAqAcAQUg&gt;;<text:line-break/><text:tab/><text:tab/><text:tab/>beginArrowSize=2;<text:line-break/><text:tab/><text:tab/><text:tab/>background2=-16777216;<text:line-break/><text:tab/><text:tab/><text:tab/>lastModifiedTime=1747739766190;<text:line-break/><text:tab/><text:tab/><text:tab/>borderWeight=1.0;<text:line-break/><text:tab/><text:tab/><text:tab/>compartmentFontName=NULL;<text:line-break/><text:tab/><text:tab/><text:tab/>pmCreateDateTime="174773976618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6777216;<text:line-break/><text:tab/><text:tab/><text:tab/>_modelEditable=T;<text:line-break/><text:tab/><text:tab/>}}, <text:line-break/><text:tab/><text:tab/>{9bYWt2mGAqAcAQUk:"TOGAF - Gap and Work Package Viewpoint - Plateau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dbYWt2mGAqAcAQUi$9bYWt2mGAqAcAQUj&gt;;<text:line-break/><text:tab/><text:tab/><text:tab/>beginArrowSize=2;<text:line-break/><text:tab/><text:tab/><text:tab/>background2=-16777216;<text:line-break/><text:tab/><text:tab/><text:tab/>lastModifiedTime=1747739766192;<text:line-break/><text:tab/><text:tab/><text:tab/>borderWeight=1.0;<text:line-break/><text:tab/><text:tab/><text:tab/>compartmentFontName=NULL;<text:line-break/><text:tab/><text:tab/><text:tab/>pmCreateDateTime="1747739766191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2818604;<text:line-break/><text:tab/><text:tab/><text:tab/>_modelEditable=T;<text:line-break/><text:tab/><text:tab/>}}, <text:line-break/><text:tab/><text:tab/>{DbYWt2mGAqAcAQUm:"TOGAF - Gap and Work Package Viewpoint - And Junc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dbYWt2mGAqAcAQUi$DbYWt2mGAqAcAQUl&gt;;<text:line-break/><text:tab/><text:tab/><text:tab/>beginArrowSize=2;<text:line-break/><text:soft-page-break/><text:tab/><text:tab/><text:tab/>background2=-16777216;<text:line-break/><text:tab/><text:tab/><text:tab/>lastModifiedTime=1747739766193;<text:line-break/><text:tab/><text:tab/><text:tab/>borderWeight=1.0;<text:line-break/><text:tab/><text:tab/><text:tab/>compartmentFontName=NULL;<text:line-break/><text:tab/><text:tab/><text:tab/>pmCreateDateTime="174773976619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6777216;<text:line-break/><text:tab/><text:tab/><text:tab/>_modelEditable=T;<text:line-break/><text:tab/><text:tab/>}}, <text:line-break/><text:tab/><text:tab/>{jbYWt2mGAqAcAQUo:"TOGAF - Gap and Work Package Viewpoint - Gap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dbYWt2mGAqAcAQUi$jbYWt2mGAqAcAQUn&gt;;<text:line-break/><text:tab/><text:tab/><text:tab/>beginArrowSize=2;<text:line-break/><text:tab/><text:tab/><text:tab/>background2=-16777216;<text:line-break/><text:tab/><text:tab/><text:tab/>lastModifiedTime=1747739766193;<text:line-break/><text:tab/><text:tab/><text:tab/>borderWeight=1.0;<text:line-break/><text:tab/><text:tab/><text:tab/>compartmentFontName=NULL;<text:line-break/><text:tab/><text:tab/><text:tab/>pmCreateDateTime="1747739766193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42083;<text:line-break/><text:tab/><text:tab/><text:tab/>_modelEditable=T;<text:line-break/><text:tab/><text:tab/>}}, <text:line-break/><text:tab/><text:tab/>{jbYWt2mGAqAcAQUq:"TOGAF - Gap and Work Package Viewpoint - Work Packag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dbYWt2mGAqAcAQUi$jbYWt2mGAqAcAQUp&gt;;<text:line-break/><text:tab/><text:tab/><text:tab/>beginArrowSize=2;<text:line-break/><text:tab/><text:tab/><text:tab/>background2=-16777216;<text:line-break/><text:tab/><text:tab/><text:tab/>lastModifiedTime=1747739766194;<text:line-break/><text:tab/><text:tab/><text:tab/>borderWeight=1.0;<text:line-break/><text:tab/><text:tab/><text:tab/>compartmentFontName=NULL;<text:line-break/><text:tab/><text:tab/><text:tab/>pmCreateDateTime="1747739766193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42083;<text:line-break/><text:tab/><text:tab/><text:tab/>_modelEditable=T;<text:line-break/><text:tab/><text:tab/>}}, <text:line-break/><text:tab/><text:tab/>{TbYWt2mGAqAcAQUs:"TOGAF - Gap and Work Package Viewpoint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dbYWt2mGAqAcAQUi$TbYWt2mGAqAcAQUr&gt;;<text:line-break/><text:soft-page-break/><text:tab/><text:tab/><text:tab/>fontSize=11;<text:line-break/><text:tab/><text:tab/><text:tab/>beginArrowSize=2;<text:line-break/><text:tab/><text:tab/><text:tab/>background2=-16777216;<text:line-break/><text:tab/><text:tab/><text:tab/>lastModifiedTime=1747739766195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19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LbYWt2mGAqAcAQUv:"TOGAF - Project Context Diagram - Application Servic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zbYWt2mGAqAcAQUt$LbYWt2mGAqAcAQUu&gt;;<text:line-break/><text:tab/><text:tab/><text:tab/>beginArrowSize=2;<text:line-break/><text:tab/><text:tab/><text:tab/>background2=-16777216;<text:line-break/><text:tab/><text:tab/><text:tab/>lastModifiedTime=1747739766197;<text:line-break/><text:tab/><text:tab/><text:tab/>borderWeight=1.0;<text:line-break/><text:tab/><text:tab/><text:tab/>compartmentFontName=NULL;<text:line-break/><text:tab/><text:tab/><text:tab/>pmCreateDateTime="1747739766196";<text:line-break/><text:tab/><text:tab/><text:tab/>pmAuthor="Manuel###_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rbYWt2mGAqAcAQUx:"TOGAF - Project Context Diagram - Application Compon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zbYWt2mGAqAcAQUt$rbYWt2mGAqAcAQUw&gt;;<text:line-break/><text:tab/><text:tab/><text:tab/>beginArrowSize=2;<text:line-break/><text:tab/><text:tab/><text:tab/>background2=-16777216;<text:line-break/><text:tab/><text:tab/><text:tab/>lastModifiedTime=1747739766198;<text:line-break/><text:tab/><text:tab/><text:tab/>borderWeight=1.0;<text:line-break/><text:tab/><text:tab/><text:tab/>compartmentFontName=NULL;<text:line-break/><text:tab/><text:tab/><text:tab/>pmCreateDateTime="174773976619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983041;<text:line-break/><text:tab/><text:tab/><text:tab/>_modelEditable=T;<text:line-break/><text:tab/><text:tab/>}}, <text:line-break/><text:tab/><text:tab/>{bbYWt2mGAqAcAQUz:"TOGAF - Project Context Diagram - Device":Style {<text:line-break/><text:tab/><text:tab/><text:tab/>borderColor=-16777216;<text:line-break/><text:soft-pag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zbYWt2mGAqAcAQUt$bbYWt2mGAqAcAQUy&gt;;<text:line-break/><text:tab/><text:tab/><text:tab/>beginArrowSize=2;<text:line-break/><text:tab/><text:tab/><text:tab/>background2=-16777216;<text:line-break/><text:tab/><text:tab/><text:tab/>lastModifiedTime=1747739766198;<text:line-break/><text:tab/><text:tab/><text:tab/>borderWeight=1.0;<text:line-break/><text:tab/><text:tab/><text:tab/>compartmentFontName=NULL;<text:line-break/><text:tab/><text:tab/><text:tab/>pmCreateDateTime="1747739766198";<text:line-break/><text:tab/><text:tab/><text:tab/>pmAuthor="Manuel";<text:line-break/><text:tab/><text:tab/><text:tab/>fontName="Dialog";<text:line-break/><text:tab/></text:p>
        <text:p text:style-name="Preformatted_20_Text"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bbYWt2mGAqAcAQU1:"TOGAF - Project Context Diagram - Nod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zbYWt2mGAqAcAQUt$bbYWt2mGAqAcAQU0&gt;;<text:line-break/><text:tab/><text:tab/><text:tab/>beginArrowSize=2;<text:line-break/><text:tab/><text:tab/><text:tab/>background2=-16777216;<text:line-break/><text:tab/><text:tab/><text:tab/>lastModifiedTime=1747739766199;<text:line-break/><text:tab/><text:tab/><text:tab/>borderWeight=1.0;<text:line-break/><text:tab/><text:tab/><text:tab/>compartmentFontName=NULL;<text:line-break/><text:tab/><text:tab/><text:tab/>pmCreateDateTime="1747739766198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7bYWt2mGAqAcAQU3:"TOGAF - Project Context Diagram - Work Packag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zbYWt2mGAqAcAQUt$7bYWt2mGAqAcAQU2&gt;;<text:line-break/><text:tab/><text:tab/><text:tab/>beginArrowSize=2;<text:line-break/><text:tab/><text:tab/><text:tab/>background2=-16777216;<text:line-break/><text:tab/><text:tab/><text:tab/>lastModifiedTime=1747739766200;<text:line-break/><text:tab/><text:tab/><text:tab/>borderWeight=1.0;<text:line-break/><text:tab/><text:tab/><text:tab/>compartmentFontName=NULL;<text:line-break/><text:tab/><text:tab/><text:tab/>pmCreateDateTime="174773976619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42083;<text:line-break/><text:tab/><text:tab/><text:tab/>_modelEditable=T;<text:line-break/><text:tab/><text:tab/>}}, <text:line-break/><text:tab/><text:tab/>{HbYWt2mGAqAcAQU5:"TOGAF - Project Context Diagram - Grouping":Style <text:soft-page-break/>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zbYWt2mGAqAcAQUt$HbYWt2mGAqAcAQU4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200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200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HbYWt2mGAqAcAQU7:"TOGAF - Project Context Diagram - Both in Baseline and Target":Style {<text:line-break/><text:tab/><text:tab/><text:tab/>colorLegend=&lt;hLYWt2mGAqAcAQRQ:zbYWt2mGAqAcAQUt$HbYWt2mGAqAcAQU6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201;<text:line-break/><text:tab/><text:tab/><text:tab/>borderWeight=1.0;<text:line-break/><text:tab/><text:tab/><text:tab/>compartmentFontName=NULL;<text:line-break/><text:tab/><text:tab/><text:tab/>pmCreateDateTime="1747739766200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4128769;<text:line-break/><text:tab/><text:tab/><text:tab/>_modelEditable=T;<text:line-break/><text:tab/><text:tab/>}}, <text:line-break/><text:tab/><text:tab/>{nbYWt2mGAqAcAQU9:"TOGAF - Project Context Diagram - Only in Plateau Baseline":Style {<text:line-break/><text:tab/><text:tab/><text:tab/>colorLegend=&lt;hLYWt2mGAqAcAQRQ:zbYWt2mGAqAcAQUt$nbYWt2mGAqAcAQU8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202;<text:line-break/><text:tab/><text:tab/><text:tab/>borderWeight=1.0;<text:line-break/><text:tab/><text:tab/><text:tab/>compartmentFontName=NULL;<text:line-break/><text:tab/><text:tab/><text:tab/>pmCreateDateTime="1747739766201";<text:line-break/><text:tab/><text:tab/><text:tab/>pmAuthor="Manuel";<text:line-break/><text:tab/><text:tab/><text:tab/>fontName="Di###`alog";<text:line-break/><text:soft-page-break/><text:tab/><text:tab/><text:tab/>_modelViews=NULL;<text:line-break/><text:tab/><text:tab/><text:tab/>pmLastModified="1747739781423";<text:line-break/><text:tab/><text:tab/><text:tab/>background=-16256;<text:line-break/><text:tab/><text:tab/><text:tab/>_modelEditable=T;<text:line-break/><text:tab/><text:tab/>}}, <text:line-break/><text:tab/><text:tab/>{XbYWt2mGAqAcAQU_:"TOGAF - Project Context Diagram - Only in Plateau Target":Style {<text:line-break/><text:tab/><text:tab/><text:tab/>colorLegend=&lt;hLYWt2mGAqAcAQRQ:zbYWt2mGAqAcAQUt$XbYWt2mGAqAcAQU.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203;<text:line-break/><text:tab/><text:tab/><text:tab/>borderWeight=1.0;<text:line-break/><text:tab/><text:tab/><text:tab/>compartmentFontName=NULL;<text:line-break/><text:tab/><text:tab/><text:tab/>pmCreateDateTime="1747739766202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6711936;<text:line-break/><text:tab/><text:tab/><text:tab/>_modelEditable=T;<text:line-break/><text:tab/><text:tab/>}}, <text:line-break/><text:tab/><text:tab/>{PbYWt2mGAqAcAQVC:"TOGAF - Technology Gap Analysis - Location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3bYWt2mGAqAcAQVA$PbYWt2mGAqAcAQVB&gt;;<text:line-break/><text:tab/><text:tab/><text:tab/>beginArrowSize=2;<text:line-break/><text:tab/><text:tab/><text:tab/>background2=-16777216;<text:line-break/><text:tab/><text:tab/><text:tab/>lastModifiedTime=1747739766205;<text:line-break/><text:tab/><text:tab/><text:tab/>borderWeight=1.0;<text:line-break/><text:tab/><text:tab/><text:tab/>compartmentFontName=NULL;<text:line-break/><text:tab/><text:tab/><text:tab/>pmCreateDateTime="174773976620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8061;<text:line-break/><text:tab/><text:tab/><text:tab/>_modelEditable=T;<text:line-break/><text:tab/><text:tab/>}}, <text:line-break/><text:tab/><text:tab/>{vbYWt2mGAqAcAQVE:"TOGAF - Technology Gap Analysis - Device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3bYWt2mGAqAcAQVA$vbYWt2mGAqAcAQVD&gt;;<text:line-break/><text:tab/><text:tab/><text:tab/>beginArrowSize=2;<text:line-break/><text:tab/><text:tab/><text:tab/>background2=-16777216;<text:line-break/><text:tab/><text:tab/><text:tab/>lastModifiedTime=1747739766205;<text:line-break/><text:tab/><text:tab/><text:tab/>borderWeight=1.0;<text:line-break/><text:tab/><text:tab/><text:tab/>compartmentFontName=NULL;<text:line-break/><text:tab/><text:tab/><text:tab/>pmCreateDateTime="1747739766205";<text:line-break/><text:tab/><text:tab/><text:tab/>pmAuthor="Manuel";<text:line-break/><text:soft-page-break/><text:tab/><text:tab/><text:tab/>fontName="Dialog";<text:line-break/><text:tab/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fbYWt2mGAqAcAQVG:"TOGAF - Technology Gap Analysis - Network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3bYWt2mGAqAcAQVA$vbYWt2mGAqAcAQVF&gt;;<text:line-break/><text:tab/><text:tab/><text:tab/>beginArrowSize=2;<text:line-break/><text:tab/><text:tab/><text:tab/>background2=-16777216;<text:line-break/><text:tab/><text:tab/><text:tab/>lastModifiedTime=1747739766206;<text:line-break/><text:tab/><text:tab/><text:tab/>borderWeight=1.0;<text:line-break/><text:tab/><text:tab/><text:tab/>compartmentFontName=NULL;<text:line-break/><text:tab/><text:tab/><text:tab/>pmCreateDateTime="1747739766206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fbYWt2mGAqAcAQVI:"TOGAF - Technology Gap Analysis - Artifac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3bYWt2mGAqAcAQVA$fbYWt2mGAqAcAQVH&gt;;<text:line-break/><text:tab/><text:tab/><text:tab/>beginArrowSize=2;<text:line-break/><text:tab/><text:tab/><text:tab/>background2=-16777216;<text:line-break/><text:tab/><text:tab/><text:tab/>lastModifiedTime=1747739766207;<text:line-break/><text:tab/><text:tab/><text:tab/>borderWeight=1.0;<text:line-break/><text:tab/><text:tab/><text:tab/>compartmentFontName=NULL;<text:line-break/><text:tab/><text:tab/><text:tab/>pmCreateDateTime="1747739766206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276852;<text:line-break/><text:tab/><text:tab/><text:tab/>_modelEditable=T;<text:line-break/><text:tab/><text:tab/>}}, <text:line-break/><text:tab/><text:tab/>{_bYWt2mGAqAcAQVK:"TOGAF - Technology Gap Analysis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3bYWt2mGAqAcAQVA$_bYWt2mGAqAcAQVJ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208;<text:line-break/><text:tab/><text:tab/><text:tab/>borderWeight=1.0;<text:line-break/><text:tab/><text:tab/><text:tab/>borderStrokeDashs=(<text:line-break/><text:soft-pag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20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A7YWt2mGAqAcAQVM:"TOGAF - Technology Gap Analysis - Both in Baseline and Target":Style {<text:line-break/><text:tab/><text:tab/><text:tab/>colorLegend=&lt;hLYWt2mGAqAcAQRQ:3bYWt2mGAqAcAQVA$A7YWt2mGAqAcAQVL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209;<text:line-break/><text:tab/><text:tab/><text:tab/>borderWeight=1.0;<text:line-break/><text:tab/><text:tab/><text:tab/>compartmentFontName=NULL;<text:line-break/><text:tab/><text:tab/><text:tab/>pmCreateDateTime="1747739766208";<text:line-break/><text:tab/><text:tab/><text:tab/>pmAuthor="Manuel";<text:line-break/><text:tab/><text:tab/><text:tab/>fontName="Dialog";<text:line-break/><text:tab/><text:tab/><text:tab/>_modelViews=NULL;<text:line-break/><text:tab/><text:tab/><text:tab/>pmL####astModified="1747739781423";<text:line-break/><text:tab/><text:tab/><text:tab/>background=-2039584;<text:line-break/><text:tab/><text:tab/><text:tab/>_modelEditable=T;<text:line-break/><text:tab/><text:tab/>}}, <text:line-break/><text:tab/><text:tab/>{g7YWt2mGAqAcAQVO:"TOGAF - Technology Gap Analysis - Only in Plateau Baseline":Style {<text:line-break/><text:tab/><text:tab/><text:tab/>colorLegend=&lt;hLYWt2mGAqAcAQRQ:3bYWt2mGAqAcAQVA$g7YWt2mGAqAcAQVN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209;<text:line-break/><text:tab/><text:tab/><text:tab/>borderWeight=1.0;<text:line-break/><text:tab/><text:tab/><text:tab/>compartmentFontName=NULL;<text:line-break/><text:tab/><text:tab/><text:tab/>pmCreateDateTime="174773976620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32640;<text:line-break/><text:tab/><text:tab/><text:tab/>_modelEditable=T;<text:line-break/><text:tab/><text:tab/>}}, <text:line-break/><text:tab/><text:tab/>{g7YWt2mGAqAcAQVQ:"TOGAF - Technology Gap Analysis - Only in Plateau Target":Style {<text:line-break/><text:tab/><text:tab/><text:tab/>colorLegend=&lt;hLYWt2mGAqAcAQRQ:3bYWt2mGAqAcAQVA$g7YWt2mGAqAcAQVP&gt;;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soft-page-break/><text:tab/><text:tab/><text:tab/>fontSize=11;<text:line-break/><text:tab/><text:tab/><text:tab/>beginArrowSize=2;<text:line-break/><text:tab/><text:tab/><text:tab/>background2=-16777216;<text:line-break/><text:tab/><text:tab/><text:tab/>lastModifiedTime=1747739766210;<text:line-break/><text:tab/><text:tab/><text:tab/>borderWeight=1.0;<text:line-break/><text:tab/><text:tab/><text:tab/>compartmentFontName=NULL;<text:line-break/><text:tab/><text:tab/><text:tab/>pmCreateDateTime="1747739766209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6711936;<text:line-break/><text:tab/><text:tab/><text:tab/>_modelEditable=T;<text:line-break/><text:tab/><text:tab/>}}, <text:line-break/><text:tab/><text:tab/>{87YWt2mGAqAcAQVc:"TOGAF - Requirement Catalog - Requirement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c7YWt2mGAqAcAQVa$87YWt2mGAqAcAQVb&gt;;<text:line-break/><text:tab/><text:tab/><text:tab/>beginArrowSize=2;<text:line-break/><text:tab/><text:tab/><text:tab/>background2=-16777216;<text:line-break/><text:tab/><text:tab/><text:tab/>lastModifiedTime=1747739766224;<text:line-break/><text:tab/><text:tab/><text:tab/>borderWeight=1.0;<text:line-break/><text:tab/><text:tab/><text:tab/>compartmentFontName=NULL;<text:line-break/><text:tab/><text:tab/><text:tab/>pmCreateDateTime="1747739766223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77;<text:line-break/><text:tab/><text:tab/><text:tab/>_modelEditable=T;<text:line-break/><text:tab/><text:tab/>}}, <text:line-break/><text:tab/><text:tab/>{C7YWt2mGAqAcAQVe:"TOGAF - Requirement Catalog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c7YWt2mGAqAcAQVa$C7YWt2mGAqAcAQVd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225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224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, <text:line-break/><text:tab/><text:tab/>{y7YWt2mGAqAcAQVh:"TOGAF - Business Constraints for Implementation - Constraint":Style {<text:line-break/><text:tab/><text:tab/><text:tab/>borderColor=-16777216;<text:line-break/><text:soft-page-break/><text:tab/><text:tab/><text:tab/>foreground=-16777216;<text:line-break/><text:tab/><text:tab/><text:tab/>endArrowSize=2;<text:line-break/><text:tab/><text:tab/><text:tab/>_styleViews=NULL;<text:line-break/><text:tab/><text:tab/><text:tab/>fontSize=11;<text:line-break/><text:tab/><text:tab/><text:tab/>shapeLegend=&lt;hLYWt2mGAqAcAQRQ:i7YWt2mGAqAcAQVf$y7YWt2mGAqAcAQVg&gt;;<text:line-break/><text:tab/><text:tab/><text:tab/>beginArrowSize=2;<text:line-break/><text:tab/><text:tab/><text:tab/>background2=-16777216;<text:line-break/><text:tab/><text:tab/><text:tab/>lastModifiedTime=1747739766227;<text:line-break/><text:tab/><text:tab/><text:tab/>borderWeight=1.0;<text:line-break/><text:tab/><text:tab/><text:tab/>compartmentFontName=NULL;<text:line-break/><text:tab/><text:tab/><text:tab/>pmCreateDateTime="174773976622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53941</text:p>
        <text:p text:style-name="Preformatted_20_Text">77;<text:line-break/><text:tab/><text:tab/><text:tab/>_modelEditable=T;<text:line-break/><text:tab/><text:tab/>}}, <text:line-break/><text:tab/><text:tab/>{y7YWt2mGAqAcAQVj:"TOGAF - Business Constraints for Implementation - Grouping":Style {<text:line-break/><text:tab/><text:tab/><text:tab/>borderColor=-16777216;<text:line-break/><text:tab/><text:tab/><text:tab/>foreground=-16777216;<text:line-break/><text:tab/><text:tab/><text:tab/>endArrowSize=2;<text:line-break/><text:tab/><text:tab/><text:tab/>_styleViews=NULL;<text:line-break/><text:tab/><text:tab/><text:tab/>shapeLegend=&lt;hLYWt2mGAqAcAQRQ:i7YWt2mGAqAcAQVf$y7YWt2mGAqAcAQVi&gt;;<text:line-break/><text:tab/><text:tab/><text:tab/>fontSize=11;<text:line-break/><text:tab/><text:tab/><text:tab/>beginArrowSize=2;<text:line-break/><text:tab/><text:tab/><text:tab/>background2=-16777216;<text:line-break/><text:tab/><text:tab/><text:tab/>lastModifiedTime=1747739766228;<text:line-break/><text:tab/><text:tab/><text:tab/>borderWeight=1.0;<text:line-break/><text:tab/><text:tab/><text:tab/>borderStrokeDashs=(<text:line-break/><text:tab/><text:tab/><text:tab/><text:tab/>"1", <text:line-break/><text:tab/><text:tab/><text:tab/><text:tab/>"4"<text:line-break/><text:tab/><text:tab/><text:tab/>);<text:line-break/><text:tab/><text:tab/><text:tab/>compartmentFontName=NULL;<text:line-break/><text:tab/><text:tab/><text:tab/>pmCreateDateTime="1747739766227";<text:line-break/><text:tab/><text:tab/><text:tab/>pmAuthor="Manuel";<text:line-break/><text:tab/><text:tab/><text:tab/>fontName="Dialog";<text:line-break/><text:tab/><text:tab/><text:tab/>_modelViews=NULL;<text:line-break/><text:tab/><text:tab/><text:tab/>pmLastModified="1747739781423";<text:line-break/><text:tab/><text:tab/><text:tab/>background=-1;<text:line-break/><text:tab/><text:tab/><text:tab/>_modelEditable=T;<text:line-break/><text:tab/><text:tab/>}}<text:line-break/><text:tab/>);<text:line-break/><text:tab/>_modelViews=NULL;<text:line-break/><text:tab/>lastModifiedTime=1747739766228;<text:line-break/><text:tab/>_modelEditable=T;<text:line-break/>}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<text:p text:style-name="P6">%<text:line-break/>&lt;#ý#å#9#q#g##################################################################################<text:line-break/></text:p>
        <text:p text:style-name="P6">6<text:tab/>û#ã#ƒH„W</text:p>
        <text:p text:style-name="P6">O#[#3#(##<text:line-break/>t<text:tab/>†#™#¦#´#Ê#Ø#è#ú#########�rk</text:p>
        <text:p text:style-name="P6">########-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û#å</text:p>
        <text:p text:style-name="P6">p#=<text:line-break/>##d#?###ï#########################################################################################################################################################################‚ ƒI</text:p>
        <text:p text:style-name="Preformatted_20_Text">47739766281;<text:line-break/><text:tab/>_modelEditable=T;<text:line-break/>}†;„'</text:p>
        <text:p text:style-name="Preformatted_20_Text">80;<text:line-break/><text:tab/><text:tab/><text:tab/>_modelEditable=T;<text:line-break/><text:tab/><text:tab/>}}, <text:line-break/><text:tab/><text:tab/>{8bYWt2mGAqAcAQTh:"Grouping":ShapeLegend {<text:line-break/><text:tab/><text:tab/><text:tab/>style=&lt;YrYWt2mGAqAcAQRt$8bYWt2mGAqAcAQTi&gt;;<text:line-break/><text:tab/><text:tab/><text:tab/>viewpoint=&lt;hLYWt2mGAqAcAQRQ:MbYWt2mGAqAcAQTW&gt;;<text:line-break/><text:tab/><text:tab/><text:tab/>_modelViews=NULL;<text:line-break/><text:tab/><text:tab/><text:tab/>shapeType="ArchiMateGrouping";<text:line-break/><text:tab/><text:tab/><text:tab/>lastModifiedTime=1747739766280;<text:line-break/><text:tab/><text:tab/><text:tab/>_modelEditable=T;<text:line-break/><text:tab/><text:tab/>}}<text:line-break/><text:tab/>);<text:line-break/><text:tab/>filterShape=T;<text:line-break/><text:tab/>_modelViews=NULL;<text:line-break/><text:tab/>lastModifiedTime=1747739766280;<text:line-break/><text:tab/>_modelEditable=T;<text:line-break/>}</text:p>
        <text:p text:style-name="P6">####oHYWt2mGAqAcAQWQViewpointhLYWt2mGAqAcAQRQPrinciples ViewpointoHYWt2mGAqAcAQWQ:"Principles Viewpoint":Viewpoint {<text:line-break/><text:tab/>designing=T;<text:line-break/><text:tab/>_modelEditable=T;<text:line-break/><text:tab/>deciding=T;<text:line-break/><text:tab/>predefine=T;<text:line-break/><text:tab/>filterShape=T;<text:line-break/><text:tab/>lastModifiedTime=1747739766285;<text:line-break/><text:tab/>_modelViews=NULL;<text:line-break/><text:tab/>concerns="Architecture mission and strategy, motivation";<text:line-break/><text:tab/>informing=T;<text:line-break/><text:tab/>stakeholders=(<text:line-break/><text:tab/><text:tab/>&lt;hLYWt2mGAqAcAQRQ:jLYWt2mGAqAcAQRe&gt;, <text:line-break/><text:tab/><text:tab/>&lt;hLYWt2mGAqAcAQRQ:TLYWt2mGAqAcAQRf&gt;, <text:line-break/><text:tab/><text:tab/>&lt;hLYWt2mGAqAcAQRQ:JLYWt2mGAqAcAQRS&gt;, <text:line-break/><text:tab/><text:tab/>&lt;hLYWt2mGAqAcAQRQ:zLYWt2mGAqAcAQRg&gt;, <text:line-break/><text:tab/><text:tab/>&lt;hLYWt2mGAqAcAQRQ:LLYWt2mGAqAcAQRh&gt;, <text:line-break/><text:tab/><text:tab/>&lt;hLYWt2mGAqAcAQRQ:rLYWt2mGAqAcAQRi&gt;<text:line-break/><text:tab/>);<text:line-break/>}„S„d</text:p>
        <text:p text:style-name="P6">#7##g#7##</text:p>
        <text:p text:style-name="P6">+#=<text:line-break/>T<text:tab/>e#p#„#›#±#######################�h‚=<text:line-break/>###g#;##ê#g#±###Ô#¾#¨#’#|#f#P#…#:#$###ø#â#Ì#¶# #Q#Š#C#¿#t#^#H#-#2#©####</text:p>
        <text:p text:style-name="P6">þ</text:p>
        <text:p text:style-name="P6">è</text:p>
        <text:p text:style-name="P6">Ò#Õ</text:p>
        <text:p text:style-name="P6">¼</text:p>
        <text:p text:style-name="P6">¦</text:p>
        <text:p text:style-name="P6">�</text:p>
        <text:p text:style-name="P6">z</text:p>
        <text:p text:style-name="P6">d</text:p>
        <text:p text:style-name="P6">N</text:p>
        <text:p text:style-name="P6">8#;</text:p>
        <text:p text:style-name="P6">"</text:p>
        <text:p text:style-name="P6"/>
        <text:p text:style-name="P6">#ö#à#Ê#}#“###´#ž#‰#t#_#J#5###<text:tab/><text:line-break/>ó<text:line-break/>Ý#›<text:line-break/>Ç<text:line-break/>²<text:line-break/>�<text:line-break/>ˆ<text:line-break/>s<text:line-break/>^<text:line-break/>I<text:line-break/>4<text:line-break/>#<text:line-break/><text:line-break/><text:tab/>õ<text:tab/>à<text:tab/>Ë<text:tab/>¶<text:tab/>¡<text:tab/>Œ<text:tab/>w<text:tab/>a<text:tab/>K<text:tab/>5<text:tab/>#<text:tab/><text:tab/>#ó#Ý#Ç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-#hLYWt2mGAqAcAQRQ#_##-#hLYWt2mGAqAcAQRQ#*##-#hLYWt2mGAqAcAQRQ#<text:line-break/>##-#hLYWt2mGAqAcAQRQ#e##-#hLYWt2mGAqAcAQRQ#f##-#hLYWt2mGAqAcAQRQ#C##-#hLYWt2mGAqAcAQRQ#-##-#hLYWt2mGAqAcAQRQ#W##-#hLYWt2mGAqAcAQRQ#O##-#i7YWt2mGAqAcAQVf#9##-#hLYWt2mGAqAcAQRQ####-#hLYWt2mGAqAcAQRQ#&lt;##-#hLYWt2mGAqAcAQRQ#,##-#hLYWt2mGAqAcAQRQ#G##-#hLYWt2mGAqAcAQRQ#K##-#hLYWt2mGAqAcAQRQ#!##-#lrYWt2mGAqAcAQSQ####-#hLYWt2mGAqAcAQRQ####-#vjYWt2mGAqAcAQKH#â##-#vjYWt2mGAqAcAQKH#á##-#vjYWt2mGAqAcAQKH#à##-#vjYWt2mGAqAcAQKH#ß##-#vjYWt2mGAqAcAQKH#Þ##-#urYWt2mGAqAcAQR_#</text:p>
        <text:p text:style-name="P6">##-#urYWt2mGAqAcAQR_####-#qDYWt2mGAqAcAQCO###-#qDYWt2mGAqAcAQCO###-#qDYWt2mGAqAcAQCO###-#qDYWt2mGAqAcAQCO###-#qDYWt2mGAqAcAQCO###-#qDYWt2mGAqAcAQCO###-#qDYWt2mGAqAcAQCO###-#pDYWt2mGAqAcAQC1.##-#pDYWt2mGAqAcAQC1-##-#pDYWt2mGAqAcAQC1,##-#pDYWt2mGAqAcAQC1+##-#pDYWt2mGAqAcAQC1*##-#pDYWt2mGAqAcAQC1)##-#mDYWt2mGAqAcAQCY###-#mDYWt2mGAqAcAQCY###-#mDYWt2mGAqAcAQCY###-#lrYWt2mGAqAcAQSQ####-#lrYWt2mGAqAcAQSQ####-#lrYWt2mGAqAcAQSQ####-#lrYWt2mGAqAcAQSQ####-#lrYWt2mGAqAcAQSQ####-#lDYWt2mGAqAcAQC.0##-#kjYWt2mGAqAcAQD__##-#kjYWt2mGAqAcAQD_^##-#kjYWt2mGAqAcAQD_]##-#kjYWt2mGAqAcAQD_\##-#i7YWt2mGAqAcAQVf#;##-#i7YWt2mGAqAcAQVf#:##-#hLYWt2mGAqAcAQRQ#d##-#hLYWt2mGAqAcAQRQ#c##-#hLYWt2mGAqAcAQRQ#b##-#hLYWt2mGAqAcAQRQ#a##-#hLYWt2mGAqAcAQRQ#`##-#hLYWt2mGAqAcAQRQ#^##-#hLYWt2mGAqAcAQRQ#]##-#hLYWt2mGAqAcAQRQ#\##-#hLYWt2mGAqAcAQRQ#[##-#hLYWt2mGAqAcAQRQ#Z##-#hLYWt2mGAqAcAQRQ#Y##-#hLYWt2mGAqAcAQRQ#X##-#hLYWt2mGAqAcAQRQ#V##-#hLYWt2mGAqAcAQRQ#U##-#hLYWt2mGAqAcAQRQ#T##-#hLYWt2mGAqAcAQRQ#S##-#hLYWt2mGAqAcAQRQ#R##-#hLYWt2mGAqAcAQRQ#Q##-#hLYWt2mGAqAcAQRQ#P##-#hLYWt2mGAqAcAQRQ#N##-#hLYWt2mGAqAcAQRQ#M##-#hLYWt2mGAqAcAQRQ#L##-#hLYWt2mGAqAcAQRQ#J##-#hLYWt2mGAqAcAQRQ#I##-#hLYWt2mGAqAcAQRQ#H##-#hLYWt2mGAqAcAQRQ#F##-#hLYWt2mGAqAcAQRQ#E##-#hLYWt2mGAqAcAQRQ#D##-#hLYWt2mGAqAcAQRQ#B##-#hLYWt2mGAqAcAQRQ#8##-#hLYWt2mGAqAcAQRQ#7##-#hLYWt2mGAqAcAQRQ#.##-#hLYWt2mGAqAcAQRQ#+##-#hLYWt2mGAqAcAQRQ#)##-#hLYWt2mGAqAcAQRQ#(##-#hLYWt2mGAqAcAQRQ#'##-#hLYWt2mGAqAcAQRQ#&amp;##-#hLYWt2mGAqAcAQRQ#%##-#hLYWt2mGAqAcAQRQ#$##-#hLYWt2mGAqAcAQRQ####-#hLYWt2mGAqAcAQRQ#"##-#hLYWt2mGAqAcAQRQ# ##-#hLYWt2mGAqAcAQRQ####-#hLYWt2mGAqAcAQRQ####-#hLYWt2mGAqAcAQRQ####-#hLYWt2mGAqAcAQRQ####-#hLYWt2mGAqAcAQRQ####-#hLYWt2mGAqAcAQRQ####-#hLYWt2mGAqAcAQRQ##</text:p>
        <text:p text:style-name="P6">#Ô##õ</text:p>
        <text:p text:style-name="P6">í#ü#<text:tab/><text:line-break/>#<text:tab/>######ô#á#Ô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‚<text:tab/>ƒ|</text:p>
        <text:p text:style-name="P6"/>
        <text:p text:style-name="P6">Þ#†</text:p>
        <text:p text:style-name="P6">´#Ä</text:p>
        <text:p text:style-name="P6">´#Ô</text:p>
        <text:p text:style-name="P6">####m7YWt2mGAqAcAQVoEAViewpointPropertyG7YWt2mGAqAcAQVnBusiness Valuem7YWt2mGAqAcAQVo:"Business Value":EAViewpointProperty {<text:line-break/><text:tab/>_modelViews=NULL;<text:line-break/><text:tab/>lastModifiedTime=1747739766281;<text:line-break/><text:tab/>_modelEditable=T;<text:line-break/>}#D#*</text:p>
        <text:p text:style-name="P6">2###v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3";<text:line-break/><text:tab/><text:tab/><text:tab/><text:tab/><text:tab/>_modelViews=NULL;<text:line-break/><text:tab/><text:tab/><text:tab/><text:tab/><text:tab/>lastModifiedTime=1747739765773;<text:line-break/><text:tab/><text:tab/><text:tab/><text:tab/><text:tab/>_modelEditable=T;<text:line-break/><text:tab/><text:tab/><text:tab/><text:tab/>}}, <text:line-break/><text:tab/><text:tab/><text:tab/><text:tab/>{sDYWt2mGAqAcAQBt:"base64Binary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3";<text:line-break/><text:tab/><text:tab/><text:tab/><text:tab/><text:tab/>_modelViews=NULL;<text:line-break/><text:tab/><text:tab/><text:tab/><text:tab/><text:tab/>lastModifiedTime=1747739765773;<text:line-break/><text:tab/><text:tab/><text:tab/><text:tab/><text:tab/>_modelEditable=T;<text:line-break/><text:tab/><text:tab/><text:tab/><text:tab/>}}, <text:line-break/><text:tab/><text:tab/><text:tab/><text:tab/>{sDYWt2mGAqAcAQBu:"boolean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3";<text:line-break/><text:tab/><text:tab/><text:tab/><text:tab/><text:tab/>_modelViews=NULL;<text:line-break/><text:tab/><text:tab/><text:tab/><text:tab/><text:tab/>lastModifiedTime=1747739765773;<text:line-break/><text:tab/><text:tab/><text:tab/><text:tab/><text:tab/>_modelEditable=T;<text:line-break/><text:tab/><text:tab/><text:tab/><text:tab/>}}, <text:line-break/><text:tab/><text:tab/><text:tab/><text:tab/>{sDYWt2mGAqAcAQBv:"byt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3";<text:line-break/><text:tab/><text:tab/><text:tab/><text:tab/><text:tab/>_modelViews=NULL;<text:line-break/><text:tab/><text:tab/><text:tab/><text:tab/><text:tab/>lastModifiedTime=1747739765774;<text:line-break/><text:tab/><text:tab/><text:tab/><text:tab/><text:tab/>_modelEditable=T;<text:line-break/><text:tab/><text:tab/><text:tab/><text:tab/>}}, <text:line-break/><text:tab/><text:tab/><text:tab/><text:tab/>{cDYWt2mGAqAcAQBw:"dat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4";<text:line-break/><text:tab/><text:tab/><text:tab/><text:tab/><text:tab/>_modelViews=NULL;<text:line-break/><text:tab/><text:tab/><text:tab/><text:tab/><text:tab/>lastModifiedTime=1747739765774;<text:line-break/><text:tab/><text:tab/><text:tab/><text:tab/><text:tab/>_modelEditable=T;<text:line-break/><text:tab/><text:tab/><text:tab/><text:tab/>}}, <text:line-break/><text:tab/><text:tab/><text:tab/><text:tab/>{cDYWt2mGAqAcAQBx:"dateTim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4";<text:line-break/><text:tab/><text:tab/><text:tab/><text:tab/><text:tab/>_modelViews=NULL;<text:line-break/><text:tab/><text:tab/><text:tab/><text:tab/><text:tab/>lastModifiedTime=1747739765775;<text:line-break/><text:tab/><text:tab/><text:tab/><text:tab/><text:tab/>_modelEditable=T;<text:line-break/><text:tab/><text:tab/><text:tab/><text:tab/>}}, <text:line-break/><text:tab/><text:tab/><text:tab/><text:tab/>{8DYWt2mGAqAcAQBy:"decimal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5";<text:line-break/><text:tab/><text:tab/><text:tab/><text:tab/><text:tab/>_modelViews=NULL;<text:line-break/><text:tab/><text:tab/><text:tab/><text:tab/><text:tab/>lastModifiedTime=1747739765775;<text:line-break/><text:tab/><text:tab/><text:tab/><text:tab/><text:tab/>_modelEditable=T;<text:line-break/><text:tab/><text:tab/><text:tab/><text:tab/>}}, <text:line-break/><text:tab/><text:tab/><text:tab/><text:tab/>{8DYWt2mGAqAcAQBz:"doubl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5";<text:line-break/><text:tab/><text:tab/><text:tab/><text:tab/><text:tab/>_modelViews=NULL;<text:line-break/><text:tab/><text:tab/><text:tab/><text:tab/><text:tab/>lastModifiedTime=1747739765775;<text:line-break/><text:tab/><text:tab/><text:tab/><text:tab/><text:tab/>_modelEditable=T;<text:line-break/><text:tab/><text:tab/><text:tab/><text:tab/>}}, <text:line-break/><text:soft-page-break/><text:tab/><text:tab/><text:tab/><text:tab/>{8DYWt2mGAqAcAQB0:"duration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5";<text:line-break/><text:tab/><text:tab/><text:tab/><text:tab/><text:tab/>_modelViews=NULL;<text:line-break/><text:tab/><text:tab/><text:tab/><text:tab/><text:tab/>lastModifiedTime=1747739765776;<text:line-break/><text:tab/><text:tab/><text:tab/><text:tab/><text:tab/>_modelEditable=T;<text:line-break/><text:tab/><text:tab/><text:tab/><text:tab/>}}, <text:line-break/><text:tab/><text:tab/><text:tab/><text:tab/>{CDYWt2mGAqAcAQB1:"float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6";<text:line-break/><text:tab/><text:tab/><text:tab/><text:tab/><text:tab/>_modelViews=NULL;<text:line-break/><text:tab/><text:tab/><text:tab/><text:tab/><text:tab/>lastModifiedTime=1747739765776;<text:line-break/><text:tab/><text:tab/><text:tab/><text:tab/><text:tab/>_modelEditable=T;<text:line-break/><text:tab/><text:tab/><text:tab/><text:tab/>}}, <text:line-break/><text:tab/><text:tab/><text:tab/><text:tab/>{CDYWt2mGAqAcAQB2:"gDay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6";<text:line-break/><text:tab/><text:tab/><text:tab/><text:tab/><text:tab/>_modelViews=NULL;<text:line-break/><text:tab/><text:tab/><text:tab/><text:tab/><text:tab/>lastModifiedTime=1747739765776;<text:line-break/><text:tab/><text:tab/><text:tab/><text:tab/><text:tab/>_modelEditable=T;<text:line-break/><text:tab/><text:tab/><text:tab/><text:tab/>}}, <text:line-break/><text:tab/><text:tab/><text:tab/><text:tab/>{CDYWt2mGAqAcAQB3:"gMonth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6";<text:line-break/><text:tab/><text:tab/><text:tab/><text:tab/><text:tab/>_modelViews=NULL;<text:line-break/><text:tab/><text:tab/><text:tab/><text:tab/><text:tab/>lastModifiedTime=1747739765776;<text:line-break/><text:tab/><text:tab/><text:tab/><text:tab/><text:tab/>_modelEditable=T;<text:line-break/><text:tab/><text:tab/><text:tab/><text:tab/>}}, <text:line-break/><text:tab/><text:tab/><text:tab/><text:tab/>{CDYWt2mGAqAcAQB4:"gMonthDay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6";<text:line-break/><text:tab/><text:tab/><text:tab/><text:tab/><text:tab/>_modelViews=NULL;<text:line-break/><text:tab/><text:tab/><text:tab/><text:tab/><text:tab/>lastModifiedTime=1747739765776;<text:line-break/><text:tab/><text:tab/><text:tab/><text:tab/><text:tab/>_modelEditable=T;<text:line-break/><text:tab/><text:tab/><text:tab/><text:tab/>}}, <text:line-break/><text:tab/><text:tab/><text:tab/><text:tab/>{CDYWt2mGAqAcAQB5:"gYear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6";<text:line-break/><text:tab/><text:tab/><text:tab/><text:tab/><text:tab/>_modelViews=NULL;<text:line-break/><text:tab/><text:tab/><text:tab/><text:tab/><text:tab/>lastModifiedTime=1747739765776;<text:line-break/><text:tab/><text:tab/><text:tab/><text:tab/><text:tab/>_modelEditable=T;<text:line-break/><text:tab/><text:tab/><text:tab/><text:tab/>}}, <text:line-break/><text:tab/><text:tab/><text:tab/><text:tab/>{CDYWt2mGAqAcAQB6:"gYearMonth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6";<text:line-break/><text:tab/><text:tab/><text:tab/><text:tab/><text:tab/>_modelViews=NULL;<text:line-break/><text:tab/><text:tab/><text:tab/><text:tab/><text:tab/>lastModifiedTime=1747739765776;<text:line-break/><text:tab/><text:tab/><text:tab/><text:tab/><text:tab/>_modelEditable=T;<text:line-break/><text:tab/><text:tab/><text:tab/><text:tab/>}}, <text:line-break/><text:tab/><text:tab/><text:tab/><text:tab/>{CDYWt2mGAqAcAQB7:"hexBinary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6";<text:line-break/><text:tab/><text:tab/><text:tab/><text:tab/><text:tab/>_modelViews=NULL;<text:line-break/><text:tab/><text:tab/><text:tab/><text:tab/><text:tab/>lastModifiedTime=1747739765777;<text:line-break/><text:tab/><text:tab/><text:tab/><text:tab/><text:tab/>_modelEditable=T;<text:line-break/><text:tab/><text:tab/><text:tab/><text:tab/>}}, <text:line-break/><text:soft-page-break/><text:tab/><text:tab/><text:tab/><text:tab/>{iDYWt2mGAqAcAQB8:"int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7";<text:line-break/><text:tab/><text:tab/><text:tab/><text:tab/><text:tab/>_modelViews=NULL;<text:line-break/><text:tab/><text:tab/><text:tab/><text:tab/><text:tab/>lastModifiedTime=1747739765777;<text:line-break/><text:tab/><text:tab/><text:tab/><text:tab/><text:tab/>_modelEditable=T;<text:line-break/><text:tab/><text:tab/><text:tab/><text:tab/>}}, <text:line-break/><text:tab/><text:tab/><text:tab/><text:tab/>{iDYWt2mGAqAcAQB9:"integer":XSDSimpleType {<text:line-break/><text:tab/><text:tab/><text:tab/><text:tab/><text:tab/>pmLast####Modified="1747739781434";<text:line-break/><text:tab/><text:tab/><text:tab/><text:tab/><text:tab/>pmAuthor="Manuel";<text:line-break/><text:tab/><text:tab/><text:tab/><text:tab/><text:tab/>pmCreateDateTime="1747739765777";<text:line-break/><text:tab/><text:tab/><text:tab/><text:tab/><text:tab/>_modelViews=NULL;<text:line-break/><text:tab/><text:tab/><text:tab/><text:tab/><text:tab/>lastModifiedTime=1747739765777;<text:line-break/><text:tab/><text:tab/><text:tab/><text:tab/><text:tab/>_modelEditable=T;<text:line-break/><text:tab/><text:tab/><text:tab/><text:tab/>}}, <text:line-break/><text:tab/><text:tab/><text:tab/><text:tab/>{iDYWt2mGAqAcAQB.:"languag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7";<text:line-break/><text:tab/><text:tab/><text:tab/><text:tab/><text:tab/>_modelViews=NULL;<text:line-break/><text:tab/><text:tab/><text:tab/><text:tab/><text:tab/>lastModifiedTime=1747739765777;<text:line-break/><text:tab/><text:tab/><text:tab/><text:tab/><text:tab/>_modelEditable=T;<text:line-break/><text:tab/><text:tab/><text:tab/><text:tab/>}}, <text:line-break/><text:tab/><text:tab/><text:tab/><text:tab/>{iDYWt2mGAqAcAQB_:"long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7";<text:line-break/><text:tab/><text:tab/><text:tab/><text:tab/><text:tab/>_modelViews=NULL;<text:line-break/><text:tab/><text:tab/><text:tab/><text:tab/><text:tab/>lastModifiedTime=1747739765777;<text:line-break/><text:tab/><text:tab/><text:tab/><text:tab/><text:tab/>_modelEditable=T;<text:line-break/><text:tab/><text:tab/><text:tab/><text:tab/>}}, <text:line-break/><text:tab/><text:tab/><text:tab/><text:tab/>{iDYWt2mGAqAcAQCA:"negativeInteger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7";<text:line-break/><text:tab/><text:tab/><text:tab/><text:tab/><text:tab/>_modelViews=NULL;<text:line-break/><text:tab/><text:tab/><text:tab/><text:tab/><text:tab/>lastModifiedTime=1747739765777;<text:line-break/><text:tab/><text:tab/><text:tab/><text:tab/><text:tab/>_modelEditable=T;<text:line-break/><text:tab/><text:tab/><text:tab/><text:tab/>}}, <text:line-break/><text:tab/><text:tab/><text:tab/><text:tab/>{iDYWt2mGAqAcAQCB:"nonNegativeInteger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7";<text:line-break/><text:tab/><text:tab/><text:tab/><text:tab/><text:tab/>_modelViews=NULL;<text:line-break/><text:tab/><text:tab/><text:tab/><text:tab/><text:tab/>lastModifiedTime=1747739765777;<text:line-break/><text:tab/><text:tab/><text:tab/><text:tab/><text:tab/>_modelEditable=T;<text:line-break/><text:tab/><text:tab/><text:tab/><text:tab/>}}, <text:line-break/><text:tab/><text:tab/><text:tab/><text:tab/>{iDYWt2mGAqAcAQCC:"nonPositiveInteger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7";<text:line-break/><text:tab/><text:tab/><text:tab/><text:tab/><text:tab/>_modelViews=NULL;<text:line-break/><text:tab/><text:tab/><text:tab/><text:tab/><text:tab/>lastModifiedTime=1747739765777;<text:line-break/><text:tab/><text:tab/><text:tab/><text:tab/><text:tab/>_modelEditable=T;<text:line-break/><text:tab/><text:tab/><text:tab/><text:tab/>}}, <text:line-break/><text:tab/><text:tab/><text:tab/><text:tab/>{iDYWt2mGAqAcAQCD:"normalizedString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7";<text:line-break/><text:tab/><text:tab/><text:tab/><text:tab/><text:tab/>_modelViews=NULL;<text:line-break/><text:tab/><text:tab/><text:tab/><text:tab/><text:tab/>lastModifiedTime=1747739765778;<text:line-break/><text:tab/><text:tab/><text:tab/><text:tab/><text:tab/>_modelEditable=T;<text:line-break/><text:tab/><text:tab/><text:tab/><text:tab/>}}, <text:line-break/><text:soft-page-break/><text:tab/><text:tab/><text:tab/><text:tab/>{SDYWt2mGAqAcAQCE:"positiveInteger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8";<text:line-break/><text:tab/><text:tab/><text:tab/><text:tab/><text:tab/>_modelViews=NULL;<text:line-break/><text:tab/><text:tab/><text:tab/><text:tab/><text:tab/>lastModifiedTime=1747739765778;<text:line-break/><text:tab/><text:tab/><text:tab/><text:tab/><text:tab/>_modelEditable=T;<text:line-break/><text:tab/><text:tab/><text:tab/><text:tab/>}}, <text:line-break/><text:tab/><text:tab/><text:tab/><text:tab/>{SDYWt2mGAqAcAQCF:"short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8";<text:line-break/><text:tab/><text:tab/><text:tab/><text:tab/><text:tab/>_modelViews=NULL;<text:line-break/><text:tab/><text:tab/><text:tab/><text:tab/><text:tab/>lastModifiedTime=1747739765778;<text:line-break/><text:tab/><text:tab/><text:tab/><text:tab/><text:tab/>_modelEditable=T;<text:line-break/><text:tab/><text:tab/><text:tab/><text:tab/>}}, <text:line-break/><text:tab/><text:tab/><text:tab/><text:tab/>{SDYWt2mGAqAcAQCG:"string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8";<text:line-break/><text:tab/><text:tab/><text:tab/><text:tab/><text:tab/>_modelViews=NULL;<text:line-break/><text:tab/><text:tab/><text:tab/><text:tab/><text:tab/>lastModifiedTime=1747739765778;<text:line-break/><text:tab/><text:tab/><text:tab/><text:tab/><text:tab/>_modelEditable=T;<text:line-break/><text:tab/><text:tab/><text:tab/><text:tab/>}}, <text:line-break/><text:tab/><text:tab/><text:tab/><text:tab/>{SDYWt2mGAqAcAQCH:"tim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8";<text:line-break/><text:tab/><text:tab/><text:tab/><text:tab/><text:tab/>_modelViews=NULL;<text:line-break/><text:tab/><text:tab/><text:tab/><text:tab/><text:tab/>lastModifiedTime=1747739765778;<text:line-break/><text:tab/><text:tab/><text:tab/><text:tab/><text:tab/>_modelEditable=T;<text:line-break/><text:tab/><text:tab/><text:tab/><text:tab/>}}, <text:line-break/><text:tab/><text:tab/><text:tab/><text:tab/>{SDYWt2mGAqAcAQCI:"token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8";<text:line-break/><text:tab/><text:tab/><text:tab/><text:tab/><text:tab/>_modelViews=NULL;<text:line-break/><text:tab/><text:tab/><text:tab/><text:tab/><text:tab/>lastModifiedTime=1747739765778;<text:line-break/><text:tab/><text:tab/><text:tab/><text:tab/><text:tab/>_modelEditable=T;<text:line-break/><text:tab/><text:tab/><text:tab/><text:tab/>}}, <text:line-break/><text:tab/><text:tab/><text:tab/><text:tab/>{SDYWt2mGAqAcAQCJ:"unsignedByte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8";<text:line-break/><text:tab/><text:tab/><text:tab/><text:tab/><text:tab/>_modelViews=NULL;<text:line-break/><text:tab/><text:tab/><text:tab/><text:tab/><text:tab/>lastModifiedTime=1747739765778;<text:line-break/><text:tab/><text:tab/><text:tab/><text:tab/><text:tab/>_modelEditable=T;<text:line-break/><text:tab/><text:tab/><text:tab/><text:tab/>}}, <text:line-break/><text:tab/><text:tab/><text:tab/><text:tab/>{SDYWt2mGAqAcAQCK:"unsignedInt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8";<text:line-break/><text:tab/><text:tab/><text:tab/><text:tab/><text:tab/>_modelViews=NULL;<text:line-break/><text:tab/><text:tab/><text:tab/><text:tab/><text:tab/>lastModifiedTime=1747739765778;<text:line-break/><text:tab/><text:tab/><text:tab/><text:tab/><text:tab/>_modelEditable=T;<text:line-break/><text:tab/><text:tab/><text:tab/><text:tab/>}}, <text:line-break/><text:tab/><text:tab/><text:tab/><text:tab/>{SDYWt2mGAqAcAQCL:"unsignedLong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8";<text:line-break/><text:tab/><text:tab/><text:tab/><text:tab/><text:tab/>_modelViews=NULL;<text:line-break/><text:tab/><text:tab/><text:tab/><text:tab/><text:tab/>lastModifiedTime=1747739765778;<text:line-break/><text:tab/><text:tab/><text:tab/><text:tab/><text:tab/>_modelEditable=T;<text:line-break/><text:tab/><text:tab/><text:tab/><text:tab/>}}, <text:line-break/><text:soft-page-break/><text:tab/><text:tab/><text:tab/><text:tab/>{SDYWt2mGAqAcAQCM:"unsignedShort":XSDSimpleType {<text:line-break/><text:tab/><text:tab/><text:tab/><text:tab/><text:tab/>pmLastModified="1747739781434";<text:line-break/><text:tab/><text:tab/><text:tab/><text:tab/><text:tab/>pmAuthor="Manuel";<text:line-break/><text:tab/><text:tab/><text:tab/><text:tab/><text:tab/>pmCreateDateTime="1747739765779";<text:line-break/><text:tab/><text:tab/><text:tab/><text:tab/><text:tab/>_modelViews=NULL;<text:line-break/><text:tab/><text:tab/><text:tab/><text:tab/><text:tab/>lastModifiedTime=1747739765779;<text:line-break/><text:tab/><text:tab/><text:tab/><text:tab/><text:tab/>_modelEditable=T;<text:line-break/><text:tab/><text:tab/><text:tab/><text:tab/>}}<text:line-break/><text:tab/><text:tab/><text:tab/>);<text:line-break/><text:tab/><text:tab/><text:tab/>pmCreateDateTime="1747739765756";<text:line-break/><text:tab/><text:tab/><text:tab/>_modelViews=NULL;<text:line-break/><text:tab/><text:tab/><text:tab/>lastModifiedTime=1747739765779;<text:line-break/><text:tab/><text:tab/><text:tab/>_modelEditable=T;<text:line-break/><text:tab/><text:tab/><text:tab/>targetNamespace="http://www.w3.org/2001/XMLSchema";<text:line-break/><text:tab/><text:tab/>}}<text:line-break/><text:tab/>);<text:line-break/><text:tab/>_modelViews=NULL;<text:line-break/><text:tab/>lastModifiedTime=1747739765769;<text:line-break/><text:tab/>_modelEditable=T;<text:line-break/>}</text:p>
        <text:p text:style-name="P6">™#ä#3<text:tab/>�#Æ###&gt;#{#Æ#ÿ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�D.###yt2mGAqAcAQEG:VjYWt2mGAqAcAQID&gt;, <text:line-break/><text:tab/><text:tab/>&lt;CjYWt2mGAqAcAQEG:VjYWt2mGAqAcAQIE&gt;, <text:line-break/><text:tab/><text:tab/>&lt;CjYWt2mGAqAcAQEG:VjYWt2mGAqAcAQIF&gt;, <text:line-break/><text:tab/><text:tab/>&lt;CjYWt2mGAqAcAQEG:VjYWt2mGAqAcAQIG&gt;, <text:line-break/><text:tab/><text:tab/>&lt;CjYWt2mGAqAcAQEG:VjYWt2mGAqAcAQIH&gt;, <text:line-break/><text:tab/><text:tab/>&lt;CjYWt2mGAqAcAQEG:VjYWt2mGAqAcAQII&gt;, <text:line-break/><text:tab/><text:tab/>&lt;CjYWt2mGAqAcAQEG:VjYWt2mGAqAcAQIJ&gt;, <text:line-break/><text:tab/><text:tab/>&lt;CjYWt2mGAqAcAQEG:1jYWt2mGAqAcAQIK&gt;, <text:line-break/><text:tab/><text:tab/>&lt;CjYWt2mGAqAcAQEG:1jYWt2mGAqAcAQIL&gt;, <text:line-break/><text:tab/><text:tab/>&lt;CjYWt2mGAqAcAQEG:1jYWt2mGAqAcAQIM&gt;, <text:line-break/><text:tab/><text:tab/>&lt;CjYWt2mGAqAcAQEG:1jYWt2mGAqAcAQIN&gt;, <text:line-break/><text:tab/><text:tab/>&lt;CjYWt2mGAqAcAQEG:1jYWt2mGAqAcAQIO&gt;, <text:line-break/><text:tab/><text:tab/>&lt;CjYWt2mGAqAcAQEG:1jYWt2mGAqAcAQIP&gt;, <text:line-break/><text:tab/><text:tab/>&lt;CjYWt2mGAqAcAQEG:1jYWt2mGAqAcAQIQ&gt;, <text:line-break/><text:tab/><text:tab/>&lt;CjYWt2mGAqAcAQEG:1jYWt2mGAqAcAQIR&gt;, <text:line-break/><text:tab/><text:tab/>&lt;CjYWt2mGAqAcAQEG:1jYWt2mGAqAcAQIS&gt;, <text:line-break/><text:tab/><text:tab/>&lt;CjYWt2mGAqAcAQEG:1jYWt2mGAqAcAQIT&gt;, <text:line-break/><text:tab/><text:tab/>&lt;CjYWt2mGAqAcAQEG:1jYWt2mGAqAcAQIU&gt;, <text:line-break/><text:tab/><text:tab/>&lt;CjYWt2mGAqAcAQEG:1jYWt2mGAqAcAQIV&gt;, <text:line-break/><text:tab/><text:tab/>&lt;CjYWt2mGAqAcAQEG:1jYWt2mGAqAcAQIW&gt;, <text:line-break/><text:tab/><text:tab/>&lt;CjYWt2mGAqAcAQEG:NjYWt2mGAqAcAQIX&gt;, <text:line-break/><text:tab/><text:tab/>&lt;CjYWt2mGAqAcAQEG:NjYWt2mGAqAcAQIY&gt;, <text:line-break/><text:tab/><text:tab/>&lt;CjYWt2mGAqAcAQEG:NjYWt2mGAqAcAQIZ&gt;, <text:line-break/><text:tab/><text:tab/>&lt;CjYWt2mGAqAcAQEG:NjYWt2mGAqAcAQIa&gt;, <text:line-break/><text:tab/><text:tab/>&lt;CjYWt2mGAqAcAQEG:NjYWt2mGAqAcAQIb&gt;, <text:line-break/><text:tab/><text:tab/>&lt;CjYWt2mGAqAcAQEG:NjYWt2mGAqAcAQIc&gt;, <text:line-break/><text:tab/><text:tab/>&lt;CjYWt2mGAqAcAQEG:NjYWt2mGAqAcAQId&gt;, <text:line-break/><text:tab/><text:tab/>&lt;CjYWt2mGAqAcAQEG:NjYWt2mGAqAcAQIe&gt;, <text:line-break/><text:tab/><text:tab/>&lt;CjYWt2mGAqAcAQEG:NjYWt2mGAqAcAQIf&gt;, <text:line-break/><text:tab/><text:tab/>&lt;CjYWt2mGAqAcAQEG:NjYWt2mGAqAcAQIg&gt;, <text:line-break/><text:tab/><text:tab/>&lt;CjYWt2mGAqAcAQEG:NjYWt2mGAqAcAQIh&gt;, <text:line-break/><text:tab/><text:tab/>&lt;CjYWt2mGAqAcAQEG:NjYWt2mGAqAcAQIi&gt;, <text:line-break/><text:tab/><text:tab/>&lt;CjYWt2mGAqAcAQEG:NjYWt2mGAqAcAQIj&gt;, <text:line-break/><text:tab/><text:tab/>&lt;CjYWt2mGAqAcAQEG:tjYWt2mGAqAcAQIk&gt;, <text:line-break/><text:tab/><text:tab/>&lt;CjYWt2mGAqAcAQEG:tjYWt2mGAqAcAQIl&gt;, <text:line-break/><text:tab/><text:tab/>&lt;CjYWt2mGAqAcAQEG:tjYWt2mGAqAcAQIm&gt;, <text:line-break/><text:tab/><text:tab/>&lt;CjYWt2mGAqAcAQEG:tjYWt2mGAqAcAQIn&gt;, <text:line-break/><text:tab/><text:tab/>&lt;CjYWt2mGAqAcAQEG:tjYWt2mGAqAcAQIo&gt;, <text:line-break/><text:tab/><text:tab/>&lt;CjYWt2mGAqAcAQEG:tjYWt2mGAqAcAQIp&gt;, <text:line-break/><text:tab/><text:tab/>&lt;CjYWt2mGAqAcAQEG:tjYWt2mGAqAcAQIq&gt;, <text:line-break/><text:tab/><text:tab/>&lt;CjYWt2mGAqAcAQEG:tjYWt2mGAqAcAQIr&gt;, <text:line-break/><text:tab/><text:tab/>&lt;CjYWt2mGAqAcAQEG:tjYWt2mGAqAcAQIs&gt;, <text:line-break/><text:tab/><text:tab/>&lt;CjYWt2mGAqAcAQEG:tjYWt2mGAqAcAQIt&gt;, <text:line-break/><text:tab/><text:tab/>&lt;CjYWt2mGAqAcAQEG:tjYWt2mGAqAcAQIu&gt;, <text:line-break/><text:tab/><text:tab/>&lt;CjYWt2mGAqAcAQEG:tjYWt2mGAqAcAQIv&gt;, <text:line-break/><text:tab/><text:tab/>&lt;CjYWt2mGAqAcAQEG:djYWt2mGAqAcAQIw&gt;, <text:line-break/><text:soft-page-break/><text:tab/><text:tab/>&lt;CjYWt2mGAqAcAQEG:djYWt2mGAqAcAQIx&gt;, <text:line-break/><text:tab/><text:tab/>&lt;CjYWt2mGAqAcAQEG:djYWt2mGAqAcAQIy&gt;, <text:line-break/><text:tab/><text:tab/>&lt;CjYWt2mGAqAcAQEG:djYWt2mGAqAcAQIz&gt;, <text:line-break/><text:tab/><text:tab/>&lt;CjYWt2mGAqAcAQEG:djYWt2mGAqAcAQI0&gt;, <text:line-break/><text:tab/><text:tab/>&lt;CjYWt2mGAqAcAQEG:djYWt2mGAqAcAQI1&gt;, <text:line-break/><text:tab/><text:tab/>&lt;CjYWt2mGAqAcAQEG:djYWt2mGAqAcAQI2&gt;, <text:line-break/><text:tab/><text:tab/>&lt;CjYWt2mGAqAcAQEG:djYWt2mGAqAcAQI3&gt;, <text:line-break/><text:tab/><text:tab/>&lt;CjYWt2mGAqAcAQEG:djYWt2mGAqAcAQI4&gt;, <text:line-break/><text:tab/><text:tab/>&lt;CjYWt2mGAqAcAQEG:djYWt2mGAqAcAQI5&gt;, <text:line-break/><text:tab/><text:tab/>&lt;CjYWt2mGAqAcAQEG:djYWt2mGAqAcAQI6&gt;, <text:line-break/><text:tab/><text:tab/>&lt;CjYWt2mGAqAcAQEG:djYWt2mGAqAcAQI7&gt;, <text:line-break/><text:tab/><text:tab/>&lt;CjYWt2mGAqAcAQEG:9jYWt2mGAqAcAQI8&gt;, <text:line-break/><text:tab/><text:tab/>&lt;CjYWt2mGAqAcAQEG:9jYWt2mGAqAcAQI9&gt;, <text:line-break/><text:tab/><text:tab/>&lt;CjYWt2mGAqAcAQEG:9jYWt2mGAqAcAQI.&gt;, <text:line-break/><text:tab/><text:tab/>&lt;CjYWt2mGAqAcAQEG:9jYWt2mGAqAcAQI_&gt;, <text:line-break/><text:tab/><text:tab/>&lt;CjYWt2mGAqAcAQEG:9jYWt2mGAqAcAQJA&gt;, <text:line-break/><text:tab/><text:tab/>&lt;CjYWt2mGAqAcAQEG:9jYWt2mGAqAcAQJB&gt;, <text:line-break/><text:tab/><text:tab/>&lt;CjYWt2mGAqAcAQEG:9jYWt2mGAqAcAQJC&gt;, <text:line-break/><text:tab/><text:tab/>&lt;CjYWt2mGAqAcAQEG:9jYWt2mGAqAcAQJD&gt;, <text:line-break/><text:tab/><text:tab/>&lt;CjYWt2mGAqAcAQEG:9jYWt2mGAqAcAQJE&gt;, <text:line-break/><text:tab/><text:tab/>&lt;CjYWt2mGAqAcAQEG:9jYWt2mGAqAcAQJF&gt;, <text:line-break/><text:tab/><text:tab/>&lt;CjYWt2mGAqAcAQEG:9jYWt2mGAqAcAQJG&gt;, <text:line-break/><text:tab/><text:tab/>&lt;CjYWt2mGAqAcAQEG:9jYWt2mGAqAcAQJH&gt;, <text:line-break/><text:tab/><text:tab/>&lt;CjYWt2mGAqAcAQEG:DjYWt2mGAqAcAQJI&gt;, <text:line-break/><text:tab/><text:tab/>&lt;CjYWt2mGAqAcAQEG:DjYWt2mGAqAcAQJJ&gt;, <text:line-break/><text:tab/><text:tab/>&lt;CjYWt2mGAqAcAQEG:DjYWt2mGAqAcAQJK&gt;, <text:line-break/><text:tab/><text:tab/>&lt;CjYWt2mGAqAcAQEG:DjYWt2mGAqAcAQJL&gt;, <text:line-break/><text:tab/><text:tab/>&lt;CjYWt2mGAqAcAQEG:DjYWt2mGAqAcAQJM&gt;, <text:line-break/><text:tab/><text:tab/>&lt;CjYWt2mGAqAcAQEG:DjYWt2mGAqAcAQJN&gt;, <text:line-break/><text:tab/><text:tab/>&lt;CjYWt2mGAqAcAQEG:DjYWt2mGAqAcAQJO&gt;, <text:line-break/><text:tab/><text:tab/>&lt;CjYWt2mGAqAcAQEG:DjYWt2mGAqAcAQJP&gt;, <text:line-break/><text:tab/><text:tab/>&lt;CjYWt2mGAqAcAQEG:DjYWt2mGAqAcAQJQ&gt;, <text:line-break/><text:tab/><text:tab/>&lt;CjYWt2mGAqAcAQEG:DjYWt2mGAqAcAQJR&gt;<text:line-break/><text:tab/>);<text:line-break/><text:tab/>lineWeight=1.0;<text:line-break/><text:tab/>lineColor=-16777216;<text:line-break/><text:tab/>connectorLineColor=-16777216;<text:line-break/><text:tab/>defaultShapeForeground=-16777216;<text:line-break/><text:tab/>lastModifiedTime=1747739765881;<text:line-break/><text:tab/>defaultFontSize=11;<text:line-break/><text:tab/>fillColorModels=(<text:line-break/><text:tab/><text:tab/>&lt;CjYWt2mGAqAcAQEG:ijYWt2mGAqAcAQEK&gt;, <text:line-break/><text:tab/><text:tab/>&lt;CjYWt2mGAqAcAQEG:SjYWt2mGAqAcAQEL&gt;, <text:line-break/><text:tab/><text:tab/>&lt;CjYWt2mGAqAcAQEG:SjYWt2mGAqAcAQEM&gt;, <text:line-break/><text:tab/><text:tab/>&lt;CjYWt2mGAqAcAQEG:SjYWt2mGAqAcAQEN&gt;, <text:line-break/><text:tab/><text:tab/>&lt;CjYWt2mGAqAcAQEG:SjYWt2mGAqAcAQEO&gt;, <text:line-break/><text:tab/><text:tab/>&lt;CjYWt2mGAqAcAQEG:SjYWt2mGAqAcAQEP&gt;, <text:line-break/><text:tab/><text:tab/>&lt;CjYWt2mGAqAcAQEG:SjYWt2mGAqAcAQEQ&gt;, <text:line-break/><text:tab/><text:tab/>&lt;CjYWt2mGAqAcAQEG:SjYWt2mGAqAcAQER&gt;, <text:line-break/><text:tab/><text:tab/>&lt;CjYWt2mGAqAcAQEG:yjYWt2mGAqAcAQES&gt;, <text:line-break/><text:tab/><text:tab/>&lt;CjYWt2mGAqAcAQEG:yjYWt2mGAqAcAQET&gt;, <text:line-break/><text:tab/><text:tab/>&lt;CjYWt2mGAqAcAQEG:yjYWt2mGAqAcAQEU&gt;, <text:line-break/><text:tab/><text:tab/>&lt;CjYWt2mGAqAcAQEG:yjYWt2mGAqAcAQEV&gt;, <text:line-break/><text:tab/><text:tab/>&lt;CjYWt2mGAqAcAQEG:yjYWt2mGAqAcAQEW&gt;, <text:line-break/><text:tab/><text:tab/>&lt;CjYWt2mGAqAcAQEG:yjYWt2mGAqAcAQEX&gt;, <text:line-break/><text:tab/><text:tab/>&lt;CjYWt2mGAqAcAQEG:yjYWt2mGAqAcAQEY&gt;, <text:line-break/><text:tab/><text:tab/>&lt;CjYWt2mGAqAcAQEG:KjYWt2mGAqAcAQEZ&gt;, <text:line-break/><text:tab/><text:tab/>&lt;CjYWt2mGAqAcAQEG:KjYWt2mGAqAcAQEa&gt;, <text:line-break/><text:tab/><text:tab/>&lt;CjYWt2mGAqAcAQEG:KjYWt2mGAqAcAQEb&gt;, <text:line-break/><text:tab/><text:tab/>&lt;CjYWt2mGAqAcAQEG:KjYWt2mGAqAcAQEc&gt;, ###z<text:line-break/><text:tab/><text:tab/>&lt;CjYWt2mGAqAcAQEG:KjYWt2mGAqAcAQEd&gt;, <text:line-break/><text:tab/><text:tab/>&lt;CjYWt2mGAqAcAQEG:KjYWt2mGAqAcAQEe&gt;, <text:line-break/><text:tab/><text:tab/>&lt;CjYWt2mGAqAcAQEG:KjYWt2mGAqAcAQEf&gt;, <text:line-break/><text:tab/><text:tab/>&lt;CjYWt2mGAqAcAQEG:KjYWt2mGAqAcAQEg&gt;, <text:line-break/><text:soft-page-break/><text:tab/><text:tab/>&lt;CjYWt2mGAqAcAQEG:KjYWt2mGAqAcAQEh&gt;, <text:line-break/><text:tab/><text:tab/>&lt;CjYWt2mGAqAcAQEG:KjYWt2mGAqAcAQEi&gt;, <text:line-break/><text:tab/><text:tab/>&lt;CjYWt2mGAqAcAQEG:qjYWt2mGAqAcAQEj&gt;, <text:line-break/><text:tab/><text:tab/>&lt;CjYWt2mGAqAcAQEG:qjYWt2mGAqAcAQEk&gt;, <text:line-break/><text:tab/><text:tab/>&lt;CjYWt2mGAqAcAQEG:qjYWt2mGAqAcAQEl&gt;, <text:line-break/><text:tab/><text:tab/>&lt;CjYWt2mGAqAcAQEG:qjYWt2mGAqAcAQEm&gt;, <text:line-break/><text:tab/><text:tab/>&lt;CjYWt2mGAqAcAQEG:qjYWt2mGAqAcAQEn&gt;, <text:line-break/><text:tab/><text:tab/>&lt;CjYWt2mGAqAcAQEG:qjYWt2mGAqAcAQEo&gt;, <text:line-break/><text:tab/><text:tab/>&lt;CjYWt2mGAqAcAQEG:qjYWt2mGAqAcAQEp&gt;, <text:line-break/><text:tab/><text:tab/>&lt;CjYWt2mGAqAcAQEG:qjYWt2mGAqAcAQEq&gt;, <text:line-break/><text:tab/><text:tab/>&lt;CjYWt2mGAqAcAQEG:qjYWt2mGAqAcAQEr&gt;, <text:line-break/><text:tab/><text:tab/>&lt;CjYWt2mGAqAcAQEG:ajYWt2mGAqAcAQEs&gt;, <text:line-break/><text:tab/><text:tab/>&lt;CjYWt2mGAqAcAQEG:ajYWt2mGAqAcAQEt&gt;, <text:line-break/><text:tab/><text:tab/>&lt;CjYWt2mGAqAcAQEG:ajYWt2mGAqAcAQEu&gt;, <text:line-break/><text:tab/><text:tab/>&lt;CjYWt2mGAqAcAQEG:ajYWt2mGAqAcAQEv&gt;, <text:line-break/><text:tab/><text:tab/>&lt;CjYWt2mGAqAcAQEG:ajYWt2mGAqAcAQEw&gt;, <text:line-break/><text:tab/><text:tab/>&lt;CjYWt2mGAqAcAQEG:ajYWt2mGAqAcAQEx&gt;, <text:line-break/><text:tab/><text:tab/>&lt;CjYWt2mGAqAcAQEG:ajYWt2mGAqAcAQEy&gt;, <text:line-break/><text:tab/><text:tab/>&lt;CjYWt2mGAqAcAQEG:ajYWt2mGAqAcAQEz&gt;, <text:line-break/><text:tab/><text:tab/>&lt;CjYWt2mGAqAcAQEG:ajYWt2mGAqAcAQE0&gt;, <text:line-break/><text:tab/><text:tab/>&lt;CjYWt2mGAqAcAQEG:ajYWt2mGAqAcAQE1&gt;, <text:line-break/><text:tab/><text:tab/>&lt;CjYWt2mGAqAcAQEG:6jYWt2mGAqAcAQE2&gt;, <text:line-break/><text:tab/><text:tab/>&lt;CjYWt2mGAqAcAQEG:6jYWt2mGAqAcAQE3&gt;, <text:line-break/><text:tab/><text:tab/>&lt;CjYWt2mGAqAcAQEG:6jYWt2mGAqAcAQE4&gt;, <text:line-break/><text:tab/><text:tab/>&lt;CjYWt2mGAqAcAQEG:6jYWt2mGAqAcAQE5&gt;, <text:line-break/><text:tab/><text:tab/>&lt;CjYWt2mGAqAcAQEG:6jYWt2mGAqAcAQE6&gt;, <text:line-break/><text:tab/><text:tab/>&lt;CjYWt2mGAqAcAQEG:6jYWt2mGAqAcAQE7&gt;, <text:line-break/><text:tab/><text:tab/>&lt;CjYWt2mGAqAcAQEG:6jYWt2mGAqAcAQE8&gt;, <text:line-break/><text:tab/><text:tab/>&lt;CjYWt2mGAqAcAQEG:6jYWt2mGAqAcAQE9&gt;, <text:line-break/><text:tab/><text:tab/>&lt;CjYWt2mGAqAcAQEG:6jYWt2mGAqAcAQE.&gt;, <text:line-break/><text:tab/><text:tab/>&lt;CjYWt2mGAqAcAQEG:GjYWt2mGAqAcAQE_&gt;, <text:line-break/><text:tab/><text:tab/>&lt;CjYWt2mGAqAcAQEG:GjYWt2mGAqAcAQFA&gt;, <text:line-break/><text:tab/><text:tab/>&lt;CjYWt2mGAqAcAQEG:GjYWt2mGAqAcAQFB&gt;, <text:line-break/><text:tab/><text:tab/>&lt;CjYWt2mGAqAcAQEG:GjYWt2mGAqAcAQFC&gt;, <text:line-break/><text:tab/><text:tab/>&lt;CjYWt2mGAqAcAQEG:GjYWt2mGAqAcAQFD&gt;, <text:line-break/><text:tab/><text:tab/>&lt;CjYWt2mGAqAcAQEG:GjYWt2mGAqAcAQFE&gt;, <text:line-break/><text:tab/><text:tab/>&lt;CjYWt2mGAqAcAQEG:GjYWt2mGAqAcAQFF&gt;, <text:line-break/><text:tab/><text:tab/>&lt;CjYWt2mGAqAcAQEG:GjYWt2mGAqAcAQFG&gt;, <text:line-break/><text:tab/><text:tab/>&lt;CjYWt2mGAqAcAQEG:GjYWt2mGAqAcAQFH&gt;, <text:line-break/><text:tab/><text:tab/>&lt;CjYWt2mGAqAcAQEG:GjYWt2mGAqAcAQFI&gt;,</text:p>
        <text:p text:style-name="Preformatted_20_Text"><text:s/><text:line-break/><text:tab/><text:tab/>&lt;CjYWt2mGAqAcAQEG:GjYWt2mGAqAcAQFJ&gt;, <text:line-break/><text:tab/><text:tab/>&lt;CjYWt2mGAqAcAQEG:mjYWt2mGAqAcAQFK&gt;, <text:line-break/><text:tab/><text:tab/>&lt;CjYWt2mGAqAcAQEG:mjYWt2mGAqAcAQFL&gt;, <text:line-break/><text:tab/><text:tab/>&lt;CjYWt2mGAqAcAQEG:mjYWt2mGAqAcAQFM&gt;, <text:line-break/><text:tab/><text:tab/>&lt;CjYWt2mGAqAcAQEG:mjYWt2mGAqAcAQFN&gt;, <text:line-break/><text:tab/><text:tab/>&lt;CjYWt2mGAqAcAQEG:mjYWt2mGAqAcAQFO&gt;, <text:line-break/><text:tab/><text:tab/>&lt;CjYWt2mGAqAcAQEG:mjYWt2mGAqAcAQFP&gt;, <text:line-break/><text:tab/><text:tab/>&lt;CjYWt2mGAqAcAQEG:mjYWt2mGAqAcAQFQ&gt;, <text:line-break/><text:tab/><text:tab/>&lt;CjYWt2mGAqAcAQEG:mjYWt2mGAqAcAQFR&gt;, <text:line-break/><text:tab/><text:tab/>&lt;CjYWt2mGAqAcAQEG:mjYWt2mGAqAcAQFS&gt;, <text:line-break/><text:tab/><text:tab/>&lt;CjYWt2mGAqAcAQEG:mjYWt2mGAqAcAQFT&gt;, <text:line-break/><text:tab/><text:tab/>&lt;CjYWt2mGAqAcAQEG:mjYWt2mGAqAcAQFU&gt;, <text:line-break/><text:tab/><text:tab/>&lt;CjYWt2mGAqAcAQEG:WjYWt2mGAqAcAQFV&gt;, <text:line-break/><text:tab/><text:tab/>&lt;CjYWt2mGAqAcAQEG:WjYWt2mGAqAcAQFW&gt;, <text:line-break/><text:tab/><text:tab/>&lt;CjYWt2mGAqAcAQEG:WjYWt2mGAqAcAQFX&gt;, <text:line-break/><text:tab/><text:tab/>&lt;CjYWt2mGAqAcAQEG:WjYWt2mGAqAcAQFY&gt;, <text:line-break/><text:tab/><text:tab/>&lt;CjYWt2mGAqAcAQEG:WjYWt2mGAqAcAQFZ&gt;, <text:line-break/><text:tab/><text:tab/>&lt;CjYWt2mGAqAcAQEG:WjYWt2mGAqAcAQFa&gt;, <text:line-break/><text:tab/><text:tab/>&lt;CjYWt2mGAqAcAQEG:WjYWt2mGAqAcAQFb&gt;, <text:line-break/><text:tab/><text:tab/>&lt;CjYWt2mGAqAcAQEG:WjYWt2mGAqAcAQFc&gt;, <text:line-break/><text:tab/><text:tab/>&lt;CjYWt2mGAqAcAQEG:WjYWt2mGAqAcAQFd&gt;, <text:line-break/><text:tab/><text:tab/>&lt;CjYWt2mGAqAcAQEG:WjYWt2mGAqAcAQFe&gt;, <text:line-break/><text:tab/><text:tab/>&lt;CjYWt2mGAqAcAQEG:WjYWt2mGAqAcAQFf&gt;, <text:line-break/><text:soft-page-break/><text:tab/><text:tab/>&lt;CjYWt2mGAqAcAQEG:2jYWt2mGAqAcAQFg&gt;, <text:line-break/><text:tab/><text:tab/>&lt;CjYWt2mGAqAcAQEG:2jYWt2mGAqAcAQFh&gt;, <text:line-break/><text:tab/><text:tab/>&lt;CjYWt2mGAqAcAQEG:2jYWt2mGAqAcAQFi&gt;, <text:line-break/><text:tab/><text:tab/>&lt;CjYWt2mGAqAcAQEG:2jYWt2mGAqAcAQFj&gt;, <text:line-break/><text:tab/><text:tab/>&lt;CjYWt2mGAqAcAQEG:2jYWt2mGAqAcAQFk&gt;, <text:line-break/><text:tab/><text:tab/>&lt;CjYWt2mGAqAcAQEG:2jYWt2mGAqAcAQFl&gt;, <text:line-break/><text:tab/><text:tab/>&lt;CjYWt2mGAqAcAQEG:2jYWt2mGAqAcAQFm&gt;, <text:line-break/><text:tab/><text:tab/>&lt;CjYWt2mGAqAcAQEG:2jYWt2mGAqAcAQFn&gt;, <text:line-break/><text:tab/><text:tab/>&lt;CjYWt2mGAqAcAQEG:2jYWt2mGAqAcAQFo&gt;, <text:line-break/><text:tab/><text:tab/>&lt;CjYWt2mGAqAcAQEG:OjYWt2mGAqAcAQFp&gt;, <text:line-break/><text:tab/><text:tab/>&lt;CjYWt2mGAqAcAQEG:OjYWt2mGAqAcAQFq&gt;, <text:line-break/><text:tab/><text:tab/>&lt;CjYWt2mGAqAcAQEG:OjYWt2mGAqAcAQFr&gt;, <text:line-break/><text:tab/><text:tab/>&lt;CjYWt2mGAqAcAQEG:OjYWt2mGAqAcAQFs&gt;, <text:line-break/><text:tab/><text:tab/>&lt;CjYWt2mGAqAcAQEG:OjYWt2mGAqAcAQFt&gt;, <text:line-break/><text:tab/><text:tab/>&lt;CjYWt2mGAqAcAQEG:OjYWt2mGAqAcAQFu&gt;, <text:line-break/><text:tab/><text:tab/>&lt;CjYWt2mGAqAcAQEG:OjYWt2mGAqAcAQFv&gt;, <text:line-break/><text:tab/><text:tab/>&lt;CjYWt2mGAqAcAQEG:OjYWt2mGAqAcAQFw&gt;, <text:line-break/><text:tab/><text:tab/>&lt;CjYWt2mGAqAcAQEG:OjYWt2mGAqAcAQFx&gt;, <text:line-break/><text:tab/><text:tab/>&lt;CjYWt2mGAqAcAQEG:OjYWt2mGAqAcAQFy&gt;, <text:line-break/><text:tab/><text:tab/>&lt;CjYWt2mGAqAcAQEG:OjYWt2mGAqAcAQFz&gt;, <text:line-break/><text:tab/><text:tab/>&lt;CjYWt2mGAqAcAQEG:ujYWt2mGAqAcAQF0&gt;, <text:line-break/><text:tab/><text:tab/>&lt;CjYWt2mGAqAcAQEG:ujYWt2mGAqAcAQF1&gt;, <text:line-break/><text:tab/><text:tab/>&lt;CjYWt2mGAqAcAQEG:ujYWt2mGAqAcAQF2&gt;, <text:line-break/><text:tab/><text:tab/>&lt;CjYWt2mGAqAcAQEG:ujYWt2mGAqAcAQF3&gt;, <text:line-break/><text:tab/><text:tab/>&lt;CjYWt2mGAqAcAQEG:ujYWt2mGAqAcAQF4&gt;, <text:line-break/><text:tab/><text:tab/>&lt;CjYWt2mGAqAcAQEG:ujYWt2mGAqAcAQF5&gt;, <text:line-break/><text:tab/><text:tab/>&lt;CjYWt2mGAqAcAQEG:ujYWt2mGAqAcAQF6&gt;, <text:line-break/><text:tab/><text:tab/>&lt;CjYWt2mGAqAcAQEG:ujYWt2mGAqAcAQF7&gt;, <text:line-break/><text:tab/><text:tab/>&lt;CjYWt2mGAqAcAQEG:ujYWt2mGAqAcAQF8&gt;, <text:line-break/><text:tab/><text:tab/>&lt;CjYWt2mGAqAcAQEG:ujYWt2mGAqAcAQF9&gt;, <text:line-break/><text:tab/><text:tab/>&lt;CjYWt2mGAqAcAQEG:ujYWt2mGAqAcAQF.&gt;, <text:line-break/><text:tab/><text:tab/>&lt;CjYWt2mGAqAcAQEG:ejYWt2mGAqAcAQF_&gt;, <text:line-break/><text:tab/><text:tab/>&lt;CjYWt2mGAqAcAQEG:ejYWt2mGAqAcAQGA&gt;, <text:line-break/><text:tab/><text:tab/>&lt;CjYWt2mGAqAcAQEG:ejYWt2mGAqAcAQGB&gt;, <text:line-break/><text:tab/><text:tab/>&lt;CjYWt2mGAqAcAQEG:ejYWt2mGAqAcAQGC&gt;, <text:line-break/><text:tab/><text:tab/>&lt;CjYWt2mG###{AqAcAQEG:ejYWt2mGAqAcAQGD&gt;, <text:line-break/><text:tab/><text:tab/>&lt;CjYWt2mGAqAcAQEG:ejYWt2mGAqAcAQGE&gt;, <text:line-break/><text:tab/><text:tab/>&lt;CjYWt2mGAqAcAQEG:ejYWt2mGAqAcAQGF&gt;, <text:line-break/><text:tab/><text:tab/>&lt;CjYWt2mGAqAcAQEG:ejYWt2mGAqAcAQGG&gt;, <text:line-break/><text:tab/><text:tab/>&lt;CjYWt2mGAqAcAQEG:ejYWt2mGAqAcAQGH&gt;, <text:line-break/><text:tab/><text:tab/>&lt;CjYWt2mGAqAcAQEG:ejYWt2mGAqAcAQGI&gt;, <text:line-break/><text:tab/><text:tab/>&lt;CjYWt2mGAqAcAQEG:.jYWt2mGAqAcAQGJ&gt;, <text:line-break/><text:tab/><text:tab/>&lt;CjYWt2mGAqAcAQEG:.jYWt2mGAqAcAQGK&gt;, <text:line-break/><text:tab/><text:tab/>&lt;CjYWt2mGAqAcAQEG:.jYWt2mGAqAcAQGL&gt;, <text:line-break/><text:tab/><text:tab/>&lt;CjYWt2mGAqAcAQEG:.jYWt2mGAqAcAQGM&gt;, <text:line-break/><text:tab/><text:tab/>&lt;CjYWt2mGAqAcAQEG:.jYWt2mGAqAcAQGN&gt;, <text:line-break/><text:tab/><text:tab/>&lt;CjYWt2mGAqAcAQEG:.jYWt2mGAqAcAQGO&gt;, <text:line-break/><text:tab/><text:tab/>&lt;CjYWt2mGAqAcAQEG:.jYWt2mGAqAcAQGP&gt;, <text:line-break/><text:tab/><text:tab/>&lt;CjYWt2mGAqAcAQEG:.jYWt2mGAqAcAQGQ&gt;, <text:line-break/><text:tab/><text:tab/>&lt;CjYWt2mGAqAcAQEG:.jYWt2mGAqAcAQGR&gt;, <text:line-break/><text:tab/><text:tab/>&lt;CjYWt2mGAqAcAQEG:BjYWt2mGAqAcAQGS&gt;, <text:line-break/><text:tab/><text:tab/>&lt;CjYWt2mGAqAcAQEG:BjYWt2mGAqAcAQGT&gt;, <text:line-break/><text:tab/><text:tab/>&lt;CjYWt2mGAqAcAQEG:BjYWt2mGAqAcAQGU&gt;, <text:line-break/><text:tab/><text:tab/>&lt;CjYWt2mGAqAcAQEG:BjYWt2mGAqAcAQGV&gt;, <text:line-break/><text:tab/><text:tab/>&lt;CjYWt2mGAqAcAQEG:BjYWt2mGAqAcAQGW&gt;, <text:line-break/><text:tab/><text:tab/>&lt;CjYWt2mGAqAcAQEG:BjYWt2mGAqAcAQGX&gt;, <text:line-break/><text:tab/><text:tab/>&lt;CjYWt2mGAqAcAQEG:BjYWt2mGAqAcAQGY&gt;, <text:line-break/><text:tab/><text:tab/>&lt;CjYWt2mGAqAcAQEG:BjYWt2mGAqAcAQGZ&gt;, <text:line-break/><text:tab/><text:tab/>&lt;CjYWt2mGAqAcAQEG:BjYWt2mGAqAcAQGa&gt;, <text:line-break/><text:tab/><text:tab/>&lt;CjYWt2mGAqAcAQEG:BjYWt2mGAqAcAQGb&gt;, <text:line-break/><text:tab/><text:tab/>&lt;CjYWt2mGAqAcAQEG:BjYWt2mGAqAcAQGc&gt;, <text:line-break/><text:tab/><text:tab/>&lt;CjYWt2mGAqAcAQEG:hjYWt2mGAqAcAQGd&gt;, <text:line-break/><text:tab/><text:tab/>&lt;CjYWt2mGAqAcAQEG:hjYWt2mGAqAcAQGe&gt;, <text:line-break/><text:tab/><text:tab/>&lt;CjYWt2mGAqAcAQEG:hjYWt2mGAqAcAQGf&gt;, <text:line-break/><text:soft-page-break/><text:tab/><text:tab/>&lt;CjYWt2mGAqAcAQEG:hjYWt2mGAqAcAQGg&gt;, <text:line-break/><text:tab/><text:tab/>&lt;CjYWt2mGAqAcAQEG:hjYWt2mGAqAcAQGh&gt;, <text:line-break/><text:tab/><text:tab/>&lt;CjYWt2mGAqAcAQEG:hjYWt2mGAqAcAQGi&gt;, <text:line-break/><text:tab/><text:tab/>&lt;CjYWt2mGAqAcAQEG:hjYWt2mGAqAcAQGj&gt;, <text:line-break/><text:tab/><text:tab/>&lt;CjYWt2mGAqAcAQEG:hjYWt2mGAqAcAQGk&gt;, <text:line-break/><text:tab/><text:tab/>&lt;CjYWt2mGAqAcAQEG:hjYWt2mGAqAcAQGl&gt;, <text:line-break/><text:tab/><text:tab/>&lt;CjYWt2mGAqAcAQEG:hjYWt2mGAqAcAQGm&gt;, <text:line-break/><text:tab/><text:tab/>&lt;CjYWt2mGAqAcAQEG:RjYWt2mGAqAcAQGn&gt;, <text:line-break/><text:tab/><text:tab/>&lt;CjYWt2mGAqAcAQEG:RjYWt2mGAqAcAQGo&gt;, <text:line-break/><text:tab/><text:tab/>&lt;CjYWt2mGAqAcAQEG:RjYWt2mGAqAcAQGp&gt;, <text:line-break/><text:tab/><text:tab/>&lt;CjYWt2mGAqAcAQEG:RjYWt2mGAqAcAQGq&gt;, <text:line-break/><text:tab/><text:tab/>&lt;CjYWt2mGAqAcAQEG:RjYWt2mGAqAcAQGr&gt;, <text:line-break/><text:tab/><text:tab/>&lt;CjYWt2mGAqAcAQEG:RjYWt2mGAqAcAQGs&gt;, <text:line-break/><text:tab/><text:tab/>&lt;CjYWt2mGAqAcAQEG:RjYWt2mGAqAcAQGt&gt;, <text:line-break/><text:tab/><text:tab/>&lt;CjYWt2mGAqAcAQEG:RjYWt2mGAqAcAQGu&gt;, <text:line-break/><text:tab/><text:tab/>&lt;CjYWt2mGAqAcAQEG:RjYWt2mGAqAcAQGv&gt;, <text:line-break/><text:tab/><text:tab/>&lt;CjYWt2mGAqAcAQEG:RjYWt2mGAqAcAQGw&gt;, <text:line-break/><text:tab/><text:tab/>&lt;CjYWt2mGAqAcAQEG:RjYWt2mGAqAcAQGx&gt;, <text:line-break/><text:tab/><text:tab/>&lt;CjYWt2mGAqAcAQEG:RjYWt2mGAqAcAQGy&gt;, <text:line-break/><text:tab/><text:tab/>&lt;CjYWt2mGAqAcAQEG:xjYWt2mGAqAcAQGz&gt;, <text:line-break/><text:tab/><text:tab/>&lt;CjYWt2mGAqAcAQEG:xjYWt2mGAqAcAQG0&gt;, <text:line-break/><text:tab/><text:tab/>&lt;CjYWt2mGAqAcAQEG:xjYWt2mGAqAcAQG1&gt;, <text:line-break/><text:tab/><text:tab/>&lt;CjYWt2mGAqAcAQEG:xjYWt2mGAqAcAQG2&gt;, <text:line-break/><text:tab/><text:tab/>&lt;CjYWt2mGAqAcAQEG:xjYWt2mGAqAcAQG3&gt;, <text:line-break/><text:tab/><text:tab/>&lt;CjYWt2mGAqAcAQEG:xjYWt2mGAqAcAQG4&gt;, <text:line-break/><text:tab/><text:tab/>&lt;CjYWt2mGAqAcAQEG:xjYWt2mGAqAcAQG5&gt;, <text:line-break/><text:tab/><text:tab/>&lt;CjYWt2mGAqAcAQEG:xjYWt2mGAqAcAQG6&gt;, <text:line-break/><text:tab/><text:tab/>&lt;CjYWt2mGAqAcAQEG:xjYWt2mGAqAcAQG7&gt;, <text:line-break/><text:tab/><text:tab/>&lt;CjYWt2mGAqAcAQEG:xjYWt2mGAqAcAQG8&gt;, <text:line-break/><text:tab/><text:tab/>&lt;CjYWt2mGAqAcAQEG:xjYWt2mGAqAcAQG9&gt;, <text:line-break/><text:tab/><text:tab/>&lt;CjYWt2mGAqAcAQEG:xjYWt2mGAqAcAQG.&gt;, <text:line-break/><text:tab/><text:tab/>&lt;CjYWt2mGAqAcAQEG:JjYWt2mGAqAcAQG_&gt;, <text:line-break/><text:tab/><text:tab/>&lt;CjYWt2mGAqAcAQEG:JjYWt2mGAqAcAQHA&gt;, <text:line-break/><text:tab/><text:tab/>&lt;CjYWt2mGAqAcAQEG:JjYWt2mGAqAcAQHB&gt;, <text:line-break/><text:tab/><text:tab/>&lt;CjYWt2mGAqAcAQEG:JjYWt2mGAqAcAQHC&gt;, <text:line-break/><text:tab/><text:tab/>&lt;CjYWt2mGAqAcAQEG:JjYWt2mGAqAcAQHD&gt;, <text:line-break/><text:tab/><text:tab/>&lt;CjYWt2mGAqAcAQEG:JjYWt2mGAqAcAQHE&gt;, <text:line-break/><text:tab/><text:tab/>&lt;CjYWt2mGAqAcAQEG:JjYWt2mGAqAcAQHF&gt;, <text:line-break/><text:tab/><text:tab/>&lt;CjYWt2mGAqAcAQEG:JjYWt2mGAqAcAQHG&gt;, <text:line-break/><text:tab/><text:tab/>&lt;CjYWt2mGAqAcAQEG:JjYWt2mGAqAcAQHH&gt;, <text:line-break/><text:tab/><text:tab/>&lt;CjYWt2mGAqAcAQEG:JjYWt2mGAqAcAQHI&gt;, <text:line-break/><text:tab/><text:tab/>&lt;CjYWt2mGAqAcAQEG:JjYWt2mGAqAcAQHJ&gt;, <text:line-break/><text:tab/><text:tab/>&lt;CjYWt2mGAqAcAQEG:JjYWt2mGAqAcAQHK&gt;, <text:line-break/><text:tab/><text:tab/>&lt;CjYWt2mGAqAcAQEG:pjYWt2mGAqAcAQHL&gt;, <text:line-break/><text:tab/><text:tab/>&lt;CjYWt2mGAqAcAQEG:pjYWt2mGAqAcAQHM&gt;, <text:line-break/><text:tab/><text:tab/>&lt;CjYWt2mGAqAcAQEG:pjYWt2mGAqAcAQHN&gt;, <text:line-break/><text:tab/><text:tab/>&lt;CjYWt2mGAqAcAQEG:pjYWt2mGAqAcAQHO&gt;, <text:line-break/><text:tab/><text:tab/>&lt;CjYWt2mGAqAcAQEG:pjYWt2mGAqAcAQHP&gt;, <text:line-break/><text:tab/><text:tab/>&lt;CjYWt2mGAqAcAQEG:pjYWt2mGAqAcAQHQ&gt;, <text:line-break/><text:tab/><text:tab/>&lt;CjYWt2mGAqAcAQEG:pjYWt2mGAqAcAQHR&gt;, <text:line-break/><text:tab/><text:tab/>&lt;CjYWt2mGAqAcAQEG:pjYWt2mGAqAcAQHS&gt;, <text:line-break/><text:tab/><text:tab/>&lt;CjYWt2mGAqAcAQEG:pjYWt2mGAqAcAQHT&gt;, <text:line-break/><text:tab/><text:tab/>&lt;CjYWt2mGAqAcAQEG:pjYWt2mGAqAcAQHU&gt;, <text:line-break/><text:tab/><text:tab/>&lt;CjYWt2mGAqAcAQEG:pjYWt2mGAqAcAQHV&gt;, <text:line-break/><text:tab/><text:tab/>&lt;CjYWt2mGAqAcAQEG:ZjYWt2mGAqAcAQHW&gt;, <text:line-break/><text:tab/><text:tab/>&lt;CjYWt2mGAqAcAQEG:ZjYWt2mGAqAcAQHX&gt;, <text:line-break/><text:tab/><text:tab/>&lt;CjYWt2mGAqAcAQEG:ZjYWt2mGAqAcAQHY&gt;, <text:line-break/><text:tab/><text:tab/>&lt;CjYWt2mGAqAcAQEG:ZjYWt2mGAqAcAQHZ&gt;, <text:line-break/><text:tab/><text:tab/>&lt;CjYWt2mGAqAcAQEG:ZjYWt2mGAqAcAQHa&gt;, <text:line-break/><text:tab/><text:tab/>&lt;CjYWt2mGAqAcAQEG:ZjYWt2mGAqAcAQHb&gt;<text:line-break/><text:tab/>);<text:line-break/><text:tab/>defaultConnectorFontColor=-16777216;<text:line-break/><text:tab/>Child=(<text:line-break/><text:tab/><text:tab/>&lt;CjYWt2mGAqAcAQEG:ijYWt2mGAqAcAQEI&gt;, <text:line-break/><text:soft-page-break/><text:tab/><text:tab/>&lt;CjYWt2mGAqAcAQEG:ijYWt2mGAqAcAQEJ&gt;, <text:line-break/><text:tab/><text:tab/>&lt;CjYWt2mGAqAcAQEG:ijYWt2mGAqAcAQEK&gt;, <text:line-break/><text:tab/><text:tab/>&lt;CjYWt2mGAqAcAQEG:SjYWt2mGAqAcAQEL&gt;, <text:line-break/><text:tab/><text:tab/>&lt;CjYWt2mGAqAcAQEG:SjYWt2mGAqAcAQEM&gt;, <text:line-break/><text:tab/><text:tab/>&lt;CjYWt2mGAqAcAQEG:SjYWt2mGAqAcAQEN&gt;, <text:line-break/><text:tab/><text:tab/>&lt;CjYWt2mGAqAcAQEG:SjYWt2mGAqAcAQEO&gt;, <text:line-break/><text:tab/><text:tab/>&lt;CjYWt2mGAqAcAQEG:SjYWt2mGAqAcAQEP&gt;, <text:line-break/><text:tab/><text:tab/>&lt;CjYWt2mGAqAcAQEG:SjYWt2mGAqAcAQEQ&gt;, <text:line-break/><text:tab/><text:tab/>&lt;CjYWt2mGAqAcAQEG:SjYWt2mGAqAcAQER&gt;, <text:line-break/><text:tab/><text:tab/>&lt;CjYWt2mGAqAcAQEG:yjYWt2mGAqAcAQES&gt;, <text:line-break/><text:tab/><text:tab/>&lt;CjYWt2mGAqAcAQEG:yjYWt2mGAqAcAQET&gt;, <text:line-break/><text:tab/><text:tab/>&lt;CjYWt2mGAqA###|cAQEG:yjYWt2mGAqAcAQEU&gt;, <text:line-break/><text:tab/><text:tab/>&lt;CjYWt2mGAqAcAQEG:yjYWt2mGAqAcAQEV&gt;, <text:line-break/><text:tab/><text:tab/>&lt;CjYWt2mGAqAcAQEG:yjYWt2mGAqAcAQEW&gt;, <text:line-break/><text:tab/><text:tab/>&lt;CjYWt2mGAqAcAQEG:yjYWt2mGAqAcAQEX&gt;, <text:line-break/><text:tab/><text:tab/>&lt;CjYWt2mGAqAcAQEG:yjYWt2mGAqAcAQEY&gt;, <text:line-break/><text:tab/><text:tab/>&lt;CjYWt2mGAqAcAQEG:KjYWt2mGAqAcAQEZ&gt;, <text:line-break/><text:tab/><text:tab/>&lt;CjYWt2mGAqAcAQEG:KjYWt2mGAqAcAQEa&gt;, <text:line-break/><text:tab/><text:tab/>&lt;CjYWt2mGAqAcAQEG:KjYWt2mGAqAcAQEb&gt;, <text:line-break/><text:tab/><text:tab/>&lt;CjYWt2mGAqAcAQEG:KjYWt2mGAqAcAQEc&gt;, <text:line-break/><text:tab/><text:tab/>&lt;CjYWt2mGAqAcAQEG:KjYWt2mGAqAcAQEd&gt;, <text:line-break/><text:tab/><text:tab/>&lt;CjYWt2mGAqAcAQEG:KjYWt2mGAqAcAQEe&gt;, <text:line-break/><text:tab/><text:tab/>&lt;CjYWt2mGAqAcAQEG:KjYWt2mGAqAcAQEf&gt;, <text:line-break/><text:tab/><text:tab/>&lt;CjYWt2mGAqAcAQEG:KjYWt2mGAqAcAQEg&gt;, <text:line-break/><text:tab/><text:tab/>&lt;CjYWt2mGAqAcAQEG:KjYWt2mGAqAcAQEh&gt;, <text:line-break/><text:tab/><text:tab/>&lt;CjYWt2mGAqAcAQEG:KjYWt2mGAqAcAQEi&gt;, <text:line-break/><text:tab/><text:tab/>&lt;CjYWt2mGAqAcAQEG:qjYWt2mGAqAcAQEj&gt;, <text:line-break/><text:tab/><text:tab/>&lt;CjYWt2mGAqAcAQEG:qjYWt2mGAqAcAQEk&gt;, <text:line-break/><text:tab/><text:tab/>&lt;CjYWt2mGAqAcAQEG:qjYWt2mGAqAcAQEl&gt;, <text:line-break/><text:tab/><text:tab/>&lt;CjYWt2mGAqAcAQEG:qjYWt2mGAqAcAQEm&gt;, <text:line-break/><text:tab/><text:tab/>&lt;CjYWt2mGAqAcAQEG:qjYWt2mGAqAcAQEn&gt;, <text:line-break/><text:tab/><text:tab/>&lt;CjYWt2mGAqAcAQEG:qjYWt2mGAqAcAQEo&gt;, <text:line-break/><text:tab/><text:tab/>&lt;CjYWt2mGAqAcAQEG:qjYWt2mGAqAcAQEp&gt;, <text:line-break/><text:tab/><text:tab/>&lt;CjYWt2mGAqAcAQEG:qjYWt2mGAqAcAQEq&gt;, <text:line-break/><text:tab/><text:tab/>&lt;CjYWt2mGAqAcAQEG:qjYWt2mGAqAcAQEr&gt;, <text:line-break/><text:tab/><text:tab/>&lt;CjYWt2mGAqAcAQEG:ajYWt2mGAqAcAQEs&gt;, <text:line-break/><text:tab/><text:tab/>&lt;CjYWt2mGAqAcAQEG:ajYWt2mGAqAcAQEt&gt;, <text:line-break/><text:tab/><text:tab/>&lt;CjYWt2mGAqAcAQEG:ajYWt2mGAqAcAQEu&gt;, <text:line-break/><text:tab/><text:tab/>&lt;CjYWt2mGAqAcAQEG:ajYWt2mGAqAcAQEv&gt;, <text:line-break/><text:tab/><text:tab/>&lt;CjYWt2mGAqAcAQEG:ajYWt2mGAqAcAQEw&gt;, <text:line-break/><text:tab/><text:tab/>&lt;CjYWt2mGAqAcAQEG:ajYWt2mGAqAcAQEx&gt;, <text:line-break/><text:tab/><text:tab/>&lt;CjYWt2mGAqAcAQEG:ajYWt2mGAqAcAQEy&gt;, <text:line-break/><text:tab/><text:tab/>&lt;CjYWt2mGAqAcAQEG:ajYWt2mGAqAcAQEz&gt;, <text:line-break/><text:tab/><text:tab/>&lt;CjYWt2mGAqAcAQEG:ajYWt2mGAqAcAQE0&gt;, <text:line-break/><text:tab/><text:tab/>&lt;CjYWt2mGAqAcAQEG:ajYWt2mGAqAcAQE1&gt;, <text:line-break/><text:tab/><text:tab/>&lt;CjYWt2mGAqAcAQEG:6jYWt2mGAqAcAQE2&gt;, <text:line-break/><text:tab/><text:tab/>&lt;CjYWt2mGAqAcAQEG:6jYWt2mGAqAcAQE3&gt;, <text:line-break/><text:tab/><text:tab/>&lt;CjYWt2mGAqAcAQEG:6jYWt2mGAqAcAQE4&gt;, <text:line-break/><text:tab/><text:tab/>&lt;CjYWt2mGAqAcAQEG:6jYWt2mGAqAcAQE5&gt;, <text:line-break/><text:tab/><text:tab/>&lt;CjYWt2mGAqAcAQEG:6jYWt2mGAqAcAQE6&gt;, <text:line-break/><text:tab/><text:tab/>&lt;CjYWt2mGAqAcAQEG:6jYWt2mGAqAcAQE7&gt;, <text:line-break/><text:tab/><text:tab/>&lt;CjYWt2mGAqAcAQEG:6jYWt2mGAqAcAQE8&gt;, <text:line-break/><text:tab/><text:tab/>&lt;CjYWt2mGAqAcAQEG:6jYWt2mGAqAcAQE9&gt;, <text:line-break/><text:tab/><text:tab/>&lt;CjYWt2mGAqAcAQEG:6jYWt2mGAqAcAQE.&gt;, <text:line-break/><text:tab/><text:tab/>&lt;CjYWt2mGAqAcAQEG:GjYWt2mGAqAcAQE_&gt;, <text:line-break/><text:tab/><text:tab/>&lt;CjYWt2mGAqAcAQEG:GjYWt2mGAqAcAQFA&gt;, <text:line-break/><text:tab/><text:tab/>&lt;CjYWt2mGAqAcAQEG:GjYWt2mGAqAcAQFB&gt;, <text:line-break/><text:tab/><text:tab/>&lt;CjYWt2mGAqAcAQEG:GjYWt2mGAqAcAQFC&gt;, <text:line-break/><text:tab/><text:tab/>&lt;CjYWt2mGAqAcAQEG:GjYWt2mGAqAcAQFD&gt;, <text:line-break/><text:tab/><text:tab/>&lt;CjYWt2mGAqAcAQEG:GjYWt2mGAqAcAQFE&gt;, <text:line-break/><text:tab/><text:tab/>&lt;CjYWt2mGAqAcAQEG:GjYWt2mGAqAcAQFF&gt;, <text:line-break/><text:tab/><text:tab/>&lt;CjYWt2mGAqAcAQEG:GjYWt2mGAqAcAQFG&gt;, <text:line-break/><text:tab/><text:tab/>&lt;CjYWt2mGAqAcAQEG:GjYWt2mGAqAcAQFH&gt;, <text:line-break/><text:tab/><text:tab/>&lt;CjYWt2mGAqAcAQEG:GjYWt2mGAqAcAQFI&gt;, <text:line-break/><text:soft-page-break/><text:tab/><text:tab/>&lt;CjYWt2mGAqAcAQEG:GjYWt2mGAqAcAQFJ&gt;, <text:line-break/><text:tab/><text:tab/>&lt;CjYWt2mGAqAcAQEG:mjYWt2mGAqAcAQFK&gt;, <text:line-break/><text:tab/><text:tab/>&lt;CjYWt2mGAqAcAQEG:mjYWt2mGAqAcAQFL&gt;, <text:line-break/><text:tab/><text:tab/>&lt;CjYWt2mGAqAcAQEG:mjYWt2mGAqAcAQFM&gt;, <text:line-break/><text:tab/><text:tab/>&lt;CjYWt2mGAqAcAQEG:mjYWt2mGAqAcAQFN&gt;, <text:line-break/><text:tab/><text:tab/>&lt;CjYWt2mGAqAcAQEG:mjYWt2mGAqAcAQFO&gt;, <text:line-break/><text:tab/><text:tab/>&lt;CjYWt2mGAqAcAQEG:mjYWt2mGAqAcAQFP&gt;, <text:line-break/><text:tab/><text:tab/>&lt;CjYWt2mGAqAcAQEG:mjYWt2mGAqAcAQFQ&gt;, <text:line-break/><text:tab/><text:tab/>&lt;CjYWt2mGAqAcAQEG:mjYWt2mGAqAcAQFR&gt;, <text:line-break/><text:tab/><text:tab/>&lt;CjYWt2mGAqAcAQEG:mjYWt2mGAqAcAQFS&gt;, <text:line-break/><text:tab/><text:tab/>&lt;CjYWt2mGAqAcAQEG:mjYWt2mGAqAcAQFT&gt;, <text:line-break/><text:tab/><text:tab/>&lt;CjYWt2mGAqAcAQEG:mjYWt2mGAqAcAQFU&gt;, <text:line-break/><text:tab/><text:tab/>&lt;CjYWt2mGAqAcAQEG:WjYWt2mGAqAcAQFV&gt;, <text:line-break/><text:tab/><text:tab/>&lt;CjYWt2mGAqAcAQEG:WjYWt2mGAqAcAQFW&gt;, <text:line-break/><text:tab/><text:tab/>&lt;CjYWt2mGAqAcAQEG:WjYWt2mGAqAcAQFX&gt;, <text:line-break/><text:tab/><text:tab/>&lt;CjYWt2mGAqAcAQEG:WjYWt2mGAqAcAQFY&gt;, <text:line-break/><text:tab/><text:tab/>&lt;CjYWt2mGAqAcAQEG:WjYWt2mGAqAcAQFZ&gt;, <text:line-break/><text:tab/><text:tab/>&lt;CjYWt2mGAqAcAQEG:WjYWt2mGAqAcAQFa&gt;, <text:line-break/><text:tab/><text:tab/>&lt;CjYWt2mGAqAcAQEG:WjYWt2mGAqAcAQFb&gt;, <text:line-break/><text:tab/><text:tab/>&lt;CjYWt2mGAqAcAQEG:WjYWt2mGAqAcAQFc&gt;, <text:line-break/><text:tab/><text:tab/>&lt;CjYWt2mGAqAcAQEG:WjYWt2mGAqAcAQFd&gt;, <text:line-break/><text:tab/><text:tab/>&lt;CjYWt2mGAqAcAQEG:WjYWt2mGAqAcAQFe&gt;, <text:line-break/><text:tab/><text:tab/>&lt;CjYWt2mGAqAcAQEG:WjYWt2mGAqAcAQFf&gt;, <text:line-break/><text:tab/><text:tab/>&lt;CjYWt2mGAqAcAQEG:2jYWt2mGAqAcAQFg&gt;, <text:line-break/><text:tab/><text:tab/>&lt;CjYWt2mGAqAcAQEG:2jYWt2mGAqAcAQFh&gt;, <text:line-break/><text:tab/><text:tab/>&lt;CjYWt2mGAqAcAQEG:2jYWt2mGAqAcAQFi&gt;, <text:line-break/><text:tab/><text:tab/>&lt;CjYWt2mGAqAcAQEG:2jYWt2mGAqAcAQFj&gt;, <text:line-break/><text:tab/><text:tab/>&lt;CjYWt2mGAqAcAQEG:2jYWt2mGAqAcAQFk&gt;, <text:line-break/><text:tab/><text:tab/>&lt;CjYWt2mGAqAcAQEG:2jYWt2mGAqAcAQFl&gt;, <text:line-break/><text:tab/><text:tab/>&lt;CjYWt2mGAqAcAQEG:2jYWt2mGAqAcAQFm&gt;, <text:line-break/><text:tab/><text:tab/>&lt;CjYWt2mGAqAcAQEG:2jYWt2mGAqAcAQFn&gt;, <text:line-break/><text:tab/><text:tab/>&lt;CjYWt2mGAqAcAQEG:2jYWt2mGAqAcAQFo&gt;, <text:line-break/><text:tab/><text:tab/>&lt;CjYWt2mGAqAcAQEG:OjYWt2mGAqAcAQFp&gt;, <text:line-break/><text:tab/><text:tab/>&lt;CjYWt2mGAqAcAQEG:OjYWt2mGAqAcAQFq&gt;, <text:line-break/><text:tab/><text:tab/>&lt;CjYWt2mGAqAcAQEG:OjYWt2mGAqAcAQFr&gt;,</text:p>
        <text:p text:style-name="Preformatted_20_Text"><text:s/><text:line-break/><text:tab/><text:tab/>&lt;CjYWt2mGAqAcAQEG:OjYWt2mGAqAcAQFs&gt;, <text:line-break/><text:tab/><text:tab/>&lt;CjYWt2mGAqAcAQEG:OjYWt2mGAqAcAQFt&gt;, <text:line-break/><text:tab/><text:tab/>&lt;CjYWt2mGAqAcAQEG:OjYWt2mGAqAcAQFu&gt;, <text:line-break/><text:tab/><text:tab/>&lt;CjYWt2mGAqAcAQEG:OjYWt2mGAqAcAQFv&gt;, <text:line-break/><text:tab/><text:tab/>&lt;CjYWt2mGAqAcAQEG:OjYWt2mGAqAcAQFw&gt;, <text:line-break/><text:tab/><text:tab/>&lt;CjYWt2mGAqAcAQEG:OjYWt2mGAqAcAQFx&gt;, <text:line-break/><text:tab/><text:tab/>&lt;CjYWt2mGAqAcAQEG:OjYWt2mGAqAcAQFy&gt;, <text:line-break/><text:tab/><text:tab/>&lt;CjYWt2mGAqAcAQEG:OjYWt2mGAqAcAQFz&gt;, <text:line-break/><text:tab/><text:tab/>&lt;CjYWt2mGAqAcAQEG:ujYWt2mGAqAcAQF0&gt;, <text:line-break/><text:tab/><text:tab/>&lt;CjYWt2mGAqAcAQEG:ujYWt2mGAqAcAQF1&gt;, <text:line-break/><text:tab/><text:tab/>&lt;CjYWt2mGAqAcAQEG:ujYWt2mGAqAcAQF2&gt;, <text:line-break/><text:tab/><text:tab/>&lt;CjYWt2mGAqAcAQEG:ujYWt2mGAqAcAQF3&gt;, <text:line-break/><text:tab/><text:tab/>&lt;CjYWt2mGAqAcAQEG:ujYWt2mGAqAcAQF4&gt;, <text:line-break/><text:tab/><text:tab/>&lt;CjYWt2mGAqAcAQEG:ujYWt2mGAqAcAQF5&gt;, <text:line-break/><text:tab/><text:tab/>&lt;CjYWt2mGAqAcAQEG:ujYWt2###}mGAqAcAQF6&gt;, <text:line-break/><text:tab/><text:tab/>&lt;CjYWt2mGAqAcAQEG:ujYWt2mGAqAcAQF7&gt;, <text:line-break/><text:tab/><text:tab/>&lt;CjYWt2mGAqAcAQEG:ujYWt2mGAqAcAQF8&gt;, <text:line-break/><text:tab/><text:tab/>&lt;CjYWt2mGAqAcAQEG:ujYWt2mGAqAcAQF9&gt;, <text:line-break/><text:tab/><text:tab/>&lt;CjYWt2mGAqAcAQEG:ujYWt2mGAqAcAQF.&gt;, <text:line-break/><text:tab/><text:tab/>&lt;CjYWt2mGAqAcAQEG:ejYWt2mGAqAcAQF_&gt;, <text:line-break/><text:tab/><text:tab/>&lt;CjYWt2mGAqAcAQEG:ejYWt2mGAqAcAQGA&gt;, <text:line-break/><text:tab/><text:tab/>&lt;CjYWt2mGAqAcAQEG:ejYWt2mGAqAcAQGB&gt;, <text:line-break/><text:tab/><text:tab/>&lt;CjYWt2mGAqAcAQEG:ejYWt2mGAqAcAQGC&gt;, <text:line-break/><text:tab/><text:tab/>&lt;CjYWt2mGAqAcAQEG:ejYWt2mGAqAcAQGD&gt;, <text:line-break/><text:tab/><text:tab/>&lt;CjYWt2mGAqAcAQEG:ejYWt2mGAqAcAQGE&gt;, <text:line-break/><text:tab/><text:tab/>&lt;CjYWt2mGAqAcAQEG:ejYWt2mGAqAcAQGF&gt;, <text:line-break/><text:tab/><text:tab/>&lt;CjYWt2mGAqAcAQEG:ejYWt2mGAqAcAQGG&gt;, <text:line-break/><text:tab/><text:tab/>&lt;CjYWt2mGAqAcAQEG:ejYWt2mGAqAcAQGH&gt;, <text:line-break/><text:soft-page-break/><text:tab/><text:tab/>&lt;CjYWt2mGAqAcAQEG:ejYWt2mGAqAcAQGI&gt;, <text:line-break/><text:tab/><text:tab/>&lt;CjYWt2mGAqAcAQEG:.jYWt2mGAqAcAQGJ&gt;, <text:line-break/><text:tab/><text:tab/>&lt;CjYWt2mGAqAcAQEG:.jYWt2mGAqAcAQGK&gt;, <text:line-break/><text:tab/><text:tab/>&lt;CjYWt2mGAqAcAQEG:.jYWt2mGAqAcAQGL&gt;, <text:line-break/><text:tab/><text:tab/>&lt;CjYWt2mGAqAcAQEG:.jYWt2mGAqAcAQGM&gt;, <text:line-break/><text:tab/><text:tab/>&lt;CjYWt2mGAqAcAQEG:.jYWt2mGAqAcAQGN&gt;, <text:line-break/><text:tab/><text:tab/>&lt;CjYWt2mGAqAcAQEG:.jYWt2mGAqAcAQGO&gt;, <text:line-break/><text:tab/><text:tab/>&lt;CjYWt2mGAqAcAQEG:.jYWt2mGAqAcAQGP&gt;, <text:line-break/><text:tab/><text:tab/>&lt;CjYWt2mGAqAcAQEG:.jYWt2mGAqAcAQGQ&gt;, <text:line-break/><text:tab/><text:tab/>&lt;CjYWt2mGAqAcAQEG:.jYWt2mGAqAcAQGR&gt;, <text:line-break/><text:tab/><text:tab/>&lt;CjYWt2mGAqAcAQEG:BjYWt2mGAqAcAQGS&gt;, <text:line-break/><text:tab/><text:tab/>&lt;CjYWt2mGAqAcAQEG:BjYWt2mGAqAcAQGT&gt;, <text:line-break/><text:tab/><text:tab/>&lt;CjYWt2mGAqAcAQEG:BjYWt2mGAqAcAQGU&gt;, <text:line-break/><text:tab/><text:tab/>&lt;CjYWt2mGAqAcAQEG:BjYWt2mGAqAcAQGV&gt;, <text:line-break/><text:tab/><text:tab/>&lt;CjYWt2mGAqAcAQEG:BjYWt2mGAqAcAQGW&gt;, <text:line-break/><text:tab/><text:tab/>&lt;CjYWt2mGAqAcAQEG:BjYWt2mGAqAcAQGX&gt;, <text:line-break/><text:tab/><text:tab/>&lt;CjYWt2mGAqAcAQEG:BjYWt2mGAqAcAQGY&gt;, <text:line-break/><text:tab/><text:tab/>&lt;CjYWt2mGAqAcAQEG:BjYWt2mGAqAcAQGZ&gt;, <text:line-break/><text:tab/><text:tab/>&lt;CjYWt2mGAqAcAQEG:BjYWt2mGAqAcAQGa&gt;, <text:line-break/><text:tab/><text:tab/>&lt;CjYWt2mGAqAcAQEG:BjYWt2mGAqAcAQGb&gt;, <text:line-break/><text:tab/><text:tab/>&lt;CjYWt2mGAqAcAQEG:BjYWt2mGAqAcAQGc&gt;, <text:line-break/><text:tab/><text:tab/>&lt;CjYWt2mGAqAcAQEG:hjYWt2mGAqAcAQGd&gt;, <text:line-break/><text:tab/><text:tab/>&lt;CjYWt2mGAqAcAQEG:hjYWt2mGAqAcAQGe&gt;, <text:line-break/><text:tab/><text:tab/>&lt;CjYWt2mGAqAcAQEG:hjYWt2mGAqAcAQGf&gt;, <text:line-break/><text:tab/><text:tab/>&lt;CjYWt2mGAqAcAQEG:hjYWt2mGAqAcAQGg&gt;, <text:line-break/><text:tab/><text:tab/>&lt;CjYWt2mGAqAcAQEG:hjYWt2mGAqAcAQGh&gt;, <text:line-break/><text:tab/><text:tab/>&lt;CjYWt2mGAqAcAQEG:hjYWt2mGAqAcAQGi&gt;, <text:line-break/><text:tab/><text:tab/>&lt;CjYWt2mGAqAcAQEG:hjYWt2mGAqAcAQGj&gt;, <text:line-break/><text:tab/><text:tab/>&lt;CjYWt2mGAqAcAQEG:hjYWt2mGAqAcAQGk&gt;, <text:line-break/><text:tab/><text:tab/>&lt;CjYWt2mGAqAcAQEG:hjYWt2mGAqAcAQGl&gt;, <text:line-break/><text:tab/><text:tab/>&lt;CjYWt2mGAqAcAQEG:hjYWt2mGAqAcAQGm&gt;, <text:line-break/><text:tab/><text:tab/>&lt;CjYWt2mGAqAcAQEG:RjYWt2mGAqAcAQGn&gt;, <text:line-break/><text:tab/><text:tab/>&lt;CjYWt2mGAqAcAQEG:RjYWt2mGAqAcAQGo&gt;, <text:line-break/><text:tab/><text:tab/>&lt;CjYWt2mGAqAcAQEG:RjYWt2mGAqAcAQGp&gt;, <text:line-break/><text:tab/><text:tab/>&lt;CjYWt2mGAqAcAQEG:RjYWt2mGAqAcAQGq&gt;, <text:line-break/><text:tab/><text:tab/>&lt;CjYWt2mGAqAcAQEG:RjYWt2mGAqAcAQGr&gt;, <text:line-break/><text:tab/><text:tab/>&lt;CjYWt2mGAqAcAQEG:RjYWt2mGAqAcAQGs&gt;, <text:line-break/><text:tab/><text:tab/>&lt;CjYWt2mGAqAcAQEG:RjYWt2mGAqAcAQGt&gt;, <text:line-break/><text:tab/><text:tab/>&lt;CjYWt2mGAqAcAQEG:RjYWt2mGAqAcAQGu&gt;, <text:line-break/><text:tab/><text:tab/>&lt;CjYWt2mGAqAcAQEG:RjYWt2mGAqAcAQGv&gt;, <text:line-break/><text:tab/><text:tab/>&lt;CjYWt2mGAqAcAQEG:RjYWt2mGAqAcAQGw&gt;, <text:line-break/><text:tab/><text:tab/>&lt;CjYWt2mGAqAcAQEG:RjYWt2mGAqAcAQGx&gt;, <text:line-break/><text:tab/><text:tab/>&lt;CjYWt2mGAqAcAQEG:RjYWt2mGAqAcAQGy&gt;, <text:line-break/><text:tab/><text:tab/>&lt;CjYWt2mGAqAcAQEG:xjYWt2mGAqAcAQGz&gt;, <text:line-break/><text:tab/><text:tab/>&lt;CjYWt2mGAqAcAQEG:xjYWt2mGAqAcAQG0&gt;, <text:line-break/><text:tab/><text:tab/>&lt;CjYWt2mGAqAcAQEG:xjYWt2mGAqAcAQG1&gt;, <text:line-break/><text:tab/><text:tab/>&lt;CjYWt2mGAqAcAQEG:xjYWt2mGAqAcAQG2&gt;, <text:line-break/><text:tab/><text:tab/>&lt;CjYWt2mGAqAcAQEG:xjYWt2mGAqAcAQG3&gt;, <text:line-break/><text:tab/><text:tab/>&lt;CjYWt2mGAqAcAQEG:xjYWt2mGAqAcAQG4&gt;, <text:line-break/><text:tab/><text:tab/>&lt;CjYWt2mGAqAcAQEG:xjYWt2mGAqAcAQG5&gt;, <text:line-break/><text:tab/><text:tab/>&lt;CjYWt2mGAqAcAQEG:xjYWt2mGAqAcAQG6&gt;, <text:line-break/><text:tab/><text:tab/>&lt;CjYWt2mGAqAcAQEG:xjYWt2mGAqAcAQG7&gt;, <text:line-break/><text:tab/><text:tab/>&lt;CjYWt2mGAqAcAQEG:xjYWt2mGAqAcAQG8&gt;, <text:line-break/><text:tab/><text:tab/>&lt;CjYWt2mGAqAcAQEG:xjYWt2mGAqAcAQG9&gt;, <text:line-break/><text:tab/><text:tab/>&lt;CjYWt2mGAqAcAQEG:xjYWt2mGAqAcAQG.&gt;, <text:line-break/><text:tab/><text:tab/>&lt;CjYWt2mGAqAcAQEG:JjYWt2mGAqAcAQG_&gt;, <text:line-break/><text:tab/><text:tab/>&lt;CjYWt2mGAqAcAQEG:JjYWt2mGAqAcAQHA&gt;, <text:line-break/><text:tab/><text:tab/>&lt;CjYWt2mGAqAcAQEG:JjYWt2mGAqAcAQHB&gt;, <text:line-break/><text:tab/><text:tab/>&lt;CjYWt2mGAqAcAQEG:JjYWt2mGAqAcAQHC&gt;, <text:line-break/><text:tab/><text:tab/>&lt;CjYWt2mGAqAcAQEG:JjYWt2mGAqAcAQHD&gt;, <text:line-break/><text:tab/><text:tab/>&lt;CjYWt2mGAqAcAQEG:JjYWt2mGAqAcAQHE&gt;, <text:line-break/><text:tab/><text:tab/>&lt;CjYWt2mGAqAcAQEG:JjYWt2mGAqAcAQHF&gt;, <text:line-break/><text:tab/><text:tab/>&lt;CjYWt2mGAqAcAQEG:JjYWt2mGAqAcAQHG&gt;, <text:line-break/><text:tab/><text:tab/>&lt;CjYWt2mGAqAcAQEG:JjYWt2mGAqAcAQHH&gt;, <text:line-break/><text:soft-page-break/><text:tab/><text:tab/>&lt;CjYWt2mGAqAcAQEG:JjYWt2mGAqAcAQHI&gt;, <text:line-break/><text:tab/><text:tab/>&lt;CjYWt2mGAqAcAQEG:JjYWt2mGAqAcAQHJ&gt;, <text:line-break/><text:tab/><text:tab/>&lt;CjYWt2mGAqAcAQEG:JjYWt2mGAqAcAQHK&gt;, <text:line-break/><text:tab/><text:tab/>&lt;CjYWt2mGAqAcAQEG:pjYWt2mGAqAcAQHL&gt;, <text:line-break/><text:tab/><text:tab/>&lt;CjYWt2mGAqAcAQEG:pjYWt2mGAqAcAQHM&gt;, <text:line-break/><text:tab/><text:tab/>&lt;CjYWt2mGAqAcAQEG:pjYWt2mGAqAcAQHN&gt;, <text:line-break/><text:tab/><text:tab/>&lt;CjYWt2mGAqAcAQEG:pjYWt2mGAqAcAQHO&gt;, <text:line-break/><text:tab/><text:tab/>&lt;CjYWt2mGAqAcAQEG:pjYWt2mGAqAcAQHP&gt;, <text:line-break/><text:tab/><text:tab/>&lt;CjYWt2mGAqAcAQEG:pjYWt2mGAqAcAQHQ&gt;, <text:line-break/><text:tab/><text:tab/>&lt;CjYWt2mGAqAcAQEG:pjYWt2mGAqAcAQHR&gt;, <text:line-break/><text:tab/><text:tab/>&lt;CjYWt2mGAqAcAQEG:pjYWt2mGAqAcAQHS&gt;, <text:line-break/><text:tab/><text:tab/>&lt;CjYWt2mGAqAcAQEG:pjYWt2mGAqAcAQHT&gt;, <text:line-break/><text:tab/><text:tab/>&lt;CjYWt2mGAqAcAQEG:pjYWt2mGAqAcAQHU&gt;, <text:line-break/><text:tab/><text:tab/>&lt;CjYWt2mGAqAcAQEG:pjYWt2mGAqAcAQHV&gt;, <text:line-break/><text:tab/><text:tab/>&lt;CjYWt2mGAqAcAQEG:ZjYWt2mGAqAcAQHW&gt;, <text:line-break/><text:tab/><text:tab/>&lt;CjYWt2mGAqAcAQEG:ZjYWt2mGAqAcAQHX&gt;, <text:line-break/><text:tab/><text:tab/>&lt;CjYWt2mGAqAcAQEG:ZjYWt2mGAqAcAQHY&gt;, <text:line-break/><text:tab/><text:tab/>&lt;CjYWt2mGAqAcAQEG:ZjYWt2mGAqAcAQHZ&gt;, <text:line-break/><text:tab/><text:tab/>&lt;CjYWt2mGAqAcAQEG:ZjYWt2mGAqAcAQHa&gt;, <text:line-break/><text:tab/><text:tab/>&lt;CjYWt2mGAqAcAQEG:ZjYWt2mGAqAcAQHb&gt;, <text:line-break/><text:tab/><text:tab/>&lt;CjYWt2mGAqAcAQEG:ZjYWt2mGAqAcAQHc&gt;, <text:line-break/><text:tab/><text:tab/>&lt;CjYWt2mGAqAcAQEG:ZjYWt2mGAqAcAQHd&gt;, <text:line-break/><text:tab/><text:tab/>&lt;CjYWt2mGAqAcAQEG:ZjYWt2mGAqAcAQHe&gt;, <text:line-break/><text:tab/><text:tab/>&lt;CjYWt2mGAqAcAQEG:ZjYWt2mGAqAcAQHf&gt;, <text:line-break/><text:tab/><text:tab/>&lt;CjYWt2mGAqAcAQEG:5jYWt2mGAqAcAQHg&gt;,###~ <text:line-break/><text:tab/><text:tab/>&lt;CjYWt2mGAqAcAQEG:5jYWt2mGAqAcAQHh&gt;, <text:line-break/><text:tab/><text:tab/>&lt;CjYWt2mGAqAcAQEG:5jYWt2mGAqAcAQHi&gt;, <text:line-break/><text:tab/><text:tab/>&lt;CjYWt2mGAqAcAQEG:5jYWt2mGAqAcAQHj&gt;, <text:line-break/><text:tab/><text:tab/>&lt;CjYWt2mGAqAcAQEG:5jYWt2mGAqAcAQHk&gt;, <text:line-break/><text:tab/><text:tab/>&lt;CjYWt2mGAqAcAQEG:5jYWt2mGAqAcAQHl&gt;, <text:line-break/><text:tab/><text:tab/>&lt;CjYWt2mGAqAcAQEG:5jYWt2mGAqAcAQHm&gt;, <text:line-break/><text:tab/><text:tab/>&lt;CjYWt2mGAqAcAQEG:5jYWt2mGAqAcAQHn&gt;, <text:line-break/><text:tab/><text:tab/>&lt;CjYWt2mGAqAcAQEG:5jYWt2mGAqAcAQHo&gt;, <text:line-break/><text:tab/><text:tab/>&lt;CjYWt2mGAqAcAQEG:5jYWt2mGAqAcAQHp&gt;, <text:line-break/><text:tab/><text:tab/>&lt;CjYWt2mGAqAcAQEG:5jYWt2mGAqAcAQHq&gt;, <text:line-break/><text:tab/><text:tab/>&lt;CjYWt2mGAqAcAQEG:5jYWt2mGAqAcAQHr&gt;, <text:line-break/><text:tab/><text:tab/>&lt;CjYWt2mGAqAcAQEG:FjYWt2mGAqAcAQHs&gt;, <text:line-break/><text:tab/><text:tab/>&lt;CjYWt2mGAqAcAQEG:FjYWt2mGAqAcAQHt&gt;, <text:line-break/><text:tab/><text:tab/>&lt;CjYWt2mGAqAcAQEG:FjYWt2mGAqAcAQHu&gt;, <text:line-break/><text:tab/><text:tab/>&lt;CjYWt2mGAqAcAQEG:FjYWt2mGAqAcAQHv&gt;, <text:line-break/><text:tab/><text:tab/>&lt;CjYWt2mGAqAcAQEG:FjYWt2mGAqAcAQHw&gt;, <text:line-break/><text:tab/><text:tab/>&lt;CjYWt2mGAqAcAQEG:FjYWt2mGAqAcAQHx&gt;, <text:line-break/><text:tab/><text:tab/>&lt;CjYWt2mGAqAcAQEG:FjYWt2mGAqAcAQHy&gt;, <text:line-break/><text:tab/><text:tab/>&lt;CjYWt2mGAqAcAQEG:FjYWt2mGAqAcAQHz&gt;, <text:line-break/><text:tab/><text:tab/>&lt;CjYWt2mGAqAcAQEG:FjYWt2mGAqAcAQH0&gt;, <text:line-break/><text:tab/><text:tab/>&lt;CjYWt2mGAqAcAQEG:FjYWt2mGAqAcAQH1&gt;, <text:line-break/><text:tab/><text:tab/>&lt;CjYWt2mGAqAcAQEG:FjYWt2mGAqAcAQH2&gt;, <text:line-break/><text:tab/><text:tab/>&lt;CjYWt2mGAqAcAQEG:ljYWt2mGAqAcAQH3&gt;, <text:line-break/><text:tab/><text:tab/>&lt;CjYWt2mGAqAcAQEG:ljYWt2mGAqAcAQH4&gt;, <text:line-break/><text:tab/><text:tab/>&lt;CjYWt2mGAqAcAQEG:ljYWt2mGAqAcAQH5&gt;, <text:line-break/><text:tab/><text:tab/>&lt;CjYWt2mGAqAcAQEG:ljYWt2mGAqAcAQH6&gt;, <text:line-break/><text:tab/><text:tab/>&lt;CjYWt2mGAqAcAQEG:ljYWt2mGAqAcAQH7&gt;, <text:line-break/><text:tab/><text:tab/>&lt;CjYWt2mGAqAcAQEG:ljYWt2mGAqAcAQH8&gt;, <text:line-break/><text:tab/><text:tab/>&lt;CjYWt2mGAqAcAQEG:ljYWt2mGAqAcAQH9&gt;, <text:line-break/><text:tab/><text:tab/>&lt;CjYWt2mGAqAcAQEG:ljYWt2mGAqAcAQH.&gt;, <text:line-break/><text:tab/><text:tab/>&lt;CjYWt2mGAqAcAQEG:ljYWt2mGAqAcAQH_&gt;, <text:line-break/><text:tab/><text:tab/>&lt;CjYWt2mGAqAcAQEG:ljYWt2mGAqAcAQIA&gt;, <text:line-break/><text:tab/><text:tab/>&lt;CjYWt2mGAqAcAQEG:ljYWt2mGAqAcAQIB&gt;, <text:line-break/><text:tab/><text:tab/>&lt;CjYWt2mGAqAcAQEG:ljYWt2mGAqAcAQIC&gt;, <text:line-break/><text:tab/><text:tab/>&lt;CjYWt2mGAqAcAQEG:VjYWt2mGAqAcAQID&gt;, <text:line-break/><text:tab/><text:tab/>&lt;CjYWt2mGAqAcAQEG:VjYWt2mGAqAcAQIE&gt;, <text:line-break/><text:tab/><text:tab/>&lt;CjYWt2mGAqAcAQEG:VjYWt2mGAqAcAQIF&gt;, <text:line-break/><text:tab/><text:tab/>&lt;CjYWt2mGAqAcAQEG:VjYWt2mGAqAcAQIG&gt;, <text:line-break/><text:tab/><text:tab/>&lt;CjYWt2mGAqAcAQEG:VjYWt2mGAqAcAQIH&gt;, <text:line-break/><text:soft-page-break/><text:tab/><text:tab/>&lt;CjYWt2mGAqAcAQEG:VjYWt2mGAqAcAQII&gt;, <text:line-break/><text:tab/><text:tab/>&lt;CjYWt2mGAqAcAQEG:VjYWt2mGAqAcAQIJ&gt;, <text:line-break/><text:tab/><text:tab/>&lt;CjYWt2mGAqAcAQEG:1jYWt2mGAqAcAQIK&gt;, <text:line-break/><text:tab/><text:tab/>&lt;CjYWt2mGAqAcAQEG:1jYWt2mGAqAcAQIL&gt;, <text:line-break/><text:tab/><text:tab/>&lt;CjYWt2mGAqAcAQEG:1jYWt2mGAqAcAQIM&gt;, <text:line-break/><text:tab/><text:tab/>&lt;CjYWt2mGAqAcAQEG:1jYWt2mGAqAcAQIN&gt;, <text:line-break/><text:tab/><text:tab/>&lt;CjYWt2mGAqAcAQEG:1jYWt2mGAqAcAQIO&gt;, <text:line-break/><text:tab/><text:tab/>&lt;CjYWt2mGAqAcAQEG:1jYWt2mGAqAcAQIP&gt;, <text:line-break/><text:tab/><text:tab/>&lt;CjYWt2mGAqAcAQEG:1jYWt2mGAqAcAQIQ&gt;, <text:line-break/><text:tab/><text:tab/>&lt;CjYWt2mGAqAcAQEG:1jYWt2mGAqAcAQIR&gt;, <text:line-break/><text:tab/><text:tab/>&lt;CjYWt2mGAqAcAQEG:1jYWt2mGAqAcAQIS&gt;, <text:line-break/><text:tab/><text:tab/>&lt;CjYWt2mGAqAcAQEG:1jYWt2mGAqAcAQIT&gt;, <text:line-break/><text:tab/><text:tab/>&lt;CjYWt2mGAqAcAQEG:1jYWt2mGAqAcAQIU&gt;, <text:line-break/><text:tab/><text:tab/>&lt;CjYWt2mGAqAcAQEG:1jYWt2mGAqAcAQIV&gt;, <text:line-break/><text:tab/><text:tab/>&lt;CjYWt2mGAqAcAQEG:1jYWt2mGAqAcAQIW&gt;, <text:line-break/><text:tab/><text:tab/>&lt;CjYWt2mGAqAcAQEG:NjYWt2mGAqAcAQIX&gt;, <text:line-break/><text:tab/><text:tab/>&lt;CjYWt2mGAqAcAQEG:NjYWt2mGAqAcAQIY&gt;, <text:line-break/><text:tab/><text:tab/>&lt;CjYWt2mGAqAcAQEG:NjYWt2mGAqAcAQIZ&gt;, <text:line-break/><text:tab/><text:tab/>&lt;CjYWt2mGAqAcAQEG:NjYWt2mGAqAcAQIa&gt;, <text:line-break/><text:tab/><text:tab/>&lt;CjYWt2mGAqAcAQEG:NjYWt2mGAqAcAQIb&gt;, <text:line-break/><text:tab/><text:tab/>&lt;CjYWt2mGAqAcAQEG:NjYWt2mGAqAcAQIc&gt;, <text:line-break/><text:tab/><text:tab/>&lt;CjYWt2mGAqAcAQEG:NjYWt2mGAqAcAQId&gt;, <text:line-break/><text:tab/><text:tab/>&lt;CjYWt2mGAqAcAQEG:NjYWt2mGAqAcAQIe&gt;, <text:line-break/><text:tab/><text:tab/>&lt;CjYWt2mGAqAcAQEG:NjYWt2mGAqAcAQIf&gt;, <text:line-break/><text:tab/><text:tab/>&lt;CjYWt2mGAqAcAQEG:NjYWt2mGAqAcAQIg&gt;, <text:line-break/><text:tab/><text:tab/>&lt;CjYWt2mGAqAcAQEG:NjYWt2mGAqAcAQIh&gt;, <text:line-break/><text:tab/><text:tab/>&lt;CjYWt2mGAqAcAQEG:NjYWt2mGAqAcAQIi&gt;, <text:line-break/><text:tab/><text:tab/>&lt;CjYWt2mGAqAcAQEG:NjYWt2mGAqAcAQIj&gt;, <text:line-break/><text:tab/><text:tab/>&lt;CjYWt2mGAqAcAQEG:tjYWt2mGAqAcAQIk&gt;, <text:line-break/><text:tab/><text:tab/>&lt;CjYWt2mGAqAcAQEG:tjYWt2mGAqAcAQIl&gt;, <text:line-break/><text:tab/><text:tab/>&lt;CjYWt2mGAqAcAQEG:tjYWt2mGAqAcAQIm&gt;, <text:line-break/><text:tab/><text:tab/>&lt;CjYWt2mGAqAcAQEG:tjYWt2mGAqAcAQIn&gt;, <text:line-break/><text:tab/><text:tab/>&lt;CjYWt2mGAqAcAQEG:tjYWt2mGAqAcAQIo&gt;, <text:line-break/><text:tab/><text:tab/>&lt;CjYWt2mGAqAcAQEG:tjYWt2mGAqAcAQIp&gt;, <text:line-break/><text:tab/><text:tab/>&lt;CjYWt2mGAqAcAQEG:tjYWt2mGAqAcAQIq&gt;, <text:line-break/><text:tab/><text:tab/>&lt;CjYWt2mGAqAcAQEG:tjYWt2mGAqAcAQIr&gt;, <text:line-break/><text:tab/><text:tab/>&lt;CjYWt2mGAqAcAQEG:tjYWt2mGAqAcAQIs&gt;, <text:line-break/><text:tab/><text:tab/>&lt;CjYWt2mGAqAcAQEG:tjYWt2mGAqAcAQIt&gt;, <text:line-break/><text:tab/><text:tab/>&lt;CjYWt2mGAqAcAQEG:tjYWt2mGAqAcAQIu&gt;, <text:line-break/><text:tab/><text:tab/>&lt;CjYWt2mGAqAcAQEG:tjYWt2mGAqAcAQIv&gt;, <text:line-break/><text:tab/><text:tab/>&lt;CjYWt2mGAqAcAQEG:djYWt2mGAqAcAQIw&gt;, <text:line-break/><text:tab/><text:tab/>&lt;CjYWt2mGAqAcAQEG:djYWt2mGAqAcAQIx&gt;, <text:line-break/><text:tab/><text:tab/>&lt;CjYWt2mGAqAcAQEG:djYWt2mGAqAcAQIy&gt;, <text:line-break/><text:tab/><text:tab/>&lt;CjYWt2mGAqAcAQEG:djYWt2mGAqAcAQIz&gt;, <text:line-break/><text:tab/><text:tab/>&lt;CjYWt2mGAqAcAQEG:djYWt2mGAqAcAQI0&gt;, <text:line-break/><text:tab/><text:tab/>&lt;CjYWt2mGAqAcAQEG:djYWt2mGAqAcAQI1&gt;, <text:line-break/><text:tab/><text:tab/>&lt;CjYWt2mGAqAcAQEG:djYWt2mGAqAcAQI2&gt;, <text:line-break/><text:tab/><text:tab/>&lt;CjYWt2mGAqAcAQEG:djYWt2mGAqAcAQI3&gt;, <text:line-break/><text:tab/><text:tab/>&lt;CjYWt2mGAqAcAQEG:djYWt2mGAqAcAQI4&gt;, <text:line-break/><text:tab/><text:tab/>&lt;CjYWt2mGAqAcAQEG:djYWt2mGAqAcAQI5&gt;, <text:line-break/><text:tab/><text:tab/>&lt;CjYWt2mGAqAcAQEG:djYWt2mGAqAcAQI6&gt;, <text:line-break/><text:tab/><text:tab/>&lt;CjYWt2mGAqAcAQEG:djYWt2mGAqAcAQI7&gt;, <text:line-break/><text:tab/><text:tab/>&lt;CjYWt2mGAqAcAQEG:9jYWt2mGAqAcAQI8&gt;, <text:line-break/><text:tab/><text:tab/>&lt;CjYWt2mGAqAcAQEG:9jYWt2mGAqAcAQI9&gt;, <text:line-break/><text:tab/><text:tab/>&lt;CjYWt2mGAqAcAQEG:9jYWt2mGAqAcAQI.&gt;, <text:line-break/><text:tab/><text:tab/>&lt;CjYWt2mGAqAcAQEG:9jYWt2mGAqAcAQI_&gt;, <text:line-break/><text:tab/><text:tab/>&lt;CjYWt2mGAqAcAQEG:9jYWt2mGAqAcAQJA&gt;, <text:line-break/><text:tab/><text:tab/>&lt;CjYWt2mGAqAcAQEG:9jYWt2mGAqAcAQJB&gt;, <text:line-break/><text:tab/><text:tab/>&lt;CjYWt2mGAqAcAQEG:9jYWt2mGAqAcAQJC&gt;, <text:line-break/><text:tab/><text:tab/>&lt;CjYWt2mGAqAcAQEG:9jYWt2mGAqAcAQJD&gt;, <text:line-break/><text:tab/><text:tab/>&lt;CjYWt2mGAqAcAQEG:9jYWt2mGAqAcAQJE&gt;, <text:line-break/><text:tab/><text:tab/>&lt;CjYWt2mGAqAcAQEG:9jYWt2mGAqAcAQJF&gt;, <text:line-break/><text:tab/><text:tab/>&lt;CjYWt2mGAqAcAQEG:9jYWt2mGAqAcAQJG&gt;, <text:line-break/><text:tab/><text:tab/>&lt;CjYWt2m####GAqAcAQEG:9jYWt2mGAqAcAQJH&gt;, <text:line-break/><text:soft-page-break/><text:tab/><text:tab/>&lt;CjYWt2mGAqAcAQEG:DjYWt2mGAqAcAQJI&gt;, <text:line-break/><text:tab/><text:tab/>&lt;CjYWt2mGAqAcAQEG:DjYWt2mGAqAcAQJJ&gt;, <text:line-break/><text:tab/><text:tab/>&lt;CjYWt2mGAqAcAQEG:DjYWt2mGAqAcAQJK&gt;, <text:line-break/><text:tab/><text:tab/>&lt;CjYWt2mGAqAcAQEG:DjYWt2mGAqAcAQJL&gt;, <text:line-break/><text:tab/><text:tab/>&lt;CjYWt2mGAqAcAQEG:DjYWt2mGAqAcAQJM&gt;, <text:line-break/><text:tab/><text:tab/>&lt;CjYWt2mGAqAcAQEG:DjYWt2mGAqAcAQJN&gt;, <text:line-break/><text:tab/><text:tab/>&lt;CjYWt2mGAqAcAQEG:DjYWt2mGAqAcAQJO&gt;, <text:line-break/><text:tab/><text:tab/>&lt;CjYWt2mGAqAcAQEG:DjYWt2mGAqAcAQJP&gt;, <text:line-break/><text:tab/><text:tab/>&lt;CjYWt2mGAqAcAQEG:DjYWt2mGAqAcAQJQ&gt;, <text:line-break/><text:tab/><text:tab/>&lt;CjYWt2mGAqAcAQEG:DjYWt2mGAqAcAQJR&gt;, <text:line-break/><text:tab/><text:tab/>&lt;CjYWt2mGAqAcAQEG:TjYWt2mGAqAcAQJT&gt;, <text:line-break/><text:tab/><text:tab/>&lt;CjYWt2mGAqAcAQEG:TjYWt2mGAqAcAQJU&gt;, <text:line-break/><text:tab/><text:tab/>&lt;CjYWt2mGAqAcAQEG:TjYWt2mGAqAcAQJV&gt;, <text:line-break/><text:tab/><text:tab/>&lt;CjYWt2mGAqAcAQEG:zjYWt2mGAqAcAQJW&gt;, <text:line-break/><text:tab/><text:tab/>&lt;CjYWt2mGAqAcAQEG:zjYWt2mGAqAcAQJX&gt;, <text:line-break/><text:tab/><text:tab/>&lt;CjYWt2mGAqAcAQEG:zjYWt2mGAqAcAQJY&gt;, <text:line-break/><text:tab/><text:tab/>&lt;CjYWt2mGAqAcAQEG:zjYWt2mGAqAcAQJZ&gt;, <text:line-break/><text:tab/><text:tab/>&lt;CjYWt2mGAqAcAQEG:zjYWt2mGAqAcAQJa&gt;, <text:line-break/><text:tab/><text:tab/>&lt;CjYWt2mGAqAcAQEG:zjYWt2mGAqAcAQJb&gt;, <text:line-break/><text:tab/><text:tab/>&lt;CjYWt2mGAqAcAQEG:zjYWt2mGAqAcAQJc&gt;, <text:line-break/><text:tab/><text:tab/>&lt;CjYWt2mGAqAcAQEG:zjYWt2mGAqAcAQJd&gt;, <text:line-break/><text:tab/><text:tab/>&lt;CjYWt2mGAqAcAQEG:zjYWt2mGAqAcAQJe&gt;, <text:line-break/><text:tab/><text:tab/>&lt;CjYWt2mGAqAcAQEG:LjYWt2mGAqAcAQJf&gt;, <text:line-break/><text:tab/><text:tab/>&lt;CjYWt2mGAqAcAQEG:LjYWt2mGAqAcAQJg&gt;, <text:line-break/><text:tab/><text:tab/>&lt;CjYWt2mGAqAcAQEG:LjYWt2mGAqAcAQJh&gt;, <text:line-break/><text:tab/><text:tab/>&lt;CjYWt2mGAqAcAQEG:LjYWt2mGAqAcAQJi&gt;, <text:line-break/><text:tab/><text:tab/>&lt;CjYWt2mGAqAcAQEG:LjYWt2mGAqAcAQJj&gt;, <text:line-break/><text:tab/><text:tab/>&lt;CjYWt2mGAqAcAQEG:rjYWt2mGAqAcAQJl&gt;,</text:p>
        <text:p text:style-name="Preformatted_20_Text"><text:s/><text:line-break/><text:tab/><text:tab/>&lt;CjYWt2mGAqAcAQEG:bjYWt2mGAqAcAQJm&gt;, <text:line-break/><text:tab/><text:tab/>&lt;CjYWt2mGAqAcAQEG:bjYWt2mGAqAcAQJn&gt;, <text:line-break/><text:tab/><text:tab/>&lt;CjYWt2mGAqAcAQEG:bjYWt2mGAqAcAQJo&gt;, <text:line-break/><text:tab/><text:tab/>&lt;CjYWt2mGAqAcAQEG:bjYWt2mGAqAcAQJp&gt;, <text:line-break/><text:tab/><text:tab/>&lt;CjYWt2mGAqAcAQEG:bjYWt2mGAqAcAQJq&gt;, <text:line-break/><text:tab/><text:tab/>&lt;CjYWt2mGAqAcAQEG:7jYWt2mGAqAcAQJr&gt;, <text:line-break/><text:tab/><text:tab/>&lt;CjYWt2mGAqAcAQEG:7jYWt2mGAqAcAQJs&gt;, <text:line-break/><text:tab/><text:tab/>&lt;CjYWt2mGAqAcAQEG:7jYWt2mGAqAcAQJt&gt;, <text:line-break/><text:tab/><text:tab/>&lt;CjYWt2mGAqAcAQEG:7jYWt2mGAqAcAQJu&gt;, <text:line-break/><text:tab/><text:tab/>&lt;CjYWt2mGAqAcAQEG:7jYWt2mGAqAcAQJv&gt;, <text:line-break/><text:tab/><text:tab/>&lt;CjYWt2mGAqAcAQEG:7jYWt2mGAqAcAQJw&gt;, <text:line-break/><text:tab/><text:tab/>&lt;CjYWt2mGAqAcAQEG:7jYWt2mGAqAcAQJx&gt;, <text:line-break/><text:tab/><text:tab/>&lt;CjYWt2mGAqAcAQEG:7jYWt2mGAqAcAQJy&gt;, <text:line-break/><text:tab/><text:tab/>&lt;CjYWt2mGAqAcAQEG:7jYWt2mGAqAcAQJz&gt;, <text:line-break/><text:tab/><text:tab/>&lt;CjYWt2mGAqAcAQEG:HjYWt2mGAqAcAQJ0&gt;, <text:line-break/><text:tab/><text:tab/>&lt;CjYWt2mGAqAcAQEG:HjYWt2mGAqAcAQJ1&gt;, <text:line-break/><text:tab/><text:tab/>&lt;CjYWt2mGAqAcAQEG:HjYWt2mGAqAcAQJ2&gt;, <text:line-break/><text:tab/><text:tab/>&lt;CjYWt2mGAqAcAQEG:HjYWt2mGAqAcAQJ3&gt;, <text:line-break/><text:tab/><text:tab/>&lt;CjYWt2mGAqAcAQEG:HjYWt2mGAqAcAQJ4&gt;, <text:line-break/><text:tab/><text:tab/>&lt;CjYWt2mGAqAcAQEG:HjYWt2mGAqAcAQJ5&gt;, <text:line-break/><text:tab/><text:tab/>&lt;CjYWt2mGAqAcAQEG:HjYWt2mGAqAcAQJ6&gt;, <text:line-break/><text:tab/><text:tab/>&lt;CjYWt2mGAqAcAQEG:HjYWt2mGAqAcAQJ7&gt;, <text:line-break/><text:tab/><text:tab/>&lt;CjYWt2mGAqAcAQEG:HjYWt2mGAqAcAQJ8&gt;, <text:line-break/><text:tab/><text:tab/>&lt;CjYWt2mGAqAcAQEG:njYWt2mGAqAcAQJ9&gt;, <text:line-break/><text:tab/><text:tab/>&lt;CjYWt2mGAqAcAQEG:njYWt2mGAqAcAQJ.&gt;, <text:line-break/><text:tab/><text:tab/>&lt;CjYWt2mGAqAcAQEG:njYWt2mGAqAcAQJ_&gt;, <text:line-break/><text:tab/><text:tab/>&lt;CjYWt2mGAqAcAQEG:njYWt2mGAqAcAQKA&gt;, <text:line-break/><text:tab/><text:tab/>&lt;CjYWt2mGAqAcAQEG:njYWt2mGAqAcAQKB&gt;, <text:line-break/><text:tab/><text:tab/>&lt;CjYWt2mGAqAcAQEG:njYWt2mGAqAcAQKC&gt;, <text:line-break/><text:tab/><text:tab/>&lt;CjYWt2mGAqAcAQEG:njYWt2mGAqAcAQKD&gt;, <text:line-break/><text:tab/><text:tab/>&lt;CjYWt2mGAqAcAQEG:njYWt2mGAqAcAQKE&gt;, <text:line-break/><text:tab/><text:tab/>&lt;CjYWt2mGAqAcAQEG:njYWt2mGAqAcAQKF&gt;<text:line-break/><text:tab/>);<text:line-break/><text:tab/>defaultShapeBackground=-8728587;<text:line-break/><text:tab/>shapeElementFontModels=(<text:line-break/><text:soft-page-break/><text:tab/><text:tab/>&lt;CjYWt2mGAqAcAQEG:rjYWt2mGAqAcAQJl&gt;, <text:line-break/><text:tab/><text:tab/>&lt;CjYWt2mGAqAcAQEG:bjYWt2mGAqAcAQJm&gt;, <text:line-break/><text:tab/><text:tab/>&lt;CjYWt2mGAqAcAQEG:bjYWt2mGAqAcAQJn&gt;, <text:line-break/><text:tab/><text:tab/>&lt;CjYWt2mGAqAcAQEG:bjYWt2mGAqAcAQJo&gt;, <text:line-break/><text:tab/><text:tab/>&lt;CjYWt2mGAqAcAQEG:bjYWt2mGAqAcAQJp&gt;, <text:line-break/><text:tab/><text:tab/>&lt;CjYWt2mGAqAcAQEG:bjYWt2mGAqAcAQJq&gt;, <text:line-break/><text:tab/><text:tab/>&lt;CjYWt2mGAqAcAQEG:7jYWt2mGAqAcAQJr&gt;, <text:line-break/><text:tab/><text:tab/>&lt;CjYWt2mGAqAcAQEG:7jYWt2mGAqAcAQJs&gt;, <text:line-break/><text:tab/><text:tab/>&lt;CjYWt2mGAqAcAQEG:7jYWt2mGAqAcAQJt&gt;, <text:line-break/><text:tab/><text:tab/>&lt;CjYWt2mGAqAcAQEG:7jYWt2mGAqAcAQJu&gt;, <text:line-break/><text:tab/><text:tab/>&lt;CjYWt2mGAqAcAQEG:7jYWt2mGAqAcAQJv&gt;, <text:line-break/><text:tab/><text:tab/>&lt;CjYWt2mGAqAcAQEG:7jYWt2mGAqAcAQJw&gt;, <text:line-break/><text:tab/><text:tab/>&lt;CjYWt2mGAqAcAQEG:7jYWt2mGAqAcAQJx&gt;, <text:line-break/><text:tab/><text:tab/>&lt;CjYWt2mGAqAcAQEG:7jYWt2mGAqAcAQJy&gt;, <text:line-break/><text:tab/><text:tab/>&lt;CjYWt2mGAqAcAQEG:7jYWt2mGAqAcAQJz&gt;, <text:line-break/><text:tab/><text:tab/>&lt;CjYWt2mGAqAcAQEG:HjYWt2mGAqAcAQJ0&gt;, <text:line-break/><text:tab/><text:tab/>&lt;CjYWt2mGAqAcAQEG:HjYWt2mGAqAcAQJ1&gt;, <text:line-break/><text:tab/><text:tab/>&lt;CjYWt2mGAqAcAQEG:HjYWt2mGAqAcAQJ2&gt;, <text:line-break/><text:tab/><text:tab/>&lt;CjYWt2mGAqAcAQEG:HjYWt2mGAqAcAQJ3&gt;, <text:line-break/><text:tab/><text:tab/>&lt;CjYWt2mGAqAcAQEG:HjYWt2mGAqAcAQJ4&gt;, <text:line-break/><text:tab/><text:tab/>&lt;CjYWt2mGAqAcAQEG:HjYWt2mGAqAcAQJ5&gt;, <text:line-break/><text:tab/><text:tab/>&lt;CjYWt2mGAqAcAQEG:HjYWt2mGAqAcAQJ6&gt;, <text:line-break/><text:tab/><text:tab/>&lt;CjYWt2mGAqAcAQEG:HjYWt2mGAqAcAQJ7&gt;, <text:line-break/><text:tab/><text:tab/>&lt;CjYWt2mGAqAcAQEG:HjYWt2mGAqAcAQJ8&gt;, <text:line-break/><text:tab/><text:tab/>&lt;CjYWt2mGAqAcAQEG:njYWt2mGAqAcAQJ9&gt;, <text:line-break/><text:tab/><text:tab/>&lt;CjYWt2mGAqAcAQEG:njYWt2mGAqAcAQJ.&gt;, <text:line-break/><text:tab/><text:tab/>&lt;CjYWt2mGAqAcAQEG:njYWt2mGAqAcAQJ_&gt;, <text:line-break/><text:tab/><text:tab/>&lt;CjYWt2mGAqAcAQEG:njYWt2mGAqAcAQKA&gt;, <text:line-break/><text:tab/><text:tab/>&lt;CjYWt2mGAqAcAQEG:njYWt2mGAqAcAQKB&gt;, <text:line-break/><text:tab/><text:tab/>&lt;CjYWt2mGAqAcAQEG:njYWt2mGAqAcAQKC&gt;, <text:line-break/><text:tab/><text:tab/>&lt;CjYWt2mGAqAcAQEG:njYWt2mGAqAcAQKD&gt;, <text:line-break/><text:tab/><text:tab/>&lt;CjYWt2mGAqAcAQEG:njYWt2mGAqAcAQKE&gt;, <text:line-break/><text:tab/><text:tab/>&lt;CjYWt2mGAqAcAQEG:njYWt2mGAqAcAQKF&gt;<text:line-break/><text:tab/>);<text:line-break/><text:tab/>defaultConnectorFontSize=11;<text:line-break/><text:tab/>_modelViews=NULL;<text:line-break/><text:tab/>globalConnectorFillColorModel=&lt;CjYWt2mGAqAcAQEG:ijYWt2mGAqAcAQEJ&gt;;<text:line-break/><text:tab/>defaultFontName="Dialog";<text:line-break/><text:tab/>defaultFontColor=-16777216;<text:line-break/><text:tab/>_modelEditable=T;<text:line-break/><text:tab/>globalFillColorModel=&lt;CjYWt2mGAqAcAQEG:ijYWt2mGAqAcAQEI&gt;;<text:line-break/><text:tab/>connectorLineWeight=1.0;<text:line-break/>}</text:p>
        <text:p text:style-name="Preformatted_20_Text">F#<text:tab/>#Ø##¾#„</text:p>
        <text:p text:style-name="P6">Î#ê###Ø#2#~##############################################################################################################################################################################################�b„6</text:p>
        <text:p text:style-name="P6">####Y7YWt2mGAqAcAQVVEAViewpointPropertyQ7YWt2mGAqAcAQVRBusiness ValueY7YWt2mGAqAcAQVV:"Business Value":EAViewpointProperty {<text:line-break/><text:tab/>_modelViews=NULL;<text:line-break/><text:tab/>lastModifiedTime=1747739766281;<text:line-break/><text:tab/>_modelEditable=T;<text:line-break/>}�H„1</text:p>
        <text:p text:style-name="P6">}#M<text:line-break/>(#ÿ#Ø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‚#ƒU</text:p>
        <text:p text:style-name="P6"/>
        <text:p text:style-name="P6">#<text:line-break/>ù<text:line-break/>#<text:tab/><text:tab/>###)#B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�c„#</text:p>
        <text:p text:style-name="P6"><text:line-break/>-#--###’4c.3xt2mGAqAcAQfNAssociation01NWt2mGAqAcAQWdk.3xt2mGAqAcAQfIc.3xt2mGAqAcAQfN:"determina estado":Association {<text:line-break/><text:tab/>foreground=(<text:line-break/><text:tab/><text:tab/>0, <text:line-break/><text:tab/><text:tab/>0, <text:line-break/><text:tab/><text:tab/>0, <text:line-break/><text:tab/><text:tab/>255<text:line-break/><text:tab/>);<text:line-break/><text:tab/>fromPinType=1;<text:line-break/><text:tab/>_points="52,-1;91,88;";<text:line-break/><text:tab/>showUniqueMultiplicityConstraint=T;<text:line-break/><text:tab/>showStereotypes=T;<text:line-break/><text:tab/>toPinType=1;<text:line-break/><text:tab/>showToRoleName=T;<text:line-break/><text:tab/>useToShapeCenter=T;<text:line-break/><text:tab/>showFromRoleVisibility=T;<text:line-break/><text:tab/>creatorDiagramType="ClassDiagram";<text:line-break/><text:tab/>_fromShape=&lt;01NWt2mGAqAcAQWd:nEXBt2mGAqAcAQaC&gt;;<text:line-break/><text:tab/>showOrderedMultiplicityConstraint=T;<text:line-break/><text:tab/>useFromShapeCenter=T;<text:line-break/><text:tab/>y=-192;<text:line-break/><text:tab/>x=2;<text:line-break/><text:tab/>metaModelElement=&lt;QzAxt2mGAqAcAQdH:QzAxt2mGAqAcAQdI:k.3xt2mGAqAcAQfI&gt;;<text:line-break/><text:tab/>showToRoleVisibility=T;<text:line-break/><text:tab/>showToMultiplicity=T;<text:line-break/><text:tab/>showFromRoleName=T;<text:line-break/><text:tab/>0SwDr=F;<text:line-break/><text:tab/>height=241;<text:line-break/><text:tab/>width=100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1;, <text:line-break/><text:tab/><text:tab/>@y=-78;, <text:line-break/><text:tab/><text:tab/>@width=105;, <text:line-break/><text:tab/><text:tab/>@height=15;, <text:line-break/><text:tab/><text:tab/>@side=1;, <text:line-break/><text:tab/><text:tab/>@visible=T;, <text:line-break/><text:tab/><text:tab/>@internalWidth=-2147483648;, <text:line-break/><text:tab/><text:tab/>@internalHeight=-2147483648;<text:line-break/><text:tab/>);<text:line-break/><text:tab/>_toShape=&lt;01NWt2mGAqAcAQWd:Dy9Wt2mGAqAcAQWz&gt;;<text:line-break/><text:tab/>_lineModel=(<text:line-break/><text:tab/><text:tab/>@cap=0;, <text:line-break/><text:tab/><text:tab/>@transparency=0;, <text:line-break/><text:tab/><text:tab/>@weight=1.0;, <text:line-break/><text:tab/><text:tab/>@color=(<text:line-break/><text:soft-pag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<text:tab/>showFromMultiplicity=T;<text:line-break/><text:tab/>showMultiplicityConstraints=F;<text:line-break/>}<text:line-break/>###Y#i##ê#Ô#¾#¨#’#|#f#P#:#$###ø#â#Í#¸#£##�#x#c#M#7#•#!##</text:p>
        <text:p text:style-name="P6">ï</text:p>
        <text:p text:style-name="P6">Ù</text:p>
        <text:p text:style-name="P6">Ã</text:p>
        <text:p text:style-name="P6">­</text:p>
        <text:p text:style-name="P6">—</text:p>
        <text:p text:style-name="P6">�</text:p>
        <text:p text:style-name="P6">l#i</text:p>
        <text:p text:style-name="P6">V</text:p>
        <text:p text:style-name="P6">@</text:p>
        <text:p text:style-name="P6">*</text:p>
        <text:p text:style-name="P6">##þ#è#Ò#¼#¦#�#z#d#N#9#«###</text:p>
        <text:p text:style-name="Preformatted_20_Text">÷<text:line-break/>á<text:line-break/>Ë<text:line-break/>µ<text:line-break/>Ÿ<text:line-break/>‰<text:line-break/>s<text:line-break/>]<text:line-break/>G<text:line-break/>1<text:line-break/>#<text:line-break/>#<text:tab/>ñ<text:tab/>Ü<text:tab/>Ç<text:tab/>±<text:tab/>œ<text:tab/>‡<text:tab/>q<text:tab/>[<text:tab/>E<text:tab/>/<text:tab/>#<text:tab/>##í#×#Á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-#m_MZt2mGAqAcAQjT###-#iwmJt2mGAqAcAQgD#z##-#k.3xt2mGAqAcAQfI#v##-#nEXBt2mGAqAcAQaD#o##-#pjYWt2mGAqAcAQHS#+##-#pjYWt2mGAqAcAQHR#*##-#pjYWt2mGAqAcAQHQ#)##-#pjYWt2mGAqAcAQHP#(##-#pjYWt2mGAqAcAQHO#'##-#pjYWt2mGAqAcAQHN#&amp;##-#pjYWt2mGAqAcAQHM#%##-#pjYWt2mGAqAcAQHL#$##-#pLYWt2mGAqAcAQRT#ò##-#pDYWt2mGAqAcAQC3)##-#pDYWt2mGAqAcAQC1(##-#p7YWt2mGAqAcAQVx#F##-#ojYWt2mGAqAcAQDzR##-#ojYWt2mGAqAcAQD2U##-#ojYWt2mGAqAcAQD1T##-#ojYWt2mGAqAcAQD0S##-#oLYWt2mGAqAcAQQ_#ë##-#oHYWt2mGAqAcAQWR#f##-#oHYWt2mGAqAcAQWQ#e##-#o7YWt2mGAqAcAQVU#1##-#njYWt2mGAqAcAQKF#Ü##-#njYWt2mGAqAcAQKE#Û##-#njYWt2mGAqAcAQKD#Ú##-#njYWt2mGAqAcAQKC#Ù##-#njYWt2mGAqAcAQKB#Ø##-#njYWt2mGAqAcAQKA#×##-#njYWt2mGAqAcAQJ_#Ö##-#njYWt2mGAqAcAQJ9#Ô##-#njYWt2mGAqAcAQJ.#Õ##-#n9YWt2mGAqAcAQBd</text:p>
        <text:p text:style-name="P6">##-#n7YWt2mGAqAcAQWF#Z##-#mjYWt2mGAqAcAQFU#­##-#mjYWt2mGAqAcAQFT#¬##-#mjYWt2mGAqAcAQFS#«##-#mjYWt2mGAqAcAQFR#ª##-#mjYWt2mGAqAcAQFQ#©##-#mjYWt2mGAqAcAQFP#¨##-#mjYWt2mGAqAcAQFO#§##-#mjYWt2mGAqAcAQFN#¦##-#mjYWt2mGAqAcAQFM#¥##-#mjYWt2mGAqAcAQFL#¤##-#mjYWt2mGAqAcAQFK#£##-#mbYWt2mGAqAcAQT5#&amp;##-#mDYWt2mGAqAcAQCY###-#m7YWt2mGAqAcAQVo#=##-#lrYWt2mGAqAcAQSQ####-#ljYWt2mGAqAcAQIC#[##-#ljYWt2mGAqAcAQIB#Z##-#ljYWt2mGAqAcAQIA#Y##-#ljYWt2mGAqAcAQH_#X##-#ljYWt2mGAqAcAQH9#V##-#ljYWt2mGAqAcAQH8#U##-#ljYWt2mGAqAcAQH7#T##-#ljYWt2mGAqAcAQH6#S##-#ljYWt2mGAqAcAQH5#R##-#ljYWt2mGAqAcAQH4#Q##-#ljYWt2mGAqAcAQH3#P##-#ljYWt2mGAqAcAQH.#W##-#lLYWt2mGAqAcAQRW#õ##-#lDYWt2mGAqAcAQC./##-#l7YWt2mGAqAcAQV1#J##-#kjYWt2mGAqAcAQD_[##-#kLYWt2mGAqAcAQRD#í##-#k7YWt2mGAqAcAQVX#4##-#jrYWt2mGAqAcAQSb####-#jLYWt2mGAqAcAQRe#ý##-#jDYWt2mGAqAcAQDN;##-#jDYWt2mGAqAcAQDM:##-#j7YWt2mGAqAcAQV9#R##-#ijYWt2mGAqAcAQEKc##-#ijYWt2mGAqAcAQEJb##-#ijYWt2mGAqAcAQEIa##-#i7YWt2mGAqAcAQVf#8##-#hx9Wt2mGAqAcAQXG#j##-#hrYWt2mGAqAcAQSG#</text:p>
        <text:p text:style-name="Preformatted_20_Text">:"SensorTemperatura":Class {<text:line-break/><text:tab/>_modelEditable=T;<text:line-break/><text:tab/>_masterViewId="NV9Wt2mGAqAcAQXO";<text:line-break/><text:tab/>pmAuthor="Manuel";<text:line-break/><text:tab/>FromEndRelationships=(<text:line-break/><text:tab/><text:tab/>&lt;QzAxt2mGAqAcAQdH:QzAxt2mGAqAcAQdI:67aJt2mGAqAcAQfx$67aJt2mGAqAcAQfy&gt;<text:line-break/><text:tab/>);<text:line-break/><text:tab/>FromSimpleRelationships=(<text:line-break/><text:tab/><text:tab/>&lt;QzAxt2mGAqAcAQdH:5LExt2mGAqAcAQde:VFnpt2mGAqAcAQiX&gt;<text:line-break/><text:tab/>);<text:line-break/><text:tab/>lastModifiedTime=1747742921096;<text:line-break/><text:tab/>pmCreateDateTime="1747739933356";<text:line-break/><text:tab/>_modelViews=(<text:line-break/><text:tab/><text:tab/>{DV9Wt2mGAqAcAQXQ:"View":ModelView {<text:line-break/><text:tab/><text:tab/><text:tab/>container=&lt;01NWt2mGAqAcAQWd&gt;;<text:line-break/><text:tab/><text:tab/><text:tab/>view="NV9Wt2mGAqAcAQXO";<text:line-break/><text:tab/><text:tab/>}}<text:line-break/><text:tab/>);<text:line-break/><text:tab/>Child=(<text:line-break/><text:tab/><text:tab/>{wyr.t2mGAqAcAQZc:"temperatura":Attribute {<text:line-break/><text:tab/><text:tab/><text:tab/>pmLastModified="1747741288739";<text:line-break/><text:tab/><text:tab/><text:tab/>pmAuthor="Manuel";<text:line-break/><text:tab/><text:tab/><text:tab/>type=&lt;L9YWt2mGAqAcAQBU&gt;;<text:line-break/><text:tab/><text:tab/><text:tab/>pmCreateDateTime="1747741267139";<text:line-break/><text:tab/><text:tab/><text:tab/>_modelViews=NULL;<text:line-break/><text:tab/><text:tab/><text:tab/>lastModifiedTime=1747741276481;<text:line-break/><text:tab/><text:tab/><text:tab/>_modelEditable=T;<text:line-break/><text:tab/><text:tab/>}}, <text:line-break/><text:tab/><text:tab/>{CEH.t2mGAqAcAQZe:"humedad":Attribute {<text:line-break/><text:tab/><text:tab/><text:tab/>pmLastModified="1747741300719";<text:line-break/><text:tab/><text:tab/><text:tab/>pmAuthor="Manuel";<text:line-break/><text:tab/><text:tab/><text:tab/>type=&lt;L9YWt2mGAqAcAQBU&gt;;<text:line-break/><text:tab/><text:tab/><text:tab/>pmCreateDateTime="1747741278736";<text:line-break/><text:tab/><text:tab/><text:tab/>_modelViews=NULL;<text:line-break/><text:tab/><text:tab/><text:tab/>lastModifiedTime=1747741290706;<text:line-break/><text:tab/><text:tab/><text:tab/>_modelEditable=T;<text:line-break/><text:tab/><text:tab/>}}, <text:line-break/><text:tab/><text:tab/>{NEQBt2mGAqAcAQZg:"conocerTemperatura":Operation {<text:line-break/><text:tab/><text:tab/><text:tab/>visibility=71;<text:line-break/><text:tab/><text:tab/><text:tab/>returnType=&lt;L9YWt2mGAqAcAQBU&gt;;<text:line-break/><text:tab/><text:tab/><text:tab/>pmLastModified="1747741370850";<text:line-break/><text:tab/><text:tab/><text:tab/>pmAuthor="Manuel";<text:line-break/><text:tab/><text:tab/><text:tab/>pmCreateDateTime="1747741319724";<text:line-break/><text:tab/><text:tab/><text:tab/>_modelViews=NULL;<text:line-break/><text:tab/><text:tab/><text:tab/>lastModifiedTime=1747741357161;<text:line-break/><text:tab/><text:tab/><text:tab/>_modelEditable=T;<text:line-break/><text:tab/><text:tab/>}}, <text:line-break/><text:tab/><text:tab/>{c0MBt2mGAqAcAQZi:"conocerHumedad":Operation {<text:line-break/><text:soft-page-break/><text:tab/><text:tab/><text:tab/>visibility=71;<text:line-break/><text:tab/><text:tab/><text:tab/>returnType=&lt;L9YWt2mGAqAcAQBU&gt;;<text:line-break/><text:tab/><text:tab/><text:tab/>pmLastModified="1747741395077";<text:line-break/><text:tab/><text:tab/><text:tab/>pmAuthor="Manuel";<text:line-break/><text:tab/><text:tab/><text:tab/>pmCreateDateTime="1747741360846";<text:line-break/><text:tab/><text:tab/><text:tab/>_modelViews=NULL;<text:line-break/><text:tab/><text:tab/><text:tab/>lastModifiedTime=1747741383105;<text:line-break/><text:tab/><text:tab/><text:tab/>_modelEditable=T;<text:line-break/><text:tab/><text:tab/>}}, <text:line-break/><text:tab/><text:tab/>{joSBt2mGAqAcAQZk:"operation":Operation {<text:line-break/><text:tab/><text:tab/><text:tab/>visibility=71;<text:line-break/><text:tab/><text:tab/><text:tab/>pmLastModified="1747741418653";<text:line-break/><text:tab/><text:tab/><text:tab/>pmAuthor="Manuel";<text:line-break/><text:tab/><text:tab/><text:tab/>pmCreateDateTime="1747741385073";<text:line-break/><text:tab/><text:tab/><text:tab/>_modelViews=NULL;<text:line-break/><text:tab/><text:tab/><text:tab/>lastModifiedTime=1747741400567;<text:line-break/><text:tab/><text:tab/><text:tab/>_modelEditable=T;<text:line-break/><text:tab/><text:tab/>}}<text:line-break/><text:tab/>);<text:line-break/><text:tab/>pmLastModified="1747742968638";<text:line-break/>}Manuelh,e#h,pøŒe„j</text:p>
        <text:p text:style-name="Preformatted_20_Text">NULL;<text:line-break/><text:tab/><text:tab/>qualifier={ImBpt2mGAqAcAQhX:"":Qualifier {<text:line-break/><text:tab/><text:tab/><text:tab/>pmAuthor="Manuel";<text:line-break/><text:tab/><text:tab/><text:tab/>pmCreateDateTime="1747742754372";<text:line-break/><text:tab/><text:tab/><text:tab/>_modelViews=NULL;<text:line-break/><text:tab/><text:tab/><text:tab/>lastModifiedTime=1747742754373;<text:line-break/><text:tab/><text:tab/><text:tab/>_modelEditable=T;<text:line-break/><text:tab/><text:tab/>}};<text:line-break/><text:tab/><text:tab/>type=&lt;JDNut2mGAqAcAQXY&gt;;<text:line-break/><text:tab/><text:tab/>EndModelElement=&lt;JDNut2mGAqAcAQXY&gt;;<text:line-break/><text:tab/><text:tab/>Direction=1;<text:line-break/><text:tab/>}};<text:line-break/><text:tab/>pmLastModified="1747742779934";<text:line-break/>}Manuelh,p"h,p;Š8„z</text:p>
        <text:p text:style-name="P6">##–<text:line-break/>"#6#‚#0##########################<text:line-break/>†#R</text:p>
        <text:p text:style-name="Preformatted_20_Text">32464";<text:line-break/><text:tab/><text:tab/><text:tab/>_modelViews=NULL;<text:line-break/><text:tab/><text:tab/><text:tab/>lastModifiedTime=1747742041272;<text:line-break/><text:tab/><text:tab/><text:tab/>_modelEditable=T;<text:line-break/><text:tab/><text:tab/>}}<text:line-break/><text:tab/>);<text:line-break/><text:tab/>pmLastModified="1747742480581";<text:line-break/>}Manuelh,m'h,o#ŠN„q</text:p>
        <text:p text:style-name="Preformatted_20_Text"><text:s/>{<text:line-break/><text:tab/><text:tab/>visibility=65;<text:line-break/><text:tab/><text:tab/>_modelEditable=T;<text:line-break/><text:tab/><text:tab/>pmAuthor="Manuel";<text:line-break/><text:tab/><text:tab/>lastModifiedTime=1747743054829;<text:line-break/><text:tab/><text:tab/>pmCreateDateTime="1747743054823";<text:line-break/><text:tab/><text:tab/>_modelViews=NULL;<text:line-break/><text:tab/><text:tab/>qualifier={59lZt2mGAqAcAQmG:"":Qualifier {<text:line-break/><text:tab/><text:tab/><text:tab/>pmAuthor="Manuel";<text:line-break/><text:tab/><text:tab/><text:tab/>pmCreateDateTime="1747743054823";<text:line-break/><text:tab/><text:tab/><text:tab/>_modelViews=NULL;<text:line-break/><text:tab/><text:tab/><text:tab/>lastModifiedTime=1747743054823;<text:line-break/><text:tab/><text:tab/><text:tab/>_modelEditable=T;<text:line-break/><text:tab/><text:tab/>}};<text:line-break/><text:tab/><text:tab/>type=&lt;fpBZt2mGAqAcAQlI&gt;;<text:line-break/><text:tab/><text:tab/>EndModelElement=&lt;fpBZt2mGAqAcAQlI&gt;;<text:line-break/><text:tab/><text:tab/>Direction=1;<text:line-break/><text:tab/>}};<text:line-break/><text:tab/>pmLastModified="1747743077445";<text:line-break/>}Manuelh,qNh,qe</text:p>
        <text:p text:style-name="Preformatted_20_Text">-#--###’0meqJt2mGAqAcAQfuAssociation01NWt2mGAqAcAQWdqeqJt2mGAqAcAQfpmeqJt2mGAqAcAQfu:"comparar datos":Association {<text:line-break/><text:tab/>foreground=(<text:line-break/><text:tab/><text:tab/>0, <text:line-break/><text:tab/><text:tab/>0, <text:line-break/><text:tab/><text:tab/>0, <text:line-break/><text:tab/><text:tab/>255<text:line-break/><text:tab/>);<text:line-break/><text:tab/>fromPinType=1;<text:line-break/><text:tab/>_points="69,-1;59,80;";<text:line-break/><text:tab/>showUniqueMultiplicityConstraint=T;<text:line-break/><text:tab/>showStereotypes=T;<text:line-break/><text:tab/>toPinType=1;<text:line-break/><text:tab/>showToRoleName=T;<text:line-break/><text:tab/>useToShapeCenter=T;<text:line-break/><text:tab/>showFromRoleVisibility=T;<text:line-break/><text:tab/>creatorDiagramType="ClassDiagram";<text:line-break/><text:tab/>_fromShape=&lt;01NWt2mGAqAcAQWd:hx9Wt2mGAqAcAQXF&gt;;<text:line-break/><text:tab/>showOrderedMultiplicityConstraint=T;<text:line-break/><text:tab/>useFromShapeCenter=T;<text:line-break/><text:tab/>y=-162;<text:line-break/><text:tab/>x=19;<text:line-break/><text:tab/>metaModelElement=&lt;QzAxt2mGAqAcAQdH:QzAxt2mGAqAcAQdI:qeqJt2mGAqAcAQfp&gt;;<text:line-break/><text:tab/>showToRoleVisibility=T;<text:line-break/><text:tab/>showToMultiplicity=T;<text:line-break/><text:tab/>showFromRoleName=T;<text:line-break/><text:tab/>0SwDr=F;<text:line-break/><text:tab/>height=211;<text:line-break/><text:tab/>width=100;<text:line-break/><text:tab/>background=(<text:line-break/><text:tab/><text:tab/>122, <text:line-break/><text:tab/><text:tab/>207, <text:line-break/><text:soft-pag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1;, <text:line-break/><text:tab/><text:tab/>@y=-63;, <text:line-break/><text:tab/><text:tab/>@width=97;, <text:line-break/><text:tab/><text:tab/>@height=15;, <text:line-break/><text:tab/><text:tab/>@side=1;, <text:line-break/><text:tab/><text:tab/>@visible=T;, <text:line-break/><text:tab/><text:tab/>@internalWidth=-2147483648;, <text:line-break/><text:tab/><text:tab/>@internalHeight=-2147483648;<text:line-break/><text:tab/>);<text:line-break/><text:tab/>_toShape=&lt;01NWt2mGAqAcAQWd:L8ZRt2mGAqAcAQb5&gt;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<text:tab/>showFromMultiplicity=T;<text:line-break/><text:tab/>showMultiplicityConstraints=F;<text:line-break/>}#####Î-#--###’#O7aJt2mGAqAcAQf2Association01NWt2mGAqAcAQWd67aJt2mGAqAcAQfxO7aJt2mGAqAcAQf2:NULL:Association {<text:line-break/><text:tab/>foreground=(<text:line-break/><text:tab/><text:tab/>0, <text:line-break/><text:tab/><text:tab/>0, <text:line-break/><text:tab/><text:tab/>0, <text:line-break/><text:tab/><text:tab/>255<text:line-break/><text:tab/>);<text:line-break/><text:tab/>fromPinType=1;<text:line-break/><text:tab/>_points="154,52;-1,44;";<text:line-break/><text:tab/>showUniqueMultiplicityConstraint=T;<text:line-break/><text:tab/>showStereotypes=T;<text:line-break/><text:tab/>toPinType=1;<text:line-break/><text:tab/>showToRoleName=T;<text:line-break/><text:tab/>useToShapeCenter=T;<text:line-break/><text:tab/>showFromRoleVisibility=T;<text:line-break/><text:tab/>creatorDiagramType="ClassDiagram";<text:line-break/><text:tab/>_fromShape=&lt;01NWt2mGAqAcAQWd:NV9Wt2mGAqAcAQXO&gt;;<text:line-break/><text:tab/>showOrderedMultiplicityConstraint=T;<text:line-break/><text:tab/>useFromShapeCenter=T;<text:line-break/><text:tab/>y=2;<text:line-break/><text:tab/>x=104;<text:line-break/><text:tab/>metaModelElement=&lt;QzAxt2mGAqAcAQdH:QzAxt2mGAqAcAQdI:67aJt2mGAqAcAQfx&gt;;<text:line-break/><text:tab/>showToRoleVisibility=T;<text:line-break/><text:soft-page-break/><text:tab/>showToMultiplicity=T;<text:line-break/><text:tab/>showFromRoleName=T;<text:line-break/><text:tab/>0SwDr=F;<text:line-break/><text:tab/>height=100;<text:line-break/><text:tab/>width=225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52;, <text:line-break/><text:tab/><text:tab/>@y=-1;, <text:line-break/><text:tab/><text:tab/>@width=20;, <text:line-break/><text:tab/><text:tab/>@height=0;, <text:line-break/><text:tab/><text:tab/>@side=1;, <text:line-break/><text:tab/><text:tab/>@visible=T;, <text:line-break/><text:tab/><text:tab/>@internalWidth=-2147483648;, <text:line-break/><text:tab/><text:tab/>@internalHeight=-2147483648;<text:line-break/><text:tab/>);<text:line-break/><text:tab/>_toShape=&lt;01NWt2mGAqAcAQWd:Dy9Wt2mGAqAcAQWz&gt;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<text:tab/>showFromMultiplicity=T;<text:line-break/><text:tab/>showMultiplicityConstraints=F;<text:line-break/>}##‰K#<text:line-break/>-#--###’#O7aJt2mGAqAcAQf2Association01NWt2mGAqAcAQWd67aJt2mGAqAcAQfxO7aJt2mGAqAcAQf2:NULL:Association {<text:line-break/><text:tab/>foreground=(<text:line-break/><text:tab/><text:tab/>0, <text:line-break/><text:tab/><text:tab/>0, <text:line-break/><text:tab/><text:tab/>0, <text:line-break/><text:tab/><text:tab/>255<text:line-break/><text:tab/>);<text:line-break/><text:tab/>fromPinType=1;<text:line-break/><text:tab/>_points="154,3;-1,87;";<text:line-break/><text:tab/>showUniqueMultiplicityConstraint=T;<text:line-break/><text:tab/>showStereotypes=T;<text:line-break/><text:tab/>toPinType=1;<text:line-break/><text:tab/>showToRoleName=T;<text:line-break/><text:tab/>useToShapeCenter=T;<text:line-break/><text:soft-page-break/><text:tab/>showFromRoleVisibility=T;<text:line-break/><text:tab/>creatorDiagramType="ClassDiagram";<text:line-break/><text:tab/>_fromShape=&lt;01NWt2mGAqAcAQWd:NV9Wt2mGAqAcAQXO&gt;;<text:line-break/><text:tab/>showOrderedMultiplicityConstraint=T;<text:line-break/><text:tab/>useFromShapeCenter=T;<text:line-break/><text:tab/>y=-47;<text:line-break/><text:tab/>x=104;<text:line-break/><text:tab/>metaModelElement=&lt;QzAxt2mGAqAcAQdH:QzAxt2mGAqAcAQdI:67aJt2mGAqAcAQfx&gt;;<text:line-break/><text:tab/>showToRoleVisibility=T;<text:line-break/><text:tab/>showToMultiplicity=T;<text:line-break/><text:tab/>showFromRoleName=T;<text:line-break/><text:tab/>0SwDr=F;<text:line-break/><text:tab/>height=100;<text:line-break/><text:tab/>width=394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136;, <text:line-break/><text:tab/><text:tab/>@y=-1;, <text:line-break/><text:tab/><text:tab/>@width=20;, <text:line-break/><text:tab/><text:tab/>@height=0;, <text:line-break/><text:tab/><text:tab/>@side=1;, <text:line-break/><text:tab/><text:tab/>@visible=T;, <text:line-break/><text:tab/><text:tab/>@internalWidth=-2147483648;, <text:line-break/><text:tab/><text:tab/>@internalHeight=-2147483648;<text:line-break/><text:tab/>);<text:line-break/><text:tab/>_toShape=&lt;01NWt2mGAqAcAQWd:Dy9Wt2mGAqAcAQWz&gt;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<text:tab/>showFromMultiplicity=T;<text:line-break/><text:tab/>showMultiplicityConstraints=F;<text:line-break/>}</text:p>
        <text:p text:style-name="Preformatted_20_Text"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ŠN…#</text:p>
        <text:p text:style-name="P6">=#f#d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‰#<text:line-break/>-#--###“</text:p>
        <text:p text:style-name="P6">m_MZt2mGAqAcAQjSClass01NWt2mGAqAcAQWdm_MZt2mGAqAcAQjTm_MZt2mGAqAcAQjS:"cerrada":Class {<text:line-break/><text:tab/>showOperationType=1;<text:line-break/><text:tab/>foreground=(<text:line-break/><text:tab/><text:tab/>0, <text:line-break/><text:tab/><text:tab/>0, <text:line-break/><text:tab/><text:tab/>0, <text:line-break/><text:tab/><text:tab/>255<text:line-break/><text:tab/>);<text:line-break/><text:tab/>showAttributeType=1;<text:line-break/><text:tab/>displayAsRobustnessAnalysisIcon=T;<text:line-break/><text:tab/>showReceptionType=1;<text:line-break/><text:tab/>showEnumerationLiteralType=1;<text:line-break/><text:tab/>showParameterNameInOperationSignature=T;<text:line-break/><text:tab/>creatorDiagramType="ClassDiagram";<text:line-break/><text:tab/>connectToPoint=T;<text:line-break/><text:tab/>y=181;<text:line-break/><text:tab/>x=279;<text:line-break/><text:tab/>metaModelElement=&lt;m_MZt2mGAqAcAQjT&gt;;<text:line-break/><text:tab/>lShCmMl=F;<text:line-break/><text:tab/>overrideAppearanceWithStereotypeIcon=T;<text:line-break/><text:tab/>mSwTpPts=T;<text:line-break/><text:tab/>parentConnectorHeaderLength=40;<text:line-break/><text:tab/>parentConnectorLineLength=10;<text:line-break/><text:tab/>height=40;<text:line-break/><text:tab/>wpMbs=F;<text:line-break/><text:tab/>_fillColor=(<text:line-break/><text:tab/><text:tab/>@gradientStyle=1;, <text:line-break/><text:tab/><text:tab/>@transparency=0;, <text:line-break/><text:tab/><text:tab/>@type=1;, <text:line-break/><text:tab/><text:tab/>@color1=(<text:line-break/><text:tab/><text:tab/><text:tab/>122, <text:line-break/><text:tab/><text:tab/><text:tab/>207, <text:line-break/><text:tab/><text:tab/><text:tab/>245, <text:line-break/><text:tab/><text:tab/><text:tab/>255<text:line-break/><text:tab/><text:tab/>);<text:line-break/><text:tab/>);<text:line-break/><text:tab/>width=80;<text:line-break/><text:tab/>showOperationSignature=T;<text:line-break/><text:tab/>kSwCsMbSt=T;<text:line-break/><text:tab/>visibilityStyle=1;<text:line-break/><text:tab/>showInitialAttributeValue=T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0;, <text:line-break/><text:tab/><text:tab/>@y=0;, <text:line-break/><text:tab/><text:tab/>@width=80;, <text:line-break/><text:tab/><text:tab/>@height=15;, <text:line-break/><text:soft-page-break/><text:tab/><text:tab/>@side=12;, <text:line-break/><text:tab/><text:tab/>@visible=T;, <text:line-break/><text:tab/><text:tab/>@internalWidth=-2147483648;, <text:line-break/><text:tab/><text:tab/>@internalHeight=-2147483648;<text:line-break/><text:tab/>);<text:line-break/><text:tab/>interfaceBall=F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‡S#<text:line-break/>-!--###Ž*tFnpt2mGAqAcAQiYDependency01NWt2mGAqAcAQWdVFnpt2mGAqAcAQiXtFnpt2mGAqAcAQiY:"depende de limites normales":Dependency {<text:line-break/><text:tab/>foreground=(<text:line-break/><text:tab/><text:tab/>0, <text:line-break/><text:tab/><text:tab/>0, <text:line-break/><text:tab/><text:tab/>0, <text:line-break/><text:tab/><text:tab/>255<text:line-break/><text:tab/>);<text:line-break/><text:tab/>fromPinType=1;<text:line-break/><text:tab/>_points="147,-1;74,41;";<text:line-break/><text:tab/>toPinType=1;<text:line-break/><text:tab/>useToShapeCenter=T;<text:line-break/><text:tab/>creatorDiagramType="ClassDiagram";<text:line-break/><text:tab/>_fromShape=&lt;01NWt2mGAqAcAQWd:NV9Wt2mGAqAcAQXO&gt;;<text:line-break/><text:tab/>useFromShapeCenter=T;<text:line-break/><text:tab/>y=-357;<text:line-break/><text:tab/>x=97;<text:line-break/><text:tab/>metaModelElement=&lt;QzAxt2mGAqAcAQdH:5LExt2mGAqAcAQde:VFnpt2mGAqAcAQiX&gt;;<text:line-break/><text:tab/>height=406;<text:line-break/><text:tab/>width=100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-173;, <text:line-break/><text:tab/><text:tab/>@y=-158;, <text:line-break/><text:tab/><text:tab/>@width=161;, <text:line-break/><text:tab/><text:tab/>@height=15;, <text:line-break/><text:tab/><text:tab/>@side=1;, <text:line-break/><text:tab/><text:tab/>@visible=T;, <text:line-break/><text:soft-page-break/><text:tab/><text:tab/>@internalWidth=-2147483648;, <text:line-break/><text:tab/><text:tab/>@internalHeight=-2147483648;<text:line-break/><text:tab/>);<text:line-break/><text:tab/>_toShape=&lt;01NWt2mGAqAcAQWd:JDNut2mGAqAcAQXX&gt;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#‡@#<text:line-break/>-!--###Ž#Zg1pt2mGAqAcAQh.Dependency01NWt2mGAqAcAQWdRg1pt2mGAqAcAQh9Zg1pt2mGAqAcAQh.:"abre puerta":Dependency {<text:line-break/><text:tab/>foreground=(<text:line-break/><text:tab/><text:tab/>0, <text:line-break/><text:tab/><text:tab/>0, <text:line-break/><text:tab/><text:tab/>0, <text:line-break/><text:tab/><text:tab/>255<text:line-break/><text:tab/>);<text:line-break/><text:tab/>fromPinType=1;<text:line-break/><text:tab/>_points="-1,0;81,40;";<text:line-break/><text:tab/>toPinType=1;<text:line-break/><text:tab/>useToShapeCenter=T;<text:line-break/><text:tab/>creatorDiagramType="ClassDiagram";<text:line-break/><text:tab/>_fromShape=&lt;01NWt2mGAqAcAQWd:SM9Wt2mGAqAcAQWq&gt;;<text:line-break/><text:tab/>useFromShapeCenter=T;<text:line-break/><text:tab/>y=-96;<text:line-break/><text:tab/>x=-318;<text:line-break/><text:tab/>metaModelElement=&lt;QzAxt2mGAqAcAQdH:5LExt2mGAqAcAQde:Rg1pt2mGAqAcAQh9&gt;;<text:line-break/><text:tab/>height=146;<text:line-break/><text:tab/>width=367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-113;, <text:line-break/><text:tab/><text:tab/>@y=-56;, <text:line-break/><text:tab/><text:tab/>@width=77;, <text:line-break/><text:tab/><text:tab/>@height=15;, <text:line-break/><text:tab/><text:tab/>@side=1;, <text:line-break/><text:tab/><text:tab/>@visible=T;, <text:line-break/><text:tab/><text:tab/>@internalWidth=-2147483648;, <text:line-break/><text:tab/><text:tab/>@internalHeight=-2147483648;<text:line-break/><text:soft-page-break/><text:tab/>);<text:line-break/><text:tab/>_toShape=&lt;01NWt2mGAqAcAQWd:JDNut2mGAqAcAQXX&gt;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</text:p>
        <text:p text:style-name="P6">fpBZt2mGAqAcAQlHClass01NWt2mGAqAcAQWdfpBZt2mGAqAcAQlIfpBZt2mGAqAcAQlH:"abierta":Class {<text:line-break/><text:tab/>showOperationType=1;<text:line-break/><text:tab/>foreground=(<text:line-break/><text:tab/><text:tab/>0, <text:line-break/><text:tab/><text:tab/>0, <text:line-break/><text:tab/><text:tab/>0, <text:line-break/><text:tab/><text:tab/>255<text:line-break/><text:tab/>);<text:line-break/><text:tab/>showAttributeType=1;<text:line-break/><text:tab/>displayAsRobustnessAnalysisIcon=T;<text:line-break/><text:tab/>showReceptionType=1;<text:line-break/><text:tab/>showEnumerationLiteralType=1;<text:line-break/><text:tab/>showParameterNameInOperationSignature=T;<text:line-break/><text:tab/>creatorDiagramType="ClassDiagram";<text:line-break/><text:tab/>connectToPoint=T;<text:line-break/><text:tab/>y=242;<text:line-break/><text:tab/>x=300;<text:line-break/><text:tab/>metaModelElement=&lt;fpBZt2mGAqAcAQlI&gt;;<text:line-break/><text:tab/>lShCmMl=F;<text:line-break/><text:tab/>overrideAppearanceWithStereotypeIcon=T;<text:line-break/><text:tab/>mSwTpPts=T;<text:line-break/><text:tab/>parentConnectorHeaderLength=40;<text:line-break/><text:tab/>parentConnectorLineLength=10;<text:line-break/><text:tab/>height=40;<text:line-break/><text:tab/>wpMbs=F;<text:line-break/><text:tab/>_fillColor=(<text:line-break/><text:tab/><text:tab/>@gradientStyle=1;, <text:line-break/><text:tab/><text:tab/>@transparency=0;, <text:line-break/><text:tab/><text:tab/>@type=1;, <text:line-break/><text:tab/><text:tab/>@color1=(<text:line-break/><text:tab/><text:tab/><text:tab/>122, <text:line-break/><text:tab/><text:tab/><text:tab/>207, <text:line-break/><text:tab/><text:tab/><text:tab/>245, <text:line-break/><text:tab/><text:tab/><text:tab/>255<text:line-break/><text:tab/><text:tab/>);<text:line-break/><text:tab/>);<text:line-break/><text:tab/>width=80;<text:line-break/><text:tab/>showOperationSignature=T;<text:line-break/><text:tab/>kSwCsMbSt=T;<text:line-break/><text:tab/>visibilityStyle=1;<text:line-break/><text:tab/>showInitialAttributeValue=T;<text:line-break/><text:tab/>background=(<text:line-break/><text:tab/><text:tab/>122, <text:lin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0;, <text:line-break/><text:tab/><text:tab/>@y=0;, <text:line-break/><text:tab/><text:tab/>@width=80;, <text:line-break/><text:tab/><text:tab/>@height=15;, <text:line-break/><text:soft-page-break/><text:tab/><text:tab/>@side=12;, <text:line-break/><text:tab/><text:tab/>@visible=T;, <text:line-break/><text:tab/><text:tab/>@internalWidth=-2147483648;, <text:line-break/><text:tab/><text:tab/>@internalHeight=-2147483648;<text:line-break/><text:tab/>);<text:line-break/><text:tab/>interfaceBall=F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Š##<text:line-break/>-#--###“#_uRZt2mGAqAcAQlQClass01NWt2mGAqAcAQWd_uRZt2mGAqAcAQlR_uRZt2mGAqAcAQlQ:"abriendo":Class {<text:line-break/><text:tab/>showOperationType=1;<text:line-break/><text:tab/>foreground=(<text:line-break/><text:tab/><text:tab/>0, <text:line-break/><text:tab/><text:tab/>0, <text:line-break/><text:tab/><text:tab/>0, <text:line-break/><text:tab/><text:tab/>255<text:line-break/><text:tab/>);<text:line-break/><text:tab/>showAttributeType=1;<text:line-break/><text:tab/>displayAsRobustnessAnalysisIcon=T;<text:line-break/><text:tab/>showReceptionType=1;<text:line-break/><text:tab/>showEnumerationLiteralType=1;<text:line-break/><text:tab/>showParameterNameInOperationSignature=T;<text:line-break/><text:tab/>creatorDiagramType="ClassDiagram";<text:line-break/><text:tab/>connectToPoint=T;<text:line-break/><text:tab/>y=266;<text:line-break/><text:tab/>x=406;<text:line-break/><text:tab/>metaModelElement=&lt;_uRZt2mGAqAcAQlR&gt;;<text:line-break/><text:tab/>lShCmMl=F;<text:line-break/><text:tab/>overrideAppearanceWithStereotypeIcon=T;<text:line-break/><text:tab/>mSwTpPts=T;<text:line-break/><text:tab/>parentConnectorHeaderLength=40;<text:line-break/><text:tab/>parentConnectorLineLength=10;<text:line-break/><text:tab/>height=40;<text:line-break/><text:tab/>wpMbs=F;<text:line-break/><text:tab/>_fillColor=(<text:line-break/><text:tab/><text:tab/>@gradientStyle=1;, <text:line-break/><text:tab/><text:tab/>@transparency=0;, <text:line-break/><text:tab/><text:tab/>@type=1;, <text:line-break/><text:tab/><text:tab/>@color1=(<text:line-break/><text:tab/><text:tab/><text:tab/>122, <text:line-break/><text:tab/><text:tab/><text:tab/>207, <text:line-break/><text:tab/><text:tab/><text:tab/>245, <text:line-break/><text:tab/><text:tab/><text:tab/>255<text:line-break/><text:tab/><text:tab/>);<text:line-break/><text:tab/>);<text:line-break/><text:tab/>width=80;<text:line-break/><text:tab/>showOperationSignature=T;<text:line-break/><text:tab/>kSwCsMbSt=T;<text:line-break/><text:tab/>visibilityStyle=1;<text:line-break/><text:tab/>showInitialAttributeValue=T;<text:line-break/><text:tab/>background=(<text:line-break/><text:tab/><text:tab/>122, <text:line-break/><text:soft-page-break/><text:tab/><text:tab/>207, <text:line-break/><text:tab/><text:tab/>245, <text:line-break/><text:tab/><text:tab/>255<text:line-break/><text:tab/>);<text:line-break/><text:tab/>_elementFont=(<text:line-break/><text:tab/><text:tab/>@name="Dialog"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size=11;, <text:line-break/><text:tab/><text:tab/>@style=0;<text:line-break/><text:tab/>);<text:line-break/><text:tab/>_captionUIModel=(<text:line-break/><text:tab/><text:tab/>@x=0;, <text:line-break/><text:tab/><text:tab/>@y=0;, <text:line-break/><text:tab/><text:tab/>@width=80;, <text:line-break/><text:tab/><text:tab/>@height=15;, <text:line-break/><text:tab/><text:tab/>@side=12;, <text:line-break/><text:tab/><text:tab/>@visible=T;, <text:line-break/><text:tab/><text:tab/>@internalWidth=-2147483648;, <text:line-break/><text:tab/><text:tab/>@internalHeight=-2147483648;<text:line-break/><text:tab/>);<text:line-break/><text:tab/>interfaceBall=F;<text:line-break/><text:tab/>_lineModel=(<text:line-break/><text:tab/><text:tab/>@cap=0;, <text:line-break/><text:tab/><text:tab/>@transparency=0;, <text:line-break/><text:tab/><text:tab/>@weight=1.0;, <text:line-break/><text:tab/><text:tab/>@color=(<text:line-break/><text:tab/><text:tab/><text:tab/>0, <text:line-break/><text:tab/><text:tab/><text:tab/>0, <text:line-break/><text:tab/><text:tab/><text:tab/>0, <text:line-break/><text:tab/><text:tab/><text:tab/>255<text:line-break/><text:tab/><text:tab/>);, <text:line-break/><text:tab/><text:tab/>@hasStroke=T;<text:line-break/><text:tab/>);<text:line-break/>}###########–###–###—amShowCapabilityOption="#";<text:line-break/><text:tab/>ProjectDiagramOptions_TextualAnalysisHighlightOption="#";<text:line-break/><text:tab/>ProjectORMOptions_SyncToERDTableName="#";<text:line-break/><text:tab/>ProjectDiagramOptions_ShowAssociationRoleStereotypes=T;<text:line-break/><text:tab/>ProjectDiagramOptions_ArchiMateDiagramShowResourceOption="#";<text:line-break/><text:tab/>ProjectDiagramOptions_DefaultDiagramBackground=(<text:line-break/><text:tab/><text:tab/>255, <text:line-break/><text:tab/><text:tab/>255, <text:line-break/><text:tab/><text:tab/>255, <text:line-break/><text:tab/><text:tab/>255<text:line-break/><text:tab/>);<text:line-break/><text:tab/>ProjectDiagramOptions_ArchiMateDiagramShowTechnologyFunctionOption="#";<text:line-break/><text:tab/>language="UML";<text:line-break/><text:tab/>ProjectORMOptions_QuoteSQLIdentifier="#";<text:line-break/><text:tab/>ProjectDiagramOptions_DefaultShowUniqueMultiplicityConstraint=T;<text:line-break/><text:tab/>ProjectStateCodeEngineOptions_DefaultInitialStateLocationY=-1;<text:line-break/><text:tab/>ProjectStateCodeEngineOptions_DefaultInitialStateLocationX=-1;<text:line-break/><text:tab/>ProjectDiagramOptions_ShowNumberInSequenceDiagram=T;<text:line-break/><text:tab/>ProjectDiagramOptions_DefaultAssociationShowToRoleName=T;<text:line-break/><text:tab/>ProjectDiagramOptions_TextualAnalysisGenerateRequirementTextOption="#";<text:line-break/><text:tab/>ProjectORMOptions_ExportCommentToDatabase=T;<text:line-break/><text:tab/>ProjectBlockDefinitionDiagramOptions_DefaultBlockWrapCompartmentText=F;<text:line-break/><text:tab/>ProjectDiagramOptions_ArchiMateDiagramShowApplicationComponentOption="#";<text:line-break/><text:tab/>ProjectDiagramOptions_UnnamedIndexPattern="{table_name}_{column_name}";<text:line-break/><text:tab/>ProjectDiagramOptions_ShowStereotypes=T;<text:line-break/><text:tab/>ProjectORMOptions_GenerateDiagramFromORMWizards=T;<text:line-break/><text:soft-page-break/><text:tab/>ProjectDiagramOptions_StateShowParametersOfInternalActivities=F;<text:line-break/><text:tab/>moreThan1Diagram=F;<text:line-break/><text:tab/>ProjectDiagramOptions_SyncAssociationNameWithAssociationClass="#";<text:line-break/><text:tab/>ProjectDiagramOptions_SuppressImplied1MultiplicityForAttAssEnd=F;<text:line-break/><text:tab/>ProjectDiagramOptions_DefaultShowOperationOption="#";<text:line-break/><text:tab/>ProjectORMOptions_DecimalScale=0;<text:line-break/><text:tab/>ProjectStateCodeEngineOptions_GenerateDebugMessage=F;<text:line-break/><text:tab/>ProjectDiagramOptions_ClassVisibilityStyle="#";<text:line-break/><text:tab/>ProjectDiagramOptions_ArchiMateDiagramShowApplicationProcessOption="#";<text:line-break/><text:tab/>defaultInteractionLifeLinesPresentationOption=0;<text:line-break/><text:tab/>ProjectDiagramOptions_DataBasedXORGatewayMarkersVisible=F;<text:line-break/><text:tab/>ProjectDiagramOptions_DefaultShowOwner=F;<text:line-break/><text:tab/>ProjectStateCodeEngineOptions_AutoCreateInitialStateInStateDiagram=T;<text:line-break/><text:tab/>ProjectDiagramOptions_BPDShowIDOption2="#";<text:line-break/><text:tab/>ProjectInstantReverseOptions_CalculateGeneralizationAndRealization=F;<text:line-break/><text:tab/>ProjectBlockDefinitionDiagramOptions_DefaultPortWrapCompartmentText=F;<text:line-break/><text:tab/>ProjectDiagramOptions_DecisionMergeNodeConnectionPointStyle="#";<text:line-break/><text:tab/>ProjectDiagramOptions_ShowActivationsInSeqenceDiagram=T;<text:line-break/><text:tab/>ProjectDiagramOptions_InternalBlockDiagramShowDiagramFrame=T;<text:line-break/><text:tab/>ProjectDiagramOptions_DefaultHTMLDocFont_Style=0;<text:line-break/><text:tab/>ProjectDiagramOptions_ArchiMateDiagramShowApplicationInterfaceOption="#";<text:line-break/><text:tab/>ProjectDiagramOptions_ShowUseCaseExtensionPoint=T;<text:line-break/><text:tab/>ProjectDiagramOptions_ShowRowGridLineWithinCompClassDiagram=F;<text:line-break/><text:tab/>ProjectORMOptions_SyncToCDAttName="#";<text:line-break/><text:tab/>ProjectDiagramOptions_StopTargetLifelineOnCreateDestroyMessage="#";<text:line-break/><text:tab/>ProjectDiagramOptions_DefaultShowTypeOption="#";<text:line-break/><text:tab/>ProjectDiagramOptions_DefaultDisplayAsRobustnessAnalysisIconInSequenceDiagram=T;<text:line-break/><text:tab/>ProjectDiagramOptions_BPPoolLaneDefaultOrientation="#";<text:line-break/><text:tab/>ProjectDiagramOptions_ShowArtifactOption="#";<text:line-break/><text:tab/>ProjectORMOptions_UseDefaultDecimal=T;<text:line-break/><text:tab/>ProjectDiagramOptions_FractionalMetrics=T;<text:line-break/><text:tab/>ProjectDiagramOptions_DefaultHTMLDocFont_Size=12;<text:line-break/><text:tab/>ProjectDiagramOptions_DrawTextAnnotationOpenRectangleFollowConnectorEnd=T;<text:line-break/><text:tab/>umlVersion="2.x";<text:line-break/><text:tab/>ProjectDiagramOptions_UseCaseListSortingAscending=T;<text:line-break/><text:tab/>ProjectDiagramOptions_ShowExtraColProperties=T;<text:line-break/><text:tab/>ProjectStateCodeEngineOptions_ReGenerateTransitionMethods=F;<text:line-break/><text:tab/>ProjectDiagramOptions_UseCaseListSortingColumn="#";<text:line-break/><text:tab/>ProjectDiagramOptions_ArchiMateDiagramShowBusinessFunctionOption="#";<text:line-break/><text:tab/>ProjectORMOptions_SyncToERDColumnNameSuffix="";<text:line-break/><text:tab/>documentationType="#";<text:line-break/><text:tab/>ProjectUIOptions_FlowOfEventsActorLinkPresentation=0;<text:line-break/><text:tab/>ProjectORMOptions_WrappingServletRequest="#";<text:line-break/><text:tab/>ProjectDiagramOptions_EnableMinimumSize=T;<text:line-break/><text:tab/>ProjectDiagramOptions_InitialWfAndroidPhoneOrientation="#";<text:line-break/><text:tab/>ProjectDiagramOptions_ArchiMateDiagramShowNodeOption="#";<text:line-break/><text:tab/>ProjectDiagramOptions_ShowPackageNameStyle="#";<text:line-break/><text:tab/>ProjectDiagramOptions_DefaultDisplayAsRobustnessAnalysisIcon=T;<text:line-break/><text:tab/>ProjectDiagramOptions_DefaultShowOperationSignature=T;<text:line-break/><text:tab/>ProjectDiagramOptions_ForeignKeyConnEndPointAssociatedCol=F;<text:line-break/><text:tab/>ProjectDiagramOptions_BlockDefinitionDiagramShowDiagramFrame=T;<text:line-break/><text:tab/>ProjectDiagramOptions_ArchiMateDiagra####ìêòìúòÃÅiû‰jf°›wŸn&gt;#G,~ÔÌ°È]äî^q7êÅÙMô-keâí´}#öÃç##¸èŽÄFíÖ·Ó¶ô�íÖ#ÂÙPð6+¸ãça™Â##@P‚ekºcùCÏ“~’.ã‘µÆw#¥´îÂAÜ#¿öm#ö“{ápãÿI8##Çßó#¤bÄKÙ^ü›0ØtE~ÿ~'šüöÝû³Ÿ®nšŽøÌ##æwh#œ™#9x#±¿ .Äo.#Ê„Ã•<text:tab/>�f#B5«)Îó¤…¢rD1ð,á¸L</text:p>
        <text:p text:style-name="P6">#ö#ã…n‰ër=¾Ó#ù¾</text:p>
        <text:p text:style-name="P6">ß³8#Œ’ëè?�¶}GÂþY7‹¿J­¿ë'a¶#ï#êü\Þ/tKŽck?#ˆzÜÒÎØÚŒ[¢õ¸¥Ò5ðW1R#¦ïÊ¦ÿÏÙÔø»#^###?Æz˜þ30ý‡ÜEîî+wË©k#ª“´“|#&gt;S€Žd)W&amp;“#*�MÖÎcW¤HrÇVpyå#‰a¾</text:p>
        <text:p text:style-name="P6">SÙ˜Ê&gt;è#Í�7sb%—S9çEÁ†øÄ+#”øÊºÐ2¡šÕ“su#—=#HïùÔ/#”ªÄ#4+#ª™q©ì£g«Ñ)ÔÅ#cD##«+•�r8”Tö0#Ü¦Ñ’iTÐ©#a#§¯#*gµ5a{”Á(3ûí‡Ë</text:p>
        <text:p text:style-name="P6">—]f#ŠÕ#]Ú,I·PC«�<text:line-break/>43#þÍC|‹¯Í Ð~9#µ\›»cë^­·K£n2LºQz#¦+¬²[¤þÎª«ìŽDýç°=¼</text:p>
        <text:p text:style-name="P6">uUÞ#wg#GWÎ{#æÁ0C�#êƒîÐ#P3'ò‡Õk##CA|R&amp;r#</text:p>
        <text:p text:style-name="P6">­ôºjTO#•Â¨</text:p>
        <text:p text:style-name="P6">2r$ e"ÏÕA+½®##—™&gt;b†#�#](*å&gt;sQ#�2À\ôä&gt;ðh0ŠÒ0{L—¼ù[ê”†ôÖÎE/ÒÍ*3b*Ê[")tòð8ˆÔ##ë3zåõ¢ÇÀè…¶O%üóŸ][ÂW,Ý«lžë¿™##H&gt;¯¯ù+§ž�Aó#pý{ei6äøÊùçcäx#ê#'Ãª,ÿ#&amp;{¨Ö˜áÇ</text:p>
        <text:p text:style-name="P6">ÿ¾eI‘»ÈÝ}åîÜ�"4 ¶Œ#ãO“ÕlÝ\E&amp;)÷jº»+e’</text:p>
        <text:p text:style-name="P6">sd˜èÇDÿAwh#¶™#ð#[#</text:p>
        <text:p text:style-name="P6">JÕá<text:line-break/>æl’ªX¨�•æD53#öÍCzs÷#Ø˜Û+/&lt;&lt;#n#¢Âì�Ù#6r#¹»¯Ü-ù²wã,ì%jÁÊ2n</text:p>
        <text:p text:style-name="P6">Â#pcÎÚËT*ƒ#åÔ<text:line-break/>î®#„#æÇ0Y„É¢ƒîÐ#h3o3*Wå”Õ,ºÏÊ#Í7f�f#B5«io?##«G3##/#4ßB#š##²ésš#Ú2ñØÙjt’b±À|_###(#L#ikZúƒ°#</text:p>
        <text:p text:style-name="P6">ÆÑ³ÕèÈy±ÀÔÜu.0 P#ÇœÁ@¯ƒñ´Ù1<text:tab/>r#¹»¯Ü-ÅÓÝ(MÃ^Õž###¡è&gt;Ýíh¯½iE#FËÁ@##”1#ÆÒ#K##f0¿CsPÍ¼#Â�#œí*d?K0 òf#Â®ï##Jåó_Õv™#å¥:áy¬é•‰ÀÈûFŽ›§FGo‹¥E‰&amp; Z×M#(#</text:p>
        <text:p text:style-name="P6">¡�ÔÙ˜</text:p>
        <text:p text:style-name="P6">Aî"w÷•»óBèa/©ˆ¡¥›î#@RÛ.ðµcè*x¦ @##”á#ÆÐ#C##h0¿Cs`Í¼#‚Á„#õ#²Ÿ%\5;Æf<text:tab/>ê×#ï9.ô¨â#°WEÂ#”%sg#ºá</text:p>
        <text:p text:style-name="P6">Ö83Ø€ž1»L8¶Šq Y�PÍŒ‹¥�ž­FÇp‹#¦Övå2rëzÒ#Ê#céãõ:fã·}�G�»ÈÝ}åîL,�ÆQåÄ4xê#À$51½ö�Ò• -_éÍf‰'�†Á4#Ó‡##ÌïÐ#X3o‹+5ÿEà¶M_Þ£™#u##žœq�Ü#ª#ê2I#„•‰=¹'”Ô¹½˜­ñž#{làHQ*ê#2wÝ·�rÙL.hW#±+.è¶£#Äè;r«#f×•œð‰êOí#£#<text:line-break/>#¹^0CØj#¡ã#-q¡#¦ž›äzl†p¨Ö¬@¸°¤ °y™P]ïîJé…ã‡“0MC#´8°#&gt;#=„ãH]</text:p>
        <text:p text:style-name="P6">»0ršì¯|ŽŠp´ŠÀuEp”Dêº‰##Á#L3GÊ¤®#^(eDH#ƒ�8àn#À¤Š"#¹½o=O¢‚HÎQÑ„"8SO¢‚[ý#D®æÜ</text:p>
        <text:p text:style-name="P6">ña3ÍlUFCÜ�!#Íæù#,Ô#œµ#bX†§V‹¨:õuíÕ‰Ã^-òŒMQxÎq5B—<text:tab/>ƒMZ#Ÿ»ýíz6e‹RiÊ##4ÓÌVe4Ä</text:p>
        <text:p text:style-name="P6">L3[•Ñ#ã#â##u†¸��‘›€!w‘»ûÊÝÒ#v½h$`EÔ##àC4n</text:p>
        <text:p text:style-name="P6">4¸–‡\#ï#u6BŒÂjµ#¢øþAÈ‡û0‹2‘Œ-wR#áˆF¯_¥Ñ}œ</text:p>
        <text:p text:style-name="P6">Ç­,ÉÂ¾4ôíÉg-¡ø‘t#¤Ý#†#ñã®;Á/##\œývÖ=ûñ—ßDÓ0�Â9—Ht?##V+#v‰Á¿†ýÏöi#6™P#9mûþ„ ¢Ñ¤îhu¦Õ¹ªË#W½—‡!OÃpw#ÃÀfr�ŒSäÚ¶Æ©™m¬©a^J##ÿ”ÒÎ(¯=QÞ·#”÷«+¯çiçMÝ¦Äàò`#ãÀ#1›Q«#ß¶5NÝ|c��ó¼###ýýJ#úë¯¬¿ðð½©#¡Mé•O¼#ŒCISf¾È·m�S7ßXcã&lt;¯¿þD#¾éúûéýÊúës¢Û#—7$‡ pv0#›J¥îë¤À·m�S7ßXcã&lt;¯¿ÞD?ü\Ðß#VÖ_êë§=#A5‹�ød#ã4§V#¶mi˜º¹Æš#æyÝu'ºûÏ·##5Ýý´²î#[#vS2(ªÔvFa�</text:p>
        <text:p text:style-name="P6">L#:²M&lt;pÅ</text:p>
        <text:p text:style-name="P6">üNrÑÖ'9·øîVF–6™œ˜3–aÄ3Yð`»Ê­\m#ð}1Þrä¯+€“ÛÐÃQWd</text:p>
        <text:p text:style-name="P6">–p¯D^:#$b###—#####ü[­Âq»^<text:tab/>6î¬7ô6&amp;`2¯~¶¡ «à!ŠAaÿ�`Ñ;”dLe†§²¹ÃS!(‹/íIOí#Oâ�™2:Ö#²)Ê–¡ßÏ£%·Rzl¸`ÃŠ&amp;s/o!&lt;±UÃ˜å&amp;æò�®Z#iQ#{Šòu<text:line-break/>—¸‹#÷#afö„ózš°è.°‹_í´“¼&lt;¦]A7ÀnT�‰</text:p>
        <text:p text:style-name="P6">æ´�n[(‡#¢ÐŒåÍO£°tUòY$Cpë#YÏ˜ÞÇåtõ¼‡r³ƒ�Ù\<text:tab/>«r#`#€#qª6¼ÄÙžÊ#º¥gÑ»éõ:öâŸ]Zê#:±)Oœ¼ôüžØf&lt;�éÜv<text:line-break/>oo6Ë¹ÁF#£xêp�¤‘{æâ’qHiRË0#}ÀÎ¢&gt;UUFS²×­ßZA1#gÜJÎÃž&lt;©Mî#œð#7ìoŠì#ZH›•Š$AÀSÝ±N#DŠÓÎÓ€##(±$IWãâýQb]#…`?ÏßŸtªQ÷¤Ì¼q#÷nŠP¿‰B#{Ô½éÐøª#ËVÇÒ^#ÚQ¢Œ‹z²Übœ¢ðh‚¾eäI�#¹LØ+—M¦#­“¾|ë#')ñIlZ”O9E#|(ë€<text:tab/>"#Û´Û]ó]ž½Å�{æùÞkå7yíÏîE…|"ˆ þ?ê#ùuä/ÂdiRZËò ty¯6Ÿ#hgƒ+¿¶¸©Á|™˜ÍÈ<text:tab/>P%ïCûQ#H#FØ¨O0·ñxu%##Ÿ#Õ#àq#ŸòÍ­6G~#ÈÌo‹ÏNBU‡;þ\&gt;#²ñO{¶&gt;`#¦#Ó›ß\†##X`qÐÞxé™?œš##U5˜##+åDW€gwöp%øº#þ@òqu°!</text:p>
        <text:p text:style-name="P6">yž†L¡š©#y ¢[ú~]</text:p>
        <text:p text:style-name="P6">«<text:line-break/>�2x#ë«-#Fƒ÷·a~®#ðòy#ì½½#Bó\ú¿#Ì¼#´^µ#oú#¯mW{þX­[3ŠÆ#£Îû÷‚û›cïï##ñ#</text:p>
        <text:p text:style-name="P6">�*¨#:B×#þ2#|#ø#‹#wø|©•–tˆ#?ÆÛU#±r#ô)$žæ<text:tab/>mI9J.�©<text:line-break/>¸Êñ~�„U:ÊRý#“</text:p>
        <text:p text:style-name="P6">{^Ånßl#l<text:line-break/>Å¡-:tŠÛ.ìñ¼QSuŠ Ú!µÝ8µÀ‘ëøCM±¿š€w=‚€¥¤\P ‚zA#</text:p>
        <text:p text:style-name="P6">¦'3µ#¡LzÞ#D”¤#3ßq#öB¾�óñí¥BLåâo8©n~J²áŽç*é#lzâÚœK#šçS×Ëâq###—G</text:p>
        <text:p text:style-name="P6">ÏE&gt;xØŠä&lt;‹T<text:line-break/>œë</text:p>
        <text:p text:style-name="P6">ðº¬(Y#Hø2#ék©¨g#žêQ@ä;#m=íC·ßNÍ±î ãæ¶ÂFvòžiš…üÂBrEÇ“#ÍÞßj¬SÌ#Œ”ìà#X¦�#¤WœyàÇ«#²9Ú¬pè#o/H{#ŸÅ(±±#:½¼¡~Š?#–è#oû`#�{Æ9‘Õ0?îy4öÜÅŒAó##±#*¯ðÖì}ù#Ó 0Íq­÷Õ#û#_§#+ù#±¦ïjf��#YæwEÃ&gt;#¹úÞ‘AŒò…¿5ü¨€Pq_ßÞ„W}I##B'Ê+ë~þK*à©&lt; `V#|C—Ãi„¿#ï|WYCPL�#Õn,Àœ§-á#WF47-«�#úÎ”¦·áCS6š [þð£Q„[à«:u#|P�Žêp{UjÌ—r‰k¸û#/ú¥&lt;F# 4yžê#</text:p>
        <text:p text:style-name="P6">¥Jˆ“$%#P›:#ìQ#�]0ª&lt;9 ò%a~(–{…°ÎX&gt;Ë\LK†#”v54’»y‡àë¤=è¸Ã†“@xŠ¡#Á�$“‚lº–##€z7</text:p>
        <text:p text:style-name="P6">2·šN½ÏNê›‰Ì)8#D»iÉnô:Òì¹SY²2<text:line-break/>ö«V©ƒ#­¸ÿ‰sAÐ´ÿ é'Ø£X#*RÉ¨‚IŸb#½×#NÌq#AN¬J#Ýƒ#&gt;!h#ñ lqâ#Šg"%J1ÏËò¦ƒ›îøF¦Ýëâôt[o#Ý|‰©ž°®@ãZV§‚#F¾#ÜßÌ=•#4?&gt;]þ��£ëIé:11#QBžÁÛ'#v#ê0ÅúnœŠchün<text:line-break/>“##Í#øÉ¢¦ÏY\ƒqµ}6ö¨¢1˜</text:p>
        <text:p text:style-name="P6">#8–ôŽvÊº##9¼K8˜ßü#±‚ÅÄËÌÙš¬“‚A&gt;ä#ðžuNs#sÀ’�i!¿¯&amp;èn)Í˜~*:°ôƒ¤qB8XÝxZÉ+Òî�##F‹«,W:Œö¬]bƒÅÔ9Õ6#Žq�Ú2Zm2Òñ„ä__ÊÐËßý#*•â#HL#�)›¤ìs¬„è##E#±r+Š#ÐµîòÀÈ#OVî0##§O%Ë/Ü_#µ“ü_‘Y&amp;‚Ï²'RØâ#1¡Ç#ø#ÖzÁKÔOS[°Œ2Ó}#œþü #G¨â‚)E”œ1�#¾Ž­P!”#Š#C=á¥L©Zám}##w®ÍîG:øhyŽçŒ#*èžÆÿ+Ð]f:°¦Tæ“iþ�\”È4(P³Û#±š?¥Zþ`=&lt;vÇhÂ#W&lt;ºK#j#UŸìÊ�Ó#4–²#£4L½éÒƒ¾å#PÆÿ#â5½#æsBa½{zÞõŸýÖñ_ì#wê±õ‡#e0ííxÛ#Âô.úÿDõàz#Ç=2û‘_Ox¥­Ny4+!Ö{U=jz‹{}´^SÏ ¶tú~##»ùÅ–×ßˆ°#„…#��g+\ç#ûYkô”üËk#ûmØ¤ËàÒAæ–m</text:p>
        <text:p text:style-name="P6">‹c#×*WÂÁm»Ü{vÜ+KIØUŽSH+##e”6:¤r•ÌO`K‰¥&amp;Ñ�½¿"x t˜#¹M#^óÑ¦”yëc]mø$“Ø##ËrkO€ÏŽòšv¹,T·JâãUµjYÂå\öûYe¯dÉ1w-ügŸýÚVÙtããÀð<text:tab/>#|‘#øÁaOT›#H©æ¥#‘höÂÏS]v¤#œ&gt;MÐî##¼e#a#&gt;�ÿwõ+^Ë®œ}#Ç#Úhâø|ú«©kt#+N°#Dˆî~Bòí#¥XÉg\##–¶t#</text:p>
        <text:p text:style-name="P6">}q¸™÷HmÈÔ{$ßž#d�ê/È²²¤êå<text:tab/>¿HøJ##ú¯BÌdp¿éwÆääÓäW(5kÕSÙ #f#/Í•%¥ü{Ë¶�åº#‡]=#¨#M#Sƒ‘#øÚ–°îEö#ZÓÝï"Õ7)©¿ú««ï¾úQÛ‹»;0#.l,búÀ×JÓ#³öË®ÐmDá¶Ë#g¦±}¨ŠÄ#äˆuÖÛ6îä#Eƒx©#1@ÚÉšl«##ÆLÎp#Š´¦#Úì~waM¾Òåú·øL<text:tab/>F¼ñÙ:G„ð˜44Dêò##µ`-¶%A�vw#ò.A2wN-rwÈ§ýe��ê£r•Än%p²S¨</text:p>
        <text:p text:style-name="P6">«7#Æ</text:p>
        <text:p text:style-name="P6">#®4yw#¶.9#0~±‚?•BœuÈÂß#—}´·µ4kd#ˆ¡ÙŸµé‘ù´¨#Ó_#_Óo#kdº<text:line-break/>XÜÑ</text:p>
        <text:p text:style-name="P6">¬ÓÓé÷#dqÛi«¼</text:p>
        <text:p text:style-name="P6">�M-ö#k˜##™âük]Ø{×E‰–ËOv”ˆåÛ/#S,Ë]$Ú#9BB5ÓeLr�KÖ¹.Hü-šÎÀ#¥DG­®à%¹¶¶õlI}Kö#Æ0ÆáÊÝ¡³ÙÚ–ÎüT´å]#‚e®ëÇj#Û_/&lt;t¶#M_^îlBõª,w{1ôyÞÒ#�¸µš##bÉáâÄ^ßDÿA‹?#a¯#‰ÂÃVNpÛå�óB–L#1ÿ&amp;möÖ–¹*ÙËÅñaA/B¸7”#uße×Þ#¯ÛÛg„~&amp;â#“¢Í‡ ÔB#Ñ,#Ù#½Ú%Ò�##·##ô#ò#¬xß#@°Þ¡æ¾Ð®#=»9#GÁÇrÜÿº##¨VMÍåæ�·#U�˜::w#ÂÖ#</text:p>
        <text:p text:style-name="P6">ÏÄú21Ç0ŒÖïï¹ ‚Œ¼3üä#24žÞ#æÖk'ÊOò¦ªàj@#›7±Í6‡%Ó#«ãbg³ÙÚó#�2Ú#h±Á1ž#?4N#Zà»Æá#FO¸ö‘y†zo0âòq ÂMl#2¯›{”˜…Ò#Ør™#RËPá@ÊpäÉçôýñ•Dq«Ñ;‡Ž0›ÆÓìÌþ�(5ÿÏ»¯Ü}4"ß_</text:p>
        <text:p text:style-name="P6">¸Y)(#¶@ß©\óÿ¸7Ã•¸Žj×ìú¨aïÿòAvþæxËVoúÐ”VÿL@_d×&amp;`Ôõé¢‰¬æ;½%5Ñ <text:line-break/>‡³#Yâ#†¹‰–K&amp;&gt;&amp;ÈóÙ7ÝàÇˆ;Ç„PVRçŽ=¤ˆ#@ó:#`J¢ä…&gt;Æ2?Ê#nô###šrojectDiagramOptions_TextualAnalysisHighlightOption="#";<text:line-break/><text:tab/>ProjectORMOptions_SyncToERDTableName="#";<text:line-break/><text:tab/>ProjectDiagramOptions_ShowAssociationRoleStereotypes=T;<text:line-break/><text:tab/>ProjectDiagramOptions_ArchiMateDiagramShowResourceOption="#";<text:line-break/><text:tab/>ProjectDiagramOptions_DefaultDiagramBackground=(<text:line-break/><text:tab/><text:tab/>255, <text:line-break/><text:tab/><text:tab/>255, <text:line-break/><text:tab/><text:tab/>255, <text:line-break/><text:tab/><text:tab/>255<text:line-break/><text:tab/>);<text:line-break/><text:tab/>ProjectDiagramOptions_ArchiMateDiagramShowTechnologyFunctionOption="#";<text:line-break/><text:tab/>language="UML";<text:line-break/><text:tab/>ProjectORMOptions_QuoteSQLIdentifier="#";<text:line-break/><text:tab/>ProjectDiagramOptions_DefaultShowUniqueMultiplicityConstraint=T;<text:line-break/><text:tab/>ProjectStateCodeEngineOptions_DefaultInitialStateLocationY=-1;<text:line-break/><text:tab/>ProjectStateCodeEngineOptions_DefaultInitialStateLocationX=-1;<text:line-break/><text:tab/>ProjectDiagramOptions_ShowNumberInSequenceDiagram=T;<text:line-break/><text:tab/>ProjectDiagramOptions_DefaultAssociationShowToRoleName=T;<text:line-break/><text:tab/>ProjectDiagramOptions_TextualAnalysisGenerateRequirementTextOption="#";<text:line-break/><text:tab/>ProjectORMOptions_ExportCommentToDatabase=T;<text:line-break/><text:tab/>ProjectBlockDefinitionDiagramOptions_DefaultBlockWrapCompartmentText=F;<text:line-break/><text:tab/>ProjectDiagramOptions_ArchiMateDiagramShowApplicationComponentOption="#";<text:line-break/><text:tab/>ProjectDiagramOptions_UnnamedIndexPattern="{table_name}_{column_name}";<text:line-break/><text:tab/>ProjectDiagramOptions_ShowStereotypes=T;<text:line-break/><text:tab/>ProjectORMOptions_GenerateDiagramFromORMWizards=T;<text:line-break/><text:tab/>ProjectDiagramOptions_StateShowParametersOfInternalActivities=F;<text:line-break/><text:tab/>moreThan1Diagram=F;<text:line-break/><text:tab/>ProjectDiagramOptions_SyncAssociationNameWithAssociationClass="#";<text:line-break/><text:tab/>ProjectDiagramOptions_SuppressImplied1MultiplicityForAttAssEnd=F;<text:line-break/><text:tab/>ProjectDiagramOptions_DefaultShowOperationOption="#";<text:line-break/><text:tab/>ProjectORMOptions_DecimalScale=0;<text:line-break/><text:tab/>ProjectStateCodeEngineOptions_GenerateDebugMessage=F;<text:line-break/><text:tab/>ProjectDiagramOptions_ClassVisibilityStyle="#";<text:line-break/><text:tab/>ProjectDiagramOptions_ArchiMateDiagramShowApplicationProcessOption="#";<text:line-break/><text:tab/>defaultInteractionLifeLinesPresentationOption=0;<text:line-break/><text:tab/>ProjectDiagramOptions_DataBasedXORGatewayMarkersVisible=F;<text:line-break/><text:tab/>ProjectDiagramOptions_DefaultShowOwner=F;<text:line-break/><text:tab/>ProjectStateCodeEngineOptions_AutoCreateInitialStateInStateDiagram=T;<text:line-break/><text:tab/>ProjectDiagramOptions_BPDShowIDOption2="#";<text:line-break/><text:tab/>ProjectInstantReverseOptions_CalculateGeneralizationAndRealization=F;<text:line-break/><text:tab/>ProjectBlockDefinitionDiagramOptions_DefaultPortWrapCompartmentText=F;<text:line-break/><text:tab/>ProjectDiagramOptions_DecisionMergeNodeConnectionPointStyle="#";<text:line-break/><text:tab/>ProjectDiagramOptions_ShowActivationsInSeqenceDiagram=T;<text:line-break/><text:tab/>ProjectDiagramOptions_InternalBlockDiagramShowDiagramFrame=T;<text:line-break/><text:tab/>ProjectDiagramOptions_DefaultHTMLDocFont_Style=0;<text:line-break/><text:tab/>ProjectDiagramOptions_ArchiMateDiagramShowApplicationInterfaceOption="#";<text:line-break/><text:tab/>ProjectDiagramOptions_ShowUseCaseExtensionPoint=T;<text:line-break/><text:tab/>ProjectDiagramOptions_ShowRowGridLineWithinCompClassDiagram=F;<text:line-break/><text:tab/>ProjectORMOptions_SyncToCDAttName="#";<text:line-break/><text:tab/>ProjectDiagramOptions_StopTargetLifelineOnCreateDestroyMessage="#";<text:line-break/><text:tab/>ProjectDiagramOptions_DefaultShowTypeOption="#";<text:line-break/><text:tab/>ProjectDiagramOptions_DefaultDisplayAsRobustnessAnalysisIconInSequenceDiagram=T;<text:line-break/><text:tab/>ProjectDiagramOptions_BPPoolLaneDefaultOrientation="#";<text:line-break/><text:tab/>ProjectDiagramOptions_ShowArtifactOption="#";<text:line-break/><text:tab/>ProjectORMOptions_UseDefaultDecimal=T;<text:line-break/><text:tab/>ProjectDiagramOptions_FractionalMetrics=T;<text:line-break/><text:tab/>ProjectDiagramOptions_DefaultHTMLDocFont_Size=12;<text:line-break/><text:tab/>ProjectDiagramOptions_DrawTextAnnotationOpenRectangleFollowConnectorEnd=T;<text:line-break/><text:tab/>umlVersion="2.x";<text:line-break/><text:tab/>ProjectDiagramOptions_UseCaseListSortingAscending=T;<text:line-break/><text:tab/>ProjectDiagramOptions_ShowExtraColProperties=T;<text:line-break/><text:soft-page-break/><text:tab/>ProjectStateCodeEngineOptions_ReGenerateTransitionMethods=F;<text:line-break/><text:tab/>ProjectDiagramOptions_UseCaseListSortingColumn="#";<text:line-break/><text:tab/>ProjectDiagramOptions_ArchiMateDiagramShowBusinessFunctionOption="#";<text:line-break/><text:tab/>ProjectORMOptions_SyncToERDColumnNameSuffix="";<text:line-break/><text:tab/>documentationType="#";<text:line-break/><text:tab/>ProjectUIOptions_FlowOfEventsActorLinkPresentation=0;<text:line-break/><text:tab/>ProjectORMOptions_WrappingServletRequest="#";<text:line-break/><text:tab/>ProjectDiagramOptions_EnableMinimumSize=T;<text:line-break/><text:tab/>ProjectDiagramOptions_InitialWfAndroidPhoneOrientation="#";<text:line-break/><text:tab/>ProjectDiagramOptions_ArchiMateDiagramShowNodeOption="#";<text:line-break/><text:tab/>ProjectDiagramOptions_ShowPackageNameStyle="#";<text:line-break/><text:tab/>ProjectDiagramOptions_DefaultDisplayAsRobustnessAnalysisIcon=T;<text:line-break/><text:tab/>ProjectDiagramOptions_DefaultShowOperationSignature=T;<text:line-break/><text:tab/>ProjectDiagramOptions_ForeignKeyConnEndPointAssociatedCol=F;<text:line-break/><text:tab/>ProjectDiagramOptions_BlockDefinitionDiagramShowDiagramFrame=T;<text:line-break/><text:tab/>ProjectDiagramOptions_ArchiMateDiagramShowDriverOption="#";<text:line-break/><text:tab/>ProjectDiagramOptions_###›AddDataStoresExtEntitiesToDecomposedDFD="#";<text:line-break/><text:tab/>originalUserLanguage=12;<text:line-break/><text:tab/>ProjectDiagramOptions_WireflowDiagramWireflowShowScreenId=T;<text:line-break/><text:tab/>ProjectDiagramOptions_DefaultHTMLDocFontColor=(<text:line-break/><text:tab/><text:tab/>0, <text:line-break/><text:tab/><text:tab/>0, <text:line-break/><text:tab/><text:tab/>0, <text:line-break/><text:tab/><text:tab/>255<text:line-break/><text:tab/>);<text:line-break/><text:tab/>ProjectORMOptions_SyncToCDClassNamePrefix="";<text:line-break/><text:tab/>ProjectDiagramOptions_ForeignKeyNamePatternCaseHandling=0;<text:line-break/><text:tab/>ProjectUIOptions_FlowOfEventsBusinessRuleLinkPresentation=0;<text:line-break/><text:tab/>ProjectDiagramOptions_WireflowDiagramWireflowShowPreview=T;<text:line-break/><text:tab/>ProjectDiagramOptions_ArchiMateDiagramShowStakeholderOption="#";<text:line-break/><text:tab/>ProjectDiagramOptions_ArchiMateDiagramShowBusinessEventOption="#";<text:line-break/><text:tab/>ProjectDiagramOptions_DefaultShowDirection=F;<text:line-break/><text:tab/>ProjectDiagramOptions_DefaultShowTemplateParameter=T;<text:line-break/><text:tab/>ProjectDiagramOptions_ArchiMateDiagramShowConstraintOption="#";<text:line-break/><text:tab/>ProjectDiagramOptions_ShowUseCaseID=F;<text:line-break/><text:tab/>ProjectDiagramOptions_ShowAssociatedDiagramNameOfInteration=F;<text:line-break/><text:tab/>ProjectORMOptions_SyncToERDTableNamePrefix="";<text:line-break/><text:tab/>ProjectDiagramOptions_ArchiMateDiagramShowSystemSoftwareOption="#";<text:line-break/><text:tab/>ProjectDiagramOptions_MultipleLineClassName="#";<text:line-break/><text:tab/>ProjectDiagramOptions_ShowDFDataStoreType=T;<text:line-break/><text:tab/>ProjectDiagramOptions_DefaultShowReceptionOption="#";<text:line-break/><text:tab/>ProjectDiagramOptions_TextualAnalysisDefaultFont_Style=0;<text:line-break/><text:tab/>ProjectDiagramOptions_ArchiMateDiagramShowGapOption="#";<text:line-break/><text:tab/>ProjectDiagramOptions_SyncDocOfInterfaceToSubClass="#";<text:line-break/><text:tab/>ProjectDiagramOptions_ShowColumnType=T;<text:line-break/><text:tab/>ProjectDiagramOptions_AutoGenerateRoleName=F;<text:line-break/><text:tab/>ProjectD</text:p>
        <text:p text:style-name="Preformatted_20_Text">iagramOptions_DefaultAssociationShowFromRoleVisibility=T;<text:line-break/><text:tab/>ProjectDiagramOptions_ERDIndexNumOfDigits=-1;<text:line-break/><text:tab/>ProjectDiagramOptions_DefaultColumnType="integer(10)";<text:line-break/><text:tab/>ProjectDiagramOptions_InitialWfWebBrowserShapeSize=NULL;<text:line-break/><text:tab/>ProjectDiagramOptions_BPDConnectGatewayWithFlowObjectInDifferentPool="#";<text:line-break/><text:tab/>ProjectDiagramOptions_ArchiMateDiagramShowPlateauOption="#";<text:line-break/><text:tab/>ProjectDiagramOptions_ActivityDiagramShowPartitionHandle="#";<text:line-break/><text:tab/>ProjectDiagramOptions_ErdIndexPattern="{table_name}";<text:line-break/><text:tab/>ProjectDiagramOptions_ArchiMateDiagramShowAssessmentOption="#";<text:line-break/><text:tab/>ProjectDiagramOptions_DefaultShowClassMemberStereotype=T;<text:line-break/><text:tab/>ProjectDiagramOptions_ERDManyToManyJoinTableDelimiter="_";<text:line-break/><text:tab/>ProjectDiagramOptions_ArchiMateDiagramShowValueStreamOption="#";<text:line-break/><text:tab/>ProjectDiagramOptions_StateDiagramShowDiagramFrame=T;<text:line-break/><text:tab/>ProjectDiagramOptions_defaultAttributeType="";<text:line-break/><text:tab/>ProjectDiagramOptions_ShowColumnUniqueConstraintName=F;<text:line-break/><text:tab/>commentTableSortAscending=F;<text:line-break/><text:tab/>ProjectDiagramOptions_TextualAnalysisDefaultFont_Family="Dialog";<text:line-break/><text:soft-page-break/><text:tab/>ProjectDiagramOptions_ModelElementNameAlignment="#";<text:line-break/><text:tab/>ProjectDiagramOptions_WireflowDiagramDevice=0;<text:line-break/><text:tab/>ProjectUIOptions_ModelElementLinkPresentation=0;<text:line-break/><text:tab/>ProjectDiagramOptions_DefaultColumnNullable=T;<text:line-break/><text:tab/>ProjectDiagramOptions_ConnectorLabelOrientation="#";<text:line-break/><text:tab/>ProjectDiagramOptions_ArchiMateDiagramShowOutcomeOption="#";<text:line-break/><text:tab/>ProjectDiagramOptions_ArchiMateDiagramShowApplicationCollaborationOption="#";<text:line-break/><text:tab/>ProjectCodeSyncOptions_MappingTypeForDate=0;<text:line-break/><text:tab/>ProjectStateCodeEngineOptions_Language="#";<text:line-break/><text:tab/>ProjectDiagramOptions_BPDAutoStretchPools=T;<text:line-break/><text:tab/>ProjectDiagramOptions_ShowRowGridLineWithinCompERD=T;<text:line-break/><text:tab/>ProjectDiagramOptions_WireflowDiagramTheme=0;<text:line-break/><text:tab/>ProjectDiagramOptions_RenameExtensionPointToFollowExtendUseCase="#";<text:line-break/><text:tab/>ProjectDiagramOptions_ShowNumberInCollaborationDiagram=T;<text:line-break/><text:tab/>ProjectDiagramOptions_UseCaseListScopeModel=NULL;<text:line-break/><text:tab/>ProjectDiagramOptions_GridDiagramFontSize=14;<text:line-break/><text:tab/>ProjectDiagramOptions_ArchiMateDiagramShowApplicationServiceOption="#";<text:line-break/><text:tab/>ProjectUIOptions_FlowOfEventsImageLinkLinesOnHeight=5;<text:line-break/><text:tab/>ProjectDiagramOptions_RequirementListSortingAscending=T;<text:line-break/><text:tab/>ProjectDiagramOptions_ArchiMateDiagramShowTechnologyInterfaceOption="#";<text:line-break/><text:tab/>ProjectDiagramOptions_ActivityDiagramShowObjectNodeType=T;<text:line-break/><text:tab/>ProjectDiagramOptions_SupportHTMLTaggedValue=T;<text:line-break/><text:tab/>exported=F;<text:line-break/><text:tab/>ProjectDiagramOptions_DefaultClassAttributeMultiplicityOrdered=F;<text:line-break/><text:tab/>ProjectDiagramOptions_ParametricDiagramShowDiagramFrame=T;<text:line-break/><text:tab/>ProjectORMOptions_SyncToCDAttNamePrefix="";<text:line-break/><text:tab/>ProjectDiagramOptions_ShapeAutoFitSize=F;<text:line-break/><text:tab/>ProjectDiagramOptions_ArchiMateDiagramShowTechnologyInteractionOption="#";<text:line-break/><text:tab/>ProjectDiagramOptions_AllowConfigShowInOutFlowButtonsInDataFlowDiagram=F;<text:line-break/><text:tab/>ProjectDiagramOptions_InitialWfIPhoneOrientation="#";<text:line-break/><text:tab/>ProjectDiagramOptions_DefaultClassVisibility="#";<text:line-break/><text:tab/>ProjectDia###œgramOptions_ActivityDiagramShowDiagramFrame=T;<text:line-break/><text:tab/>ProjectDiagramOptions_BusinessProcessDiagramDefaultLanguage="English";<text:line-break/><text:tab/>ProjectDiagramOptions_InitialWfIPadOrientation="#";<text:line-break/><text:tab/>ProjectDiagramOptions_ShowTransitionTrigger="#";<text:line-break/><text:tab/>ProjectRequirementDiagramOptions_DefaultWrapMember=T;<text:line-break/><text:tab/>ProjectDiagramOptions_DefaultShowAttributeOption="#";<text:line-break/><text:tab/>ProjectDiagramOptions_StateShowPrePostconditionAndbodyOfInternalActivities=T;<text:line-break/><text:tab/>ProjectStateCodeEngineOptions_GenerateSample=T;<text:line-break/><text:tab/>ProjectDiagramOptions_BPDShowActivitiesTypeIcon=T;<text:line-break/><text:tab/>ProjectDiagramOptions_DefaultWrapClassMember=F;<text:line-break/><text:tab/>ProjectInstantReverseOptions_ReverseOperationImplementation=F;<text:line-break/><text:tab/>ProjectDiagramOptions_ArchiMateDiagramShowPrincipleOption="#";<text:line-break/><text:tab/>ProjectDiagramOptions_DefaultShowAttributeInitValue=T;<text:line-break/><text:tab/>ProjectDiagramOptions_DefaultOperationVisibility="#";<text:line-break/><text:tab/>ProjectDiagramOptions_ExpandedSubProcessDiagramContent="#";<text:line-break/><text:tab/>ProjectDiagramOptions_ActivityDiagramControlFlowDisplayOption="#";<text:line-break/><text:tab/>ProjectDiagramOptions_DefaultAssociationEndNavigable="#";<text:line-break/><text:tab/>ProjectORMOptions_SynchronizeDefaultValueToColumn=F;<text:line-break/><text:tab/>ProjectDiagramOptions_AutoSetColumnType=T;<text:line-break/><text:tab/>ProjectDiagramOptions_ShowColumnDefaultValue=F;<text:line-break/><text:tab/>ProjectDiagramOptions_ArchiMateDiagramShowEquipmentOption="#";<text:line-break/><text:tab/>ProjectDiagramOptions_ArchiMateDiagramShowGoalOption="#";<text:line-break/><text:tab/>ProjectDiagramOptions_AutoMirrorModelElement=F;<text:line-break/><text:tab/>ProjectDiagramOptions_SupportMultipleLineAttribute=T;<text:line-break/><text:tab/>ProjectORMOptions_UpperCaseSQL=T;<text:line-break/><text:tab/>ProjectDiagramOptions_DefaultAttributeVisibility="#";<text:line-break/><text:tab/>ProjectDiagramOptions_DefaultParameterDirection="#";<text:line-break/><text:tab/>ProjectDiagramOptions_ShowColumnNullable=T;<text:line-break/><text:tab/>ProjectDiagramOptions_ArchiMateDiagramShowTechnologyProcessOption="#";<text:line-break/><text:tab/>ProjectDiagramOptions_ShowClassEmptyCompartments=F;<text:line-break/><text:tab/>ProjectInstantReverseOptions_ShowPackageOwner="#";<text:line-break/><text:soft-page-break/><text:tab/>ProjectDiagramOptions_DefaultShowOwnerSkipModelInFullyQualifiedOwnerSignature=T;<text:line-break/><text:tab/>ProjectDiagramOptions_ArchiMateDiagramShowBusinessServiceOption="#";<text:line-break/><text:tab/>ProjectORMOptions_TablePerSubclassFKMapping="#";<text:line-break/><text:tab/>ProjectORMOptions_AlterColumnUserType=T;<text:line-break/><text:tab/>ProjectDiagramOptions_ArchiMateDiagramShowRequirementOption="#";<text:line-break/><text:tab/>ProjectORMOptions_FormattedSQL=F;<text:line-break/><text:tab/>ProjectDiagramOptions_DefaultAssociationShowFromMultiplicity=T;<text:line-break/><text:tab/>ProjectStateCodeEngineOptions_AutoCreateTransitionMethods=T;<text:line-break/><text:tab/>ProjectDiagramOptions_ShowDFParentDataFlowID=T;<text:line-break/><text:tab/>ProjectDiagramOptions_ForeignKeyRelationshipPattern="{association_name}";<text:line-break/><text:tab/>ProjectDiagramOptions_ShowInOutFlowButtonsInDataFlowDiagram=F;<text:line-break/><text:tab/>ProjectDiagramOptions_CreateOneMessagePerDirection=T;<text:line-break/><text:tab/>ProjectUIOptions_FlowOfEventsUseCaseLinkPresentation=0;<text:line-break/><text:tab/>ProjectDiagramOptions_PrimaryKeyNamePattern="ID";<text:line-break/><text:tab/>ProjectDiagramOptions_InitialWfAndroidTabletOrientation="#";<text:line-break/><text:tab/>ProjectORMOptions_SyncToERDColumnName="#";<text:line-break/><text:tab/>ProjectDiagramOptions_DefaultShowOwnedAssociationEndAsAttribute=T;<text:line-break/><text:tab/>ProjectInstantReverseOptions_ReverseGetterSetter="#";<text:line-break/><text:tab/>ProjectStateCodeEngineOptions_GenerateTryCatch=T;<text:line-break/><text:tab/>ProjectDiagramOptions_DefaultClassInterfaceBall=F;<text:line-break/><text:tab/>ProjectDiagramOptions_ArchiMateDiagramShowApplicationFunctionOption="#";<text:line-break/><text:tab/>ProjectORMOptions_SyncToERDColumnNamePrefix="";<text:line-break/><text:tab/>ProjectDiagramOptions_DefaultShowEnumerationLiteralOption="#";<text:line-break/><text:tab/>ProjectDiagramOptions_PaintConnectorThroughLabel=F;<text:line-break/><text:tab/>ProjectDiagramOptions_WireflowDiagramShowSidePanel=T;<text:line-break/><text:tab/>Child=(<text:line-break/><text:tab/><text:tab/>{properties:"properties":properties {<text:line-break/><text:tab/><text:tab/><text:tab/>author="Manuel";<text:line-break/><text:tab/><text:tab/>}}, <text:line-break/><text:tab/><text:tab/>{teamwork:"teamwork":teamwork {<text:line-break/><text:tab/><text:tab/><text:tab/>version=0;<text:line-break/><text:tab/><text:tab/><text:tab/>projectId=NULL;<text:line-break/><text:tab/><text:tab/><text:tab/>projectName=NULL;<text:line-break/><text:tab/><text:tab/><text:tab/>commitComment=NULL;<text:line-break/><text:tab/><text:tab/><text:tab/>dateTime=0;<text:line-break/><text:tab/><text:tab/>}}, <text:line-break/><text:tab/><text:tab/>{uimodel:"uimodel":uimodel {<text:line-break/><text:tab/><text:tab/><text:tab/>diagramOpenInfos=(<text:line-break/><text:tab/><text:tab/><text:tab/><text:tab/>{info:"info":info {<text:line-break/><text:tab/><text:tab/><text:tab/><text:tab/><text:tab/>offsetX=0;<text:line-break/><text:tab/><text:tab/><text:tab/><text:tab/><text:tab/>maximized=T;<text:line-break/><text:tab/><text:tab/><text:tab/><text:tab/><text:tab/>diagram=&lt;01NWt2mGAqAcAQWd&gt;;<text:line-break/><text:tab/><text:tab/><text:tab/><text:tab/><text:tab/>bounds=(<text:line-break/><text:tab/><text:tab/><text:tab/><text:tab/><text:tab/><text:tab/>0, <text:line-break/><text:tab/><text:tab/><text:tab/><text:tab/><text:tab/><text:tab/>0, <text:line-break/><text:tab/><text:tab/><text:tab/><text:tab/><text:tab/><text:tab/>1510, <text:line-break/><text:tab/><text:tab/><text:tab/><text:tab/><text:tab/><text:tab/>664<text:line-break/><text:tab/><text:tab/><text:tab/><text:tab/><text:tab/>);<text:line-break/><text:tab/><text:tab/><text:tab/><text:tab/><text:tab/>offsetY=0;<text:line-break/><text:tab/><text:tab/><text:tab/><text:tab/>}}<text:line-break/><text:tab/><text:tab/><text:tab/>);<text:line-break/><text:tab/><text:tab/><text:tab/>logicalView={logicalView:"logicalView":logicalView {<text:line-break/><text:tab/><text:tab/><text:tab/>}};<text:line-break/><text:tab/><text:tab/>}}<text:line-break/><text:tab/>);<text:line-break/><text:tab/>ProjectDiagramOptions_ArchiMateDiagramShowTechnologyCollaborationOption="#";<text:line-break/><text:tab/>ProjectDiagramOptions_DefaultClassAttributeMultiplicity="";<text:line-break/><text:tab/>ProjectORMOptions_IDGeneratorType="native";<text:line-break/><text:tab/>ProjectDiagramOptions_SyncAssociationRoleNameWithReferencedAttributeName=T;<text:line-break/><text:tab/>ProjectDiagramOptions_ArchiMateDiagramShowBusinessRoleOption="#";<text:line-break/><text:tab/>ProjectDiagramOptions_ShowParameterNameInOperationSignature=T;<text:line-break/><text:soft-page-break/><text:tab/>Pr####ojectDiagramOptions_UseCaseDiagramShowDiagramFrame=T;<text:line-break/><text:tab/>ProjectDiagramOptions_WireflowDiagramShowActiveFlowLabel=T;<text:line-break/><text:tab/>ProjectDiagramOptions_ArchiMateDiagramShowBusinessCollaborationOption="#";<text:line-break/><text:tab/>ProjectDiagramOptions_ForeignKeyNamePattern="{reference_table_name}{reference_column_name}";<text:line-break/><text:tab/>commentTableSortColumn="Date Time";<text:line-break/><text:tab/>ProjectDiagramOptions_AutoSetAttributeType=T;<text:line-break/><text:tab/>ProjectDiagramOptions_ShapePresentationOption="#";<text:line-break/><text:tab/>ProjectDiagramOptions_DefaultAssociationShowFromRoleName=T;<text:line-break/><text:tab/>ProjectDiagramOptions_ArchiMateDiagramShowImplementationEventOption="#";<text:line-break/><text:tab/>ProjectORMOptions_GetterSetterVisibility="#";<text:line-break/><text:tab/>ProjectDiagramOptions_DefaultLineJumps="#";<text:line-break/><text:tab/>ProjectDiagramOptions_GeneralizationSetNotation="#";<text:line-break/><text:tab/>ProjectDiagramOptions_TextAntialiasing=T;<text:line-break/><text:tab/>ProjectDiagramOptions_PackageDiagramShowDiagramFrame=T;<text:line-break/><text:tab/>localProjectProjectFilesFollowProjectFilename=T;<text:line-break/><text:tab/>archiMatePrincipleEaIdCount=0;<text:line-break/><text:tab/>ProjectUIOptions_FlowOfEventsImageLinkPresentation=0;<text:line-break/><text:tab/>ProjectDiagramOptions_DefaultAssociationShowToRoleVisibility=T;<text:line-break/><text:tab/>ProjectORMOptions_SyncToCDClassName="#";<text:line-break/><text:tab/>ProjectDiagramOptions_DefaultShowMultiplicityConstraints=F;<text:line-break/><text:tab/>ProjectDiagramOptions_DefaultHTMLDocFont_Family="Dialog";<text:line-break/><text:tab/>ProjectDiagramOptions_InteractionDiagramShowDiagramFrame=T;<text:line-break/><text:tab/>ProjectDiagramOptions_ArchiMateDiagramShowLocationOption="#";<text:line-break/><text:tab/>ProjectDiagramOptions_ArchiMateDiagramShowBusinessInteractionOption="#";<text:line-break/><text:tab/>modelQualityBackgroundCheck=F;<text:line-break/><text:tab/>ProjectDiagramOptions_DefaultConnectionPointStyle="#";<text:line-break/><text:tab/>ProjectORMOptions_SyncToCDClassNameSuffix="";<text:line-break/><text:tab/>ProjectDiagramOptions_RequirementDiagramShowDiagramFrame=T;<text:line-break/><text:tab/>ProjectDiagramOptions_BPDDefaultConnectionPointStyle="#";<text:line-break/><text:tab/>ProjectDiagramOptions_ActorListSortingColumn="#";<text:line-break/><text:tab/>ProjectDiagramOptions_SnapConnectorsAfterZoom=F;<text:line-break/><text:tab/>ProjectRequirementDiagramOptions_ShowAttributes="#";<text:line-break/><text:tab/>ProjectDiagramOptions_DefaultShowOrderedMultiplicityConstraint=T;<text:line-break/><text:tab/>ProjectDiagramOptions_DefaultDisplayAsStereotypeIcon=F;<text:line-break/><text:tab/>ProjectDiagramOptions_ShowRowGridLineWithinCompORMDiagram=T;<text:line-break/><text:tab/>ProjectDiagramOptions_LineJumpSize="#";<text:line-break/><text:tab/>ProjectDiagramOptions_AutoSyncRoleName=T;<text:line-break/><text:tab/>ProjectGeneralOptions_ConfirmSubLevelIdWithDot=T;<text:line-break/><text:tab/>ProjectDiagramOptions_ActivityDiagramShowActionCallBehaviorOption="#";<text:line-break/><text:tab/>ProjectDiagramOptions_ForeignKeyArrowHeadSize="#";<text:line-break/><text:tab/>ProjectDiagramOptions_InitialWfDesktopFrameShapeSize=NULL;<text:line-break/><text:tab/>ProjectInstantReverseOptions_ShowPackageForNewDiagram="#";<text:line-break/><text:tab/>ProjectDiagramOptions_ShowMessagesOperationSignatureForSeqAndCommDiagram=T;<text:line-break/><text:tab/>ProjectDiagramOptions_ShowActivityStateNodeCaption=524287;<text:line-break/><text:tab/>ProjectDiagramOptions_ShowInOutFlowsInSubLevelDiagram=T;<text:line-break/><text:tab/>ProjectORMOptions_SynchronizeName="#";<text:line-break/><text:tab/>ProjectDiagramOptions_TextualAnalysisDefaultFont_Size=22;<text:line-break/><text:tab/>ProjectDiagramOptions_ShowColumnUserType=F;<text:line-break/><text:tab/>ProjectDiagramOptions_ArchiMateDiagramShowCourseOfActionOption="#";<text:line-break/>}rootModelElements:"rootModelElements":rootModelElements {<text:line-break/><text:tab/>Child=(<text:line-break/><text:tab/><text:tab/>&lt;29YWt2mGAqAcAQBQ&gt;, <text:line-break/><text:tab/><text:tab/>&lt;z9YWt2mGAqAcAQBR&gt;, <text:line-break/><text:tab/><text:tab/>&lt;L9YWt2mGAqAcAQBS&gt;, <text:line-break/><text:tab/><text:tab/>&lt;L9YWt2mGAqAcAQBT&gt;, <text:line-break/><text:tab/><text:tab/>&lt;L9YWt2mGAqAcAQBU&gt;, <text:line-break/><text:tab/><text:tab/>&lt;r9YWt2mGAqAcAQBV&gt;, <text:line-break/><text:tab/><text:tab/>&lt;r9YWt2mGAqAcAQBW&gt;, <text:line-break/><text:tab/><text:tab/>&lt;r9YWt2mGAqAcAQBX&gt;, <text:line-break/><text:tab/><text:tab/>&lt;r9YWt2mGAqAcAQBY&gt;, <text:line-break/><text:tab/><text:tab/>&lt;r9YWt2mGAqAcAQBZ&gt;, <text:line-break/><text:tab/><text:tab/>&lt;H9YWt2mGAqAcAQBb&gt;, <text:line-break/><text:soft-page-break/><text:tab/><text:tab/>&lt;n9YWt2mGAqAcAQBd&gt;, <text:line-break/><text:tab/><text:tab/>&lt;qDYWt2mGAqAcAQCO&gt;,</text:p>
        <text:p text:style-name="Preformatted_20_Text"><text:s/><text:line-break/><text:tab/><text:tab/>&lt;mDYWt2mGAqAcAQCY&gt;, <text:line-break/><text:tab/><text:tab/>&lt;2DYWt2mGAqAcAQCe&gt;, <text:line-break/><text:tab/><text:tab/>&lt;eDYWt2mGAqAcAQCk&gt;, <text:line-break/><text:tab/><text:tab/>&lt;.DYWt2mGAqAcAQCp&gt;, <text:line-break/><text:tab/><text:tab/>&lt;RDYWt2mGAqAcAQCu&gt;, <text:line-break/><text:tab/><text:tab/>&lt;pDYWt2mGAqAcAQC1&gt;, <text:line-break/><text:tab/><text:tab/>&lt;lDYWt2mGAqAcAQC.&gt;, <text:line-break/><text:tab/><text:tab/>&lt;NDYWt2mGAqAcAQDC&gt;, <text:line-break/><text:tab/><text:tab/>&lt;TDYWt2mGAqAcAQDP&gt;, <text:line-break/><text:tab/><text:tab/>&lt;7DYWt2mGAqAcAQDd&gt;, <text:line-break/><text:tab/><text:tab/>&lt;QjYWt2mGAqAcAQDw&gt;, <text:line-break/><text:tab/><text:tab/>&lt;YjYWt2mGAqAcAQD5&gt;, <text:line-break/><text:tab/><text:tab/>&lt;kjYWt2mGAqAcAQD_&gt;, <text:line-break/><text:tab/><text:tab/>&lt;CjYWt2mGAqAcAQEG&gt;, <text:line-break/><text:tab/><text:tab/>&lt;vjYWt2mGAqAcAQKH&gt;, <text:line-break/><text:tab/><text:tab/>&lt;ATYWt2mGAqAcAQKP&gt;, <text:line-break/><text:tab/><text:tab/>&lt;PTYWt2mGAqAcAQQy&gt;, <text:line-break/><text:tab/><text:tab/>&lt;rzYWt2mGAqAcAQQ8&gt;, <text:line-break/><text:tab/><text:tab/>&lt;_zYWt2mGAqAcAQQ9&gt;, <text:line-break/><text:tab/><text:tab/>&lt;oLYWt2mGAqAcAQQ_&gt;, <text:line-break/><text:tab/><text:tab/>&lt;4LYWt2mGAqAcAQRB&gt;, <text:line-break/><text:tab/><text:tab/>&lt;kLYWt2mGAqAcAQRD&gt;, <text:line-break/><text:tab/><text:tab/>&lt;MLYWt2mGAqAcAQRF&gt;, <text:line-break/><text:tab/><text:tab/>&lt;CLYWt2mGAqAcAQRG&gt;, <text:line-break/><text:tab/><text:tab/>&lt;hLYWt2mGAqAcAQRQ&gt;, <text:line-break/><text:tab/><text:tab/>&lt;YrYWt2mGAqAcAQRt&gt;, <text:line-break/><text:tab/><text:tab/>&lt;aM9Wt2mGAqAcAQWr&gt;, <text:line-break/><text:tab/><text:tab/>&lt;Dy9Wt2mGAqAcAQW0&gt;, <text:line-break/><text:tab/><text:tab/>&lt;v29Wt2mGAqAcAQW9&gt;, <text:line-break/><text:tab/><text:tab/>&lt;hx9Wt2mGAqAcAQXG&gt;, <text:line-break/><text:tab/><text:tab/>&lt;NV9Wt2mGAqAcAQXP&gt;, <text:line-break/><text:tab/><text:tab/>&lt;JDNut2mGAqAcAQXY&gt;, <text:line-break/><text:tab/><text:tab/>&lt;nEXBt2mGAqAcAQaD&gt;, <text:line-break/><text:tab/><text:tab/>&lt;L8ZRt2mGAqAcAQb6&gt;, <text:line-break/><text:tab/><text:tab/>&lt;QzAxt2mGAqAcAQdH&gt;, <text:line-break/><text:tab/><text:tab/>&lt;m_MZt2mGAqAcAQjT&gt;, <text:line-break/><text:tab/><text:tab/>&lt;pteZt2mGAqAcAQk_&gt;, <text:line-break/><text:tab/><text:tab/>&lt;fpBZt2mGAqAcAQlI&gt;, <text:line-break/><text:tab/><text:tab/>&lt;_uRZt2mGAqAcAQlR&gt;<text:line-break/><text:tab/>);<text:line-break/>}rootDiagrams:"rootDiagrams":rootDiagrams {<text:line-break/><text:tab/>Child=(<text:line-break/><text:tab/><text:tab/>&lt;01NWt2mGAqAcAQWd&gt;<text:line-break/><text:tab/>);<text:line-break/>}</text:p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1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16T19:27:18.955847100</meta:creation-date>
    <dc:date>2025-05-20T14:23:40.81</dc:date>
    <meta:editing-duration>PT3H20M42S</meta:editing-duration>
    <meta:editing-cycles>6</meta:editing-cycles>
    <meta:generator>OpenOffice/4.1.15$Win32 OpenOffice.org_project/4115m2$Build-9813</meta:generator>
    <meta:document-statistic meta:table-count="0" meta:image-count="0" meta:object-count="0" meta:page-count="483" meta:paragraph-count="432" meta:word-count="8570" meta:character-count="257141"/>
    <dc:creator>Manuel Jurado Arroyo</dc:creator>
  </office:meta>
</office:document-meta>
</file>